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083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mez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frica/Algiers</text:p>
          </table:table-cell>
          <table:table-cell office:value-type="float" office:value="36.75" calcext:value-type="float">
            <text:p>36.75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Atlantic/Cape_Verde</text:p>
          </table:table-cell>
          <table:table-cell office:value-type="float" office:value="16.54" calcext:value-type="float">
            <text:p>16.54</text:p>
          </table:table-cell>
          <table:table-cell office:value-type="float" office:value="-23.04" calcext:value-type="float">
            <text:p>-23.04</text:p>
          </table:table-cell>
        </table:table-row>
        <table:table-row table:style-name="ro1">
          <table:table-cell office:value-type="string" calcext:value-type="string">
            <text:p>Africa/Ndjamena</text:p>
          </table:table-cell>
          <table:table-cell office:value-type="float" office:value="12.13" calcext:value-type="float">
            <text:p>12.13</text:p>
          </table:table-cell>
          <table:table-cell office:value-type="float" office:value="15.06" calcext:value-type="float">
            <text:p>15.06</text:p>
          </table:table-cell>
        </table:table-row>
        <table:table-row table:style-name="ro1">
          <table:table-cell office:value-type="string" calcext:value-type="string">
            <text:p>Africa/Abidjan</text:p>
          </table:table-cell>
          <table:table-cell office:value-type="float" office:value="5.36" calcext:value-type="float">
            <text:p>5.36</text:p>
          </table:table-cell>
          <table:table-cell office:value-type="float" office:value="-4.01" calcext:value-type="float">
            <text:p>-4.01</text:p>
          </table:table-cell>
        </table:table-row>
        <table:table-row table:style-name="ro1">
          <table:table-cell office:value-type="string" calcext:value-type="string">
            <text:p>Africa/Cairo</text:p>
          </table:table-cell>
          <table:table-cell office:value-type="float" office:value="30.04" calcext:value-type="float">
            <text:p>30.04</text:p>
          </table:table-cell>
          <table:table-cell office:value-type="float" office:value="31.24" calcext:value-type="float">
            <text:p>31.24</text:p>
          </table:table-cell>
        </table:table-row>
        <table:table-row table:style-name="ro1">
          <table:table-cell office:value-type="string" calcext:value-type="string">
            <text:p>Africa/Accra</text:p>
          </table:table-cell>
          <table:table-cell office:value-type="float" office:value="5.6" calcext:value-type="float">
            <text:p>5.6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>
          <table:table-cell office:value-type="string" calcext:value-type="string">
            <text:p>Africa/Bissau</text:p>
          </table:table-cell>
          <table:table-cell office:value-type="float" office:value="11.86" calcext:value-type="float">
            <text:p>11.86</text:p>
          </table:table-cell>
          <table:table-cell office:value-type="float" office:value="-15.58" calcext:value-type="float">
            <text:p>-15.58</text:p>
          </table:table-cell>
        </table:table-row>
        <table:table-row table:style-name="ro1">
          <table:table-cell office:value-type="string" calcext:value-type="string">
            <text:p>Africa/Nairobi</text:p>
          </table:table-cell>
          <table:table-cell office:value-type="float" office:value="1.29" calcext:value-type="float">
            <text:p>1.29</text:p>
          </table:table-cell>
          <table:table-cell office:value-type="float" office:value="36.82" calcext:value-type="float">
            <text:p>36.82</text:p>
          </table:table-cell>
        </table:table-row>
        <table:table-row table:style-name="ro1">
          <table:table-cell office:value-type="string" calcext:value-type="string">
            <text:p>Africa/Monrovia</text:p>
          </table:table-cell>
          <table:table-cell office:value-type="float" office:value="6.32" calcext:value-type="float">
            <text:p>6.32</text:p>
          </table:table-cell>
          <table:table-cell office:value-type="float" office:value="-10.81" calcext:value-type="float">
            <text:p>-10.81</text:p>
          </table:table-cell>
        </table:table-row>
        <table:table-row table:style-name="ro1">
          <table:table-cell office:value-type="string" calcext:value-type="string">
            <text:p>Africa/Tripoli</text:p>
          </table:table-cell>
          <table:table-cell office:value-type="float" office:value="32.89" calcext:value-type="float">
            <text:p>32.89</text:p>
          </table:table-cell>
          <table:table-cell office:value-type="float" office:value="13.19" calcext:value-type="float">
            <text:p>13.19</text:p>
          </table:table-cell>
        </table:table-row>
        <table:table-row table:style-name="ro1">
          <table:table-cell office:value-type="string" calcext:value-type="string">
            <text:p>Indian/Mauritius</text:p>
          </table:table-cell>
          <table:table-cell office:value-type="float" office:value="-20.35" calcext:value-type="float">
            <text:p>-20.35</text:p>
          </table:table-cell>
          <table:table-cell office:value-type="float" office:value="57.55" calcext:value-type="float">
            <text:p>57.55</text:p>
          </table:table-cell>
        </table:table-row>
        <table:table-row table:style-name="ro1">
          <table:table-cell office:value-type="string" calcext:value-type="string">
            <text:p>Africa/Casablanca</text:p>
          </table:table-cell>
          <table:table-cell office:value-type="float" office:value="33.57" calcext:value-type="float">
            <text:p>33.57</text:p>
          </table:table-cell>
          <table:table-cell office:value-type="float" office:value="-7.59" calcext:value-type="float">
            <text:p>-7.59</text:p>
          </table:table-cell>
        </table:table-row>
        <table:table-row table:style-name="ro1">
          <table:table-cell office:value-type="string" calcext:value-type="string">
            <text:p>Africa/El_Aaiun</text:p>
          </table:table-cell>
          <table:table-cell office:value-type="float" office:value="27.15" calcext:value-type="float">
            <text:p>27.15</text:p>
          </table:table-cell>
          <table:table-cell office:value-type="float" office:value="-13.2" calcext:value-type="float">
            <text:p>-13.2</text:p>
          </table:table-cell>
        </table:table-row>
        <table:table-row table:style-name="ro1">
          <table:table-cell office:value-type="string" calcext:value-type="string">
            <text:p>Africa/Maputo</text:p>
          </table:table-cell>
          <table:table-cell office:value-type="float" office:value="-25.97" calcext:value-type="float">
            <text:p>-25.97</text:p>
          </table:table-cell>
          <table:table-cell office:value-type="float" office:value="32.57" calcext:value-type="float">
            <text:p>32.57</text:p>
          </table:table-cell>
        </table:table-row>
        <table:table-row table:style-name="ro1">
          <table:table-cell office:value-type="string" calcext:value-type="string">
            <text:p>Africa/Windhoek</text:p>
          </table:table-cell>
          <table:table-cell office:value-type="float" office:value="-22.56" calcext:value-type="float">
            <text:p>-22.56</text:p>
          </table:table-cell>
          <table:table-cell office:value-type="float" office:value="17.07" calcext:value-type="float">
            <text:p>17.07</text:p>
          </table:table-cell>
        </table:table-row>
        <table:table-row table:style-name="ro1">
          <table:table-cell office:value-type="string" calcext:value-type="string">
            <text:p>Africa/Lagos</text:p>
          </table:table-cell>
          <table:table-cell office:value-type="float" office:value="6.52" calcext:value-type="float">
            <text:p>6.52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Indian/Reunion</text:p>
          </table:table-cell>
          <table:table-cell office:value-type="float" office:value="-21.12" calcext:value-type="float">
            <text:p>-21.12</text:p>
          </table:table-cell>
          <table:table-cell office:value-type="float" office:value="55.54" calcext:value-type="float">
            <text:p>55.54</text:p>
          </table:table-cell>
        </table:table-row>
        <table:table-row table:style-name="ro1">
          <table:table-cell office:value-type="string" calcext:value-type="string">
            <text:p>Africa/Sao_Tome</text:p>
          </table:table-cell>
          <table:table-cell office:value-type="float" office:value="0.19" calcext:value-type="float">
            <text:p>0.19</text:p>
          </table:table-cell>
          <table:table-cell office:value-type="float" office:value="6.61" calcext:value-type="float">
            <text:p>6.61</text:p>
          </table:table-cell>
        </table:table-row>
        <table:table-row table:style-name="ro1">
          <table:table-cell office:value-type="string" calcext:value-type="string">
            <text:p>Indian/Mahe</text:p>
          </table:table-cell>
          <table:table-cell office:value-type="float" office:value="11.7" calcext:value-type="float">
            <text:p>11.7</text:p>
          </table:table-cell>
          <table:table-cell office:value-type="float" office:value="75.54" calcext:value-type="float">
            <text:p>75.54</text:p>
          </table:table-cell>
        </table:table-row>
        <table:table-row table:style-name="ro1">
          <table:table-cell office:value-type="string" calcext:value-type="string">
            <text:p>Africa/Johannesburg</text:p>
          </table:table-cell>
          <table:table-cell office:value-type="float" office:value="-26.2" calcext:value-type="float">
            <text:p>-26.2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1">
          <table:table-cell office:value-type="string" calcext:value-type="string">
            <text:p>Africa/Khartoum</text:p>
          </table:table-cell>
          <table:table-cell office:value-type="float" office:value="15.5" calcext:value-type="float">
            <text:p>15.5</text:p>
          </table:table-cell>
          <table:table-cell office:value-type="float" office:value="32.56" calcext:value-type="float">
            <text:p>32.56</text:p>
          </table:table-cell>
        </table:table-row>
        <table:table-row table:style-name="ro1">
          <table:table-cell office:value-type="string" calcext:value-type="string">
            <text:p>Africa/Juba</text:p>
          </table:table-cell>
          <table:table-cell office:value-type="float" office:value="4.86" calcext:value-type="float">
            <text:p>4.86</text:p>
          </table:table-cell>
          <table:table-cell office:value-type="float" office:value="31.57" calcext:value-type="float">
            <text:p>31.57</text:p>
          </table:table-cell>
        </table:table-row>
        <table:table-row table:style-name="ro1">
          <table:table-cell office:value-type="string" calcext:value-type="string">
            <text:p>Africa/Tunis</text:p>
          </table:table-cell>
          <table:table-cell office:value-type="float" office:value="33.89" calcext:value-type="float">
            <text:p>33.89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string" calcext:value-type="string">
            <text:p>Antarctica/Casey</text:p>
          </table:table-cell>
          <table:table-cell office:value-type="float" office:value="-66.28" calcext:value-type="float">
            <text:p>-66.28</text:p>
          </table:table-cell>
          <table:table-cell office:value-type="float" office:value="110.53" calcext:value-type="float">
            <text:p>110.53</text:p>
          </table:table-cell>
        </table:table-row>
        <table:table-row table:style-name="ro1">
          <table:table-cell office:value-type="string" calcext:value-type="string">
            <text:p>Antarctica/Davis</text:p>
          </table:table-cell>
          <table:table-cell office:value-type="float" office:value="-68.58" calcext:value-type="float">
            <text:p>-68.58</text:p>
          </table:table-cell>
          <table:table-cell office:value-type="float" office:value="77.97" calcext:value-type="float">
            <text:p>77.97</text:p>
          </table:table-cell>
        </table:table-row>
        <table:table-row table:style-name="ro1">
          <table:table-cell office:value-type="string" calcext:value-type="string">
            <text:p>Antarctica/Mawson</text:p>
          </table:table-cell>
          <table:table-cell office:value-type="float" office:value="-67.6" calcext:value-type="float">
            <text:p>-67.6</text:p>
          </table:table-cell>
          <table:table-cell office:value-type="float" office:value="62.87" calcext:value-type="float">
            <text:p>62.87</text:p>
          </table:table-cell>
        </table:table-row>
        <table:table-row table:style-name="ro1">
          <table:table-cell office:value-type="string" calcext:value-type="string">
            <text:p>Indian/Kerguelen</text:p>
          </table:table-cell>
          <table:table-cell office:value-type="float" office:value="-49.39" calcext:value-type="float">
            <text:p>-49.39</text:p>
          </table:table-cell>
          <table:table-cell office:value-type="float" office:value="69.35" calcext:value-type="float">
            <text:p>69.35</text:p>
          </table:table-cell>
        </table:table-row>
        <table:table-row table:style-name="ro1">
          <table:table-cell office:value-type="string" calcext:value-type="string">
            <text:p>Antarctica/DumontDUrville</text:p>
          </table:table-cell>
          <table:table-cell office:value-type="float" office:value="-66.66" calcext:value-type="float">
            <text:p>-66.6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ntarctica/Syowa</text:p>
          </table:table-cell>
          <table:table-cell office:value-type="float" office:value="-69" calcext:value-type="float">
            <text:p>-69</text:p>
          </table:table-cell>
          <table:table-cell office:value-type="float" office:value="39.58" calcext:value-type="float">
            <text:p>39.58</text:p>
          </table:table-cell>
        </table:table-row>
        <table:table-row table:style-name="ro1">
          <table:table-cell office:value-type="string" calcext:value-type="string">
            <text:p>Antarctica/Troll</text:p>
          </table:table-cell>
          <table:table-cell office:value-type="float" office:value="-72" calcext:value-type="float">
            <text:p>-72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Antarctica/Vostok</text:p>
          </table:table-cell>
          <table:table-cell office:value-type="float" office:value="-78.46" calcext:value-type="float">
            <text:p>-78.46</text:p>
          </table:table-cell>
          <table:table-cell office:value-type="float" office:value="106.83" calcext:value-type="float">
            <text:p>106.83</text:p>
          </table:table-cell>
        </table:table-row>
        <table:table-row table:style-name="ro1">
          <table:table-cell office:value-type="string" calcext:value-type="string">
            <text:p>Antarctica/Rothera</text:p>
          </table:table-cell>
          <table:table-cell office:value-type="float" office:value="-67.56" calcext:value-type="float">
            <text:p>-67.56</text:p>
          </table:table-cell>
          <table:table-cell office:value-type="float" office:value="-68.12" calcext:value-type="float">
            <text:p>-68.12</text:p>
          </table:table-cell>
        </table:table-row>
        <table:table-row table:style-name="ro1">
          <table:table-cell office:value-type="string" calcext:value-type="string">
            <text:p>Asia/Kabul</text:p>
          </table:table-cell>
          <table:table-cell office:value-type="float" office:value="34.56" calcext:value-type="float">
            <text:p>34.56</text:p>
          </table:table-cell>
          <table:table-cell office:value-type="float" office:value="69.21" calcext:value-type="float">
            <text:p>69.21</text:p>
          </table:table-cell>
        </table:table-row>
        <table:table-row table:style-name="ro1">
          <table:table-cell office:value-type="string" calcext:value-type="string">
            <text:p>Asia/Yerevan</text:p>
          </table:table-cell>
          <table:table-cell office:value-type="float" office:value="40.19" calcext:value-type="float">
            <text:p>40.19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string" calcext:value-type="string">
            <text:p>Asia/Baku</text:p>
          </table:table-cell>
          <table:table-cell office:value-type="float" office:value="40.41" calcext:value-type="float">
            <text:p>40.41</text:p>
          </table:table-cell>
          <table:table-cell office:value-type="float" office:value="49.87" calcext:value-type="float">
            <text:p>49.87</text:p>
          </table:table-cell>
        </table:table-row>
        <table:table-row table:style-name="ro1">
          <table:table-cell office:value-type="string" calcext:value-type="string">
            <text:p>Asia/Dhaka</text:p>
          </table:table-cell>
          <table:table-cell office:value-type="float" office:value="23.81" calcext:value-type="float">
            <text:p>23.81</text:p>
          </table:table-cell>
          <table:table-cell office:value-type="float" office:value="90.41" calcext:value-type="float">
            <text:p>90.41</text:p>
          </table:table-cell>
        </table:table-row>
        <table:table-row table:style-name="ro1">
          <table:table-cell office:value-type="string" calcext:value-type="string">
            <text:p>Asia/Thimphu</text:p>
          </table:table-cell>
          <table:table-cell office:value-type="float" office:value="27.47" calcext:value-type="float">
            <text:p>27.47</text:p>
          </table:table-cell>
          <table:table-cell office:value-type="float" office:value="89.63" calcext:value-type="float">
            <text:p>89.63</text:p>
          </table:table-cell>
        </table:table-row>
        <table:table-row table:style-name="ro1">
          <table:table-cell office:value-type="string" calcext:value-type="string">
            <text:p>Indian/Chagos</text:p>
          </table:table-cell>
          <table:table-cell office:value-type="float" office:value="-6.34" calcext:value-type="float">
            <text:p>-6.34</text:p>
          </table:table-cell>
          <table:table-cell office:value-type="float" office:value="71.88" calcext:value-type="float">
            <text:p>71.88</text:p>
          </table:table-cell>
        </table:table-row>
        <table:table-row table:style-name="ro1">
          <table:table-cell office:value-type="string" calcext:value-type="string">
            <text:p>Asia/Brunei</text:p>
          </table:table-cell>
          <table:table-cell office:value-type="float" office:value="4.53" calcext:value-type="float">
            <text:p>4.53</text:p>
          </table:table-cell>
          <table:table-cell office:value-type="float" office:value="114.73" calcext:value-type="float">
            <text:p>114.73</text:p>
          </table:table-cell>
        </table:table-row>
        <table:table-row table:style-name="ro1">
          <table:table-cell office:value-type="string" calcext:value-type="string">
            <text:p>Asia/Yangon</text:p>
          </table:table-cell>
          <table:table-cell office:value-type="float" office:value="16.84" calcext:value-type="float">
            <text:p>16.84</text:p>
          </table:table-cell>
          <table:table-cell office:value-type="float" office:value="96.17" calcext:value-type="float">
            <text:p>96.17</text:p>
          </table:table-cell>
        </table:table-row>
        <table:table-row table:style-name="ro1">
          <table:table-cell office:value-type="string" calcext:value-type="string">
            <text:p>Asia/Shanghai</text:p>
          </table:table-cell>
          <table:table-cell office:value-type="float" office:value="31.23" calcext:value-type="float">
            <text:p>31.23</text:p>
          </table:table-cell>
          <table:table-cell office:value-type="float" office:value="121.47" calcext:value-type="float">
            <text:p>121.47</text:p>
          </table:table-cell>
        </table:table-row>
        <table:table-row table:style-name="ro1">
          <table:table-cell office:value-type="string" calcext:value-type="string">
            <text:p>Asia/Urumqi</text:p>
          </table:table-cell>
          <table:table-cell office:value-type="float" office:value="43.83" calcext:value-type="float">
            <text:p>43.83</text:p>
          </table:table-cell>
          <table:table-cell office:value-type="float" office:value="87.62" calcext:value-type="float">
            <text:p>87.62</text:p>
          </table:table-cell>
        </table:table-row>
        <table:table-row table:style-name="ro1">
          <table:table-cell office:value-type="string" calcext:value-type="string">
            <text:p>Asia/Hong_Kong</text:p>
          </table:table-cell>
          <table:table-cell office:value-type="float" office:value="22.32" calcext:value-type="float">
            <text:p>22.32</text:p>
          </table:table-cell>
          <table:table-cell office:value-type="float" office:value="114.17" calcext:value-type="float">
            <text:p>114.17</text:p>
          </table:table-cell>
        </table:table-row>
        <table:table-row table:style-name="ro1">
          <table:table-cell office:value-type="string" calcext:value-type="string">
            <text:p>Asia/Taipei</text:p>
          </table:table-cell>
          <table:table-cell office:value-type="float" office:value="25.03" calcext:value-type="float">
            <text:p>25.03</text:p>
          </table:table-cell>
          <table:table-cell office:value-type="float" office:value="121.57" calcext:value-type="float">
            <text:p>121.57</text:p>
          </table:table-cell>
        </table:table-row>
        <table:table-row table:style-name="ro1">
          <table:table-cell office:value-type="string" calcext:value-type="string">
            <text:p>Asia/Macau</text:p>
          </table:table-cell>
          <table:table-cell office:value-type="float" office:value="22.2" calcext:value-type="float">
            <text:p>22.2</text:p>
          </table:table-cell>
          <table:table-cell office:value-type="float" office:value="113.54" calcext:value-type="float">
            <text:p>113.54</text:p>
          </table:table-cell>
        </table:table-row>
        <table:table-row table:style-name="ro1">
          <table:table-cell office:value-type="string" calcext:value-type="string">
            <text:p>Asia/Nicosia</text:p>
          </table:table-cell>
          <table:table-cell office:value-type="float" office:value="35.19" calcext:value-type="float">
            <text:p>35.19</text:p>
          </table:table-cell>
          <table:table-cell office:value-type="float" office:value="33.38" calcext:value-type="float">
            <text:p>33.38</text:p>
          </table:table-cell>
        </table:table-row>
        <table:table-row table:style-name="ro1">
          <table:table-cell office:value-type="string" calcext:value-type="string">
            <text:p>Asia/Famagusta</text:p>
          </table:table-cell>
          <table:table-cell office:value-type="float" office:value="35.11" calcext:value-type="float">
            <text:p>35.11</text:p>
          </table:table-cell>
          <table:table-cell office:value-type="float" office:value="33.92" calcext:value-type="float">
            <text:p>33.92</text:p>
          </table:table-cell>
        </table:table-row>
        <table:table-row table:style-name="ro1">
          <table:table-cell office:value-type="string" calcext:value-type="string">
            <text:p>Asia/Tbilisi</text:p>
          </table:table-cell>
          <table:table-cell office:value-type="float" office:value="41.72" calcext:value-type="float">
            <text:p>41.72</text:p>
          </table:table-cell>
          <table:table-cell office:value-type="float" office:value="44.83" calcext:value-type="float">
            <text:p>44.83</text:p>
          </table:table-cell>
        </table:table-row>
        <table:table-row table:style-name="ro1">
          <table:table-cell office:value-type="string" calcext:value-type="string">
            <text:p>Asia/Dili</text:p>
          </table:table-cell>
          <table:table-cell office:value-type="float" office:value="-8.56" calcext:value-type="float">
            <text:p>-8.56</text:p>
          </table:table-cell>
          <table:table-cell office:value-type="float" office:value="125.56" calcext:value-type="float">
            <text:p>125.56</text:p>
          </table:table-cell>
        </table:table-row>
        <table:table-row table:style-name="ro1">
          <table:table-cell office:value-type="string" calcext:value-type="string">
            <text:p>Asia/Kolkata</text:p>
          </table:table-cell>
          <table:table-cell office:value-type="float" office:value="22.57" calcext:value-type="float">
            <text:p>22.57</text:p>
          </table:table-cell>
          <table:table-cell office:value-type="float" office:value="88.36" calcext:value-type="float">
            <text:p>88.36</text:p>
          </table:table-cell>
        </table:table-row>
        <table:table-row table:style-name="ro1">
          <table:table-cell office:value-type="string" calcext:value-type="string">
            <text:p>Asia/Jakarta</text:p>
          </table:table-cell>
          <table:table-cell office:value-type="float" office:value="-6.21" calcext:value-type="float">
            <text:p>-6.21</text:p>
          </table:table-cell>
          <table:table-cell office:value-type="float" office:value="106.85" calcext:value-type="float">
            <text:p>106.85</text:p>
          </table:table-cell>
        </table:table-row>
        <table:table-row table:style-name="ro1">
          <table:table-cell office:value-type="string" calcext:value-type="string">
            <text:p>Asia/Pontianak</text:p>
          </table:table-cell>
          <table:table-cell office:value-type="float" office:value="-0.03" calcext:value-type="float">
            <text:p>-0.03</text:p>
          </table:table-cell>
          <table:table-cell office:value-type="float" office:value="109.34" calcext:value-type="float">
            <text:p>109.34</text:p>
          </table:table-cell>
        </table:table-row>
        <table:table-row table:style-name="ro1">
          <table:table-cell office:value-type="string" calcext:value-type="string">
            <text:p>Asia/Makassar</text:p>
          </table:table-cell>
          <table:table-cell office:value-type="float" office:value="-5.15" calcext:value-type="float">
            <text:p>-5.15</text:p>
          </table:table-cell>
          <table:table-cell office:value-type="float" office:value="119.43" calcext:value-type="float">
            <text:p>119.43</text:p>
          </table:table-cell>
        </table:table-row>
        <table:table-row table:style-name="ro1">
          <table:table-cell office:value-type="string" calcext:value-type="string">
            <text:p>Asia/Jayapura</text:p>
          </table:table-cell>
          <table:table-cell office:value-type="float" office:value="-2.59" calcext:value-type="float">
            <text:p>-2.59</text:p>
          </table:table-cell>
          <table:table-cell office:value-type="float" office:value="140.67" calcext:value-type="float">
            <text:p>140.67</text:p>
          </table:table-cell>
        </table:table-row>
        <table:table-row table:style-name="ro1">
          <table:table-cell office:value-type="string" calcext:value-type="string">
            <text:p>Asia/Tehran</text:p>
          </table:table-cell>
          <table:table-cell office:value-type="float" office:value="35.69" calcext:value-type="float">
            <text:p>35.69</text:p>
          </table:table-cell>
          <table:table-cell office:value-type="float" office:value="51.59" calcext:value-type="float">
            <text:p>51.59</text:p>
          </table:table-cell>
        </table:table-row>
        <table:table-row table:style-name="ro1">
          <table:table-cell office:value-type="string" calcext:value-type="string">
            <text:p>Asia/Baghdad</text:p>
          </table:table-cell>
          <table:table-cell office:value-type="float" office:value="33.32" calcext:value-type="float">
            <text:p>33.32</text:p>
          </table:table-cell>
          <table:table-cell office:value-type="float" office:value="44.37" calcext:value-type="float">
            <text:p>44.37</text:p>
          </table:table-cell>
        </table:table-row>
        <table:table-row table:style-name="ro1">
          <table:table-cell office:value-type="string" calcext:value-type="string">
            <text:p>Asia/Jerusalem</text:p>
          </table:table-cell>
          <table:table-cell office:value-type="float" office:value="31.77" calcext:value-type="float">
            <text:p>31.77</text:p>
          </table:table-cell>
          <table:table-cell office:value-type="float" office:value="35.21" calcext:value-type="float">
            <text:p>35.21</text:p>
          </table:table-cell>
        </table:table-row>
        <table:table-row table:style-name="ro1">
          <table:table-cell office:value-type="string" calcext:value-type="string">
            <text:p>Asia/Tokyo</text:p>
          </table:table-cell>
          <table:table-cell office:value-type="float" office:value="35.68" calcext:value-type="float">
            <text:p>35.68</text:p>
          </table:table-cell>
          <table:table-cell office:value-type="float" office:value="139.65" calcext:value-type="float">
            <text:p>139.65</text:p>
          </table:table-cell>
        </table:table-row>
        <table:table-row table:style-name="ro1">
          <table:table-cell office:value-type="string" calcext:value-type="string">
            <text:p>Asia/Amman</text:p>
          </table:table-cell>
          <table:table-cell office:value-type="float" office:value="31.95" calcext:value-type="float">
            <text:p>31.95</text:p>
          </table:table-cell>
          <table:table-cell office:value-type="float" office:value="35.91" calcext:value-type="float">
            <text:p>35.91</text:p>
          </table:table-cell>
        </table:table-row>
        <table:table-row table:style-name="ro1">
          <table:table-cell office:value-type="string" calcext:value-type="string">
            <text:p>Asia/Almaty</text:p>
          </table:table-cell>
          <table:table-cell office:value-type="float" office:value="43.22" calcext:value-type="float">
            <text:p>43.22</text:p>
          </table:table-cell>
          <table:table-cell office:value-type="float" office:value="76.85" calcext:value-type="float">
            <text:p>76.85</text:p>
          </table:table-cell>
        </table:table-row>
        <table:table-row table:style-name="ro1">
          <table:table-cell office:value-type="string" calcext:value-type="string">
            <text:p>Asia/Qyzylorda</text:p>
          </table:table-cell>
          <table:table-cell office:value-type="float" office:value="44.85" calcext:value-type="float">
            <text:p>44.85</text:p>
          </table:table-cell>
          <table:table-cell office:value-type="float" office:value="65.48" calcext:value-type="float">
            <text:p>65.48</text:p>
          </table:table-cell>
        </table:table-row>
        <table:table-row table:style-name="ro1">
          <table:table-cell office:value-type="string" calcext:value-type="string">
            <text:p>Asia/Qostanay</text:p>
          </table:table-cell>
          <table:table-cell office:value-type="float" office:value="53.22" calcext:value-type="float">
            <text:p>53.22</text:p>
          </table:table-cell>
          <table:table-cell office:value-type="float" office:value="63.64" calcext:value-type="float">
            <text:p>63.64</text:p>
          </table:table-cell>
        </table:table-row>
        <table:table-row table:style-name="ro1">
          <table:table-cell office:value-type="string" calcext:value-type="string">
            <text:p>Asia/Aqtobe</text:p>
          </table:table-cell>
          <table:table-cell office:value-type="float" office:value="50.28" calcext:value-type="float">
            <text:p>50.28</text:p>
          </table:table-cell>
          <table:table-cell office:value-type="float" office:value="57.17" calcext:value-type="float">
            <text:p>57.17</text:p>
          </table:table-cell>
        </table:table-row>
        <table:table-row table:style-name="ro1">
          <table:table-cell office:value-type="string" calcext:value-type="string">
            <text:p>Asia/Aqtau</text:p>
          </table:table-cell>
          <table:table-cell office:value-type="float" office:value="43.66" calcext:value-type="float">
            <text:p>43.66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Asia/Atyrau</text:p>
          </table:table-cell>
          <table:table-cell office:value-type="float" office:value="47.09" calcext:value-type="float">
            <text:p>47.09</text:p>
          </table:table-cell>
          <table:table-cell office:value-type="float" office:value="51.92" calcext:value-type="float">
            <text:p>51.92</text:p>
          </table:table-cell>
        </table:table-row>
        <table:table-row table:style-name="ro1">
          <table:table-cell office:value-type="string" calcext:value-type="string">
            <text:p>Asia/Oral</text:p>
          </table:table-cell>
          <table:table-cell office:value-type="float" office:value="51.23" calcext:value-type="float">
            <text:p>51.23</text:p>
          </table:table-cell>
          <table:table-cell office:value-type="float" office:value="51.39" calcext:value-type="float">
            <text:p>51.39</text:p>
          </table:table-cell>
        </table:table-row>
        <table:table-row table:style-name="ro1">
          <table:table-cell office:value-type="string" calcext:value-type="string">
            <text:p>Asia/Bishkek</text:p>
          </table:table-cell>
          <table:table-cell office:value-type="float" office:value="42.87" calcext:value-type="float">
            <text:p>42.87</text:p>
          </table:table-cell>
          <table:table-cell office:value-type="float" office:value="74.57" calcext:value-type="float">
            <text:p>74.57</text:p>
          </table:table-cell>
        </table:table-row>
        <table:table-row table:style-name="ro1">
          <table:table-cell office:value-type="string" calcext:value-type="string">
            <text:p>Asia/Seoul</text:p>
          </table:table-cell>
          <table:table-cell office:value-type="float" office:value="37.57" calcext:value-type="float">
            <text:p>37.57</text:p>
          </table:table-cell>
          <table:table-cell office:value-type="float" office:value="126.98" calcext:value-type="float">
            <text:p>126.98</text:p>
          </table:table-cell>
        </table:table-row>
        <table:table-row table:style-name="ro1">
          <table:table-cell office:value-type="string" calcext:value-type="string">
            <text:p>Asia/Pyongyang</text:p>
          </table:table-cell>
          <table:table-cell office:value-type="float" office:value="39.04" calcext:value-type="float">
            <text:p>39.04</text:p>
          </table:table-cell>
          <table:table-cell office:value-type="float" office:value="125.76" calcext:value-type="float">
            <text:p>125.76</text:p>
          </table:table-cell>
        </table:table-row>
        <table:table-row table:style-name="ro1">
          <table:table-cell office:value-type="string" calcext:value-type="string">
            <text:p>Asia/Beirut</text:p>
          </table:table-cell>
          <table:table-cell office:value-type="float" office:value="33.89" calcext:value-type="float">
            <text:p>33.89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string" calcext:value-type="string">
            <text:p>Asia/Kuala_Lumpur</text:p>
          </table:table-cell>
          <table:table-cell office:value-type="float" office:value="3.14" calcext:value-type="float">
            <text:p>3.14</text:p>
          </table:table-cell>
          <table:table-cell office:value-type="float" office:value="101.69" calcext:value-type="float">
            <text:p>101.69</text:p>
          </table:table-cell>
        </table:table-row>
        <table:table-row table:style-name="ro1">
          <table:table-cell office:value-type="string" calcext:value-type="string">
            <text:p>Asia/Kuching</text:p>
          </table:table-cell>
          <table:table-cell office:value-type="float" office:value="1.55" calcext:value-type="float">
            <text:p>1.55</text:p>
          </table:table-cell>
          <table:table-cell office:value-type="float" office:value="110.36" calcext:value-type="float">
            <text:p>110.36</text:p>
          </table:table-cell>
        </table:table-row>
        <table:table-row table:style-name="ro1">
          <table:table-cell office:value-type="string" calcext:value-type="string">
            <text:p>Indian/Maldives</text:p>
          </table:table-cell>
          <table:table-cell office:value-type="float" office:value="3.2" calcext:value-type="float">
            <text:p>3.2</text:p>
          </table:table-cell>
          <table:table-cell office:value-type="float" office:value="73.22" calcext:value-type="float">
            <text:p>73.22</text:p>
          </table:table-cell>
        </table:table-row>
        <table:table-row table:style-name="ro1">
          <table:table-cell office:value-type="string" calcext:value-type="string">
            <text:p>Asia/Hovd</text:p>
          </table:table-cell>
          <table:table-cell office:value-type="float" office:value="47.98" calcext:value-type="float">
            <text:p>47.98</text:p>
          </table:table-cell>
          <table:table-cell office:value-type="float" office:value="91.63" calcext:value-type="float">
            <text:p>91.63</text:p>
          </table:table-cell>
        </table:table-row>
        <table:table-row table:style-name="ro1">
          <table:table-cell office:value-type="string" calcext:value-type="string">
            <text:p>Asia/Ulaanbaatar</text:p>
          </table:table-cell>
          <table:table-cell office:value-type="float" office:value="47.89" calcext:value-type="float">
            <text:p>47.89</text:p>
          </table:table-cell>
          <table:table-cell office:value-type="float" office:value="106.91" calcext:value-type="float">
            <text:p>106.91</text:p>
          </table:table-cell>
        </table:table-row>
        <table:table-row table:style-name="ro1">
          <table:table-cell office:value-type="string" calcext:value-type="string">
            <text:p>Asia/Choibalsan</text:p>
          </table:table-cell>
          <table:table-cell office:value-type="float" office:value="48.1" calcext:value-type="float">
            <text:p>48.1</text:p>
          </table:table-cell>
          <table:table-cell office:value-type="float" office:value="114.54" calcext:value-type="float">
            <text:p>114.54</text:p>
          </table:table-cell>
        </table:table-row>
        <table:table-row table:style-name="ro1">
          <table:table-cell office:value-type="string" calcext:value-type="string">
            <text:p>Asia/Kathmandu</text:p>
          </table:table-cell>
          <table:table-cell office:value-type="float" office:value="27.72" calcext:value-type="float">
            <text:p>27.72</text:p>
          </table:table-cell>
          <table:table-cell office:value-type="float" office:value="85.32" calcext:value-type="float">
            <text:p>85.32</text:p>
          </table:table-cell>
        </table:table-row>
        <table:table-row table:style-name="ro1">
          <table:table-cell office:value-type="string" calcext:value-type="string">
            <text:p>Asia/Karachi</text:p>
          </table:table-cell>
          <table:table-cell office:value-type="float" office:value="24.86" calcext:value-type="float">
            <text:p>24.8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sia/Gaza</text:p>
          </table:table-cell>
          <table:table-cell office:value-type="float" office:value="31.35" calcext:value-type="float">
            <text:p>31.35</text:p>
          </table:table-cell>
          <table:table-cell office:value-type="float" office:value="34.31" calcext:value-type="float">
            <text:p>34.31</text:p>
          </table:table-cell>
        </table:table-row>
        <table:table-row table:style-name="ro1">
          <table:table-cell office:value-type="string" calcext:value-type="string">
            <text:p>Asia/Hebron</text:p>
          </table:table-cell>
          <table:table-cell office:value-type="float" office:value="31.53" calcext:value-type="float">
            <text:p>31.53</text:p>
          </table:table-cell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string" calcext:value-type="string">
            <text:p>Asia/Manila</text:p>
          </table:table-cell>
          <table:table-cell office:value-type="float" office:value="14.6" calcext:value-type="float">
            <text:p>14.6</text:p>
          </table:table-cell>
          <table:table-cell office:value-type="float" office:value="120.98" calcext:value-type="float">
            <text:p>120.98</text:p>
          </table:table-cell>
        </table:table-row>
        <table:table-row table:style-name="ro1">
          <table:table-cell office:value-type="string" calcext:value-type="string">
            <text:p>Asia/Qatar</text:p>
          </table:table-cell>
          <table:table-cell office:value-type="float" office:value="25.35" calcext:value-type="float">
            <text:p>25.35</text:p>
          </table:table-cell>
          <table:table-cell office:value-type="float" office:value="51.18" calcext:value-type="float">
            <text:p>51.18</text:p>
          </table:table-cell>
        </table:table-row>
        <table:table-row table:style-name="ro1">
          <table:table-cell office:value-type="string" calcext:value-type="string">
            <text:p>Asia/Riyadh</text:p>
          </table:table-cell>
          <table:table-cell office:value-type="float" office:value="24.71" calcext:value-type="float">
            <text:p>24.71</text:p>
          </table:table-cell>
          <table:table-cell office:value-type="float" office:value="46.68" calcext:value-type="float">
            <text:p>46.68</text:p>
          </table:table-cell>
        </table:table-row>
        <table:table-row table:style-name="ro1">
          <table:table-cell office:value-type="string" calcext:value-type="string">
            <text:p>Asia/Singapore</text:p>
          </table:table-cell>
          <table:table-cell office:value-type="float" office:value="1.35" calcext:value-type="float">
            <text:p>1.35</text:p>
          </table:table-cell>
          <table:table-cell office:value-type="float" office:value="103.82" calcext:value-type="float">
            <text:p>103.82</text:p>
          </table:table-cell>
        </table:table-row>
        <table:table-row table:style-name="ro1">
          <table:table-cell office:value-type="string" calcext:value-type="string">
            <text:p>Asia/Colombo</text:p>
          </table:table-cell>
          <table:table-cell office:value-type="float" office:value="6.93" calcext:value-type="float">
            <text:p>6.93</text:p>
          </table:table-cell>
          <table:table-cell office:value-type="float" office:value="79.86" calcext:value-type="float">
            <text:p>79.86</text:p>
          </table:table-cell>
        </table:table-row>
        <table:table-row table:style-name="ro1">
          <table:table-cell office:value-type="string" calcext:value-type="string">
            <text:p>Asia/Damascus</text:p>
          </table:table-cell>
          <table:table-cell office:value-type="float" office:value="33.51" calcext:value-type="float">
            <text:p>33.51</text:p>
          </table:table-cell>
          <table:table-cell office:value-type="float" office:value="36.28" calcext:value-type="float">
            <text:p>36.28</text:p>
          </table:table-cell>
        </table:table-row>
        <table:table-row table:style-name="ro1">
          <table:table-cell office:value-type="string" calcext:value-type="string">
            <text:p>Asia/Dushanbe</text:p>
          </table:table-cell>
          <table:table-cell office:value-type="float" office:value="38.56" calcext:value-type="float">
            <text:p>38.56</text:p>
          </table:table-cell>
          <table:table-cell office:value-type="float" office:value="68.79" calcext:value-type="float">
            <text:p>68.79</text:p>
          </table:table-cell>
        </table:table-row>
        <table:table-row table:style-name="ro1">
          <table:table-cell office:value-type="string" calcext:value-type="string">
            <text:p>Asia/Bangkok</text:p>
          </table:table-cell>
          <table:table-cell office:value-type="float" office:value="13.76" calcext:value-type="float">
            <text:p>13.76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string" calcext:value-type="string">
            <text:p>Asia/Ashgabat</text:p>
          </table:table-cell>
          <table:table-cell office:value-type="float" office:value="37.96" calcext:value-type="float">
            <text:p>37.96</text:p>
          </table:table-cell>
          <table:table-cell office:value-type="float" office:value="58.33" calcext:value-type="float">
            <text:p>58.33</text:p>
          </table:table-cell>
        </table:table-row>
        <table:table-row table:style-name="ro1">
          <table:table-cell office:value-type="string" calcext:value-type="string">
            <text:p>Asia/Dubai</text:p>
          </table:table-cell>
          <table:table-cell office:value-type="float" office:value="25.2" calcext:value-type="float">
            <text:p>25.2</text:p>
          </table:table-cell>
          <table:table-cell office:value-type="float" office:value="55.27" calcext:value-type="float">
            <text:p>55.27</text:p>
          </table:table-cell>
        </table:table-row>
        <table:table-row table:style-name="ro1">
          <table:table-cell office:value-type="string" calcext:value-type="string">
            <text:p>Asia/Samarkand</text:p>
          </table:table-cell>
          <table:table-cell office:value-type="float" office:value="39.63" calcext:value-type="float">
            <text:p>39.63</text:p>
          </table:table-cell>
          <table:table-cell office:value-type="float" office:value="66.98" calcext:value-type="float">
            <text:p>66.98</text:p>
          </table:table-cell>
        </table:table-row>
        <table:table-row table:style-name="ro1">
          <table:table-cell office:value-type="string" calcext:value-type="string">
            <text:p>Asia/Tashkent</text:p>
          </table:table-cell>
          <table:table-cell office:value-type="float" office:value="41.3" calcext:value-type="float">
            <text:p>41.3</text:p>
          </table:table-cell>
          <table:table-cell office:value-type="float" office:value="69.24" calcext:value-type="float">
            <text:p>69.24</text:p>
          </table:table-cell>
        </table:table-row>
        <table:table-row table:style-name="ro1">
          <table:table-cell office:value-type="string" calcext:value-type="string">
            <text:p>Asia/Ho_Chi_Minh</text:p>
          </table:table-cell>
          <table:table-cell office:value-type="float" office:value="10.82" calcext:value-type="float">
            <text:p>10.82</text:p>
          </table:table-cell>
          <table:table-cell office:value-type="float" office:value="106.63" calcext:value-type="float">
            <text:p>106.63</text:p>
          </table:table-cell>
        </table:table-row>
        <table:table-row table:style-name="ro1">
          <table:table-cell office:value-type="string" calcext:value-type="string">
            <text:p>Australia/Darwin</text:p>
          </table:table-cell>
          <table:table-cell office:value-type="float" office:value="-12.46" calcext:value-type="float">
            <text:p>-12.46</text:p>
          </table:table-cell>
          <table:table-cell office:value-type="float" office:value="130.85" calcext:value-type="float">
            <text:p>130.85</text:p>
          </table:table-cell>
        </table:table-row>
        <table:table-row table:style-name="ro1">
          <table:table-cell office:value-type="string" calcext:value-type="string">
            <text:p>Australia/Perth</text:p>
          </table:table-cell>
          <table:table-cell office:value-type="float" office:value="-31.95" calcext:value-type="float">
            <text:p>-31.95</text:p>
          </table:table-cell>
          <table:table-cell office:value-type="float" office:value="115.86" calcext:value-type="float">
            <text:p>115.86</text:p>
          </table:table-cell>
        </table:table-row>
        <table:table-row table:style-name="ro1">
          <table:table-cell office:value-type="string" calcext:value-type="string">
            <text:p>Australia/Eucla</text:p>
          </table:table-cell>
          <table:table-cell office:value-type="float" office:value="-31.68" calcext:value-type="float">
            <text:p>-31.68</text:p>
          </table:table-cell>
          <table:table-cell office:value-type="float" office:value="128.89" calcext:value-type="float">
            <text:p>128.89</text:p>
          </table:table-cell>
        </table:table-row>
        <table:table-row table:style-name="ro1">
          <table:table-cell office:value-type="string" calcext:value-type="string">
            <text:p>Australia/Brisbane</text:p>
          </table:table-cell>
          <table:table-cell office:value-type="float" office:value="-27.47" calcext:value-type="float">
            <text:p>-27.47</text:p>
          </table:table-cell>
          <table:table-cell office:value-type="float" office:value="153.03" calcext:value-type="float">
            <text:p>153.03</text:p>
          </table:table-cell>
        </table:table-row>
        <table:table-row table:style-name="ro1">
          <table:table-cell office:value-type="string" calcext:value-type="string">
            <text:p>Australia/Lindeman</text:p>
          </table:table-cell>
          <table:table-cell office:value-type="float" office:value="-20.44" calcext:value-type="float">
            <text:p>-20.44</text:p>
          </table:table-cell>
          <table:table-cell office:value-type="float" office:value="149.04" calcext:value-type="float">
            <text:p>149.04</text:p>
          </table:table-cell>
        </table:table-row>
        <table:table-row table:style-name="ro1">
          <table:table-cell office:value-type="string" calcext:value-type="string">
            <text:p>Australia/Adelaide</text:p>
          </table:table-cell>
          <table:table-cell office:value-type="float" office:value="-34.93" calcext:value-type="float">
            <text:p>-34.93</text:p>
          </table:table-cell>
          <table:table-cell office:value-type="float" office:value="138.6" calcext:value-type="float">
            <text:p>138.6</text:p>
          </table:table-cell>
        </table:table-row>
        <table:table-row table:style-name="ro1">
          <table:table-cell office:value-type="string" calcext:value-type="string">
            <text:p>Australia/Hobart</text:p>
          </table:table-cell>
          <table:table-cell office:value-type="float" office:value="-42.88" calcext:value-type="float">
            <text:p>-42.88</text:p>
          </table:table-cell>
          <table:table-cell office:value-type="float" office:value="147.33" calcext:value-type="float">
            <text:p>147.33</text:p>
          </table:table-cell>
        </table:table-row>
        <table:table-row table:style-name="ro1">
          <table:table-cell office:value-type="string" calcext:value-type="string">
            <text:p>Australia/Currie</text:p>
          </table:table-cell>
          <table:table-cell office:value-type="float" office:value="-39.93" calcext:value-type="float">
            <text:p>-39.93</text:p>
          </table:table-cell>
          <table:table-cell office:value-type="float" office:value="143.85" calcext:value-type="float">
            <text:p>143.85</text:p>
          </table:table-cell>
        </table:table-row>
        <table:table-row table:style-name="ro1">
          <table:table-cell office:value-type="string" calcext:value-type="string">
            <text:p>Australia/Melbourne</text:p>
          </table:table-cell>
          <table:table-cell office:value-type="float" office:value="-37.82" calcext:value-type="float">
            <text:p>-37.82</text:p>
          </table:table-cell>
          <table:table-cell office:value-type="float" office:value="144.96" calcext:value-type="float">
            <text:p>144.96</text:p>
          </table:table-cell>
        </table:table-row>
        <table:table-row table:style-name="ro1">
          <table:table-cell office:value-type="string" calcext:value-type="string">
            <text:p>Australia/Sydney</text:p>
          </table:table-cell>
          <table:table-cell office:value-type="float" office:value="-33.87" calcext:value-type="float">
            <text:p>-33.87</text:p>
          </table:table-cell>
          <table:table-cell office:value-type="float" office:value="151.21" calcext:value-type="float">
            <text:p>151.21</text:p>
          </table:table-cell>
        </table:table-row>
        <table:table-row table:style-name="ro1">
          <table:table-cell office:value-type="string" calcext:value-type="string">
            <text:p>Australia/Broken_Hill</text:p>
          </table:table-cell>
          <table:table-cell office:value-type="float" office:value="-31.95" calcext:value-type="float">
            <text:p>-31.95</text:p>
          </table:table-cell>
          <table:table-cell office:value-type="float" office:value="141.45" calcext:value-type="float">
            <text:p>141.45</text:p>
          </table:table-cell>
        </table:table-row>
        <table:table-row table:style-name="ro1">
          <table:table-cell office:value-type="string" calcext:value-type="string">
            <text:p>Australia/Lord_Howe</text:p>
          </table:table-cell>
          <table:table-cell office:value-type="float" office:value="-31.56" calcext:value-type="float">
            <text:p>-31.56</text:p>
          </table:table-cell>
          <table:table-cell office:value-type="float" office:value="159.08" calcext:value-type="float">
            <text:p>159.08</text:p>
          </table:table-cell>
        </table:table-row>
        <table:table-row table:style-name="ro1">
          <table:table-cell office:value-type="string" calcext:value-type="string">
            <text:p>Antarctica/Macquarie</text:p>
          </table:table-cell>
          <table:table-cell office:value-type="float" office:value="-54.35" calcext:value-type="float">
            <text:p>-54.35</text:p>
          </table:table-cell>
          <table:table-cell office:value-type="float" office:value="159.02" calcext:value-type="float">
            <text:p>159.02</text:p>
          </table:table-cell>
        </table:table-row>
        <table:table-row table:style-name="ro1">
          <table:table-cell office:value-type="string" calcext:value-type="string">
            <text:p>Indian/Christmas</text:p>
          </table:table-cell>
          <table:table-cell office:value-type="float" office:value="-10.45" calcext:value-type="float">
            <text:p>-10.45</text:p>
          </table:table-cell>
          <table:table-cell office:value-type="float" office:value="105.69" calcext:value-type="float">
            <text:p>105.69</text:p>
          </table:table-cell>
        </table:table-row>
        <table:table-row table:style-name="ro1">
          <table:table-cell office:value-type="string" calcext:value-type="string">
            <text:p>Indian/Cocos</text:p>
          </table:table-cell>
          <table:table-cell office:value-type="float" office:value="-12.16" calcext:value-type="float">
            <text:p>-12.16</text:p>
          </table:table-cell>
          <table:table-cell office:value-type="float" office:value="96.87" calcext:value-type="float">
            <text:p>96.87</text:p>
          </table:table-cell>
        </table:table-row>
        <table:table-row table:style-name="ro1">
          <table:table-cell office:value-type="string" calcext:value-type="string">
            <text:p>Pacific/Fiji</text:p>
          </table:table-cell>
          <table:table-cell office:value-type="float" office:value="-17.74" calcext:value-type="float">
            <text:p>-17.74</text:p>
          </table:table-cell>
          <table:table-cell office:value-type="float" office:value="178.07" calcext:value-type="float">
            <text:p>178.07</text:p>
          </table:table-cell>
        </table:table-row>
        <table:table-row table:style-name="ro1">
          <table:table-cell office:value-type="string" calcext:value-type="string">
            <text:p>Pacific/Gambier</text:p>
          </table:table-cell>
          <table:table-cell office:value-type="float" office:value="-23.34" calcext:value-type="float">
            <text:p>-23.34</text:p>
          </table:table-cell>
          <table:table-cell office:value-type="float" office:value="-134.47" calcext:value-type="float">
            <text:p>-134.47</text:p>
          </table:table-cell>
        </table:table-row>
        <table:table-row table:style-name="ro1">
          <table:table-cell office:value-type="string" calcext:value-type="string">
            <text:p>Pacific/Marquesas</text:p>
          </table:table-cell>
          <table:table-cell office:value-type="float" office:value="-9.45" calcext:value-type="float">
            <text:p>-9.45</text:p>
          </table:table-cell>
          <table:table-cell office:value-type="float" office:value="-139.39" calcext:value-type="float">
            <text:p>-139.39</text:p>
          </table:table-cell>
        </table:table-row>
        <table:table-row table:style-name="ro1">
          <table:table-cell office:value-type="string" calcext:value-type="string">
            <text:p>Pacific/Tahiti</text:p>
          </table:table-cell>
          <table:table-cell office:value-type="float" office:value="-17.65" calcext:value-type="float">
            <text:p>-17.65</text:p>
          </table:table-cell>
          <table:table-cell office:value-type="float" office:value="-149.42" calcext:value-type="float">
            <text:p>-149.42</text:p>
          </table:table-cell>
        </table:table-row>
        <table:table-row table:style-name="ro1">
          <table:table-cell office:value-type="string" calcext:value-type="string">
            <text:p>Pacific/Guam</text:p>
          </table:table-cell>
          <table:table-cell office:value-type="float" office:value="13.45" calcext:value-type="float">
            <text:p>13.45</text:p>
          </table:table-cell>
          <table:table-cell office:value-type="float" office:value="144.79" calcext:value-type="float">
            <text:p>144.79</text:p>
          </table:table-cell>
        </table:table-row>
        <table:table-row table:style-name="ro1">
          <table:table-cell office:value-type="string" calcext:value-type="string">
            <text:p>Pacific/Tarawa</text:p>
          </table:table-cell>
          <table:table-cell office:value-type="float" office:value="1.45" calcext:value-type="float">
            <text:p>1.45</text:p>
          </table:table-cell>
          <table:table-cell office:value-type="float" office:value="172.97" calcext:value-type="float">
            <text:p>172.97</text:p>
          </table:table-cell>
        </table:table-row>
        <table:table-row table:style-name="ro1">
          <table:table-cell office:value-type="string" calcext:value-type="string">
            <text:p>Pacific/Enderbury</text:p>
          </table:table-cell>
          <table:table-cell office:value-type="float" office:value="-3.13" calcext:value-type="float">
            <text:p>-3.13</text:p>
          </table:table-cell>
          <table:table-cell office:value-type="float" office:value="-171.08" calcext:value-type="float">
            <text:p>-171.08</text:p>
          </table:table-cell>
        </table:table-row>
        <table:table-row table:style-name="ro1">
          <table:table-cell office:value-type="string" calcext:value-type="string">
            <text:p>Pacific/Kiritimati</text:p>
          </table:table-cell>
          <table:table-cell office:value-type="float" office:value="1.87" calcext:value-type="float">
            <text:p>1.87</text:p>
          </table:table-cell>
          <table:table-cell office:value-type="float" office:value="-157.43" calcext:value-type="float">
            <text:p>-157.43</text:p>
          </table:table-cell>
        </table:table-row>
        <table:table-row table:style-name="ro1">
          <table:table-cell office:value-type="string" calcext:value-type="string">
            <text:p>Pacific/Majuro</text:p>
          </table:table-cell>
          <table:table-cell office:value-type="float" office:value="7.09" calcext:value-type="float">
            <text:p>7.09</text:p>
          </table:table-cell>
          <table:table-cell office:value-type="float" office:value="171.38" calcext:value-type="float">
            <text:p>171.38</text:p>
          </table:table-cell>
        </table:table-row>
        <table:table-row table:style-name="ro1">
          <table:table-cell office:value-type="string" calcext:value-type="string">
            <text:p>Pacific/Kwajalein</text:p>
          </table:table-cell>
          <table:table-cell office:value-type="float" office:value="8.72" calcext:value-type="float">
            <text:p>8.72</text:p>
          </table:table-cell>
          <table:table-cell office:value-type="float" office:value="167.73" calcext:value-type="float">
            <text:p>167.73</text:p>
          </table:table-cell>
        </table:table-row>
        <table:table-row table:style-name="ro1">
          <table:table-cell office:value-type="string" calcext:value-type="string">
            <text:p>Pacific/Chuuk</text:p>
          </table:table-cell>
          <table:table-cell office:value-type="float" office:value="7.42" calcext:value-type="float">
            <text:p>7.42</text:p>
          </table:table-cell>
          <table:table-cell office:value-type="float" office:value="151.78" calcext:value-type="float">
            <text:p>151.78</text:p>
          </table:table-cell>
        </table:table-row>
        <table:table-row table:style-name="ro1">
          <table:table-cell office:value-type="string" calcext:value-type="string">
            <text:p>Pacific/Pohnpei</text:p>
          </table:table-cell>
          <table:table-cell office:value-type="float" office:value="6.91" calcext:value-type="float">
            <text:p>6.91</text:p>
          </table:table-cell>
          <table:table-cell office:value-type="float" office:value="158.23" calcext:value-type="float">
            <text:p>158.23</text:p>
          </table:table-cell>
        </table:table-row>
        <table:table-row table:style-name="ro1">
          <table:table-cell office:value-type="string" calcext:value-type="string">
            <text:p>Pacific/Kosrae</text:p>
          </table:table-cell>
          <table:table-cell office:value-type="float" office:value="5.32" calcext:value-type="float">
            <text:p>5.32</text:p>
          </table:table-cell>
          <table:table-cell office:value-type="float" office:value="162.98" calcext:value-type="float">
            <text:p>162.98</text:p>
          </table:table-cell>
        </table:table-row>
        <table:table-row table:style-name="ro1">
          <table:table-cell office:value-type="string" calcext:value-type="string">
            <text:p>Pacific/Nauru</text:p>
          </table:table-cell>
          <table:table-cell office:value-type="float" office:value="-0.53" calcext:value-type="float">
            <text:p>-0.53</text:p>
          </table:table-cell>
          <table:table-cell office:value-type="float" office:value="166.93" calcext:value-type="float">
            <text:p>166.93</text:p>
          </table:table-cell>
        </table:table-row>
        <table:table-row table:style-name="ro1">
          <table:table-cell office:value-type="string" calcext:value-type="string">
            <text:p>Pacific/Noumea</text:p>
          </table:table-cell>
          <table:table-cell office:value-type="float" office:value="-21.21" calcext:value-type="float">
            <text:p>-21.21</text:p>
          </table:table-cell>
          <table:table-cell office:value-type="float" office:value="165.85" calcext:value-type="float">
            <text:p>165.85</text:p>
          </table:table-cell>
        </table:table-row>
        <table:table-row table:style-name="ro1">
          <table:table-cell office:value-type="string" calcext:value-type="string">
            <text:p>Pacific/Auckland</text:p>
          </table:table-cell>
          <table:table-cell office:value-type="float" office:value="-36.85" calcext:value-type="float">
            <text:p>-36.85</text:p>
          </table:table-cell>
          <table:table-cell office:value-type="float" office:value="174.76" calcext:value-type="float">
            <text:p>174.76</text:p>
          </table:table-cell>
        </table:table-row>
        <table:table-row table:style-name="ro1">
          <table:table-cell office:value-type="string" calcext:value-type="string">
            <text:p>Pacific/Chatham</text:p>
          </table:table-cell>
          <table:table-cell office:value-type="float" office:value="-44.02" calcext:value-type="float">
            <text:p>-44.02</text:p>
          </table:table-cell>
          <table:table-cell office:value-type="float" office:value="-175.93" calcext:value-type="float">
            <text:p>-175.93</text:p>
          </table:table-cell>
        </table:table-row>
        <table:table-row table:style-name="ro1">
          <table:table-cell office:value-type="string" calcext:value-type="string">
            <text:p>Pacific/Rarotonga</text:p>
          </table:table-cell>
          <table:table-cell office:value-type="float" office:value="-21.23" calcext:value-type="float">
            <text:p>-21.23</text:p>
          </table:table-cell>
          <table:table-cell office:value-type="float" office:value="-159.78" calcext:value-type="float">
            <text:p>-159.78</text:p>
          </table:table-cell>
        </table:table-row>
        <table:table-row table:style-name="ro1">
          <table:table-cell office:value-type="string" calcext:value-type="string">
            <text:p>Pacific/Niue</text:p>
          </table:table-cell>
          <table:table-cell office:value-type="float" office:value="-19.07" calcext:value-type="float">
            <text:p>-19.07</text:p>
          </table:table-cell>
          <table:table-cell office:value-type="float" office:value="-169.85" calcext:value-type="float">
            <text:p>-169.85</text:p>
          </table:table-cell>
        </table:table-row>
        <table:table-row table:style-name="ro1">
          <table:table-cell office:value-type="string" calcext:value-type="string">
            <text:p>Pacific/Norfolk</text:p>
          </table:table-cell>
          <table:table-cell office:value-type="float" office:value="-29.04" calcext:value-type="float">
            <text:p>-29.04</text:p>
          </table:table-cell>
          <table:table-cell office:value-type="float" office:value="167.95" calcext:value-type="float">
            <text:p>167.95</text:p>
          </table:table-cell>
        </table:table-row>
        <table:table-row table:style-name="ro1">
          <table:table-cell office:value-type="string" calcext:value-type="string">
            <text:p>Pacific/Palau</text:p>
          </table:table-cell>
          <table:table-cell office:value-type="float" office:value="7.52" calcext:value-type="float">
            <text:p>7.52</text:p>
          </table:table-cell>
          <table:table-cell office:value-type="float" office:value="134.58" calcext:value-type="float">
            <text:p>134.58</text:p>
          </table:table-cell>
        </table:table-row>
        <table:table-row table:style-name="ro1">
          <table:table-cell office:value-type="string" calcext:value-type="string">
            <text:p>Pacific/Port_Moresby</text:p>
          </table:table-cell>
          <table:table-cell office:value-type="float" office:value="-9.44" calcext:value-type="float">
            <text:p>-9.44</text:p>
          </table:table-cell>
          <table:table-cell office:value-type="float" office:value="147.18" calcext:value-type="float">
            <text:p>147.18</text:p>
          </table:table-cell>
        </table:table-row>
        <table:table-row table:style-name="ro1">
          <table:table-cell office:value-type="string" calcext:value-type="string">
            <text:p>Pacific/Bougainville</text:p>
          </table:table-cell>
          <table:table-cell office:value-type="float" office:value="-6.38" calcext:value-type="float">
            <text:p>-6.38</text:p>
          </table:table-cell>
          <table:table-cell office:value-type="float" office:value="155.38" calcext:value-type="float">
            <text:p>155.38</text:p>
          </table:table-cell>
        </table:table-row>
        <table:table-row table:style-name="ro1">
          <table:table-cell office:value-type="string" calcext:value-type="string">
            <text:p>Pacific/Pitcairn</text:p>
          </table:table-cell>
          <table:table-cell office:value-type="float" office:value="-24.38" calcext:value-type="float">
            <text:p>-24.38</text:p>
          </table:table-cell>
          <table:table-cell office:value-type="float" office:value="-128.32" calcext:value-type="float">
            <text:p>-128.32</text:p>
          </table:table-cell>
        </table:table-row>
        <table:table-row table:style-name="ro1">
          <table:table-cell office:value-type="string" calcext:value-type="string">
            <text:p>Pacific/Pago_Pago</text:p>
          </table:table-cell>
          <table:table-cell office:value-type="float" office:value="-14.28" calcext:value-type="float">
            <text:p>-14.28</text:p>
          </table:table-cell>
          <table:table-cell office:value-type="float" office:value="-170.7" calcext:value-type="float">
            <text:p>-170.7</text:p>
          </table:table-cell>
        </table:table-row>
        <table:table-row table:style-name="ro1">
          <table:table-cell office:value-type="string" calcext:value-type="string">
            <text:p>Pacific/Apia</text:p>
          </table:table-cell>
          <table:table-cell office:value-type="float" office:value="-13.83" calcext:value-type="float">
            <text:p>-13.83</text:p>
          </table:table-cell>
          <table:table-cell office:value-type="float" office:value="-171.77" calcext:value-type="float">
            <text:p>-171.77</text:p>
          </table:table-cell>
        </table:table-row>
        <table:table-row table:style-name="ro1">
          <table:table-cell office:value-type="string" calcext:value-type="string">
            <text:p>Pacific/Guadalcanal</text:p>
          </table:table-cell>
          <table:table-cell office:value-type="float" office:value="-9.58" calcext:value-type="float">
            <text:p>-9.58</text:p>
          </table:table-cell>
          <table:table-cell office:value-type="float" office:value="160.15" calcext:value-type="float">
            <text:p>160.15</text:p>
          </table:table-cell>
        </table:table-row>
        <table:table-row table:style-name="ro1">
          <table:table-cell office:value-type="string" calcext:value-type="string">
            <text:p>Pacific/Fakaofo</text:p>
          </table:table-cell>
          <table:table-cell office:value-type="float" office:value="-9.38" calcext:value-type="float">
            <text:p>-9.38</text:p>
          </table:table-cell>
          <table:table-cell office:value-type="float" office:value="-171.22" calcext:value-type="float">
            <text:p>-171.22</text:p>
          </table:table-cell>
        </table:table-row>
        <table:table-row table:style-name="ro1">
          <table:table-cell office:value-type="string" calcext:value-type="string">
            <text:p>Pacific/Tongatapu</text:p>
          </table:table-cell>
          <table:table-cell office:value-type="float" office:value="-21.15" calcext:value-type="float">
            <text:p>-21.15</text:p>
          </table:table-cell>
          <table:table-cell office:value-type="float" office:value="-175.25" calcext:value-type="float">
            <text:p>-175.25</text:p>
          </table:table-cell>
        </table:table-row>
        <table:table-row table:style-name="ro1">
          <table:table-cell office:value-type="string" calcext:value-type="string">
            <text:p>Pacific/Funafuti</text:p>
          </table:table-cell>
          <table:table-cell office:value-type="float" office:value="-8.52" calcext:value-type="float">
            <text:p>-8.52</text:p>
          </table:table-cell>
          <table:table-cell office:value-type="float" office:value="179.2" calcext:value-type="float">
            <text:p>179.2</text:p>
          </table:table-cell>
        </table:table-row>
        <table:table-row table:style-name="ro1">
          <table:table-cell office:value-type="string" calcext:value-type="string">
            <text:p>Pacific/Wake</text:p>
          </table:table-cell>
          <table:table-cell office:value-type="float" office:value="19.28" calcext:value-type="float">
            <text:p>19.28</text:p>
          </table:table-cell>
          <table:table-cell office:value-type="float" office:value="166.65" calcext:value-type="float">
            <text:p>166.65</text:p>
          </table:table-cell>
        </table:table-row>
        <table:table-row table:style-name="ro1">
          <table:table-cell office:value-type="string" calcext:value-type="string">
            <text:p>Pacific/Efate</text:p>
          </table:table-cell>
          <table:table-cell office:value-type="float" office:value="-17.66" calcext:value-type="float">
            <text:p>-17.66</text:p>
          </table:table-cell>
          <table:table-cell office:value-type="float" office:value="168.43" calcext:value-type="float">
            <text:p>168.43</text:p>
          </table:table-cell>
        </table:table-row>
        <table:table-row table:style-name="ro1">
          <table:table-cell office:value-type="string" calcext:value-type="string">
            <text:p>Pacific/Wallis</text:p>
          </table:table-cell>
          <table:table-cell office:value-type="float" office:value="-13.3" calcext:value-type="float">
            <text:p>-13.3</text:p>
          </table:table-cell>
          <table:table-cell office:value-type="float" office:value="-176.21" calcext:value-type="float">
            <text:p>-176.21</text:p>
          </table:table-cell>
        </table:table-row>
        <table:table-row table:style-name="ro1">
          <table:table-cell office:value-type="string" calcext:value-type="string">
            <text:p>Europe/London</text:p>
          </table:table-cell>
          <table:table-cell office:value-type="float" office:value="51.51" calcext:value-type="float">
            <text:p>51.51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string" calcext:value-type="string">
            <text:p>Europe/Dublin</text:p>
          </table:table-cell>
          <table:table-cell office:value-type="float" office:value="53.35" calcext:value-type="float">
            <text:p>53.35</text:p>
          </table:table-cell>
          <table:table-cell office:value-type="float" office:value="-6.26" calcext:value-type="float">
            <text:p>-6.26</text:p>
          </table:table-cell>
        </table:table-row>
        <table:table-row table:style-name="ro1">
          <table:table-cell office:value-type="string" calcext:value-type="string">
            <text:p>Europe/Tirane</text:p>
          </table:table-cell>
          <table:table-cell office:value-type="float" office:value="41.33" calcext:value-type="float">
            <text:p>41.33</text:p>
          </table:table-cell>
          <table:table-cell office:value-type="float" office:value="19.82" calcext:value-type="float">
            <text:p>19.82</text:p>
          </table:table-cell>
        </table:table-row>
        <table:table-row table:style-name="ro1">
          <table:table-cell office:value-type="string" calcext:value-type="string">
            <text:p>Europe/Andorra</text:p>
          </table:table-cell>
          <table:table-cell office:value-type="float" office:value="42.51" calcext:value-type="float">
            <text:p>42.51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Europe/Vienna</text:p>
          </table:table-cell>
          <table:table-cell office:value-type="float" office:value="48.21" calcext:value-type="float">
            <text:p>48.21</text:p>
          </table:table-cell>
          <table:table-cell office:value-type="float" office:value="16.37" calcext:value-type="float">
            <text:p>16.37</text:p>
          </table:table-cell>
        </table:table-row>
        <table:table-row table:style-name="ro1">
          <table:table-cell office:value-type="string" calcext:value-type="string">
            <text:p>Europe/Minsk</text:p>
          </table:table-cell>
          <table:table-cell office:value-type="float" office:value="53.9" calcext:value-type="float">
            <text:p>53.9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string" calcext:value-type="string">
            <text:p>Europe/Brussels</text:p>
          </table:table-cell>
          <table:table-cell office:value-type="float" office:value="50.85" calcext:value-type="float">
            <text:p>50.85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string" calcext:value-type="string">
            <text:p>Europe/Sofia</text:p>
          </table:table-cell>
          <table:table-cell office:value-type="float" office:value="42.7" calcext:value-type="float">
            <text:p>42.7</text:p>
          </table:table-cell>
          <table:table-cell office:value-type="float" office:value="23.32" calcext:value-type="float">
            <text:p>23.32</text:p>
          </table:table-cell>
        </table:table-row>
        <table:table-row table:style-name="ro1">
          <table:table-cell office:value-type="string" calcext:value-type="string">
            <text:p>Europe/Prague</text:p>
          </table:table-cell>
          <table:table-cell office:value-type="float" office:value="50.08" calcext:value-type="float">
            <text:p>50.08</text:p>
          </table:table-cell>
          <table:table-cell office:value-type="float" office:value="14.44" calcext:value-type="float">
            <text:p>14.44</text:p>
          </table:table-cell>
        </table:table-row>
        <table:table-row table:style-name="ro1">
          <table:table-cell office:value-type="string" calcext:value-type="string">
            <text:p>Europe/Copenhagen</text:p>
          </table:table-cell>
          <table:table-cell office:value-type="float" office:value="55.68" calcext:value-type="float">
            <text:p>55.68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1">
          <table:table-cell office:value-type="string" calcext:value-type="string">
            <text:p>Atlantic/Faroe</text:p>
          </table:table-cell>
          <table:table-cell office:value-type="float" office:value="61.89" calcext:value-type="float">
            <text:p>61.89</text:p>
          </table:table-cell>
          <table:table-cell office:value-type="float" office:value="-6.91" calcext:value-type="float">
            <text:p>-6.91</text:p>
          </table:table-cell>
        </table:table-row>
        <table:table-row table:style-name="ro1">
          <table:table-cell office:value-type="string" calcext:value-type="string">
            <text:p>America/Danmarkshavn</text:p>
          </table:table-cell>
          <table:table-cell office:value-type="float" office:value="76.77" calcext:value-type="float">
            <text:p>76.77</text:p>
          </table:table-cell>
          <table:table-cell office:value-type="float" office:value="-18.67" calcext:value-type="float">
            <text:p>-18.67</text:p>
          </table:table-cell>
        </table:table-row>
        <table:table-row table:style-name="ro1">
          <table:table-cell office:value-type="string" calcext:value-type="string">
            <text:p>America/Scoresbysund</text:p>
          </table:table-cell>
          <table:table-cell office:value-type="float" office:value="70.49" calcext:value-type="float">
            <text:p>70.49</text:p>
          </table:table-cell>
          <table:table-cell office:value-type="float" office:value="-21.96" calcext:value-type="float">
            <text:p>-21.96</text:p>
          </table:table-cell>
        </table:table-row>
        <table:table-row table:style-name="ro1">
          <table:table-cell office:value-type="string" calcext:value-type="string">
            <text:p>America/Nuuk</text:p>
          </table:table-cell>
          <table:table-cell office:value-type="float" office:value="64.18" calcext:value-type="float">
            <text:p>64.18</text:p>
          </table:table-cell>
          <table:table-cell office:value-type="float" office:value="-51.69" calcext:value-type="float">
            <text:p>-51.69</text:p>
          </table:table-cell>
        </table:table-row>
        <table:table-row table:style-name="ro1">
          <table:table-cell office:value-type="string" calcext:value-type="string">
            <text:p>America/Thule</text:p>
          </table:table-cell>
          <table:table-cell office:value-type="float" office:value="77.47" calcext:value-type="float">
            <text:p>77.47</text:p>
          </table:table-cell>
          <table:table-cell office:value-type="float" office:value="-69.23" calcext:value-type="float">
            <text:p>-69.23</text:p>
          </table:table-cell>
        </table:table-row>
        <table:table-row table:style-name="ro1">
          <table:table-cell office:value-type="string" calcext:value-type="string">
            <text:p>Europe/Tallinn</text:p>
          </table:table-cell>
          <table:table-cell office:value-type="float" office:value="59.44" calcext:value-type="float">
            <text:p>59.44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string" calcext:value-type="string">
            <text:p>Europe/Helsinki</text:p>
          </table:table-cell>
          <table:table-cell office:value-type="float" office:value="60.17" calcext:value-type="float">
            <text:p>60.17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1">
          <table:table-cell office:value-type="string" calcext:value-type="string">
            <text:p>Europe/Paris</text:p>
          </table:table-cell>
          <table:table-cell office:value-type="float" office:value="48.86" calcext:value-type="float">
            <text:p>48.86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Europe/Berlin</text:p>
          </table:table-cell>
          <table:table-cell office:value-type="float" office:value="52.52" calcext:value-type="float">
            <text:p>52.52</text:p>
          </table:table-cell>
          <table:table-cell office:value-type="float" office:value="13.41" calcext:value-type="float">
            <text:p>13.41</text:p>
          </table:table-cell>
        </table:table-row>
        <table:table-row table:style-name="ro1">
          <table:table-cell office:value-type="string" calcext:value-type="string">
            <text:p>Europe/Gibraltar</text:p>
          </table:table-cell>
          <table:table-cell office:value-type="float" office:value="36.14" calcext:value-type="float">
            <text:p>36.14</text:p>
          </table:table-cell>
          <table:table-cell office:value-type="float" office:value="-5.35" calcext:value-type="float">
            <text:p>-5.35</text:p>
          </table:table-cell>
        </table:table-row>
        <table:table-row table:style-name="ro1">
          <table:table-cell office:value-type="string" calcext:value-type="string">
            <text:p>Europe/Athens</text:p>
          </table:table-cell>
          <table:table-cell office:value-type="float" office:value="37.98" calcext:value-type="float">
            <text:p>37.98</text:p>
          </table:table-cell>
          <table:table-cell office:value-type="float" office:value="23.73" calcext:value-type="float">
            <text:p>23.73</text:p>
          </table:table-cell>
        </table:table-row>
        <table:table-row table:style-name="ro1">
          <table:table-cell office:value-type="string" calcext:value-type="string">
            <text:p>Europe/Budapest</text:p>
          </table:table-cell>
          <table:table-cell office:value-type="float" office:value="47.5" calcext:value-type="float">
            <text:p>47.5</text:p>
          </table:table-cell>
          <table:table-cell office:value-type="float" office:value="19.04" calcext:value-type="float">
            <text:p>19.04</text:p>
          </table:table-cell>
        </table:table-row>
        <table:table-row table:style-name="ro1">
          <table:table-cell office:value-type="string" calcext:value-type="string">
            <text:p>Atlantic/Reykjavik</text:p>
          </table:table-cell>
          <table:table-cell office:value-type="float" office:value="64.15" calcext:value-type="float">
            <text:p>64.15</text:p>
          </table:table-cell>
          <table:table-cell office:value-type="float" office:value="-21.94" calcext:value-type="float">
            <text:p>-21.94</text:p>
          </table:table-cell>
        </table:table-row>
        <table:table-row table:style-name="ro1">
          <table:table-cell office:value-type="string" calcext:value-type="string">
            <text:p>Europe/Rome</text:p>
          </table:table-cell>
          <table:table-cell office:value-type="float" office:value="41.9" calcext:value-type="float">
            <text:p>41.9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Europe/Riga</text:p>
          </table:table-cell>
          <table:table-cell office:value-type="float" office:value="56.95" calcext:value-type="float">
            <text:p>56.95</text:p>
          </table:table-cell>
          <table:table-cell office:value-type="float" office:value="24.11" calcext:value-type="float">
            <text:p>24.11</text:p>
          </table:table-cell>
        </table:table-row>
        <table:table-row table:style-name="ro1">
          <table:table-cell office:value-type="string" calcext:value-type="string">
            <text:p>Europe/Vilnius</text:p>
          </table:table-cell>
          <table:table-cell office:value-type="float" office:value="54.69" calcext:value-type="float">
            <text:p>54.69</text:p>
          </table:table-cell>
          <table:table-cell office:value-type="float" office:value="25.28" calcext:value-type="float">
            <text:p>25.28</text:p>
          </table:table-cell>
        </table:table-row>
        <table:table-row table:style-name="ro1">
          <table:table-cell office:value-type="string" calcext:value-type="string">
            <text:p>Europe/Luxembourg</text:p>
          </table:table-cell>
          <table:table-cell office:value-type="float" office:value="49.61" calcext:value-type="float">
            <text:p>49.61</text:p>
          </table:table-cell>
          <table:table-cell office:value-type="float" office:value="6.13" calcext:value-type="float">
            <text:p>6.13</text:p>
          </table:table-cell>
        </table:table-row>
        <table:table-row table:style-name="ro1">
          <table:table-cell office:value-type="string" calcext:value-type="string">
            <text:p>Europe/Malta</text:p>
          </table:table-cell>
          <table:table-cell office:value-type="float" office:value="35.94" calcext:value-type="float">
            <text:p>35.94</text:p>
          </table:table-cell>
          <table:table-cell office:value-type="float" office:value="14.38" calcext:value-type="float">
            <text:p>14.38</text:p>
          </table:table-cell>
        </table:table-row>
        <table:table-row table:style-name="ro1">
          <table:table-cell office:value-type="string" calcext:value-type="string">
            <text:p>Europe/Chisinau</text:p>
          </table:table-cell>
          <table:table-cell office:value-type="float" office:value="47.01" calcext:value-type="float">
            <text:p>47.01</text:p>
          </table:table-cell>
          <table:table-cell office:value-type="float" office:value="28.86" calcext:value-type="float">
            <text:p>28.86</text:p>
          </table:table-cell>
        </table:table-row>
        <table:table-row table:style-name="ro1">
          <table:table-cell office:value-type="string" calcext:value-type="string">
            <text:p>Europe/Monaco</text:p>
          </table:table-cell>
          <table:table-cell office:value-type="float" office:value="43.74" calcext:value-type="float">
            <text:p>43.74</text:p>
          </table:table-cell>
          <table:table-cell office:value-type="float" office:value="7.42" calcext:value-type="float">
            <text:p>7.42</text:p>
          </table:table-cell>
        </table:table-row>
        <table:table-row table:style-name="ro1">
          <table:table-cell office:value-type="string" calcext:value-type="string">
            <text:p>Europe/Amsterdam</text:p>
          </table:table-cell>
          <table:table-cell office:value-type="float" office:value="52.37" calcext:value-type="float">
            <text:p>52.37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>
          <table:table-cell office:value-type="string" calcext:value-type="string">
            <text:p>Europe/Oslo</text:p>
          </table:table-cell>
          <table:table-cell office:value-type="float" office:value="59.91" calcext:value-type="float">
            <text:p>59.91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office:value-type="string" calcext:value-type="string">
            <text:p>Europe/Warsaw</text:p>
          </table:table-cell>
          <table:table-cell office:value-type="float" office:value="52.23" calcext:value-type="float">
            <text:p>52.23</text:p>
          </table:table-cell>
          <table:table-cell office:value-type="float" office:value="21.01" calcext:value-type="float">
            <text:p>21.01</text:p>
          </table:table-cell>
        </table:table-row>
        <table:table-row table:style-name="ro1">
          <table:table-cell office:value-type="string" calcext:value-type="string">
            <text:p>Europe/Lisbon</text:p>
          </table:table-cell>
          <table:table-cell office:value-type="float" office:value="38.72" calcext:value-type="float">
            <text:p>38.72</text:p>
          </table:table-cell>
          <table:table-cell office:value-type="float" office:value="-9.14" calcext:value-type="float">
            <text:p>-9.14</text:p>
          </table:table-cell>
        </table:table-row>
        <table:table-row table:style-name="ro1">
          <table:table-cell office:value-type="string" calcext:value-type="string">
            <text:p>Atlantic/Azores</text:p>
          </table:table-cell>
          <table:table-cell office:value-type="float" office:value="37.74" calcext:value-type="float">
            <text:p>37.74</text:p>
          </table:table-cell>
          <table:table-cell office:value-type="float" office:value="-25.68" calcext:value-type="float">
            <text:p>-25.68</text:p>
          </table:table-cell>
        </table:table-row>
        <table:table-row table:style-name="ro1">
          <table:table-cell office:value-type="string" calcext:value-type="string">
            <text:p>Atlantic/Madeira</text:p>
          </table:table-cell>
          <table:table-cell office:value-type="float" office:value="32.76" calcext:value-type="float">
            <text:p>32.76</text:p>
          </table:table-cell>
          <table:table-cell office:value-type="float" office:value="-16.96" calcext:value-type="float">
            <text:p>-16.96</text:p>
          </table:table-cell>
        </table:table-row>
        <table:table-row table:style-name="ro1">
          <table:table-cell office:value-type="string" calcext:value-type="string">
            <text:p>Europe/Bucharest</text:p>
          </table:table-cell>
          <table:table-cell office:value-type="float" office:value="44.43" calcext:value-type="float">
            <text:p>44.43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string" calcext:value-type="string">
            <text:p>Europe/Kaliningrad</text:p>
          </table:table-cell>
          <table:table-cell office:value-type="float" office:value="54.71" calcext:value-type="float">
            <text:p>54.71</text:p>
          </table:table-cell>
          <table:table-cell office:value-type="float" office:value="20.45" calcext:value-type="float">
            <text:p>20.45</text:p>
          </table:table-cell>
        </table:table-row>
        <table:table-row table:style-name="ro1">
          <table:table-cell office:value-type="string" calcext:value-type="string">
            <text:p>Europe/Moscow</text:p>
          </table:table-cell>
          <table:table-cell office:value-type="float" office:value="55.76" calcext:value-type="float">
            <text:p>55.76</text:p>
          </table:table-cell>
          <table:table-cell office:value-type="float" office:value="37.62" calcext:value-type="float">
            <text:p>37.62</text:p>
          </table:table-cell>
        </table:table-row>
        <table:table-row table:style-name="ro1">
          <table:table-cell office:value-type="string" calcext:value-type="string">
            <text:p>Europe/Simferopol</text:p>
          </table:table-cell>
          <table:table-cell office:value-type="float" office:value="44.95" calcext:value-type="float">
            <text:p>44.95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string" calcext:value-type="string">
            <text:p>Europe/Astrakhan</text:p>
          </table:table-cell>
          <table:table-cell office:value-type="float" office:value="46.36" calcext:value-type="float">
            <text:p>46.36</text:p>
          </table:table-cell>
          <table:table-cell office:value-type="float" office:value="48.06" calcext:value-type="float">
            <text:p>48.06</text:p>
          </table:table-cell>
        </table:table-row>
        <table:table-row table:style-name="ro1">
          <table:table-cell office:value-type="string" calcext:value-type="string">
            <text:p>Europe/Volgograd</text:p>
          </table:table-cell>
          <table:table-cell office:value-type="float" office:value="48.71" calcext:value-type="float">
            <text:p>48.71</text:p>
          </table:table-cell>
          <table:table-cell office:value-type="float" office:value="44.51" calcext:value-type="float">
            <text:p>44.51</text:p>
          </table:table-cell>
        </table:table-row>
        <table:table-row table:style-name="ro1">
          <table:table-cell office:value-type="string" calcext:value-type="string">
            <text:p>Europe/Saratov</text:p>
          </table:table-cell>
          <table:table-cell office:value-type="float" office:value="51.55" calcext:value-type="float">
            <text:p>51.55</text:p>
          </table:table-cell>
          <table:table-cell office:value-type="float" office:value="46.02" calcext:value-type="float">
            <text:p>46.02</text:p>
          </table:table-cell>
        </table:table-row>
        <table:table-row table:style-name="ro1">
          <table:table-cell office:value-type="string" calcext:value-type="string">
            <text:p>Europe/Kirov</text:p>
          </table:table-cell>
          <table:table-cell office:value-type="float" office:value="58.6" calcext:value-type="float">
            <text:p>58.6</text:p>
          </table:table-cell>
          <table:table-cell office:value-type="float" office:value="49.67" calcext:value-type="float">
            <text:p>49.67</text:p>
          </table:table-cell>
        </table:table-row>
        <table:table-row table:style-name="ro1">
          <table:table-cell office:value-type="string" calcext:value-type="string">
            <text:p>Europe/Samara</text:p>
          </table:table-cell>
          <table:table-cell office:value-type="float" office:value="53.2" calcext:value-type="float">
            <text:p>53.2</text:p>
          </table:table-cell>
          <table:table-cell office:value-type="float" office:value="50.16" calcext:value-type="float">
            <text:p>50.16</text:p>
          </table:table-cell>
        </table:table-row>
        <table:table-row table:style-name="ro1">
          <table:table-cell office:value-type="string" calcext:value-type="string">
            <text:p>Europe/Ulyanovsk</text:p>
          </table:table-cell>
          <table:table-cell office:value-type="float" office:value="54.32" calcext:value-type="float">
            <text:p>54.32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Asia/Yekaterinburg</text:p>
          </table:table-cell>
          <table:table-cell office:value-type="float" office:value="56.84" calcext:value-type="float">
            <text:p>56.84</text:p>
          </table:table-cell>
          <table:table-cell office:value-type="float" office:value="60.65" calcext:value-type="float">
            <text:p>60.65</text:p>
          </table:table-cell>
        </table:table-row>
        <table:table-row table:style-name="ro1">
          <table:table-cell office:value-type="string" calcext:value-type="string">
            <text:p>Asia/Omsk</text:p>
          </table:table-cell>
          <table:table-cell office:value-type="float" office:value="54.99" calcext:value-type="float">
            <text:p>54.99</text:p>
          </table:table-cell>
          <table:table-cell office:value-type="float" office:value="73.36" calcext:value-type="float">
            <text:p>73.36</text:p>
          </table:table-cell>
        </table:table-row>
        <table:table-row table:style-name="ro1">
          <table:table-cell office:value-type="string" calcext:value-type="string">
            <text:p>Asia/Barnaul</text:p>
          </table:table-cell>
          <table:table-cell office:value-type="float" office:value="53.35" calcext:value-type="float">
            <text:p>53.35</text:p>
          </table:table-cell>
          <table:table-cell office:value-type="float" office:value="83.78" calcext:value-type="float">
            <text:p>83.78</text:p>
          </table:table-cell>
        </table:table-row>
        <table:table-row table:style-name="ro1">
          <table:table-cell office:value-type="string" calcext:value-type="string">
            <text:p>Asia/Novosibirsk</text:p>
          </table:table-cell>
          <table:table-cell office:value-type="float" office:value="54.98" calcext:value-type="float">
            <text:p>54.98</text:p>
          </table:table-cell>
          <table:table-cell office:value-type="float" office:value="82.9" calcext:value-type="float">
            <text:p>82.9</text:p>
          </table:table-cell>
        </table:table-row>
        <table:table-row table:style-name="ro1">
          <table:table-cell office:value-type="string" calcext:value-type="string">
            <text:p>Asia/Tomsk</text:p>
          </table:table-cell>
          <table:table-cell office:value-type="float" office:value="56.49" calcext:value-type="float">
            <text:p>56.49</text:p>
          </table:table-cell>
          <table:table-cell office:value-type="float" office:value="84.95" calcext:value-type="float">
            <text:p>84.95</text:p>
          </table:table-cell>
        </table:table-row>
        <table:table-row table:style-name="ro1">
          <table:table-cell office:value-type="string" calcext:value-type="string">
            <text:p>Asia/Novokuznetsk</text:p>
          </table:table-cell>
          <table:table-cell office:value-type="float" office:value="53.76" calcext:value-type="float">
            <text:p>53.76</text:p>
          </table:table-cell>
          <table:table-cell office:value-type="float" office:value="87.12" calcext:value-type="float">
            <text:p>87.12</text:p>
          </table:table-cell>
        </table:table-row>
        <table:table-row table:style-name="ro1">
          <table:table-cell office:value-type="string" calcext:value-type="string">
            <text:p>Asia/Krasnoyarsk</text:p>
          </table:table-cell>
          <table:table-cell office:value-type="float" office:value="56.02" calcext:value-type="float">
            <text:p>56.02</text:p>
          </table:table-cell>
          <table:table-cell office:value-type="float" office:value="92.89" calcext:value-type="float">
            <text:p>92.89</text:p>
          </table:table-cell>
        </table:table-row>
        <table:table-row table:style-name="ro1">
          <table:table-cell office:value-type="string" calcext:value-type="string">
            <text:p>Asia/Irkutsk</text:p>
          </table:table-cell>
          <table:table-cell office:value-type="float" office:value="52.29" calcext:value-type="float">
            <text:p>52.29</text:p>
          </table:table-cell>
          <table:table-cell office:value-type="float" office:value="104.29" calcext:value-type="float">
            <text:p>104.29</text:p>
          </table:table-cell>
        </table:table-row>
        <table:table-row table:style-name="ro1">
          <table:table-cell office:value-type="string" calcext:value-type="string">
            <text:p>Asia/Chita</text:p>
          </table:table-cell>
          <table:table-cell office:value-type="float" office:value="52.05" calcext:value-type="float">
            <text:p>52.05</text:p>
          </table:table-cell>
          <table:table-cell office:value-type="float" office:value="113.47" calcext:value-type="float">
            <text:p>113.47</text:p>
          </table:table-cell>
        </table:table-row>
        <table:table-row table:style-name="ro1">
          <table:table-cell office:value-type="string" calcext:value-type="string">
            <text:p>Asia/Yakutsk</text:p>
          </table:table-cell>
          <table:table-cell office:value-type="float" office:value="62.04" calcext:value-type="float">
            <text:p>62.04</text:p>
          </table:table-cell>
          <table:table-cell office:value-type="float" office:value="129.74" calcext:value-type="float">
            <text:p>129.74</text:p>
          </table:table-cell>
        </table:table-row>
        <table:table-row table:style-name="ro1">
          <table:table-cell office:value-type="string" calcext:value-type="string">
            <text:p>Asia/Vladivostok</text:p>
          </table:table-cell>
          <table:table-cell office:value-type="float" office:value="43.13" calcext:value-type="float">
            <text:p>43.13</text:p>
          </table:table-cell>
          <table:table-cell office:value-type="float" office:value="131.91" calcext:value-type="float">
            <text:p>131.91</text:p>
          </table:table-cell>
        </table:table-row>
        <table:table-row table:style-name="ro1">
          <table:table-cell office:value-type="string" calcext:value-type="string">
            <text:p>Asia/Khandyga</text:p>
          </table:table-cell>
          <table:table-cell office:value-type="float" office:value="62.66" calcext:value-type="float">
            <text:p>62.66</text:p>
          </table:table-cell>
          <table:table-cell office:value-type="float" office:value="135.55" calcext:value-type="float">
            <text:p>135.55</text:p>
          </table:table-cell>
        </table:table-row>
        <table:table-row table:style-name="ro1">
          <table:table-cell office:value-type="string" calcext:value-type="string">
            <text:p>Asia/Sakhalin</text:p>
          </table:table-cell>
          <table:table-cell office:value-type="float" office:value="50.69" calcext:value-type="float">
            <text:p>50.69</text:p>
          </table:table-cell>
          <table:table-cell office:value-type="float" office:value="142.95" calcext:value-type="float">
            <text:p>142.95</text:p>
          </table:table-cell>
        </table:table-row>
        <table:table-row table:style-name="ro1">
          <table:table-cell office:value-type="string" calcext:value-type="string">
            <text:p>Asia/Magadan</text:p>
          </table:table-cell>
          <table:table-cell office:value-type="float" office:value="59.56" calcext:value-type="float">
            <text:p>59.56</text:p>
          </table:table-cell>
          <table:table-cell office:value-type="float" office:value="150.81" calcext:value-type="float">
            <text:p>150.81</text:p>
          </table:table-cell>
        </table:table-row>
        <table:table-row table:style-name="ro1">
          <table:table-cell office:value-type="string" calcext:value-type="string">
            <text:p>Asia/Srednekolymsk</text:p>
          </table:table-cell>
          <table:table-cell office:value-type="float" office:value="67.43" calcext:value-type="float">
            <text:p>67.43</text:p>
          </table:table-cell>
          <table:table-cell office:value-type="float" office:value="153.73" calcext:value-type="float">
            <text:p>153.73</text:p>
          </table:table-cell>
        </table:table-row>
        <table:table-row table:style-name="ro1">
          <table:table-cell office:value-type="string" calcext:value-type="string">
            <text:p>Asia/Ust-Nera</text:p>
          </table:table-cell>
          <table:table-cell office:value-type="float" office:value="64.56" calcext:value-type="float">
            <text:p>64.56</text:p>
          </table:table-cell>
          <table:table-cell office:value-type="float" office:value="143.22" calcext:value-type="float">
            <text:p>143.22</text:p>
          </table:table-cell>
        </table:table-row>
        <table:table-row table:style-name="ro1">
          <table:table-cell office:value-type="string" calcext:value-type="string">
            <text:p>Asia/Kamchatka</text:p>
          </table:table-cell>
          <table:table-cell office:value-type="float" office:value="56.13" calcext:value-type="float">
            <text:p>56.13</text:p>
          </table:table-cell>
          <table:table-cell office:value-type="float" office:value="159.53" calcext:value-type="float">
            <text:p>159.53</text:p>
          </table:table-cell>
        </table:table-row>
        <table:table-row table:style-name="ro1">
          <table:table-cell office:value-type="string" calcext:value-type="string">
            <text:p>Asia/Anadyr</text:p>
          </table:table-cell>
          <table:table-cell office:value-type="float" office:value="64.73" calcext:value-type="float">
            <text:p>64.73</text:p>
          </table:table-cell>
          <table:table-cell office:value-type="float" office:value="177.5" calcext:value-type="float">
            <text:p>177.5</text:p>
          </table:table-cell>
        </table:table-row>
        <table:table-row table:style-name="ro1">
          <table:table-cell office:value-type="string" calcext:value-type="string">
            <text:p>Europe/Belgrade</text:p>
          </table:table-cell>
          <table:table-cell office:value-type="float" office:value="44.79" calcext:value-type="float">
            <text:p>44.79</text:p>
          </table:table-cell>
          <table:table-cell office:value-type="float" office:value="20.45" calcext:value-type="float">
            <text:p>20.45</text:p>
          </table:table-cell>
        </table:table-row>
        <table:table-row table:style-name="ro1">
          <table:table-cell office:value-type="string" calcext:value-type="string">
            <text:p>Europe/Madrid</text:p>
          </table:table-cell>
          <table:table-cell office:value-type="float" office:value="40.42" calcext:value-type="float">
            <text:p>40.42</text:p>
          </table:table-cell>
          <table:table-cell office:value-type="float" office:value="-3.7" calcext:value-type="float">
            <text:p>-3.7</text:p>
          </table:table-cell>
        </table:table-row>
        <table:table-row table:style-name="ro1">
          <table:table-cell office:value-type="string" calcext:value-type="string">
            <text:p>Africa/Ceuta</text:p>
          </table:table-cell>
          <table:table-cell office:value-type="float" office:value="35.89" calcext:value-type="float">
            <text:p>35.89</text:p>
          </table:table-cell>
          <table:table-cell office:value-type="float" office:value="-5.32" calcext:value-type="float">
            <text:p>-5.32</text:p>
          </table:table-cell>
        </table:table-row>
        <table:table-row table:style-name="ro1">
          <table:table-cell office:value-type="string" calcext:value-type="string">
            <text:p>Atlantic/Canary</text:p>
          </table:table-cell>
          <table:table-cell office:value-type="float" office:value="28.29" calcext:value-type="float">
            <text:p>28.29</text:p>
          </table:table-cell>
          <table:table-cell office:value-type="float" office:value="-16.63" calcext:value-type="float">
            <text:p>-16.63</text:p>
          </table:table-cell>
        </table:table-row>
        <table:table-row table:style-name="ro1">
          <table:table-cell office:value-type="string" calcext:value-type="string">
            <text:p>Europe/Stockholm</text:p>
          </table:table-cell>
          <table:table-cell office:value-type="float" office:value="59.33" calcext:value-type="float">
            <text:p>59.33</text:p>
          </table:table-cell>
          <table:table-cell office:value-type="float" office:value="18.07" calcext:value-type="float">
            <text:p>18.07</text:p>
          </table:table-cell>
        </table:table-row>
        <table:table-row table:style-name="ro1">
          <table:table-cell office:value-type="string" calcext:value-type="string">
            <text:p>Europe/Zurich</text:p>
          </table:table-cell>
          <table:table-cell office:value-type="float" office:value="47.38" calcext:value-type="float">
            <text:p>47.3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Europe/Istanbul</text:p>
          </table:table-cell>
          <table:table-cell office:value-type="float" office:value="41.01" calcext:value-type="float">
            <text:p>41.01</text:p>
          </table:table-cell>
          <table:table-cell office:value-type="float" office:value="28.98" calcext:value-type="float">
            <text:p>28.98</text:p>
          </table:table-cell>
        </table:table-row>
        <table:table-row table:style-name="ro1">
          <table:table-cell office:value-type="string" calcext:value-type="string">
            <text:p>Europe/Kiev</text:p>
          </table:table-cell>
          <table:table-cell office:value-type="float" office:value="50.45" calcext:value-type="float">
            <text:p>50.45</text:p>
          </table:table-cell>
          <table:table-cell office:value-type="float" office:value="30.52" calcext:value-type="float">
            <text:p>30.52</text:p>
          </table:table-cell>
        </table:table-row>
        <table:table-row table:style-name="ro1">
          <table:table-cell office:value-type="string" calcext:value-type="string">
            <text:p>Europe/Uzhgorod</text:p>
          </table:table-cell>
          <table:table-cell office:value-type="float" office:value="48.62" calcext:value-type="float">
            <text:p>48.62</text:p>
          </table:table-cell>
          <table:table-cell office:value-type="float" office:value="22.29" calcext:value-type="float">
            <text:p>22.29</text:p>
          </table:table-cell>
        </table:table-row>
        <table:table-row table:style-name="ro1">
          <table:table-cell office:value-type="string" calcext:value-type="string">
            <text:p>Europe/Zaporozhye</text:p>
          </table:table-cell>
          <table:table-cell office:value-type="float" office:value="47.84" calcext:value-type="float">
            <text:p>47.84</text:p>
          </table:table-cell>
          <table:table-cell office:value-type="float" office:value="35.14" calcext:value-type="float">
            <text:p>35.14</text:p>
          </table:table-cell>
        </table:table-row>
        <table:table-row table:style-name="ro1">
          <table:table-cell office:value-type="string" calcext:value-type="string">
            <text:p>America/New_York</text:p>
          </table:table-cell>
          <table:table-cell office:value-type="float" office:value="40.71" calcext:value-type="float">
            <text:p>40.71</text:p>
          </table:table-cell>
          <table:table-cell office:value-type="float" office:value="-74.01" calcext:value-type="float">
            <text:p>-74.01</text:p>
          </table:table-cell>
        </table:table-row>
        <table:table-row table:style-name="ro1">
          <table:table-cell office:value-type="string" calcext:value-type="string">
            <text:p>America/Chicago</text:p>
          </table:table-cell>
          <table:table-cell office:value-type="float" office:value="41.88" calcext:value-type="float">
            <text:p>41.88</text:p>
          </table:table-cell>
          <table:table-cell office:value-type="float" office:value="-87.63" calcext:value-type="float">
            <text:p>-87.63</text:p>
          </table:table-cell>
        </table:table-row>
        <table:table-row table:style-name="ro1">
          <table:table-cell office:value-type="string" calcext:value-type="string">
            <text:p>America/North_Dakota/Center</text:p>
          </table:table-cell>
          <table:table-cell office:value-type="float" office:value="47" calcext:value-type="float">
            <text:p>47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string" calcext:value-type="string">
            <text:p>America/North_Dakota/New_Salem</text:p>
          </table:table-cell>
          <table:table-cell office:value-type="float" office:value="46.85" calcext:value-type="float">
            <text:p>46.85</text:p>
          </table:table-cell>
          <table:table-cell office:value-type="float" office:value="-101.41" calcext:value-type="float">
            <text:p>-101.41</text:p>
          </table:table-cell>
        </table:table-row>
        <table:table-row table:style-name="ro1">
          <table:table-cell office:value-type="string" calcext:value-type="string">
            <text:p>America/North_Dakota/Beulah</text:p>
          </table:table-cell>
          <table:table-cell office:value-type="float" office:value="47.26" calcext:value-type="float">
            <text:p>47.26</text:p>
          </table:table-cell>
          <table:table-cell office:value-type="float" office:value="-101.78" calcext:value-type="float">
            <text:p>-101.78</text:p>
          </table:table-cell>
        </table:table-row>
        <table:table-row table:style-name="ro1">
          <table:table-cell office:value-type="string" calcext:value-type="string">
            <text:p>America/Denver</text:p>
          </table:table-cell>
          <table:table-cell office:value-type="float" office:value="39.74" calcext:value-type="float">
            <text:p>39.74</text:p>
          </table:table-cell>
          <table:table-cell office:value-type="float" office:value="-104.99" calcext:value-type="float">
            <text:p>-104.99</text:p>
          </table:table-cell>
        </table:table-row>
        <table:table-row table:style-name="ro1">
          <table:table-cell office:value-type="string" calcext:value-type="string">
            <text:p>America/Los_Angeles</text:p>
          </table:table-cell>
          <table:table-cell office:value-type="float" office:value="34.05" calcext:value-type="float">
            <text:p>34.05</text:p>
          </table:table-cell>
          <table:table-cell office:value-type="float" office:value="-118.24" calcext:value-type="float">
            <text:p>-118.24</text:p>
          </table:table-cell>
        </table:table-row>
        <table:table-row table:style-name="ro1">
          <table:table-cell office:value-type="string" calcext:value-type="string">
            <text:p>America/Juneau</text:p>
          </table:table-cell>
          <table:table-cell office:value-type="float" office:value="58.3" calcext:value-type="float">
            <text:p>58.3</text:p>
          </table:table-cell>
          <table:table-cell office:value-type="float" office:value="-134.42" calcext:value-type="float">
            <text:p>-134.42</text:p>
          </table:table-cell>
        </table:table-row>
        <table:table-row table:style-name="ro1">
          <table:table-cell office:value-type="string" calcext:value-type="string">
            <text:p>America/Sitka</text:p>
          </table:table-cell>
          <table:table-cell office:value-type="float" office:value="57.05" calcext:value-type="float">
            <text:p>57.05</text:p>
          </table:table-cell>
          <table:table-cell office:value-type="float" office:value="-135.33" calcext:value-type="float">
            <text:p>-135.33</text:p>
          </table:table-cell>
        </table:table-row>
        <table:table-row table:style-name="ro1">
          <table:table-cell office:value-type="string" calcext:value-type="string">
            <text:p>America/Metlakatla</text:p>
          </table:table-cell>
          <table:table-cell office:value-type="float" office:value="55.13" calcext:value-type="float">
            <text:p>55.13</text:p>
          </table:table-cell>
          <table:table-cell office:value-type="float" office:value="-131.57" calcext:value-type="float">
            <text:p>-131.57</text:p>
          </table:table-cell>
        </table:table-row>
        <table:table-row table:style-name="ro1">
          <table:table-cell office:value-type="string" calcext:value-type="string">
            <text:p>America/Yakutat</text:p>
          </table:table-cell>
          <table:table-cell office:value-type="float" office:value="59.55" calcext:value-type="float">
            <text:p>59.55</text:p>
          </table:table-cell>
          <table:table-cell office:value-type="float" office:value="-139.73" calcext:value-type="float">
            <text:p>-139.73</text:p>
          </table:table-cell>
        </table:table-row>
        <table:table-row table:style-name="ro1">
          <table:table-cell office:value-type="string" calcext:value-type="string">
            <text:p>America/Anchorage</text:p>
          </table:table-cell>
          <table:table-cell office:value-type="float" office:value="61.22" calcext:value-type="float">
            <text:p>61.22</text:p>
          </table:table-cell>
          <table:table-cell office:value-type="float" office:value="-149.9" calcext:value-type="float">
            <text:p>-149.9</text:p>
          </table:table-cell>
        </table:table-row>
        <table:table-row table:style-name="ro1">
          <table:table-cell office:value-type="string" calcext:value-type="string">
            <text:p>America/Nome</text:p>
          </table:table-cell>
          <table:table-cell office:value-type="float" office:value="64.5" calcext:value-type="float">
            <text:p>64.5</text:p>
          </table:table-cell>
          <table:table-cell office:value-type="float" office:value="-165.41" calcext:value-type="float">
            <text:p>-165.41</text:p>
          </table:table-cell>
        </table:table-row>
        <table:table-row table:style-name="ro1">
          <table:table-cell office:value-type="string" calcext:value-type="string">
            <text:p>America/Adak</text:p>
          </table:table-cell>
          <table:table-cell office:value-type="float" office:value="51.88" calcext:value-type="float">
            <text:p>51.88</text:p>
          </table:table-cell>
          <table:table-cell office:value-type="float" office:value="-176.66" calcext:value-type="float">
            <text:p>-176.66</text:p>
          </table:table-cell>
        </table:table-row>
        <table:table-row table:style-name="ro1">
          <table:table-cell office:value-type="string" calcext:value-type="string">
            <text:p>Pacific/Honolulu</text:p>
          </table:table-cell>
          <table:table-cell office:value-type="float" office:value="21.31" calcext:value-type="float">
            <text:p>21.31</text:p>
          </table:table-cell>
          <table:table-cell office:value-type="float" office:value="-157.86" calcext:value-type="float">
            <text:p>-157.86</text:p>
          </table:table-cell>
        </table:table-row>
        <table:table-row table:style-name="ro1">
          <table:table-cell office:value-type="string" calcext:value-type="string">
            <text:p>America/Phoenix</text:p>
          </table:table-cell>
          <table:table-cell office:value-type="float" office:value="33.45" calcext:value-type="float">
            <text:p>33.45</text:p>
          </table:table-cell>
          <table:table-cell office:value-type="float" office:value="-112.07" calcext:value-type="float">
            <text:p>-112.07</text:p>
          </table:table-cell>
        </table:table-row>
        <table:table-row table:style-name="ro1">
          <table:table-cell office:value-type="string" calcext:value-type="string">
            <text:p>America/Boise</text:p>
          </table:table-cell>
          <table:table-cell office:value-type="float" office:value="43.62" calcext:value-type="float">
            <text:p>43.62</text:p>
          </table:table-cell>
          <table:table-cell office:value-type="float" office:value="-116.2" calcext:value-type="float">
            <text:p>-116.2</text:p>
          </table:table-cell>
        </table:table-row>
        <table:table-row table:style-name="ro1">
          <table:table-cell office:value-type="string" calcext:value-type="string">
            <text:p>America/Indiana/Indianapolis</text:p>
          </table:table-cell>
          <table:table-cell office:value-type="float" office:value="39.77" calcext:value-type="float">
            <text:p>39.77</text:p>
          </table:table-cell>
          <table:table-cell office:value-type="float" office:value="-86.16" calcext:value-type="float">
            <text:p>-86.16</text:p>
          </table:table-cell>
        </table:table-row>
        <table:table-row table:style-name="ro1">
          <table:table-cell office:value-type="string" calcext:value-type="string">
            <text:p>America/Indiana/Marengo</text:p>
          </table:table-cell>
          <table:table-cell office:value-type="float" office:value="38.37" calcext:value-type="float">
            <text:p>38.37</text:p>
          </table:table-cell>
          <table:table-cell office:value-type="float" office:value="-86.34" calcext:value-type="float">
            <text:p>-86.34</text:p>
          </table:table-cell>
        </table:table-row>
        <table:table-row table:style-name="ro1">
          <table:table-cell office:value-type="string" calcext:value-type="string">
            <text:p>America/Indiana/Vincennes</text:p>
          </table:table-cell>
          <table:table-cell office:value-type="float" office:value="38.68" calcext:value-type="float">
            <text:p>38.68</text:p>
          </table:table-cell>
          <table:table-cell office:value-type="float" office:value="-87.53" calcext:value-type="float">
            <text:p>-87.53</text:p>
          </table:table-cell>
        </table:table-row>
        <table:table-row table:style-name="ro1">
          <table:table-cell office:value-type="string" calcext:value-type="string">
            <text:p>America/Indiana/Tell_City</text:p>
          </table:table-cell>
          <table:table-cell office:value-type="float" office:value="40.27" calcext:value-type="float">
            <text:p>40.27</text:p>
          </table:table-cell>
          <table:table-cell office:value-type="float" office:value="-86.13" calcext:value-type="float">
            <text:p>-86.13</text:p>
          </table:table-cell>
        </table:table-row>
        <table:table-row table:style-name="ro1">
          <table:table-cell office:value-type="string" calcext:value-type="string">
            <text:p>America/Indiana/Petersburg</text:p>
          </table:table-cell>
          <table:table-cell office:value-type="float" office:value="38.49" calcext:value-type="float">
            <text:p>38.49</text:p>
          </table:table-cell>
          <table:table-cell office:value-type="float" office:value="-87.28" calcext:value-type="float">
            <text:p>-87.28</text:p>
          </table:table-cell>
        </table:table-row>
        <table:table-row table:style-name="ro1">
          <table:table-cell office:value-type="string" calcext:value-type="string">
            <text:p>America/Indiana/Knox</text:p>
          </table:table-cell>
          <table:table-cell office:value-type="float" office:value="41.3" calcext:value-type="float">
            <text:p>41.3</text:p>
          </table:table-cell>
          <table:table-cell office:value-type="float" office:value="-86.63" calcext:value-type="float">
            <text:p>-86.63</text:p>
          </table:table-cell>
        </table:table-row>
        <table:table-row table:style-name="ro1">
          <table:table-cell office:value-type="string" calcext:value-type="string">
            <text:p>America/Indiana/Winamac</text:p>
          </table:table-cell>
          <table:table-cell office:value-type="float" office:value="41.05" calcext:value-type="float">
            <text:p>41.05</text:p>
          </table:table-cell>
          <table:table-cell office:value-type="float" office:value="-86.6" calcext:value-type="float">
            <text:p>-86.6</text:p>
          </table:table-cell>
        </table:table-row>
        <table:table-row table:style-name="ro1">
          <table:table-cell office:value-type="string" calcext:value-type="string">
            <text:p>America/Indiana/Vevay</text:p>
          </table:table-cell>
          <table:table-cell office:value-type="float" office:value="38.75" calcext:value-type="float">
            <text:p>38.75</text:p>
          </table:table-cell>
          <table:table-cell office:value-type="float" office:value="-85.07" calcext:value-type="float">
            <text:p>-85.07</text:p>
          </table:table-cell>
        </table:table-row>
        <table:table-row table:style-name="ro1">
          <table:table-cell office:value-type="string" calcext:value-type="string">
            <text:p>America/Kentucky/Louisville</text:p>
          </table:table-cell>
          <table:table-cell office:value-type="float" office:value="38.25" calcext:value-type="float">
            <text:p>38.25</text:p>
          </table:table-cell>
          <table:table-cell office:value-type="float" office:value="-85.76" calcext:value-type="float">
            <text:p>-85.76</text:p>
          </table:table-cell>
        </table:table-row>
        <table:table-row table:style-name="ro1">
          <table:table-cell office:value-type="string" calcext:value-type="string">
            <text:p>America/Kentucky/Monticello</text:p>
          </table:table-cell>
          <table:table-cell office:value-type="float" office:value="36.83" calcext:value-type="float">
            <text:p>36.83</text:p>
          </table:table-cell>
          <table:table-cell office:value-type="float" office:value="-84.85" calcext:value-type="float">
            <text:p>-84.85</text:p>
          </table:table-cell>
        </table:table-row>
        <table:table-row table:style-name="ro1">
          <table:table-cell office:value-type="string" calcext:value-type="string">
            <text:p>America/Detroit</text:p>
          </table:table-cell>
          <table:table-cell office:value-type="float" office:value="42.33" calcext:value-type="float">
            <text:p>42.33</text:p>
          </table:table-cell>
          <table:table-cell office:value-type="float" office:value="-83.05" calcext:value-type="float">
            <text:p>-83.05</text:p>
          </table:table-cell>
        </table:table-row>
        <table:table-row table:style-name="ro1">
          <table:table-cell office:value-type="string" calcext:value-type="string">
            <text:p>America/Menominee</text:p>
          </table:table-cell>
          <table:table-cell office:value-type="float" office:value="45.11" calcext:value-type="float">
            <text:p>45.11</text:p>
          </table:table-cell>
          <table:table-cell office:value-type="float" office:value="-87.61" calcext:value-type="float">
            <text:p>-87.61</text:p>
          </table:table-cell>
        </table:table-row>
        <table:table-row table:style-name="ro1">
          <table:table-cell office:value-type="string" calcext:value-type="string">
            <text:p>America/St_Johns</text:p>
          </table:table-cell>
          <table:table-cell office:value-type="float" office:value="47.65" calcext:value-type="float">
            <text:p>47.65</text:p>
          </table:table-cell>
          <table:table-cell office:value-type="float" office:value="-52.71" calcext:value-type="float">
            <text:p>-52.71</text:p>
          </table:table-cell>
        </table:table-row>
        <table:table-row table:style-name="ro1">
          <table:table-cell office:value-type="string" calcext:value-type="string">
            <text:p>America/Goose_Bay</text:p>
          </table:table-cell>
          <table:table-cell office:value-type="float" office:value="53.3" calcext:value-type="float">
            <text:p>53.3</text:p>
          </table:table-cell>
          <table:table-cell office:value-type="float" office:value="-60.33" calcext:value-type="float">
            <text:p>-60.33</text:p>
          </table:table-cell>
        </table:table-row>
        <table:table-row table:style-name="ro1">
          <table:table-cell office:value-type="string" calcext:value-type="string">
            <text:p>America/Halifax</text:p>
          </table:table-cell>
          <table:table-cell office:value-type="float" office:value="44.65" calcext:value-type="float">
            <text:p>44.65</text:p>
          </table:table-cell>
          <table:table-cell office:value-type="float" office:value="-63.58" calcext:value-type="float">
            <text:p>-63.58</text:p>
          </table:table-cell>
        </table:table-row>
        <table:table-row table:style-name="ro1">
          <table:table-cell office:value-type="string" calcext:value-type="string">
            <text:p>America/Glace_Bay</text:p>
          </table:table-cell>
          <table:table-cell office:value-type="float" office:value="46.2" calcext:value-type="float">
            <text:p>46.2</text:p>
          </table:table-cell>
          <table:table-cell office:value-type="float" office:value="-59.96" calcext:value-type="float">
            <text:p>-59.96</text:p>
          </table:table-cell>
        </table:table-row>
        <table:table-row table:style-name="ro1">
          <table:table-cell office:value-type="string" calcext:value-type="string">
            <text:p>America/Moncton</text:p>
          </table:table-cell>
          <table:table-cell office:value-type="float" office:value="46.09" calcext:value-type="float">
            <text:p>46.09</text:p>
          </table:table-cell>
          <table:table-cell office:value-type="float" office:value="-64.78" calcext:value-type="float">
            <text:p>-64.78</text:p>
          </table:table-cell>
        </table:table-row>
        <table:table-row table:style-name="ro1">
          <table:table-cell office:value-type="string" calcext:value-type="string">
            <text:p>America/Blanc-Sablon</text:p>
          </table:table-cell>
          <table:table-cell office:value-type="float" office:value="51.43" calcext:value-type="float">
            <text:p>51.43</text:p>
          </table:table-cell>
          <table:table-cell office:value-type="float" office:value="-57.13" calcext:value-type="float">
            <text:p>-57.13</text:p>
          </table:table-cell>
        </table:table-row>
        <table:table-row table:style-name="ro1">
          <table:table-cell office:value-type="string" calcext:value-type="string">
            <text:p>America/Toronto</text:p>
          </table:table-cell>
          <table:table-cell office:value-type="float" office:value="43.65" calcext:value-type="float">
            <text:p>43.65</text:p>
          </table:table-cell>
          <table:table-cell office:value-type="float" office:value="-79.38" calcext:value-type="float">
            <text:p>-79.38</text:p>
          </table:table-cell>
        </table:table-row>
        <table:table-row table:style-name="ro1">
          <table:table-cell office:value-type="string" calcext:value-type="string">
            <text:p>America/Thunder_Bay</text:p>
          </table:table-cell>
          <table:table-cell office:value-type="float" office:value="48.38" calcext:value-type="float">
            <text:p>48.38</text:p>
          </table:table-cell>
          <table:table-cell office:value-type="float" office:value="-89.25" calcext:value-type="float">
            <text:p>-89.25</text:p>
          </table:table-cell>
        </table:table-row>
        <table:table-row table:style-name="ro1">
          <table:table-cell office:value-type="string" calcext:value-type="string">
            <text:p>America/Nipigon</text:p>
          </table:table-cell>
          <table:table-cell office:value-type="float" office:value="49.02" calcext:value-type="float">
            <text:p>49.02</text:p>
          </table:table-cell>
          <table:table-cell office:value-type="float" office:value="-88.27" calcext:value-type="float">
            <text:p>-88.27</text:p>
          </table:table-cell>
        </table:table-row>
        <table:table-row table:style-name="ro1">
          <table:table-cell office:value-type="string" calcext:value-type="string">
            <text:p>America/Rainy_River</text:p>
          </table:table-cell>
          <table:table-cell office:value-type="float" office:value="48.27" calcext:value-type="float">
            <text:p>48.27</text:p>
          </table:table-cell>
          <table:table-cell office:value-type="float" office:value="-94.57" calcext:value-type="float">
            <text:p>-94.57</text:p>
          </table:table-cell>
        </table:table-row>
        <table:table-row table:style-name="ro1">
          <table:table-cell office:value-type="string" calcext:value-type="string">
            <text:p>America/Atikokan</text:p>
          </table:table-cell>
          <table:table-cell office:value-type="float" office:value="48.76" calcext:value-type="float">
            <text:p>48.76</text:p>
          </table:table-cell>
          <table:table-cell office:value-type="float" office:value="-91.62" calcext:value-type="float">
            <text:p>-91.62</text:p>
          </table:table-cell>
        </table:table-row>
        <table:table-row table:style-name="ro1">
          <table:table-cell office:value-type="string" calcext:value-type="string">
            <text:p>America/Winnipeg</text:p>
          </table:table-cell>
          <table:table-cell office:value-type="float" office:value="49.9" calcext:value-type="float">
            <text:p>49.9</text:p>
          </table:table-cell>
          <table:table-cell office:value-type="float" office:value="-97.14" calcext:value-type="float">
            <text:p>-97.14</text:p>
          </table:table-cell>
        </table:table-row>
        <table:table-row table:style-name="ro1">
          <table:table-cell office:value-type="string" calcext:value-type="string">
            <text:p>America/Regina</text:p>
          </table:table-cell>
          <table:table-cell office:value-type="float" office:value="50.45" calcext:value-type="float">
            <text:p>50.45</text:p>
          </table:table-cell>
          <table:table-cell office:value-type="float" office:value="-104.62" calcext:value-type="float">
            <text:p>-104.62</text:p>
          </table:table-cell>
        </table:table-row>
        <table:table-row table:style-name="ro1">
          <table:table-cell office:value-type="string" calcext:value-type="string">
            <text:p>America/Swift_Current</text:p>
          </table:table-cell>
          <table:table-cell office:value-type="float" office:value="50.29" calcext:value-type="float">
            <text:p>50.29</text:p>
          </table:table-cell>
          <table:table-cell office:value-type="float" office:value="-107.8" calcext:value-type="float">
            <text:p>-107.8</text:p>
          </table:table-cell>
        </table:table-row>
        <table:table-row table:style-name="ro1">
          <table:table-cell office:value-type="string" calcext:value-type="string">
            <text:p>America/Edmonton</text:p>
          </table:table-cell>
          <table:table-cell office:value-type="float" office:value="53.55" calcext:value-type="float">
            <text:p>53.55</text:p>
          </table:table-cell>
          <table:table-cell office:value-type="float" office:value="-113.49" calcext:value-type="float">
            <text:p>-113.49</text:p>
          </table:table-cell>
        </table:table-row>
        <table:table-row table:style-name="ro1">
          <table:table-cell office:value-type="string" calcext:value-type="string">
            <text:p>America/Vancouver</text:p>
          </table:table-cell>
          <table:table-cell office:value-type="float" office:value="49.28" calcext:value-type="float">
            <text:p>49.28</text:p>
          </table:table-cell>
          <table:table-cell office:value-type="float" office:value="-123.12" calcext:value-type="float">
            <text:p>-123.12</text:p>
          </table:table-cell>
        </table:table-row>
        <table:table-row table:style-name="ro1">
          <table:table-cell office:value-type="string" calcext:value-type="string">
            <text:p>America/Dawson_Creek</text:p>
          </table:table-cell>
          <table:table-cell office:value-type="float" office:value="55.76" calcext:value-type="float">
            <text:p>55.76</text:p>
          </table:table-cell>
          <table:table-cell office:value-type="float" office:value="-120.24" calcext:value-type="float">
            <text:p>-120.24</text:p>
          </table:table-cell>
        </table:table-row>
        <table:table-row table:style-name="ro1">
          <table:table-cell office:value-type="string" calcext:value-type="string">
            <text:p>America/Fort_Nelson</text:p>
          </table:table-cell>
          <table:table-cell office:value-type="float" office:value="58.81" calcext:value-type="float">
            <text:p>58.81</text:p>
          </table:table-cell>
          <table:table-cell office:value-type="float" office:value="-122.7" calcext:value-type="float">
            <text:p>-122.7</text:p>
          </table:table-cell>
        </table:table-row>
        <table:table-row table:style-name="ro1">
          <table:table-cell office:value-type="string" calcext:value-type="string">
            <text:p>America/Creston</text:p>
          </table:table-cell>
          <table:table-cell office:value-type="float" office:value="49.1" calcext:value-type="float">
            <text:p>49.1</text:p>
          </table:table-cell>
          <table:table-cell office:value-type="float" office:value="-116.51" calcext:value-type="float">
            <text:p>-116.51</text:p>
          </table:table-cell>
        </table:table-row>
        <table:table-row table:style-name="ro1">
          <table:table-cell office:value-type="string" calcext:value-type="string">
            <text:p>America/Pangnirtung</text:p>
          </table:table-cell>
          <table:table-cell office:value-type="float" office:value="66.15" calcext:value-type="float">
            <text:p>66.15</text:p>
          </table:table-cell>
          <table:table-cell office:value-type="float" office:value="-65.7" calcext:value-type="float">
            <text:p>-65.7</text:p>
          </table:table-cell>
        </table:table-row>
        <table:table-row table:style-name="ro1">
          <table:table-cell office:value-type="string" calcext:value-type="string">
            <text:p>America/Iqaluit</text:p>
          </table:table-cell>
          <table:table-cell office:value-type="float" office:value="63.75" calcext:value-type="float">
            <text:p>63.75</text:p>
          </table:table-cell>
          <table:table-cell office:value-type="float" office:value="-68.52" calcext:value-type="float">
            <text:p>-68.52</text:p>
          </table:table-cell>
        </table:table-row>
        <table:table-row table:style-name="ro1">
          <table:table-cell office:value-type="string" calcext:value-type="string">
            <text:p>America/Resolute</text:p>
          </table:table-cell>
          <table:table-cell office:value-type="float" office:value="74.7" calcext:value-type="float">
            <text:p>74.7</text:p>
          </table:table-cell>
          <table:table-cell office:value-type="float" office:value="-94.83" calcext:value-type="float">
            <text:p>-94.83</text:p>
          </table:table-cell>
        </table:table-row>
        <table:table-row table:style-name="ro1">
          <table:table-cell office:value-type="string" calcext:value-type="string">
            <text:p>America/Rankin_Inlet</text:p>
          </table:table-cell>
          <table:table-cell office:value-type="float" office:value="62.81" calcext:value-type="float">
            <text:p>62.81</text:p>
          </table:table-cell>
          <table:table-cell office:value-type="float" office:value="-92.09" calcext:value-type="float">
            <text:p>-92.09</text:p>
          </table:table-cell>
        </table:table-row>
        <table:table-row table:style-name="ro1">
          <table:table-cell office:value-type="string" calcext:value-type="string">
            <text:p>America/Cambridge_Bay</text:p>
          </table:table-cell>
          <table:table-cell office:value-type="float" office:value="69.12" calcext:value-type="float">
            <text:p>69.12</text:p>
          </table:table-cell>
          <table:table-cell office:value-type="float" office:value="-105.06" calcext:value-type="float">
            <text:p>-105.06</text:p>
          </table:table-cell>
        </table:table-row>
        <table:table-row table:style-name="ro1">
          <table:table-cell office:value-type="string" calcext:value-type="string">
            <text:p>America/Yellowknife</text:p>
          </table:table-cell>
          <table:table-cell office:value-type="float" office:value="62.45" calcext:value-type="float">
            <text:p>62.45</text:p>
          </table:table-cell>
          <table:table-cell office:value-type="float" office:value="-114.37" calcext:value-type="float">
            <text:p>-114.37</text:p>
          </table:table-cell>
        </table:table-row>
        <table:table-row table:style-name="ro1">
          <table:table-cell office:value-type="string" calcext:value-type="string">
            <text:p>America/Inuvik</text:p>
          </table:table-cell>
          <table:table-cell office:value-type="float" office:value="68.36" calcext:value-type="float">
            <text:p>68.36</text:p>
          </table:table-cell>
          <table:table-cell office:value-type="float" office:value="-133.72" calcext:value-type="float">
            <text:p>-133.72</text:p>
          </table:table-cell>
        </table:table-row>
        <table:table-row table:style-name="ro1">
          <table:table-cell office:value-type="string" calcext:value-type="string">
            <text:p>America/Whitehorse</text:p>
          </table:table-cell>
          <table:table-cell office:value-type="float" office:value="60.72" calcext:value-type="float">
            <text:p>60.72</text:p>
          </table:table-cell>
          <table:table-cell office:value-type="float" office:value="-135.06" calcext:value-type="float">
            <text:p>-135.06</text:p>
          </table:table-cell>
        </table:table-row>
        <table:table-row table:style-name="ro1">
          <table:table-cell office:value-type="string" calcext:value-type="string">
            <text:p>America/Dawson</text:p>
          </table:table-cell>
          <table:table-cell office:value-type="float" office:value="64.06" calcext:value-type="float">
            <text:p>64.06</text:p>
          </table:table-cell>
          <table:table-cell office:value-type="float" office:value="-139.43" calcext:value-type="float">
            <text:p>-139.43</text:p>
          </table:table-cell>
        </table:table-row>
        <table:table-row table:style-name="ro1">
          <table:table-cell office:value-type="string" calcext:value-type="string">
            <text:p>America/Cancun</text:p>
          </table:table-cell>
          <table:table-cell office:value-type="float" office:value="21.16" calcext:value-type="float">
            <text:p>21.16</text:p>
          </table:table-cell>
          <table:table-cell office:value-type="float" office:value="-86.85" calcext:value-type="float">
            <text:p>-86.85</text:p>
          </table:table-cell>
        </table:table-row>
        <table:table-row table:style-name="ro1">
          <table:table-cell office:value-type="string" calcext:value-type="string">
            <text:p>America/Merida</text:p>
          </table:table-cell>
          <table:table-cell office:value-type="float" office:value="20.97" calcext:value-type="float">
            <text:p>20.97</text:p>
          </table:table-cell>
          <table:table-cell office:value-type="float" office:value="-89.59" calcext:value-type="float">
            <text:p>-89.59</text:p>
          </table:table-cell>
        </table:table-row>
        <table:table-row table:style-name="ro1">
          <table:table-cell office:value-type="string" calcext:value-type="string">
            <text:p>America/Matamoros</text:p>
          </table:table-cell>
          <table:table-cell office:value-type="float" office:value="25.87" calcext:value-type="float">
            <text:p>25.87</text:p>
          </table:table-cell>
          <table:table-cell office:value-type="float" office:value="-97.5" calcext:value-type="float">
            <text:p>-97.5</text:p>
          </table:table-cell>
        </table:table-row>
        <table:table-row table:style-name="ro1">
          <table:table-cell office:value-type="string" calcext:value-type="string">
            <text:p>America/Monterrey</text:p>
          </table:table-cell>
          <table:table-cell office:value-type="float" office:value="25.69" calcext:value-type="float">
            <text:p>25.69</text:p>
          </table:table-cell>
          <table:table-cell office:value-type="float" office:value="-100.32" calcext:value-type="float">
            <text:p>-100.32</text:p>
          </table:table-cell>
        </table:table-row>
        <table:table-row table:style-name="ro1">
          <table:table-cell office:value-type="string" calcext:value-type="string">
            <text:p>America/Mexico_City</text:p>
          </table:table-cell>
          <table:table-cell office:value-type="float" office:value="19.43" calcext:value-type="float">
            <text:p>19.43</text:p>
          </table:table-cell>
          <table:table-cell office:value-type="float" office:value="-99.13" calcext:value-type="float">
            <text:p>-99.13</text:p>
          </table:table-cell>
        </table:table-row>
        <table:table-row table:style-name="ro1">
          <table:table-cell office:value-type="string" calcext:value-type="string">
            <text:p>America/Ojinaga</text:p>
          </table:table-cell>
          <table:table-cell office:value-type="float" office:value="29.55" calcext:value-type="float">
            <text:p>29.55</text:p>
          </table:table-cell>
          <table:table-cell office:value-type="float" office:value="-104.41" calcext:value-type="float">
            <text:p>-104.41</text:p>
          </table:table-cell>
        </table:table-row>
        <table:table-row table:style-name="ro1">
          <table:table-cell office:value-type="string" calcext:value-type="string">
            <text:p>America/Chihuahua</text:p>
          </table:table-cell>
          <table:table-cell office:value-type="float" office:value="28.63" calcext:value-type="float">
            <text:p>28.63</text:p>
          </table:table-cell>
          <table:table-cell office:value-type="float" office:value="-106.07" calcext:value-type="float">
            <text:p>-106.07</text:p>
          </table:table-cell>
        </table:table-row>
        <table:table-row table:style-name="ro1">
          <table:table-cell office:value-type="string" calcext:value-type="string">
            <text:p>America/Hermosillo</text:p>
          </table:table-cell>
          <table:table-cell office:value-type="float" office:value="29.07" calcext:value-type="float">
            <text:p>29.07</text:p>
          </table:table-cell>
          <table:table-cell office:value-type="float" office:value="-110.96" calcext:value-type="float">
            <text:p>-110.96</text:p>
          </table:table-cell>
        </table:table-row>
        <table:table-row table:style-name="ro1">
          <table:table-cell office:value-type="string" calcext:value-type="string">
            <text:p>America/Mazatlan</text:p>
          </table:table-cell>
          <table:table-cell office:value-type="float" office:value="23.25" calcext:value-type="float">
            <text:p>23.25</text:p>
          </table:table-cell>
          <table:table-cell office:value-type="float" office:value="-106.41" calcext:value-type="float">
            <text:p>-106.41</text:p>
          </table:table-cell>
        </table:table-row>
        <table:table-row table:style-name="ro1">
          <table:table-cell office:value-type="string" calcext:value-type="string">
            <text:p>America/Bahia_Banderas</text:p>
          </table:table-cell>
          <table:table-cell office:value-type="float" office:value="20.81" calcext:value-type="float">
            <text:p>20.81</text:p>
          </table:table-cell>
          <table:table-cell office:value-type="float" office:value="-105.25" calcext:value-type="float">
            <text:p>-105.25</text:p>
          </table:table-cell>
        </table:table-row>
        <table:table-row table:style-name="ro1">
          <table:table-cell office:value-type="string" calcext:value-type="string">
            <text:p>America/Tijuana</text:p>
          </table:table-cell>
          <table:table-cell office:value-type="float" office:value="32.52" calcext:value-type="float">
            <text:p>32.52</text:p>
          </table:table-cell>
          <table:table-cell office:value-type="float" office:value="-117.04" calcext:value-type="float">
            <text:p>-117.04</text:p>
          </table:table-cell>
        </table:table-row>
        <table:table-row table:style-name="ro1">
          <table:table-cell office:value-type="string" calcext:value-type="string">
            <text:p>America/Nassau</text:p>
          </table:table-cell>
          <table:table-cell office:value-type="float" office:value="25.04" calcext:value-type="float">
            <text:p>25.04</text:p>
          </table:table-cell>
          <table:table-cell office:value-type="float" office:value="-77.35" calcext:value-type="float">
            <text:p>-77.35</text:p>
          </table:table-cell>
        </table:table-row>
        <table:table-row table:style-name="ro1">
          <table:table-cell office:value-type="string" calcext:value-type="string">
            <text:p>America/Barbados</text:p>
          </table:table-cell>
          <table:table-cell office:value-type="float" office:value="13.19" calcext:value-type="float">
            <text:p>13.19</text:p>
          </table:table-cell>
          <table:table-cell office:value-type="float" office:value="-59.54" calcext:value-type="float">
            <text:p>-59.54</text:p>
          </table:table-cell>
        </table:table-row>
        <table:table-row table:style-name="ro1">
          <table:table-cell office:value-type="string" calcext:value-type="string">
            <text:p>America/Belize</text:p>
          </table:table-cell>
          <table:table-cell office:value-type="float" office:value="17.19" calcext:value-type="float">
            <text:p>17.19</text:p>
          </table:table-cell>
          <table:table-cell office:value-type="float" office:value="88.5" calcext:value-type="float">
            <text:p>88.5</text:p>
          </table:table-cell>
        </table:table-row>
        <table:table-row table:style-name="ro1">
          <table:table-cell office:value-type="string" calcext:value-type="string">
            <text:p>Atlantic/Bermuda</text:p>
          </table:table-cell>
          <table:table-cell office:value-type="float" office:value="32.31" calcext:value-type="float">
            <text:p>32.31</text:p>
          </table:table-cell>
          <table:table-cell office:value-type="float" office:value="-64.75" calcext:value-type="float">
            <text:p>-64.75</text:p>
          </table:table-cell>
        </table:table-row>
        <table:table-row table:style-name="ro1">
          <table:table-cell office:value-type="string" calcext:value-type="string">
            <text:p>America/Costa_Rica</text:p>
          </table:table-cell>
          <table:table-cell office:value-type="float" office:value="9.75" calcext:value-type="float">
            <text:p>9.75</text:p>
          </table:table-cell>
          <table:table-cell office:value-type="float" office:value="-83.75" calcext:value-type="float">
            <text:p>-83.75</text:p>
          </table:table-cell>
        </table:table-row>
        <table:table-row table:style-name="ro1">
          <table:table-cell office:value-type="string" calcext:value-type="string">
            <text:p>America/Havana</text:p>
          </table:table-cell>
          <table:table-cell office:value-type="float" office:value="23.11" calcext:value-type="float">
            <text:p>23.11</text:p>
          </table:table-cell>
          <table:table-cell office:value-type="float" office:value="-82.37" calcext:value-type="float">
            <text:p>-82.37</text:p>
          </table:table-cell>
        </table:table-row>
        <table:table-row table:style-name="ro1">
          <table:table-cell office:value-type="string" calcext:value-type="string">
            <text:p>America/Santo_Domingo</text:p>
          </table:table-cell>
          <table:table-cell office:value-type="float" office:value="18.49" calcext:value-type="float">
            <text:p>18.49</text:p>
          </table:table-cell>
          <table:table-cell office:value-type="float" office:value="-69.93" calcext:value-type="float">
            <text:p>-69.93</text:p>
          </table:table-cell>
        </table:table-row>
        <table:table-row table:style-name="ro1">
          <table:table-cell office:value-type="string" calcext:value-type="string">
            <text:p>America/El_Salvador</text:p>
          </table:table-cell>
          <table:table-cell office:value-type="float" office:value="13.79" calcext:value-type="float">
            <text:p>13.79</text:p>
          </table:table-cell>
          <table:table-cell office:value-type="float" office:value="-88.9" calcext:value-type="float">
            <text:p>-88.9</text:p>
          </table:table-cell>
        </table:table-row>
        <table:table-row table:style-name="ro1">
          <table:table-cell office:value-type="string" calcext:value-type="string">
            <text:p>America/Guatemala</text:p>
          </table:table-cell>
          <table:table-cell office:value-type="float" office:value="15.78" calcext:value-type="float">
            <text:p>15.78</text:p>
          </table:table-cell>
          <table:table-cell office:value-type="float" office:value="-90.23" calcext:value-type="float">
            <text:p>-90.23</text:p>
          </table:table-cell>
        </table:table-row>
        <table:table-row table:style-name="ro1">
          <table:table-cell office:value-type="string" calcext:value-type="string">
            <text:p>America/Port-au-Prince</text:p>
          </table:table-cell>
          <table:table-cell office:value-type="float" office:value="18.59" calcext:value-type="float">
            <text:p>18.59</text:p>
          </table:table-cell>
          <table:table-cell office:value-type="float" office:value="-72.31" calcext:value-type="float">
            <text:p>-72.31</text:p>
          </table:table-cell>
        </table:table-row>
        <table:table-row table:style-name="ro1">
          <table:table-cell office:value-type="string" calcext:value-type="string">
            <text:p>America/Tegucigalpa</text:p>
          </table:table-cell>
          <table:table-cell office:value-type="float" office:value="14.07" calcext:value-type="float">
            <text:p>14.07</text:p>
          </table:table-cell>
          <table:table-cell office:value-type="float" office:value="-87.17" calcext:value-type="float">
            <text:p>-87.17</text:p>
          </table:table-cell>
        </table:table-row>
        <table:table-row table:style-name="ro1">
          <table:table-cell office:value-type="string" calcext:value-type="string">
            <text:p>America/Jamaica</text:p>
          </table:table-cell>
          <table:table-cell office:value-type="float" office:value="18.11" calcext:value-type="float">
            <text:p>18.11</text:p>
          </table:table-cell>
          <table:table-cell office:value-type="float" office:value="-77.3" calcext:value-type="float">
            <text:p>-77.3</text:p>
          </table:table-cell>
        </table:table-row>
        <table:table-row table:style-name="ro1">
          <table:table-cell office:value-type="string" calcext:value-type="string">
            <text:p>America/Martinique</text:p>
          </table:table-cell>
          <table:table-cell office:value-type="float" office:value="14.64" calcext:value-type="float">
            <text:p>14.64</text:p>
          </table:table-cell>
          <table:table-cell office:value-type="float" office:value="-61.02" calcext:value-type="float">
            <text:p>-61.02</text:p>
          </table:table-cell>
        </table:table-row>
        <table:table-row table:style-name="ro1">
          <table:table-cell office:value-type="string" calcext:value-type="string">
            <text:p>America/Managua</text:p>
          </table:table-cell>
          <table:table-cell office:value-type="float" office:value="12.12" calcext:value-type="float">
            <text:p>12.12</text:p>
          </table:table-cell>
          <table:table-cell office:value-type="float" office:value="-86.24" calcext:value-type="float">
            <text:p>-86.24</text:p>
          </table:table-cell>
        </table:table-row>
        <table:table-row table:style-name="ro1">
          <table:table-cell office:value-type="string" calcext:value-type="string">
            <text:p>America/Panama</text:p>
          </table:table-cell>
          <table:table-cell office:value-type="float" office:value="8.54" calcext:value-type="float">
            <text:p>8.54</text:p>
          </table:table-cell>
          <table:table-cell office:value-type="float" office:value="-80.78" calcext:value-type="float">
            <text:p>-80.78</text:p>
          </table:table-cell>
        </table:table-row>
        <table:table-row table:style-name="ro1">
          <table:table-cell office:value-type="string" calcext:value-type="string">
            <text:p>America/Puerto_Rico</text:p>
          </table:table-cell>
          <table:table-cell office:value-type="float" office:value="18.22" calcext:value-type="float">
            <text:p>18.22</text:p>
          </table:table-cell>
          <table:table-cell office:value-type="float" office:value="-66.59" calcext:value-type="float">
            <text:p>-66.59</text:p>
          </table:table-cell>
        </table:table-row>
        <table:table-row table:style-name="ro1">
          <table:table-cell office:value-type="string" calcext:value-type="string">
            <text:p>America/Miquelon</text:p>
          </table:table-cell>
          <table:table-cell office:value-type="float" office:value="46.89" calcext:value-type="float">
            <text:p>46.89</text:p>
          </table:table-cell>
          <table:table-cell office:value-type="float" office:value="-56.32" calcext:value-type="float">
            <text:p>-56.32</text:p>
          </table:table-cell>
        </table:table-row>
        <table:table-row table:style-name="ro1">
          <table:table-cell office:value-type="string" calcext:value-type="string">
            <text:p>America/Grand_Turk</text:p>
          </table:table-cell>
          <table:table-cell office:value-type="float" office:value="21.47" calcext:value-type="float">
            <text:p>21.47</text:p>
          </table:table-cell>
          <table:table-cell office:value-type="float" office:value="-71.14" calcext:value-type="float">
            <text:p>-71.14</text:p>
          </table:table-cell>
        </table:table-row>
        <table:table-row table:style-name="ro1">
          <table:table-cell office:value-type="string" calcext:value-type="string">
            <text:p>America/Argentina/Buenos_Aires</text:p>
          </table:table-cell>
          <table:table-cell office:value-type="float" office:value="-34.6" calcext:value-type="float">
            <text:p>-34.6</text:p>
          </table:table-cell>
          <table:table-cell office:value-type="float" office:value="-58.38" calcext:value-type="float">
            <text:p>-58.38</text:p>
          </table:table-cell>
        </table:table-row>
        <table:table-row table:style-name="ro1">
          <table:table-cell office:value-type="string" calcext:value-type="string">
            <text:p>America/Argentina/Cordoba</text:p>
          </table:table-cell>
          <table:table-cell office:value-type="float" office:value="-31.42" calcext:value-type="float">
            <text:p>-31.42</text:p>
          </table:table-cell>
          <table:table-cell office:value-type="float" office:value="-64.19" calcext:value-type="float">
            <text:p>-64.19</text:p>
          </table:table-cell>
        </table:table-row>
        <table:table-row table:style-name="ro1">
          <table:table-cell office:value-type="string" calcext:value-type="string">
            <text:p>America/Argentina/Salta</text:p>
          </table:table-cell>
          <table:table-cell office:value-type="float" office:value="-24.78" calcext:value-type="float">
            <text:p>-24.78</text:p>
          </table:table-cell>
          <table:table-cell office:value-type="float" office:value="-65.42" calcext:value-type="float">
            <text:p>-65.42</text:p>
          </table:table-cell>
        </table:table-row>
        <table:table-row table:style-name="ro1">
          <table:table-cell office:value-type="string" calcext:value-type="string">
            <text:p>America/Argentina/Tucuman</text:p>
          </table:table-cell>
          <table:table-cell office:value-type="float" office:value="-26.81" calcext:value-type="float">
            <text:p>-26.81</text:p>
          </table:table-cell>
          <table:table-cell office:value-type="float" office:value="-65.22" calcext:value-type="float">
            <text:p>-65.22</text:p>
          </table:table-cell>
        </table:table-row>
        <table:table-row table:style-name="ro1">
          <table:table-cell office:value-type="string" calcext:value-type="string">
            <text:p>America/Argentina/La_Rioja</text:p>
          </table:table-cell>
          <table:table-cell office:value-type="float" office:value="-29.41" calcext:value-type="float">
            <text:p>-29.41</text:p>
          </table:table-cell>
          <table:table-cell office:value-type="float" office:value="-66.86" calcext:value-type="float">
            <text:p>-66.86</text:p>
          </table:table-cell>
        </table:table-row>
        <table:table-row table:style-name="ro1">
          <table:table-cell office:value-type="string" calcext:value-type="string">
            <text:p>America/Argentina/San_Juan</text:p>
          </table:table-cell>
          <table:table-cell office:value-type="float" office:value="-31.54" calcext:value-type="float">
            <text:p>-31.54</text:p>
          </table:table-cell>
          <table:table-cell office:value-type="float" office:value="-68.54" calcext:value-type="float">
            <text:p>-68.54</text:p>
          </table:table-cell>
        </table:table-row>
        <table:table-row table:style-name="ro1">
          <table:table-cell office:value-type="string" calcext:value-type="string">
            <text:p>America/Argentina/Jujuy</text:p>
          </table:table-cell>
          <table:table-cell office:value-type="float" office:value="-24.19" calcext:value-type="float">
            <text:p>-24.19</text:p>
          </table:table-cell>
          <table:table-cell office:value-type="float" office:value="-65.3" calcext:value-type="float">
            <text:p>-65.3</text:p>
          </table:table-cell>
        </table:table-row>
        <table:table-row table:style-name="ro1">
          <table:table-cell office:value-type="string" calcext:value-type="string">
            <text:p>America/Argentina/Catamarca</text:p>
          </table:table-cell>
          <table:table-cell office:value-type="float" office:value="-28.47" calcext:value-type="float">
            <text:p>-28.47</text:p>
          </table:table-cell>
          <table:table-cell office:value-type="float" office:value="-65.78" calcext:value-type="float">
            <text:p>-65.78</text:p>
          </table:table-cell>
        </table:table-row>
        <table:table-row table:style-name="ro1">
          <table:table-cell office:value-type="string" calcext:value-type="string">
            <text:p>America/Argentina/Mendoza</text:p>
          </table:table-cell>
          <table:table-cell office:value-type="float" office:value="-32.89" calcext:value-type="float">
            <text:p>-32.89</text:p>
          </table:table-cell>
          <table:table-cell office:value-type="float" office:value="-68.85" calcext:value-type="float">
            <text:p>-68.85</text:p>
          </table:table-cell>
        </table:table-row>
        <table:table-row table:style-name="ro1">
          <table:table-cell office:value-type="string" calcext:value-type="string">
            <text:p>America/Argentina/San_Luis</text:p>
          </table:table-cell>
          <table:table-cell office:value-type="float" office:value="-33.3" calcext:value-type="float">
            <text:p>-33.3</text:p>
          </table:table-cell>
          <table:table-cell office:value-type="float" office:value="-66.34" calcext:value-type="float">
            <text:p>-66.34</text:p>
          </table:table-cell>
        </table:table-row>
        <table:table-row table:style-name="ro1">
          <table:table-cell office:value-type="string" calcext:value-type="string">
            <text:p>America/Argentina/Rio_Gallegos</text:p>
          </table:table-cell>
          <table:table-cell office:value-type="float" office:value="-51.62" calcext:value-type="float">
            <text:p>-51.62</text:p>
          </table:table-cell>
          <table:table-cell office:value-type="float" office:value="-69.22" calcext:value-type="float">
            <text:p>-69.22</text:p>
          </table:table-cell>
        </table:table-row>
        <table:table-row table:style-name="ro1">
          <table:table-cell office:value-type="string" calcext:value-type="string">
            <text:p>America/Argentina/Ushuaia</text:p>
          </table:table-cell>
          <table:table-cell office:value-type="float" office:value="-54.8" calcext:value-type="float">
            <text:p>-54.8</text:p>
          </table:table-cell>
          <table:table-cell office:value-type="float" office:value="-68.3" calcext:value-type="float">
            <text:p>-68.3</text:p>
          </table:table-cell>
        </table:table-row>
        <table:table-row table:style-name="ro1">
          <table:table-cell office:value-type="string" calcext:value-type="string">
            <text:p>America/La_Paz</text:p>
          </table:table-cell>
          <table:table-cell office:value-type="float" office:value="-16.49" calcext:value-type="float">
            <text:p>-16.49</text:p>
          </table:table-cell>
          <table:table-cell office:value-type="float" office:value="-68.12" calcext:value-type="float">
            <text:p>-68.12</text:p>
          </table:table-cell>
        </table:table-row>
        <table:table-row table:style-name="ro1">
          <table:table-cell office:value-type="string" calcext:value-type="string">
            <text:p>America/Noronha</text:p>
          </table:table-cell>
          <table:table-cell office:value-type="float" office:value="-3.85" calcext:value-type="float">
            <text:p>-3.85</text:p>
          </table:table-cell>
          <table:table-cell office:value-type="float" office:value="-32.42" calcext:value-type="float">
            <text:p>-32.42</text:p>
          </table:table-cell>
        </table:table-row>
        <table:table-row table:style-name="ro1">
          <table:table-cell office:value-type="string" calcext:value-type="string">
            <text:p>America/Belem</text:p>
          </table:table-cell>
          <table:table-cell office:value-type="float" office:value="-1.46" calcext:value-type="float">
            <text:p>-1.46</text:p>
          </table:table-cell>
          <table:table-cell office:value-type="float" office:value="-48.49" calcext:value-type="float">
            <text:p>-48.49</text:p>
          </table:table-cell>
        </table:table-row>
        <table:table-row table:style-name="ro1">
          <table:table-cell office:value-type="string" calcext:value-type="string">
            <text:p>America/Santarem</text:p>
          </table:table-cell>
          <table:table-cell office:value-type="float" office:value="-39.28" calcext:value-type="float">
            <text:p>-39.28</text:p>
          </table:table-cell>
          <table:table-cell office:value-type="float" office:value="-8.7" calcext:value-type="float">
            <text:p>-8.7</text:p>
          </table:table-cell>
        </table:table-row>
        <table:table-row table:style-name="ro1">
          <table:table-cell office:value-type="string" calcext:value-type="string">
            <text:p>America/Fortaleza</text:p>
          </table:table-cell>
          <table:table-cell office:value-type="float" office:value="-3.73" calcext:value-type="float">
            <text:p>-3.73</text:p>
          </table:table-cell>
          <table:table-cell office:value-type="float" office:value="-38.53" calcext:value-type="float">
            <text:p>-38.53</text:p>
          </table:table-cell>
        </table:table-row>
        <table:table-row table:style-name="ro1">
          <table:table-cell office:value-type="string" calcext:value-type="string">
            <text:p>America/Recife</text:p>
          </table:table-cell>
          <table:table-cell office:value-type="float" office:value="-8.05" calcext:value-type="float">
            <text:p>-8.05</text:p>
          </table:table-cell>
          <table:table-cell office:value-type="float" office:value="-34.93" calcext:value-type="float">
            <text:p>-34.93</text:p>
          </table:table-cell>
        </table:table-row>
        <table:table-row table:style-name="ro1">
          <table:table-cell office:value-type="string" calcext:value-type="string">
            <text:p>America/Araguaina</text:p>
          </table:table-cell>
          <table:table-cell office:value-type="float" office:value="-7.19" calcext:value-type="float">
            <text:p>-7.19</text:p>
          </table:table-cell>
          <table:table-cell office:value-type="float" office:value="-48.2" calcext:value-type="float">
            <text:p>-48.2</text:p>
          </table:table-cell>
        </table:table-row>
        <table:table-row table:style-name="ro1">
          <table:table-cell office:value-type="string" calcext:value-type="string">
            <text:p>America/Maceio</text:p>
          </table:table-cell>
          <table:table-cell office:value-type="float" office:value="-9.65" calcext:value-type="float">
            <text:p>-9.65</text:p>
          </table:table-cell>
          <table:table-cell office:value-type="float" office:value="-35.71" calcext:value-type="float">
            <text:p>-35.71</text:p>
          </table:table-cell>
        </table:table-row>
        <table:table-row table:style-name="ro1">
          <table:table-cell office:value-type="string" calcext:value-type="string">
            <text:p>America/Bahia</text:p>
          </table:table-cell>
          <table:table-cell office:value-type="float" office:value="-12.58" calcext:value-type="float">
            <text:p>-12.58</text:p>
          </table:table-cell>
          <table:table-cell office:value-type="float" office:value="-41.7" calcext:value-type="float">
            <text:p>-41.7</text:p>
          </table:table-cell>
        </table:table-row>
        <table:table-row table:style-name="ro1">
          <table:table-cell office:value-type="string" calcext:value-type="string">
            <text:p>America/Sao_Paulo</text:p>
          </table:table-cell>
          <table:table-cell office:value-type="float" office:value="-23.55" calcext:value-type="float">
            <text:p>-23.55</text:p>
          </table:table-cell>
          <table:table-cell office:value-type="float" office:value="-46.63" calcext:value-type="float">
            <text:p>-46.63</text:p>
          </table:table-cell>
        </table:table-row>
        <table:table-row table:style-name="ro1">
          <table:table-cell office:value-type="string" calcext:value-type="string">
            <text:p>America/Campo_Grande</text:p>
          </table:table-cell>
          <table:table-cell office:value-type="float" office:value="-20.47" calcext:value-type="float">
            <text:p>-20.47</text:p>
          </table:table-cell>
          <table:table-cell office:value-type="float" office:value="-54.62" calcext:value-type="float">
            <text:p>-54.62</text:p>
          </table:table-cell>
        </table:table-row>
        <table:table-row table:style-name="ro1">
          <table:table-cell office:value-type="string" calcext:value-type="string">
            <text:p>America/Cuiaba</text:p>
          </table:table-cell>
          <table:table-cell office:value-type="float" office:value="-15.6" calcext:value-type="float">
            <text:p>-15.6</text:p>
          </table:table-cell>
          <table:table-cell office:value-type="float" office:value="-56.1" calcext:value-type="float">
            <text:p>-56.1</text:p>
          </table:table-cell>
        </table:table-row>
        <table:table-row table:style-name="ro1">
          <table:table-cell office:value-type="string" calcext:value-type="string">
            <text:p>America/Porto_Velho</text:p>
          </table:table-cell>
          <table:table-cell office:value-type="float" office:value="-8.76" calcext:value-type="float">
            <text:p>-8.76</text:p>
          </table:table-cell>
          <table:table-cell office:value-type="float" office:value="-63.9" calcext:value-type="float">
            <text:p>-63.9</text:p>
          </table:table-cell>
        </table:table-row>
        <table:table-row table:style-name="ro1">
          <table:table-cell office:value-type="string" calcext:value-type="string">
            <text:p>America/Boa_Vista</text:p>
          </table:table-cell>
          <table:table-cell office:value-type="float" office:value="-16.1" calcext:value-type="float">
            <text:p>-16.1</text:p>
          </table:table-cell>
          <table:table-cell office:value-type="float" office:value="-22.81" calcext:value-type="float">
            <text:p>-22.81</text:p>
          </table:table-cell>
        </table:table-row>
        <table:table-row table:style-name="ro1">
          <table:table-cell office:value-type="string" calcext:value-type="string">
            <text:p>America/Manaus</text:p>
          </table:table-cell>
          <table:table-cell office:value-type="float" office:value="-3.12" calcext:value-type="float">
            <text:p>-3.12</text:p>
          </table:table-cell>
          <table:table-cell office:value-type="float" office:value="-60.02" calcext:value-type="float">
            <text:p>-60.02</text:p>
          </table:table-cell>
        </table:table-row>
        <table:table-row table:style-name="ro1">
          <table:table-cell office:value-type="string" calcext:value-type="string">
            <text:p>America/Eirunepe</text:p>
          </table:table-cell>
          <table:table-cell office:value-type="float" office:value="-6.66" calcext:value-type="float">
            <text:p>-6.66</text:p>
          </table:table-cell>
          <table:table-cell office:value-type="float" office:value="-69.87" calcext:value-type="float">
            <text:p>-69.87</text:p>
          </table:table-cell>
        </table:table-row>
        <table:table-row table:style-name="ro1">
          <table:table-cell office:value-type="string" calcext:value-type="string">
            <text:p>America/Rio_Branco</text:p>
          </table:table-cell>
          <table:table-cell office:value-type="float" office:value="-9.98" calcext:value-type="float">
            <text:p>-9.98</text:p>
          </table:table-cell>
          <table:table-cell office:value-type="float" office:value="-68.43" calcext:value-type="float">
            <text:p>-68.43</text:p>
          </table:table-cell>
        </table:table-row>
        <table:table-row table:style-name="ro1">
          <table:table-cell office:value-type="string" calcext:value-type="string">
            <text:p>America/Santiago</text:p>
          </table:table-cell>
          <table:table-cell office:value-type="float" office:value="-33.45" calcext:value-type="float">
            <text:p>-33.45</text:p>
          </table:table-cell>
          <table:table-cell office:value-type="float" office:value="-70.67" calcext:value-type="float">
            <text:p>-70.67</text:p>
          </table:table-cell>
        </table:table-row>
        <table:table-row table:style-name="ro1">
          <table:table-cell office:value-type="string" calcext:value-type="string">
            <text:p>America/Punta_Arenas</text:p>
          </table:table-cell>
          <table:table-cell office:value-type="float" office:value="-53.16" calcext:value-type="float">
            <text:p>-53.16</text:p>
          </table:table-cell>
          <table:table-cell office:value-type="float" office:value="-70.92" calcext:value-type="float">
            <text:p>-70.92</text:p>
          </table:table-cell>
        </table:table-row>
        <table:table-row table:style-name="ro1">
          <table:table-cell office:value-type="string" calcext:value-type="string">
            <text:p>Pacific/Easter</text:p>
          </table:table-cell>
          <table:table-cell office:value-type="float" office:value="-27.11" calcext:value-type="float">
            <text:p>-27.11</text:p>
          </table:table-cell>
          <table:table-cell office:value-type="float" office:value="-109.35" calcext:value-type="float">
            <text:p>-109.35</text:p>
          </table:table-cell>
        </table:table-row>
        <table:table-row table:style-name="ro1">
          <table:table-cell office:value-type="string" calcext:value-type="string">
            <text:p>Antarctica/Palmer</text:p>
          </table:table-cell>
          <table:table-cell office:value-type="float" office:value="-64.77" calcext:value-type="float">
            <text:p>-64.77</text:p>
          </table:table-cell>
          <table:table-cell office:value-type="float" office:value="-64.05" calcext:value-type="float">
            <text:p>-64.05</text:p>
          </table:table-cell>
        </table:table-row>
        <table:table-row table:style-name="ro1">
          <table:table-cell office:value-type="string" calcext:value-type="string">
            <text:p>America/Bogota</text:p>
          </table:table-cell>
          <table:table-cell office:value-type="float" office:value="4.7" calcext:value-type="float">
            <text:p>4.7</text:p>
          </table:table-cell>
          <table:table-cell office:value-type="float" office:value="-74.07" calcext:value-type="float">
            <text:p>-74.07</text:p>
          </table:table-cell>
        </table:table-row>
        <table:table-row table:style-name="ro1">
          <table:table-cell office:value-type="string" calcext:value-type="string">
            <text:p>America/Curacao</text:p>
          </table:table-cell>
          <table:table-cell office:value-type="float" office:value="12.17" calcext:value-type="float">
            <text:p>12.17</text:p>
          </table:table-cell>
          <table:table-cell office:value-type="float" office:value="-68.99" calcext:value-type="float">
            <text:p>-68.99</text:p>
          </table:table-cell>
        </table:table-row>
        <table:table-row table:style-name="ro1">
          <table:table-cell office:value-type="string" calcext:value-type="string">
            <text:p>America/Guayaquil</text:p>
          </table:table-cell>
          <table:table-cell office:value-type="float" office:value="-2.19" calcext:value-type="float">
            <text:p>-2.19</text:p>
          </table:table-cell>
          <table:table-cell office:value-type="float" office:value="-79.89" calcext:value-type="float">
            <text:p>-79.89</text:p>
          </table:table-cell>
        </table:table-row>
        <table:table-row table:style-name="ro1">
          <table:table-cell office:value-type="string" calcext:value-type="string">
            <text:p>Pacific/Galapagos</text:p>
          </table:table-cell>
          <table:table-cell office:value-type="float" office:value="-0.95" calcext:value-type="float">
            <text:p>-0.95</text:p>
          </table:table-cell>
          <table:table-cell office:value-type="float" office:value="-90.97" calcext:value-type="float">
            <text:p>-90.97</text:p>
          </table:table-cell>
        </table:table-row>
        <table:table-row table:style-name="ro1">
          <table:table-cell office:value-type="string" calcext:value-type="string">
            <text:p>Atlantic/Stanley</text:p>
          </table:table-cell>
          <table:table-cell office:value-type="float" office:value="-51.7" calcext:value-type="float">
            <text:p>-51.7</text:p>
          </table:table-cell>
          <table:table-cell office:value-type="float" office:value="-57.85" calcext:value-type="float">
            <text:p>-57.85</text:p>
          </table:table-cell>
        </table:table-row>
        <table:table-row table:style-name="ro1">
          <table:table-cell office:value-type="string" calcext:value-type="string">
            <text:p>America/Cayenne</text:p>
          </table:table-cell>
          <table:table-cell office:value-type="float" office:value="4.92" calcext:value-type="float">
            <text:p>4.92</text:p>
          </table:table-cell>
          <table:table-cell office:value-type="float" office:value="-52.31" calcext:value-type="float">
            <text:p>-52.31</text:p>
          </table:table-cell>
        </table:table-row>
        <table:table-row table:style-name="ro1">
          <table:table-cell office:value-type="string" calcext:value-type="string">
            <text:p>America/Guyana</text:p>
          </table:table-cell>
          <table:table-cell office:value-type="float" office:value="4.86" calcext:value-type="float">
            <text:p>4.86</text:p>
          </table:table-cell>
          <table:table-cell office:value-type="float" office:value="-58.93" calcext:value-type="float">
            <text:p>-58.93</text:p>
          </table:table-cell>
        </table:table-row>
        <table:table-row table:style-name="ro1">
          <table:table-cell office:value-type="string" calcext:value-type="string">
            <text:p>America/Asuncion</text:p>
          </table:table-cell>
          <table:table-cell office:value-type="float" office:value="-25.26" calcext:value-type="float">
            <text:p>-25.26</text:p>
          </table:table-cell>
          <table:table-cell office:value-type="float" office:value="-57.58" calcext:value-type="float">
            <text:p>-57.58</text:p>
          </table:table-cell>
        </table:table-row>
        <table:table-row table:style-name="ro1">
          <table:table-cell office:value-type="string" calcext:value-type="string">
            <text:p>America/Lima</text:p>
          </table:table-cell>
          <table:table-cell office:value-type="float" office:value="-12.05" calcext:value-type="float">
            <text:p>-12.05</text:p>
          </table:table-cell>
          <table:table-cell office:value-type="float" office:value="-77.04" calcext:value-type="float">
            <text:p>-77.04</text:p>
          </table:table-cell>
        </table:table-row>
        <table:table-row table:style-name="ro1">
          <table:table-cell office:value-type="string" calcext:value-type="string">
            <text:p>Atlantic/South_Georgia</text:p>
          </table:table-cell>
          <table:table-cell office:value-type="float" office:value="-54.43" calcext:value-type="float">
            <text:p>-54.43</text:p>
          </table:table-cell>
          <table:table-cell office:value-type="float" office:value="-36.59" calcext:value-type="float">
            <text:p>-36.59</text:p>
          </table:table-cell>
        </table:table-row>
        <table:table-row table:style-name="ro1">
          <table:table-cell office:value-type="string" calcext:value-type="string">
            <text:p>America/Paramaribo</text:p>
          </table:table-cell>
          <table:table-cell office:value-type="float" office:value="5.85" calcext:value-type="float">
            <text:p>5.85</text:p>
          </table:table-cell>
          <table:table-cell office:value-type="float" office:value="-55.2" calcext:value-type="float">
            <text:p>-55.2</text:p>
          </table:table-cell>
        </table:table-row>
        <table:table-row table:style-name="ro1">
          <table:table-cell office:value-type="string" calcext:value-type="string">
            <text:p>America/Port_of_Spain</text:p>
          </table:table-cell>
          <table:table-cell office:value-type="float" office:value="10.66" calcext:value-type="float">
            <text:p>10.66</text:p>
          </table:table-cell>
          <table:table-cell office:value-type="float" office:value="-61.51" calcext:value-type="float">
            <text:p>-61.51</text:p>
          </table:table-cell>
        </table:table-row>
        <table:table-row table:style-name="ro1">
          <table:table-cell office:value-type="string" calcext:value-type="string">
            <text:p>America/Montevideo</text:p>
          </table:table-cell>
          <table:table-cell office:value-type="float" office:value="34.9" calcext:value-type="float">
            <text:p>34.9</text:p>
          </table:table-cell>
          <table:table-cell office:value-type="float" office:value="-56.16" calcext:value-type="float">
            <text:p>-56.16</text:p>
          </table:table-cell>
        </table:table-row>
        <table:table-row table:style-name="ro1">
          <table:table-cell office:value-type="string" calcext:value-type="string">
            <text:p>America/Caracas</text:p>
          </table:table-cell>
          <table:table-cell office:value-type="float" office:value="10.48" calcext:value-type="float">
            <text:p>10.48</text:p>
          </table:table-cell>
          <table:table-cell office:value-type="float" office:value="-66.9" calcext:value-type="float">
            <text:p>-66.9</text:p>
          </table:table-cell>
        </table:table-row>
      </table:table>
      <table:table table:name="Sheet2" table:style-name="ta1"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{“</text:p>
          </table:table-cell>
          <table:table-cell table:formula="of:=[$timezones.A1]" office:value-type="string" office:string-value="Africa/Algiers" calcext:value-type="string">
            <text:p>Africa/Algiers</text:p>
          </table:table-cell>
          <table:table-cell office:value-type="string" calcext:value-type="string">
            <text:p>“, timezone_location(</text:p>
          </table:table-cell>
          <table:table-cell table:formula="of:=[$timezones.B1]" office:value-type="float" office:value="36.75" calcext:value-type="float">
            <text:p>36.75</text:p>
          </table:table-cell>
          <table:table-cell office:value-type="string" calcext:value-type="string">
            <text:p>,</text:p>
          </table:table-cell>
          <table:table-cell table:formula="of:=[$timezones.C1]" office:value-type="float" office:value="3.06" calcext:value-type="float">
            <text:p>3.06</text:p>
          </table:table-cell>
          <table:table-cell office:value-type="string" calcext:value-type="string">
            <text:p>)},</text:p>
          </table:table-cell>
          <table:table-cell table:formula="of:=[.A1]&amp;[.B1]&amp;[.C1]&amp;[.D1]&amp;[.E1]&amp;[.F1]&amp;[.G1]" office:value-type="string" office:string-value="{“Africa/Algiers“, timezone_location(36.75,3.06)}," calcext:value-type="string">
            <text:p>{“Africa/Algiers“, timezone_location(36.75,3.0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]" office:value-type="string" office:string-value="Atlantic/Cape_Verde" calcext:value-type="string">
            <text:p>Atlantic/Cape_Verde</text:p>
          </table:table-cell>
          <table:table-cell office:value-type="string" calcext:value-type="string">
            <text:p>“, timezone_location(</text:p>
          </table:table-cell>
          <table:table-cell table:formula="of:=[$timezones.B2]" office:value-type="float" office:value="16.54" calcext:value-type="float">
            <text:p>16.54</text:p>
          </table:table-cell>
          <table:table-cell office:value-type="string" calcext:value-type="string">
            <text:p>,</text:p>
          </table:table-cell>
          <table:table-cell table:formula="of:=[$timezones.C2]" office:value-type="float" office:value="-23.04" calcext:value-type="float">
            <text:p>-23.04</text:p>
          </table:table-cell>
          <table:table-cell office:value-type="string" calcext:value-type="string">
            <text:p>)},</text:p>
          </table:table-cell>
          <table:table-cell table:formula="of:=[.A2]&amp;[.B2]&amp;[.C2]&amp;[.D2]&amp;[.E2]&amp;[.F2]&amp;[.G2]" office:value-type="string" office:string-value="{“Atlantic/Cape_Verde“, timezone_location(16.54,-23.04)}," calcext:value-type="string">
            <text:p>{“Atlantic/Cape_Verde“, timezone_location(16.54,-23.0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]" office:value-type="string" office:string-value="Africa/Ndjamena" calcext:value-type="string">
            <text:p>Africa/Ndjamena</text:p>
          </table:table-cell>
          <table:table-cell office:value-type="string" calcext:value-type="string">
            <text:p>“, timezone_location(</text:p>
          </table:table-cell>
          <table:table-cell table:formula="of:=[$timezones.B3]" office:value-type="float" office:value="12.13" calcext:value-type="float">
            <text:p>12.13</text:p>
          </table:table-cell>
          <table:table-cell office:value-type="string" calcext:value-type="string">
            <text:p>,</text:p>
          </table:table-cell>
          <table:table-cell table:formula="of:=[$timezones.C3]" office:value-type="float" office:value="15.06" calcext:value-type="float">
            <text:p>15.06</text:p>
          </table:table-cell>
          <table:table-cell office:value-type="string" calcext:value-type="string">
            <text:p>)},</text:p>
          </table:table-cell>
          <table:table-cell table:formula="of:=[.A3]&amp;[.B3]&amp;[.C3]&amp;[.D3]&amp;[.E3]&amp;[.F3]&amp;[.G3]" office:value-type="string" office:string-value="{“Africa/Ndjamena“, timezone_location(12.13,15.06)}," calcext:value-type="string">
            <text:p>{“Africa/Ndjamena“, timezone_location(12.13,15.0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4]" office:value-type="string" office:string-value="Africa/Abidjan" calcext:value-type="string">
            <text:p>Africa/Abidjan</text:p>
          </table:table-cell>
          <table:table-cell office:value-type="string" calcext:value-type="string">
            <text:p>“, timezone_location(</text:p>
          </table:table-cell>
          <table:table-cell table:formula="of:=[$timezones.B4]" office:value-type="float" office:value="5.36" calcext:value-type="float">
            <text:p>5.36</text:p>
          </table:table-cell>
          <table:table-cell office:value-type="string" calcext:value-type="string">
            <text:p>,</text:p>
          </table:table-cell>
          <table:table-cell table:formula="of:=[$timezones.C4]" office:value-type="float" office:value="-4.01" calcext:value-type="float">
            <text:p>-4.01</text:p>
          </table:table-cell>
          <table:table-cell office:value-type="string" calcext:value-type="string">
            <text:p>)},</text:p>
          </table:table-cell>
          <table:table-cell table:formula="of:=[.A4]&amp;[.B4]&amp;[.C4]&amp;[.D4]&amp;[.E4]&amp;[.F4]&amp;[.G4]" office:value-type="string" office:string-value="{“Africa/Abidjan“, timezone_location(5.36,-4.01)}," calcext:value-type="string">
            <text:p>{“Africa/Abidjan“, timezone_location(5.36,-4.0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5]" office:value-type="string" office:string-value="Africa/Cairo" calcext:value-type="string">
            <text:p>Africa/Cairo</text:p>
          </table:table-cell>
          <table:table-cell office:value-type="string" calcext:value-type="string">
            <text:p>“, timezone_location(</text:p>
          </table:table-cell>
          <table:table-cell table:formula="of:=[$timezones.B5]" office:value-type="float" office:value="30.04" calcext:value-type="float">
            <text:p>30.04</text:p>
          </table:table-cell>
          <table:table-cell office:value-type="string" calcext:value-type="string">
            <text:p>,</text:p>
          </table:table-cell>
          <table:table-cell table:formula="of:=[$timezones.C5]" office:value-type="float" office:value="31.24" calcext:value-type="float">
            <text:p>31.24</text:p>
          </table:table-cell>
          <table:table-cell office:value-type="string" calcext:value-type="string">
            <text:p>)},</text:p>
          </table:table-cell>
          <table:table-cell table:formula="of:=[.A5]&amp;[.B5]&amp;[.C5]&amp;[.D5]&amp;[.E5]&amp;[.F5]&amp;[.G5]" office:value-type="string" office:string-value="{“Africa/Cairo“, timezone_location(30.04,31.24)}," calcext:value-type="string">
            <text:p>{“Africa/Cairo“, timezone_location(30.04,31.2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6]" office:value-type="string" office:string-value="Africa/Accra" calcext:value-type="string">
            <text:p>Africa/Accra</text:p>
          </table:table-cell>
          <table:table-cell office:value-type="string" calcext:value-type="string">
            <text:p>“, timezone_location(</text:p>
          </table:table-cell>
          <table:table-cell table:formula="of:=[$timezones.B6]" office:value-type="float" office:value="5.6" calcext:value-type="float">
            <text:p>5.6</text:p>
          </table:table-cell>
          <table:table-cell office:value-type="string" calcext:value-type="string">
            <text:p>,</text:p>
          </table:table-cell>
          <table:table-cell table:formula="of:=[$timezones.C6]" office:value-type="float" office:value="-0.19" calcext:value-type="float">
            <text:p>-0.19</text:p>
          </table:table-cell>
          <table:table-cell office:value-type="string" calcext:value-type="string">
            <text:p>)},</text:p>
          </table:table-cell>
          <table:table-cell table:formula="of:=[.A6]&amp;[.B6]&amp;[.C6]&amp;[.D6]&amp;[.E6]&amp;[.F6]&amp;[.G6]" office:value-type="string" office:string-value="{“Africa/Accra“, timezone_location(5.6,-0.19)}," calcext:value-type="string">
            <text:p>{“Africa/Accra“, timezone_location(5.6,-0.1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7]" office:value-type="string" office:string-value="Africa/Bissau" calcext:value-type="string">
            <text:p>Africa/Bissau</text:p>
          </table:table-cell>
          <table:table-cell office:value-type="string" calcext:value-type="string">
            <text:p>“, timezone_location(</text:p>
          </table:table-cell>
          <table:table-cell table:formula="of:=[$timezones.B7]" office:value-type="float" office:value="11.86" calcext:value-type="float">
            <text:p>11.86</text:p>
          </table:table-cell>
          <table:table-cell office:value-type="string" calcext:value-type="string">
            <text:p>,</text:p>
          </table:table-cell>
          <table:table-cell table:formula="of:=[$timezones.C7]" office:value-type="float" office:value="-15.58" calcext:value-type="float">
            <text:p>-15.58</text:p>
          </table:table-cell>
          <table:table-cell office:value-type="string" calcext:value-type="string">
            <text:p>)},</text:p>
          </table:table-cell>
          <table:table-cell table:formula="of:=[.A7]&amp;[.B7]&amp;[.C7]&amp;[.D7]&amp;[.E7]&amp;[.F7]&amp;[.G7]" office:value-type="string" office:string-value="{“Africa/Bissau“, timezone_location(11.86,-15.58)}," calcext:value-type="string">
            <text:p>{“Africa/Bissau“, timezone_location(11.86,-15.5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8]" office:value-type="string" office:string-value="Africa/Nairobi" calcext:value-type="string">
            <text:p>Africa/Nairobi</text:p>
          </table:table-cell>
          <table:table-cell office:value-type="string" calcext:value-type="string">
            <text:p>“, timezone_location(</text:p>
          </table:table-cell>
          <table:table-cell table:formula="of:=[$timezones.B8]" office:value-type="float" office:value="1.29" calcext:value-type="float">
            <text:p>1.29</text:p>
          </table:table-cell>
          <table:table-cell office:value-type="string" calcext:value-type="string">
            <text:p>,</text:p>
          </table:table-cell>
          <table:table-cell table:formula="of:=[$timezones.C8]" office:value-type="float" office:value="36.82" calcext:value-type="float">
            <text:p>36.82</text:p>
          </table:table-cell>
          <table:table-cell office:value-type="string" calcext:value-type="string">
            <text:p>)},</text:p>
          </table:table-cell>
          <table:table-cell table:formula="of:=[.A8]&amp;[.B8]&amp;[.C8]&amp;[.D8]&amp;[.E8]&amp;[.F8]&amp;[.G8]" office:value-type="string" office:string-value="{“Africa/Nairobi“, timezone_location(1.29,36.82)}," calcext:value-type="string">
            <text:p>{“Africa/Nairobi“, timezone_location(1.29,36.8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9]" office:value-type="string" office:string-value="Africa/Monrovia" calcext:value-type="string">
            <text:p>Africa/Monrovia</text:p>
          </table:table-cell>
          <table:table-cell office:value-type="string" calcext:value-type="string">
            <text:p>“, timezone_location(</text:p>
          </table:table-cell>
          <table:table-cell table:formula="of:=[$timezones.B9]" office:value-type="float" office:value="6.32" calcext:value-type="float">
            <text:p>6.32</text:p>
          </table:table-cell>
          <table:table-cell office:value-type="string" calcext:value-type="string">
            <text:p>,</text:p>
          </table:table-cell>
          <table:table-cell table:formula="of:=[$timezones.C9]" office:value-type="float" office:value="-10.81" calcext:value-type="float">
            <text:p>-10.81</text:p>
          </table:table-cell>
          <table:table-cell office:value-type="string" calcext:value-type="string">
            <text:p>)},</text:p>
          </table:table-cell>
          <table:table-cell table:formula="of:=[.A9]&amp;[.B9]&amp;[.C9]&amp;[.D9]&amp;[.E9]&amp;[.F9]&amp;[.G9]" office:value-type="string" office:string-value="{“Africa/Monrovia“, timezone_location(6.32,-10.81)}," calcext:value-type="string">
            <text:p>{“Africa/Monrovia“, timezone_location(6.32,-10.8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0]" office:value-type="string" office:string-value="Africa/Tripoli" calcext:value-type="string">
            <text:p>Africa/Tripoli</text:p>
          </table:table-cell>
          <table:table-cell office:value-type="string" calcext:value-type="string">
            <text:p>“, timezone_location(</text:p>
          </table:table-cell>
          <table:table-cell table:formula="of:=[$timezones.B10]" office:value-type="float" office:value="32.89" calcext:value-type="float">
            <text:p>32.89</text:p>
          </table:table-cell>
          <table:table-cell office:value-type="string" calcext:value-type="string">
            <text:p>,</text:p>
          </table:table-cell>
          <table:table-cell table:formula="of:=[$timezones.C10]" office:value-type="float" office:value="13.19" calcext:value-type="float">
            <text:p>13.19</text:p>
          </table:table-cell>
          <table:table-cell office:value-type="string" calcext:value-type="string">
            <text:p>)},</text:p>
          </table:table-cell>
          <table:table-cell table:formula="of:=[.A10]&amp;[.B10]&amp;[.C10]&amp;[.D10]&amp;[.E10]&amp;[.F10]&amp;[.G10]" office:value-type="string" office:string-value="{“Africa/Tripoli“, timezone_location(32.89,13.19)}," calcext:value-type="string">
            <text:p>{“Africa/Tripoli“, timezone_location(32.89,13.1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1]" office:value-type="string" office:string-value="Indian/Mauritius" calcext:value-type="string">
            <text:p>Indian/Mauritius</text:p>
          </table:table-cell>
          <table:table-cell office:value-type="string" calcext:value-type="string">
            <text:p>“, timezone_location(</text:p>
          </table:table-cell>
          <table:table-cell table:formula="of:=[$timezones.B11]" office:value-type="float" office:value="-20.35" calcext:value-type="float">
            <text:p>-20.35</text:p>
          </table:table-cell>
          <table:table-cell office:value-type="string" calcext:value-type="string">
            <text:p>,</text:p>
          </table:table-cell>
          <table:table-cell table:formula="of:=[$timezones.C11]" office:value-type="float" office:value="57.55" calcext:value-type="float">
            <text:p>57.55</text:p>
          </table:table-cell>
          <table:table-cell office:value-type="string" calcext:value-type="string">
            <text:p>)},</text:p>
          </table:table-cell>
          <table:table-cell table:formula="of:=[.A11]&amp;[.B11]&amp;[.C11]&amp;[.D11]&amp;[.E11]&amp;[.F11]&amp;[.G11]" office:value-type="string" office:string-value="{“Indian/Mauritius“, timezone_location(-20.35,57.55)}," calcext:value-type="string">
            <text:p>{“Indian/Mauritius“, timezone_location(-20.35,57.5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2]" office:value-type="string" office:string-value="Africa/Casablanca" calcext:value-type="string">
            <text:p>Africa/Casablanca</text:p>
          </table:table-cell>
          <table:table-cell office:value-type="string" calcext:value-type="string">
            <text:p>“, timezone_location(</text:p>
          </table:table-cell>
          <table:table-cell table:formula="of:=[$timezones.B12]" office:value-type="float" office:value="33.57" calcext:value-type="float">
            <text:p>33.57</text:p>
          </table:table-cell>
          <table:table-cell office:value-type="string" calcext:value-type="string">
            <text:p>,</text:p>
          </table:table-cell>
          <table:table-cell table:formula="of:=[$timezones.C12]" office:value-type="float" office:value="-7.59" calcext:value-type="float">
            <text:p>-7.59</text:p>
          </table:table-cell>
          <table:table-cell office:value-type="string" calcext:value-type="string">
            <text:p>)},</text:p>
          </table:table-cell>
          <table:table-cell table:formula="of:=[.A12]&amp;[.B12]&amp;[.C12]&amp;[.D12]&amp;[.E12]&amp;[.F12]&amp;[.G12]" office:value-type="string" office:string-value="{“Africa/Casablanca“, timezone_location(33.57,-7.59)}," calcext:value-type="string">
            <text:p>{“Africa/Casablanca“, timezone_location(33.57,-7.5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3]" office:value-type="string" office:string-value="Africa/El_Aaiun" calcext:value-type="string">
            <text:p>Africa/El_Aaiun</text:p>
          </table:table-cell>
          <table:table-cell office:value-type="string" calcext:value-type="string">
            <text:p>“, timezone_location(</text:p>
          </table:table-cell>
          <table:table-cell table:formula="of:=[$timezones.B13]" office:value-type="float" office:value="27.15" calcext:value-type="float">
            <text:p>27.15</text:p>
          </table:table-cell>
          <table:table-cell office:value-type="string" calcext:value-type="string">
            <text:p>,</text:p>
          </table:table-cell>
          <table:table-cell table:formula="of:=[$timezones.C13]" office:value-type="float" office:value="-13.2" calcext:value-type="float">
            <text:p>-13.2</text:p>
          </table:table-cell>
          <table:table-cell office:value-type="string" calcext:value-type="string">
            <text:p>)},</text:p>
          </table:table-cell>
          <table:table-cell table:formula="of:=[.A13]&amp;[.B13]&amp;[.C13]&amp;[.D13]&amp;[.E13]&amp;[.F13]&amp;[.G13]" office:value-type="string" office:string-value="{“Africa/El_Aaiun“, timezone_location(27.15,-13.2)}," calcext:value-type="string">
            <text:p>{“Africa/El_Aaiun“, timezone_location(27.15,-13.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4]" office:value-type="string" office:string-value="Africa/Maputo" calcext:value-type="string">
            <text:p>Africa/Maputo</text:p>
          </table:table-cell>
          <table:table-cell office:value-type="string" calcext:value-type="string">
            <text:p>“, timezone_location(</text:p>
          </table:table-cell>
          <table:table-cell table:formula="of:=[$timezones.B14]" office:value-type="float" office:value="-25.97" calcext:value-type="float">
            <text:p>-25.97</text:p>
          </table:table-cell>
          <table:table-cell office:value-type="string" calcext:value-type="string">
            <text:p>,</text:p>
          </table:table-cell>
          <table:table-cell table:formula="of:=[$timezones.C14]" office:value-type="float" office:value="32.57" calcext:value-type="float">
            <text:p>32.57</text:p>
          </table:table-cell>
          <table:table-cell office:value-type="string" calcext:value-type="string">
            <text:p>)},</text:p>
          </table:table-cell>
          <table:table-cell table:formula="of:=[.A14]&amp;[.B14]&amp;[.C14]&amp;[.D14]&amp;[.E14]&amp;[.F14]&amp;[.G14]" office:value-type="string" office:string-value="{“Africa/Maputo“, timezone_location(-25.97,32.57)}," calcext:value-type="string">
            <text:p>{“Africa/Maputo“, timezone_location(-25.97,32.5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5]" office:value-type="string" office:string-value="Africa/Windhoek" calcext:value-type="string">
            <text:p>Africa/Windhoek</text:p>
          </table:table-cell>
          <table:table-cell office:value-type="string" calcext:value-type="string">
            <text:p>“, timezone_location(</text:p>
          </table:table-cell>
          <table:table-cell table:formula="of:=[$timezones.B15]" office:value-type="float" office:value="-22.56" calcext:value-type="float">
            <text:p>-22.56</text:p>
          </table:table-cell>
          <table:table-cell office:value-type="string" calcext:value-type="string">
            <text:p>,</text:p>
          </table:table-cell>
          <table:table-cell table:formula="of:=[$timezones.C15]" office:value-type="float" office:value="17.07" calcext:value-type="float">
            <text:p>17.07</text:p>
          </table:table-cell>
          <table:table-cell office:value-type="string" calcext:value-type="string">
            <text:p>)},</text:p>
          </table:table-cell>
          <table:table-cell table:formula="of:=[.A15]&amp;[.B15]&amp;[.C15]&amp;[.D15]&amp;[.E15]&amp;[.F15]&amp;[.G15]" office:value-type="string" office:string-value="{“Africa/Windhoek“, timezone_location(-22.56,17.07)}," calcext:value-type="string">
            <text:p>{“Africa/Windhoek“, timezone_location(-22.56,17.0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6]" office:value-type="string" office:string-value="Africa/Lagos" calcext:value-type="string">
            <text:p>Africa/Lagos</text:p>
          </table:table-cell>
          <table:table-cell office:value-type="string" calcext:value-type="string">
            <text:p>“, timezone_location(</text:p>
          </table:table-cell>
          <table:table-cell table:formula="of:=[$timezones.B16]" office:value-type="float" office:value="6.52" calcext:value-type="float">
            <text:p>6.52</text:p>
          </table:table-cell>
          <table:table-cell office:value-type="string" calcext:value-type="string">
            <text:p>,</text:p>
          </table:table-cell>
          <table:table-cell table:formula="of:=[$timezones.C16]" office:value-type="float" office:value="3.38" calcext:value-type="float">
            <text:p>3.38</text:p>
          </table:table-cell>
          <table:table-cell office:value-type="string" calcext:value-type="string">
            <text:p>)},</text:p>
          </table:table-cell>
          <table:table-cell table:formula="of:=[.A16]&amp;[.B16]&amp;[.C16]&amp;[.D16]&amp;[.E16]&amp;[.F16]&amp;[.G16]" office:value-type="string" office:string-value="{“Africa/Lagos“, timezone_location(6.52,3.38)}," calcext:value-type="string">
            <text:p>{“Africa/Lagos“, timezone_location(6.52,3.3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7]" office:value-type="string" office:string-value="Indian/Reunion" calcext:value-type="string">
            <text:p>Indian/Reunion</text:p>
          </table:table-cell>
          <table:table-cell office:value-type="string" calcext:value-type="string">
            <text:p>“, timezone_location(</text:p>
          </table:table-cell>
          <table:table-cell table:formula="of:=[$timezones.B17]" office:value-type="float" office:value="-21.12" calcext:value-type="float">
            <text:p>-21.12</text:p>
          </table:table-cell>
          <table:table-cell office:value-type="string" calcext:value-type="string">
            <text:p>,</text:p>
          </table:table-cell>
          <table:table-cell table:formula="of:=[$timezones.C17]" office:value-type="float" office:value="55.54" calcext:value-type="float">
            <text:p>55.54</text:p>
          </table:table-cell>
          <table:table-cell office:value-type="string" calcext:value-type="string">
            <text:p>)},</text:p>
          </table:table-cell>
          <table:table-cell table:formula="of:=[.A17]&amp;[.B17]&amp;[.C17]&amp;[.D17]&amp;[.E17]&amp;[.F17]&amp;[.G17]" office:value-type="string" office:string-value="{“Indian/Reunion“, timezone_location(-21.12,55.54)}," calcext:value-type="string">
            <text:p>{“Indian/Reunion“, timezone_location(-21.12,55.5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8]" office:value-type="string" office:string-value="Africa/Sao_Tome" calcext:value-type="string">
            <text:p>Africa/Sao_Tome</text:p>
          </table:table-cell>
          <table:table-cell office:value-type="string" calcext:value-type="string">
            <text:p>“, timezone_location(</text:p>
          </table:table-cell>
          <table:table-cell table:formula="of:=[$timezones.B18]" office:value-type="float" office:value="0.19" calcext:value-type="float">
            <text:p>0.19</text:p>
          </table:table-cell>
          <table:table-cell office:value-type="string" calcext:value-type="string">
            <text:p>,</text:p>
          </table:table-cell>
          <table:table-cell table:formula="of:=[$timezones.C18]" office:value-type="float" office:value="6.61" calcext:value-type="float">
            <text:p>6.61</text:p>
          </table:table-cell>
          <table:table-cell office:value-type="string" calcext:value-type="string">
            <text:p>)},</text:p>
          </table:table-cell>
          <table:table-cell table:formula="of:=[.A18]&amp;[.B18]&amp;[.C18]&amp;[.D18]&amp;[.E18]&amp;[.F18]&amp;[.G18]" office:value-type="string" office:string-value="{“Africa/Sao_Tome“, timezone_location(0.19,6.61)}," calcext:value-type="string">
            <text:p>{“Africa/Sao_Tome“, timezone_location(0.19,6.6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9]" office:value-type="string" office:string-value="Indian/Mahe" calcext:value-type="string">
            <text:p>Indian/Mahe</text:p>
          </table:table-cell>
          <table:table-cell office:value-type="string" calcext:value-type="string">
            <text:p>“, timezone_location(</text:p>
          </table:table-cell>
          <table:table-cell table:formula="of:=[$timezones.B19]" office:value-type="float" office:value="11.7" calcext:value-type="float">
            <text:p>11.7</text:p>
          </table:table-cell>
          <table:table-cell office:value-type="string" calcext:value-type="string">
            <text:p>,</text:p>
          </table:table-cell>
          <table:table-cell table:formula="of:=[$timezones.C19]" office:value-type="float" office:value="75.54" calcext:value-type="float">
            <text:p>75.54</text:p>
          </table:table-cell>
          <table:table-cell office:value-type="string" calcext:value-type="string">
            <text:p>)},</text:p>
          </table:table-cell>
          <table:table-cell table:formula="of:=[.A19]&amp;[.B19]&amp;[.C19]&amp;[.D19]&amp;[.E19]&amp;[.F19]&amp;[.G19]" office:value-type="string" office:string-value="{“Indian/Mahe“, timezone_location(11.7,75.54)}," calcext:value-type="string">
            <text:p>{“Indian/Mahe“, timezone_location(11.7,75.5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0]" office:value-type="string" office:string-value="Africa/Johannesburg" calcext:value-type="string">
            <text:p>Africa/Johannesburg</text:p>
          </table:table-cell>
          <table:table-cell office:value-type="string" calcext:value-type="string">
            <text:p>“, timezone_location(</text:p>
          </table:table-cell>
          <table:table-cell table:formula="of:=[$timezones.B20]" office:value-type="float" office:value="-26.2" calcext:value-type="float">
            <text:p>-26.2</text:p>
          </table:table-cell>
          <table:table-cell office:value-type="string" calcext:value-type="string">
            <text:p>,</text:p>
          </table:table-cell>
          <table:table-cell table:formula="of:=[$timezones.C20]" office:value-type="float" office:value="28.05" calcext:value-type="float">
            <text:p>28.05</text:p>
          </table:table-cell>
          <table:table-cell office:value-type="string" calcext:value-type="string">
            <text:p>)},</text:p>
          </table:table-cell>
          <table:table-cell table:formula="of:=[.A20]&amp;[.B20]&amp;[.C20]&amp;[.D20]&amp;[.E20]&amp;[.F20]&amp;[.G20]" office:value-type="string" office:string-value="{“Africa/Johannesburg“, timezone_location(-26.2,28.05)}," calcext:value-type="string">
            <text:p>{“Africa/Johannesburg“, timezone_location(-26.2,28.0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1]" office:value-type="string" office:string-value="Africa/Khartoum" calcext:value-type="string">
            <text:p>Africa/Khartoum</text:p>
          </table:table-cell>
          <table:table-cell office:value-type="string" calcext:value-type="string">
            <text:p>“, timezone_location(</text:p>
          </table:table-cell>
          <table:table-cell table:formula="of:=[$timezones.B21]" office:value-type="float" office:value="15.5" calcext:value-type="float">
            <text:p>15.5</text:p>
          </table:table-cell>
          <table:table-cell office:value-type="string" calcext:value-type="string">
            <text:p>,</text:p>
          </table:table-cell>
          <table:table-cell table:formula="of:=[$timezones.C21]" office:value-type="float" office:value="32.56" calcext:value-type="float">
            <text:p>32.56</text:p>
          </table:table-cell>
          <table:table-cell office:value-type="string" calcext:value-type="string">
            <text:p>)},</text:p>
          </table:table-cell>
          <table:table-cell table:formula="of:=[.A21]&amp;[.B21]&amp;[.C21]&amp;[.D21]&amp;[.E21]&amp;[.F21]&amp;[.G21]" office:value-type="string" office:string-value="{“Africa/Khartoum“, timezone_location(15.5,32.56)}," calcext:value-type="string">
            <text:p>{“Africa/Khartoum“, timezone_location(15.5,32.5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2]" office:value-type="string" office:string-value="Africa/Juba" calcext:value-type="string">
            <text:p>Africa/Juba</text:p>
          </table:table-cell>
          <table:table-cell office:value-type="string" calcext:value-type="string">
            <text:p>“, timezone_location(</text:p>
          </table:table-cell>
          <table:table-cell table:formula="of:=[$timezones.B22]" office:value-type="float" office:value="4.86" calcext:value-type="float">
            <text:p>4.86</text:p>
          </table:table-cell>
          <table:table-cell office:value-type="string" calcext:value-type="string">
            <text:p>,</text:p>
          </table:table-cell>
          <table:table-cell table:formula="of:=[$timezones.C22]" office:value-type="float" office:value="31.57" calcext:value-type="float">
            <text:p>31.57</text:p>
          </table:table-cell>
          <table:table-cell office:value-type="string" calcext:value-type="string">
            <text:p>)},</text:p>
          </table:table-cell>
          <table:table-cell table:formula="of:=[.A22]&amp;[.B22]&amp;[.C22]&amp;[.D22]&amp;[.E22]&amp;[.F22]&amp;[.G22]" office:value-type="string" office:string-value="{“Africa/Juba“, timezone_location(4.86,31.57)}," calcext:value-type="string">
            <text:p>{“Africa/Juba“, timezone_location(4.86,31.5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3]" office:value-type="string" office:string-value="Africa/Tunis" calcext:value-type="string">
            <text:p>Africa/Tunis</text:p>
          </table:table-cell>
          <table:table-cell office:value-type="string" calcext:value-type="string">
            <text:p>“, timezone_location(</text:p>
          </table:table-cell>
          <table:table-cell table:formula="of:=[$timezones.B23]" office:value-type="float" office:value="33.89" calcext:value-type="float">
            <text:p>33.89</text:p>
          </table:table-cell>
          <table:table-cell office:value-type="string" calcext:value-type="string">
            <text:p>,</text:p>
          </table:table-cell>
          <table:table-cell table:formula="of:=[$timezones.C23]" office:value-type="float" office:value="9.54" calcext:value-type="float">
            <text:p>9.54</text:p>
          </table:table-cell>
          <table:table-cell office:value-type="string" calcext:value-type="string">
            <text:p>)},</text:p>
          </table:table-cell>
          <table:table-cell table:formula="of:=[.A23]&amp;[.B23]&amp;[.C23]&amp;[.D23]&amp;[.E23]&amp;[.F23]&amp;[.G23]" office:value-type="string" office:string-value="{“Africa/Tunis“, timezone_location(33.89,9.54)}," calcext:value-type="string">
            <text:p>{“Africa/Tunis“, timezone_location(33.89,9.5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4]" office:value-type="string" office:string-value="Antarctica/Casey" calcext:value-type="string">
            <text:p>Antarctica/Casey</text:p>
          </table:table-cell>
          <table:table-cell office:value-type="string" calcext:value-type="string">
            <text:p>“, timezone_location(</text:p>
          </table:table-cell>
          <table:table-cell table:formula="of:=[$timezones.B24]" office:value-type="float" office:value="-66.28" calcext:value-type="float">
            <text:p>-66.28</text:p>
          </table:table-cell>
          <table:table-cell office:value-type="string" calcext:value-type="string">
            <text:p>,</text:p>
          </table:table-cell>
          <table:table-cell table:formula="of:=[$timezones.C24]" office:value-type="float" office:value="110.53" calcext:value-type="float">
            <text:p>110.53</text:p>
          </table:table-cell>
          <table:table-cell office:value-type="string" calcext:value-type="string">
            <text:p>)},</text:p>
          </table:table-cell>
          <table:table-cell table:formula="of:=[.A24]&amp;[.B24]&amp;[.C24]&amp;[.D24]&amp;[.E24]&amp;[.F24]&amp;[.G24]" office:value-type="string" office:string-value="{“Antarctica/Casey“, timezone_location(-66.28,110.53)}," calcext:value-type="string">
            <text:p>{“Antarctica/Casey“, timezone_location(-66.28,110.5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5]" office:value-type="string" office:string-value="Antarctica/Davis" calcext:value-type="string">
            <text:p>Antarctica/Davis</text:p>
          </table:table-cell>
          <table:table-cell office:value-type="string" calcext:value-type="string">
            <text:p>“, timezone_location(</text:p>
          </table:table-cell>
          <table:table-cell table:formula="of:=[$timezones.B25]" office:value-type="float" office:value="-68.58" calcext:value-type="float">
            <text:p>-68.58</text:p>
          </table:table-cell>
          <table:table-cell office:value-type="string" calcext:value-type="string">
            <text:p>,</text:p>
          </table:table-cell>
          <table:table-cell table:formula="of:=[$timezones.C25]" office:value-type="float" office:value="77.97" calcext:value-type="float">
            <text:p>77.97</text:p>
          </table:table-cell>
          <table:table-cell office:value-type="string" calcext:value-type="string">
            <text:p>)},</text:p>
          </table:table-cell>
          <table:table-cell table:formula="of:=[.A25]&amp;[.B25]&amp;[.C25]&amp;[.D25]&amp;[.E25]&amp;[.F25]&amp;[.G25]" office:value-type="string" office:string-value="{“Antarctica/Davis“, timezone_location(-68.58,77.97)}," calcext:value-type="string">
            <text:p>{“Antarctica/Davis“, timezone_location(-68.58,77.9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6]" office:value-type="string" office:string-value="Antarctica/Mawson" calcext:value-type="string">
            <text:p>Antarctica/Mawson</text:p>
          </table:table-cell>
          <table:table-cell office:value-type="string" calcext:value-type="string">
            <text:p>“, timezone_location(</text:p>
          </table:table-cell>
          <table:table-cell table:formula="of:=[$timezones.B26]" office:value-type="float" office:value="-67.6" calcext:value-type="float">
            <text:p>-67.6</text:p>
          </table:table-cell>
          <table:table-cell office:value-type="string" calcext:value-type="string">
            <text:p>,</text:p>
          </table:table-cell>
          <table:table-cell table:formula="of:=[$timezones.C26]" office:value-type="float" office:value="62.87" calcext:value-type="float">
            <text:p>62.87</text:p>
          </table:table-cell>
          <table:table-cell office:value-type="string" calcext:value-type="string">
            <text:p>)},</text:p>
          </table:table-cell>
          <table:table-cell table:formula="of:=[.A26]&amp;[.B26]&amp;[.C26]&amp;[.D26]&amp;[.E26]&amp;[.F26]&amp;[.G26]" office:value-type="string" office:string-value="{“Antarctica/Mawson“, timezone_location(-67.6,62.87)}," calcext:value-type="string">
            <text:p>{“Antarctica/Mawson“, timezone_location(-67.6,62.8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7]" office:value-type="string" office:string-value="Indian/Kerguelen" calcext:value-type="string">
            <text:p>Indian/Kerguelen</text:p>
          </table:table-cell>
          <table:table-cell office:value-type="string" calcext:value-type="string">
            <text:p>“, timezone_location(</text:p>
          </table:table-cell>
          <table:table-cell table:formula="of:=[$timezones.B27]" office:value-type="float" office:value="-49.39" calcext:value-type="float">
            <text:p>-49.39</text:p>
          </table:table-cell>
          <table:table-cell office:value-type="string" calcext:value-type="string">
            <text:p>,</text:p>
          </table:table-cell>
          <table:table-cell table:formula="of:=[$timezones.C27]" office:value-type="float" office:value="69.35" calcext:value-type="float">
            <text:p>69.35</text:p>
          </table:table-cell>
          <table:table-cell office:value-type="string" calcext:value-type="string">
            <text:p>)},</text:p>
          </table:table-cell>
          <table:table-cell table:formula="of:=[.A27]&amp;[.B27]&amp;[.C27]&amp;[.D27]&amp;[.E27]&amp;[.F27]&amp;[.G27]" office:value-type="string" office:string-value="{“Indian/Kerguelen“, timezone_location(-49.39,69.35)}," calcext:value-type="string">
            <text:p>{“Indian/Kerguelen“, timezone_location(-49.39,69.3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8]" office:value-type="string" office:string-value="Antarctica/DumontDUrville" calcext:value-type="string">
            <text:p>Antarctica/DumontDUrville</text:p>
          </table:table-cell>
          <table:table-cell office:value-type="string" calcext:value-type="string">
            <text:p>“, timezone_location(</text:p>
          </table:table-cell>
          <table:table-cell table:formula="of:=[$timezones.B28]" office:value-type="float" office:value="-66.66" calcext:value-type="float">
            <text:p>-66.66</text:p>
          </table:table-cell>
          <table:table-cell office:value-type="string" calcext:value-type="string">
            <text:p>,</text:p>
          </table:table-cell>
          <table:table-cell table:formula="of:=[$timezones.C28]" office:value-type="float" office:value="140" calcext:value-type="float">
            <text:p>140</text:p>
          </table:table-cell>
          <table:table-cell office:value-type="string" calcext:value-type="string">
            <text:p>)},</text:p>
          </table:table-cell>
          <table:table-cell table:formula="of:=[.A28]&amp;[.B28]&amp;[.C28]&amp;[.D28]&amp;[.E28]&amp;[.F28]&amp;[.G28]" office:value-type="string" office:string-value="{“Antarctica/DumontDUrville“, timezone_location(-66.66,140)}," calcext:value-type="string">
            <text:p>{“Antarctica/DumontDUrville“, timezone_location(-66.66,140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9]" office:value-type="string" office:string-value="Antarctica/Syowa" calcext:value-type="string">
            <text:p>Antarctica/Syowa</text:p>
          </table:table-cell>
          <table:table-cell office:value-type="string" calcext:value-type="string">
            <text:p>“, timezone_location(</text:p>
          </table:table-cell>
          <table:table-cell table:formula="of:=[$timezones.B29]" office:value-type="float" office:value="-69" calcext:value-type="float">
            <text:p>-69</text:p>
          </table:table-cell>
          <table:table-cell office:value-type="string" calcext:value-type="string">
            <text:p>,</text:p>
          </table:table-cell>
          <table:table-cell table:formula="of:=[$timezones.C29]" office:value-type="float" office:value="39.58" calcext:value-type="float">
            <text:p>39.58</text:p>
          </table:table-cell>
          <table:table-cell office:value-type="string" calcext:value-type="string">
            <text:p>)},</text:p>
          </table:table-cell>
          <table:table-cell table:formula="of:=[.A29]&amp;[.B29]&amp;[.C29]&amp;[.D29]&amp;[.E29]&amp;[.F29]&amp;[.G29]" office:value-type="string" office:string-value="{“Antarctica/Syowa“, timezone_location(-69,39.58)}," calcext:value-type="string">
            <text:p>{“Antarctica/Syowa“, timezone_location(-69,39.5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0]" office:value-type="string" office:string-value="Antarctica/Troll" calcext:value-type="string">
            <text:p>Antarctica/Troll</text:p>
          </table:table-cell>
          <table:table-cell office:value-type="string" calcext:value-type="string">
            <text:p>“, timezone_location(</text:p>
          </table:table-cell>
          <table:table-cell table:formula="of:=[$timezones.B30]" office:value-type="float" office:value="-72" calcext:value-type="float">
            <text:p>-72</text:p>
          </table:table-cell>
          <table:table-cell office:value-type="string" calcext:value-type="string">
            <text:p>,</text:p>
          </table:table-cell>
          <table:table-cell table:formula="of:=[$timezones.C30]" office:value-type="float" office:value="2.53" calcext:value-type="float">
            <text:p>2.53</text:p>
          </table:table-cell>
          <table:table-cell office:value-type="string" calcext:value-type="string">
            <text:p>)},</text:p>
          </table:table-cell>
          <table:table-cell table:formula="of:=[.A30]&amp;[.B30]&amp;[.C30]&amp;[.D30]&amp;[.E30]&amp;[.F30]&amp;[.G30]" office:value-type="string" office:string-value="{“Antarctica/Troll“, timezone_location(-72,2.53)}," calcext:value-type="string">
            <text:p>{“Antarctica/Troll“, timezone_location(-72,2.5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1]" office:value-type="string" office:string-value="Antarctica/Vostok" calcext:value-type="string">
            <text:p>Antarctica/Vostok</text:p>
          </table:table-cell>
          <table:table-cell office:value-type="string" calcext:value-type="string">
            <text:p>“, timezone_location(</text:p>
          </table:table-cell>
          <table:table-cell table:formula="of:=[$timezones.B31]" office:value-type="float" office:value="-78.46" calcext:value-type="float">
            <text:p>-78.46</text:p>
          </table:table-cell>
          <table:table-cell office:value-type="string" calcext:value-type="string">
            <text:p>,</text:p>
          </table:table-cell>
          <table:table-cell table:formula="of:=[$timezones.C31]" office:value-type="float" office:value="106.83" calcext:value-type="float">
            <text:p>106.83</text:p>
          </table:table-cell>
          <table:table-cell office:value-type="string" calcext:value-type="string">
            <text:p>)},</text:p>
          </table:table-cell>
          <table:table-cell table:formula="of:=[.A31]&amp;[.B31]&amp;[.C31]&amp;[.D31]&amp;[.E31]&amp;[.F31]&amp;[.G31]" office:value-type="string" office:string-value="{“Antarctica/Vostok“, timezone_location(-78.46,106.83)}," calcext:value-type="string">
            <text:p>{“Antarctica/Vostok“, timezone_location(-78.46,106.8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2]" office:value-type="string" office:string-value="Antarctica/Rothera" calcext:value-type="string">
            <text:p>Antarctica/Rothera</text:p>
          </table:table-cell>
          <table:table-cell office:value-type="string" calcext:value-type="string">
            <text:p>“, timezone_location(</text:p>
          </table:table-cell>
          <table:table-cell table:formula="of:=[$timezones.B32]" office:value-type="float" office:value="-67.56" calcext:value-type="float">
            <text:p>-67.56</text:p>
          </table:table-cell>
          <table:table-cell office:value-type="string" calcext:value-type="string">
            <text:p>,</text:p>
          </table:table-cell>
          <table:table-cell table:formula="of:=[$timezones.C32]" office:value-type="float" office:value="-68.12" calcext:value-type="float">
            <text:p>-68.12</text:p>
          </table:table-cell>
          <table:table-cell office:value-type="string" calcext:value-type="string">
            <text:p>)},</text:p>
          </table:table-cell>
          <table:table-cell table:formula="of:=[.A32]&amp;[.B32]&amp;[.C32]&amp;[.D32]&amp;[.E32]&amp;[.F32]&amp;[.G32]" office:value-type="string" office:string-value="{“Antarctica/Rothera“, timezone_location(-67.56,-68.12)}," calcext:value-type="string">
            <text:p>{“Antarctica/Rothera“, timezone_location(-67.56,-68.1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3]" office:value-type="string" office:string-value="Asia/Kabul" calcext:value-type="string">
            <text:p>Asia/Kabul</text:p>
          </table:table-cell>
          <table:table-cell office:value-type="string" calcext:value-type="string">
            <text:p>“, timezone_location(</text:p>
          </table:table-cell>
          <table:table-cell table:formula="of:=[$timezones.B33]" office:value-type="float" office:value="34.56" calcext:value-type="float">
            <text:p>34.56</text:p>
          </table:table-cell>
          <table:table-cell office:value-type="string" calcext:value-type="string">
            <text:p>,</text:p>
          </table:table-cell>
          <table:table-cell table:formula="of:=[$timezones.C33]" office:value-type="float" office:value="69.21" calcext:value-type="float">
            <text:p>69.21</text:p>
          </table:table-cell>
          <table:table-cell office:value-type="string" calcext:value-type="string">
            <text:p>)},</text:p>
          </table:table-cell>
          <table:table-cell table:formula="of:=[.A33]&amp;[.B33]&amp;[.C33]&amp;[.D33]&amp;[.E33]&amp;[.F33]&amp;[.G33]" office:value-type="string" office:string-value="{“Asia/Kabul“, timezone_location(34.56,69.21)}," calcext:value-type="string">
            <text:p>{“Asia/Kabul“, timezone_location(34.56,69.2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4]" office:value-type="string" office:string-value="Asia/Yerevan" calcext:value-type="string">
            <text:p>Asia/Yerevan</text:p>
          </table:table-cell>
          <table:table-cell office:value-type="string" calcext:value-type="string">
            <text:p>“, timezone_location(</text:p>
          </table:table-cell>
          <table:table-cell table:formula="of:=[$timezones.B34]" office:value-type="float" office:value="40.19" calcext:value-type="float">
            <text:p>40.19</text:p>
          </table:table-cell>
          <table:table-cell office:value-type="string" calcext:value-type="string">
            <text:p>,</text:p>
          </table:table-cell>
          <table:table-cell table:formula="of:=[$timezones.C34]" office:value-type="float" office:value="44.52" calcext:value-type="float">
            <text:p>44.52</text:p>
          </table:table-cell>
          <table:table-cell office:value-type="string" calcext:value-type="string">
            <text:p>)},</text:p>
          </table:table-cell>
          <table:table-cell table:formula="of:=[.A34]&amp;[.B34]&amp;[.C34]&amp;[.D34]&amp;[.E34]&amp;[.F34]&amp;[.G34]" office:value-type="string" office:string-value="{“Asia/Yerevan“, timezone_location(40.19,44.52)}," calcext:value-type="string">
            <text:p>{“Asia/Yerevan“, timezone_location(40.19,44.5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5]" office:value-type="string" office:string-value="Asia/Baku" calcext:value-type="string">
            <text:p>Asia/Baku</text:p>
          </table:table-cell>
          <table:table-cell office:value-type="string" calcext:value-type="string">
            <text:p>“, timezone_location(</text:p>
          </table:table-cell>
          <table:table-cell table:formula="of:=[$timezones.B35]" office:value-type="float" office:value="40.41" calcext:value-type="float">
            <text:p>40.41</text:p>
          </table:table-cell>
          <table:table-cell office:value-type="string" calcext:value-type="string">
            <text:p>,</text:p>
          </table:table-cell>
          <table:table-cell table:formula="of:=[$timezones.C35]" office:value-type="float" office:value="49.87" calcext:value-type="float">
            <text:p>49.87</text:p>
          </table:table-cell>
          <table:table-cell office:value-type="string" calcext:value-type="string">
            <text:p>)},</text:p>
          </table:table-cell>
          <table:table-cell table:formula="of:=[.A35]&amp;[.B35]&amp;[.C35]&amp;[.D35]&amp;[.E35]&amp;[.F35]&amp;[.G35]" office:value-type="string" office:string-value="{“Asia/Baku“, timezone_location(40.41,49.87)}," calcext:value-type="string">
            <text:p>{“Asia/Baku“, timezone_location(40.41,49.8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6]" office:value-type="string" office:string-value="Asia/Dhaka" calcext:value-type="string">
            <text:p>Asia/Dhaka</text:p>
          </table:table-cell>
          <table:table-cell office:value-type="string" calcext:value-type="string">
            <text:p>“, timezone_location(</text:p>
          </table:table-cell>
          <table:table-cell table:formula="of:=[$timezones.B36]" office:value-type="float" office:value="23.81" calcext:value-type="float">
            <text:p>23.81</text:p>
          </table:table-cell>
          <table:table-cell office:value-type="string" calcext:value-type="string">
            <text:p>,</text:p>
          </table:table-cell>
          <table:table-cell table:formula="of:=[$timezones.C36]" office:value-type="float" office:value="90.41" calcext:value-type="float">
            <text:p>90.41</text:p>
          </table:table-cell>
          <table:table-cell office:value-type="string" calcext:value-type="string">
            <text:p>)},</text:p>
          </table:table-cell>
          <table:table-cell table:formula="of:=[.A36]&amp;[.B36]&amp;[.C36]&amp;[.D36]&amp;[.E36]&amp;[.F36]&amp;[.G36]" office:value-type="string" office:string-value="{“Asia/Dhaka“, timezone_location(23.81,90.41)}," calcext:value-type="string">
            <text:p>{“Asia/Dhaka“, timezone_location(23.81,90.4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7]" office:value-type="string" office:string-value="Asia/Thimphu" calcext:value-type="string">
            <text:p>Asia/Thimphu</text:p>
          </table:table-cell>
          <table:table-cell office:value-type="string" calcext:value-type="string">
            <text:p>“, timezone_location(</text:p>
          </table:table-cell>
          <table:table-cell table:formula="of:=[$timezones.B37]" office:value-type="float" office:value="27.47" calcext:value-type="float">
            <text:p>27.47</text:p>
          </table:table-cell>
          <table:table-cell office:value-type="string" calcext:value-type="string">
            <text:p>,</text:p>
          </table:table-cell>
          <table:table-cell table:formula="of:=[$timezones.C37]" office:value-type="float" office:value="89.63" calcext:value-type="float">
            <text:p>89.63</text:p>
          </table:table-cell>
          <table:table-cell office:value-type="string" calcext:value-type="string">
            <text:p>)},</text:p>
          </table:table-cell>
          <table:table-cell table:formula="of:=[.A37]&amp;[.B37]&amp;[.C37]&amp;[.D37]&amp;[.E37]&amp;[.F37]&amp;[.G37]" office:value-type="string" office:string-value="{“Asia/Thimphu“, timezone_location(27.47,89.63)}," calcext:value-type="string">
            <text:p>{“Asia/Thimphu“, timezone_location(27.47,89.6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8]" office:value-type="string" office:string-value="Indian/Chagos" calcext:value-type="string">
            <text:p>Indian/Chagos</text:p>
          </table:table-cell>
          <table:table-cell office:value-type="string" calcext:value-type="string">
            <text:p>“, timezone_location(</text:p>
          </table:table-cell>
          <table:table-cell table:formula="of:=[$timezones.B38]" office:value-type="float" office:value="-6.34" calcext:value-type="float">
            <text:p>-6.34</text:p>
          </table:table-cell>
          <table:table-cell office:value-type="string" calcext:value-type="string">
            <text:p>,</text:p>
          </table:table-cell>
          <table:table-cell table:formula="of:=[$timezones.C38]" office:value-type="float" office:value="71.88" calcext:value-type="float">
            <text:p>71.88</text:p>
          </table:table-cell>
          <table:table-cell office:value-type="string" calcext:value-type="string">
            <text:p>)},</text:p>
          </table:table-cell>
          <table:table-cell table:formula="of:=[.A38]&amp;[.B38]&amp;[.C38]&amp;[.D38]&amp;[.E38]&amp;[.F38]&amp;[.G38]" office:value-type="string" office:string-value="{“Indian/Chagos“, timezone_location(-6.34,71.88)}," calcext:value-type="string">
            <text:p>{“Indian/Chagos“, timezone_location(-6.34,71.8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9]" office:value-type="string" office:string-value="Asia/Brunei" calcext:value-type="string">
            <text:p>Asia/Brunei</text:p>
          </table:table-cell>
          <table:table-cell office:value-type="string" calcext:value-type="string">
            <text:p>“, timezone_location(</text:p>
          </table:table-cell>
          <table:table-cell table:formula="of:=[$timezones.B39]" office:value-type="float" office:value="4.53" calcext:value-type="float">
            <text:p>4.53</text:p>
          </table:table-cell>
          <table:table-cell office:value-type="string" calcext:value-type="string">
            <text:p>,</text:p>
          </table:table-cell>
          <table:table-cell table:formula="of:=[$timezones.C39]" office:value-type="float" office:value="114.73" calcext:value-type="float">
            <text:p>114.73</text:p>
          </table:table-cell>
          <table:table-cell office:value-type="string" calcext:value-type="string">
            <text:p>)},</text:p>
          </table:table-cell>
          <table:table-cell table:formula="of:=[.A39]&amp;[.B39]&amp;[.C39]&amp;[.D39]&amp;[.E39]&amp;[.F39]&amp;[.G39]" office:value-type="string" office:string-value="{“Asia/Brunei“, timezone_location(4.53,114.73)}," calcext:value-type="string">
            <text:p>{“Asia/Brunei“, timezone_location(4.53,114.7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40]" office:value-type="string" office:string-value="Asia/Yangon" calcext:value-type="string">
            <text:p>Asia/Yangon</text:p>
          </table:table-cell>
          <table:table-cell office:value-type="string" calcext:value-type="string">
            <text:p>“, timezone_location(</text:p>
          </table:table-cell>
          <table:table-cell table:formula="of:=[$timezones.B40]" office:value-type="float" office:value="16.84" calcext:value-type="float">
            <text:p>16.84</text:p>
          </table:table-cell>
          <table:table-cell office:value-type="string" calcext:value-type="string">
            <text:p>,</text:p>
          </table:table-cell>
          <table:table-cell table:formula="of:=[$timezones.C40]" office:value-type="float" office:value="96.17" calcext:value-type="float">
            <text:p>96.17</text:p>
          </table:table-cell>
          <table:table-cell office:value-type="string" calcext:value-type="string">
            <text:p>)},</text:p>
          </table:table-cell>
          <table:table-cell table:formula="of:=[.A40]&amp;[.B40]&amp;[.C40]&amp;[.D40]&amp;[.E40]&amp;[.F40]&amp;[.G40]" office:value-type="string" office:string-value="{“Asia/Yangon“, timezone_location(16.84,96.17)}," calcext:value-type="string">
            <text:p>{“Asia/Yangon“, timezone_location(16.84,96.1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41]" office:value-type="string" office:string-value="Asia/Shanghai" calcext:value-type="string">
            <text:p>Asia/Shanghai</text:p>
          </table:table-cell>
          <table:table-cell office:value-type="string" calcext:value-type="string">
            <text:p>“, timezone_location(</text:p>
          </table:table-cell>
          <table:table-cell table:formula="of:=[$timezones.B41]" office:value-type="float" office:value="31.23" calcext:value-type="float">
            <text:p>31.23</text:p>
          </table:table-cell>
          <table:table-cell office:value-type="string" calcext:value-type="string">
            <text:p>,</text:p>
          </table:table-cell>
          <table:table-cell table:formula="of:=[$timezones.C41]" office:value-type="float" office:value="121.47" calcext:value-type="float">
            <text:p>121.47</text:p>
          </table:table-cell>
          <table:table-cell office:value-type="string" calcext:value-type="string">
            <text:p>)},</text:p>
          </table:table-cell>
          <table:table-cell table:formula="of:=[.A41]&amp;[.B41]&amp;[.C41]&amp;[.D41]&amp;[.E41]&amp;[.F41]&amp;[.G41]" office:value-type="string" office:string-value="{“Asia/Shanghai“, timezone_location(31.23,121.47)}," calcext:value-type="string">
            <text:p>{“Asia/Shanghai“, timezone_location(31.23,121.4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42]" office:value-type="string" office:string-value="Asia/Urumqi" calcext:value-type="string">
            <text:p>Asia/Urumqi</text:p>
          </table:table-cell>
          <table:table-cell office:value-type="string" calcext:value-type="string">
            <text:p>“, timezone_location(</text:p>
          </table:table-cell>
          <table:table-cell table:formula="of:=[$timezones.B42]" office:value-type="float" office:value="43.83" calcext:value-type="float">
            <text:p>43.83</text:p>
          </table:table-cell>
          <table:table-cell office:value-type="string" calcext:value-type="string">
            <text:p>,</text:p>
          </table:table-cell>
          <table:table-cell table:formula="of:=[$timezones.C42]" office:value-type="float" office:value="87.62" calcext:value-type="float">
            <text:p>87.62</text:p>
          </table:table-cell>
          <table:table-cell office:value-type="string" calcext:value-type="string">
            <text:p>)},</text:p>
          </table:table-cell>
          <table:table-cell table:formula="of:=[.A42]&amp;[.B42]&amp;[.C42]&amp;[.D42]&amp;[.E42]&amp;[.F42]&amp;[.G42]" office:value-type="string" office:string-value="{“Asia/Urumqi“, timezone_location(43.83,87.62)}," calcext:value-type="string">
            <text:p>{“Asia/Urumqi“, timezone_location(43.83,87.6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43]" office:value-type="string" office:string-value="Asia/Hong_Kong" calcext:value-type="string">
            <text:p>Asia/Hong_Kong</text:p>
          </table:table-cell>
          <table:table-cell office:value-type="string" calcext:value-type="string">
            <text:p>“, timezone_location(</text:p>
          </table:table-cell>
          <table:table-cell table:formula="of:=[$timezones.B43]" office:value-type="float" office:value="22.32" calcext:value-type="float">
            <text:p>22.32</text:p>
          </table:table-cell>
          <table:table-cell office:value-type="string" calcext:value-type="string">
            <text:p>,</text:p>
          </table:table-cell>
          <table:table-cell table:formula="of:=[$timezones.C43]" office:value-type="float" office:value="114.17" calcext:value-type="float">
            <text:p>114.17</text:p>
          </table:table-cell>
          <table:table-cell office:value-type="string" calcext:value-type="string">
            <text:p>)},</text:p>
          </table:table-cell>
          <table:table-cell table:formula="of:=[.A43]&amp;[.B43]&amp;[.C43]&amp;[.D43]&amp;[.E43]&amp;[.F43]&amp;[.G43]" office:value-type="string" office:string-value="{“Asia/Hong_Kong“, timezone_location(22.32,114.17)}," calcext:value-type="string">
            <text:p>{“Asia/Hong_Kong“, timezone_location(22.32,114.1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44]" office:value-type="string" office:string-value="Asia/Taipei" calcext:value-type="string">
            <text:p>Asia/Taipei</text:p>
          </table:table-cell>
          <table:table-cell office:value-type="string" calcext:value-type="string">
            <text:p>“, timezone_location(</text:p>
          </table:table-cell>
          <table:table-cell table:formula="of:=[$timezones.B44]" office:value-type="float" office:value="25.03" calcext:value-type="float">
            <text:p>25.03</text:p>
          </table:table-cell>
          <table:table-cell office:value-type="string" calcext:value-type="string">
            <text:p>,</text:p>
          </table:table-cell>
          <table:table-cell table:formula="of:=[$timezones.C44]" office:value-type="float" office:value="121.57" calcext:value-type="float">
            <text:p>121.57</text:p>
          </table:table-cell>
          <table:table-cell office:value-type="string" calcext:value-type="string">
            <text:p>)},</text:p>
          </table:table-cell>
          <table:table-cell table:formula="of:=[.A44]&amp;[.B44]&amp;[.C44]&amp;[.D44]&amp;[.E44]&amp;[.F44]&amp;[.G44]" office:value-type="string" office:string-value="{“Asia/Taipei“, timezone_location(25.03,121.57)}," calcext:value-type="string">
            <text:p>{“Asia/Taipei“, timezone_location(25.03,121.5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45]" office:value-type="string" office:string-value="Asia/Macau" calcext:value-type="string">
            <text:p>Asia/Macau</text:p>
          </table:table-cell>
          <table:table-cell office:value-type="string" calcext:value-type="string">
            <text:p>“, timezone_location(</text:p>
          </table:table-cell>
          <table:table-cell table:formula="of:=[$timezones.B45]" office:value-type="float" office:value="22.2" calcext:value-type="float">
            <text:p>22.2</text:p>
          </table:table-cell>
          <table:table-cell office:value-type="string" calcext:value-type="string">
            <text:p>,</text:p>
          </table:table-cell>
          <table:table-cell table:formula="of:=[$timezones.C45]" office:value-type="float" office:value="113.54" calcext:value-type="float">
            <text:p>113.54</text:p>
          </table:table-cell>
          <table:table-cell office:value-type="string" calcext:value-type="string">
            <text:p>)},</text:p>
          </table:table-cell>
          <table:table-cell table:formula="of:=[.A45]&amp;[.B45]&amp;[.C45]&amp;[.D45]&amp;[.E45]&amp;[.F45]&amp;[.G45]" office:value-type="string" office:string-value="{“Asia/Macau“, timezone_location(22.2,113.54)}," calcext:value-type="string">
            <text:p>{“Asia/Macau“, timezone_location(22.2,113.5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46]" office:value-type="string" office:string-value="Asia/Nicosia" calcext:value-type="string">
            <text:p>Asia/Nicosia</text:p>
          </table:table-cell>
          <table:table-cell office:value-type="string" calcext:value-type="string">
            <text:p>“, timezone_location(</text:p>
          </table:table-cell>
          <table:table-cell table:formula="of:=[$timezones.B46]" office:value-type="float" office:value="35.19" calcext:value-type="float">
            <text:p>35.19</text:p>
          </table:table-cell>
          <table:table-cell office:value-type="string" calcext:value-type="string">
            <text:p>,</text:p>
          </table:table-cell>
          <table:table-cell table:formula="of:=[$timezones.C46]" office:value-type="float" office:value="33.38" calcext:value-type="float">
            <text:p>33.38</text:p>
          </table:table-cell>
          <table:table-cell office:value-type="string" calcext:value-type="string">
            <text:p>)},</text:p>
          </table:table-cell>
          <table:table-cell table:formula="of:=[.A46]&amp;[.B46]&amp;[.C46]&amp;[.D46]&amp;[.E46]&amp;[.F46]&amp;[.G46]" office:value-type="string" office:string-value="{“Asia/Nicosia“, timezone_location(35.19,33.38)}," calcext:value-type="string">
            <text:p>{“Asia/Nicosia“, timezone_location(35.19,33.3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47]" office:value-type="string" office:string-value="Asia/Famagusta" calcext:value-type="string">
            <text:p>Asia/Famagusta</text:p>
          </table:table-cell>
          <table:table-cell office:value-type="string" calcext:value-type="string">
            <text:p>“, timezone_location(</text:p>
          </table:table-cell>
          <table:table-cell table:formula="of:=[$timezones.B47]" office:value-type="float" office:value="35.11" calcext:value-type="float">
            <text:p>35.11</text:p>
          </table:table-cell>
          <table:table-cell office:value-type="string" calcext:value-type="string">
            <text:p>,</text:p>
          </table:table-cell>
          <table:table-cell table:formula="of:=[$timezones.C47]" office:value-type="float" office:value="33.92" calcext:value-type="float">
            <text:p>33.92</text:p>
          </table:table-cell>
          <table:table-cell office:value-type="string" calcext:value-type="string">
            <text:p>)},</text:p>
          </table:table-cell>
          <table:table-cell table:formula="of:=[.A47]&amp;[.B47]&amp;[.C47]&amp;[.D47]&amp;[.E47]&amp;[.F47]&amp;[.G47]" office:value-type="string" office:string-value="{“Asia/Famagusta“, timezone_location(35.11,33.92)}," calcext:value-type="string">
            <text:p>{“Asia/Famagusta“, timezone_location(35.11,33.9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48]" office:value-type="string" office:string-value="Asia/Tbilisi" calcext:value-type="string">
            <text:p>Asia/Tbilisi</text:p>
          </table:table-cell>
          <table:table-cell office:value-type="string" calcext:value-type="string">
            <text:p>“, timezone_location(</text:p>
          </table:table-cell>
          <table:table-cell table:formula="of:=[$timezones.B48]" office:value-type="float" office:value="41.72" calcext:value-type="float">
            <text:p>41.72</text:p>
          </table:table-cell>
          <table:table-cell office:value-type="string" calcext:value-type="string">
            <text:p>,</text:p>
          </table:table-cell>
          <table:table-cell table:formula="of:=[$timezones.C48]" office:value-type="float" office:value="44.83" calcext:value-type="float">
            <text:p>44.83</text:p>
          </table:table-cell>
          <table:table-cell office:value-type="string" calcext:value-type="string">
            <text:p>)},</text:p>
          </table:table-cell>
          <table:table-cell table:formula="of:=[.A48]&amp;[.B48]&amp;[.C48]&amp;[.D48]&amp;[.E48]&amp;[.F48]&amp;[.G48]" office:value-type="string" office:string-value="{“Asia/Tbilisi“, timezone_location(41.72,44.83)}," calcext:value-type="string">
            <text:p>{“Asia/Tbilisi“, timezone_location(41.72,44.8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49]" office:value-type="string" office:string-value="Asia/Dili" calcext:value-type="string">
            <text:p>Asia/Dili</text:p>
          </table:table-cell>
          <table:table-cell office:value-type="string" calcext:value-type="string">
            <text:p>“, timezone_location(</text:p>
          </table:table-cell>
          <table:table-cell table:formula="of:=[$timezones.B49]" office:value-type="float" office:value="-8.56" calcext:value-type="float">
            <text:p>-8.56</text:p>
          </table:table-cell>
          <table:table-cell office:value-type="string" calcext:value-type="string">
            <text:p>,</text:p>
          </table:table-cell>
          <table:table-cell table:formula="of:=[$timezones.C49]" office:value-type="float" office:value="125.56" calcext:value-type="float">
            <text:p>125.56</text:p>
          </table:table-cell>
          <table:table-cell office:value-type="string" calcext:value-type="string">
            <text:p>)},</text:p>
          </table:table-cell>
          <table:table-cell table:formula="of:=[.A49]&amp;[.B49]&amp;[.C49]&amp;[.D49]&amp;[.E49]&amp;[.F49]&amp;[.G49]" office:value-type="string" office:string-value="{“Asia/Dili“, timezone_location(-8.56,125.56)}," calcext:value-type="string">
            <text:p>{“Asia/Dili“, timezone_location(-8.56,125.5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50]" office:value-type="string" office:string-value="Asia/Kolkata" calcext:value-type="string">
            <text:p>Asia/Kolkata</text:p>
          </table:table-cell>
          <table:table-cell office:value-type="string" calcext:value-type="string">
            <text:p>“, timezone_location(</text:p>
          </table:table-cell>
          <table:table-cell table:formula="of:=[$timezones.B50]" office:value-type="float" office:value="22.57" calcext:value-type="float">
            <text:p>22.57</text:p>
          </table:table-cell>
          <table:table-cell office:value-type="string" calcext:value-type="string">
            <text:p>,</text:p>
          </table:table-cell>
          <table:table-cell table:formula="of:=[$timezones.C50]" office:value-type="float" office:value="88.36" calcext:value-type="float">
            <text:p>88.36</text:p>
          </table:table-cell>
          <table:table-cell office:value-type="string" calcext:value-type="string">
            <text:p>)},</text:p>
          </table:table-cell>
          <table:table-cell table:formula="of:=[.A50]&amp;[.B50]&amp;[.C50]&amp;[.D50]&amp;[.E50]&amp;[.F50]&amp;[.G50]" office:value-type="string" office:string-value="{“Asia/Kolkata“, timezone_location(22.57,88.36)}," calcext:value-type="string">
            <text:p>{“Asia/Kolkata“, timezone_location(22.57,88.3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51]" office:value-type="string" office:string-value="Asia/Jakarta" calcext:value-type="string">
            <text:p>Asia/Jakarta</text:p>
          </table:table-cell>
          <table:table-cell office:value-type="string" calcext:value-type="string">
            <text:p>“, timezone_location(</text:p>
          </table:table-cell>
          <table:table-cell table:formula="of:=[$timezones.B51]" office:value-type="float" office:value="-6.21" calcext:value-type="float">
            <text:p>-6.21</text:p>
          </table:table-cell>
          <table:table-cell office:value-type="string" calcext:value-type="string">
            <text:p>,</text:p>
          </table:table-cell>
          <table:table-cell table:formula="of:=[$timezones.C51]" office:value-type="float" office:value="106.85" calcext:value-type="float">
            <text:p>106.85</text:p>
          </table:table-cell>
          <table:table-cell office:value-type="string" calcext:value-type="string">
            <text:p>)},</text:p>
          </table:table-cell>
          <table:table-cell table:formula="of:=[.A51]&amp;[.B51]&amp;[.C51]&amp;[.D51]&amp;[.E51]&amp;[.F51]&amp;[.G51]" office:value-type="string" office:string-value="{“Asia/Jakarta“, timezone_location(-6.21,106.85)}," calcext:value-type="string">
            <text:p>{“Asia/Jakarta“, timezone_location(-6.21,106.8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52]" office:value-type="string" office:string-value="Asia/Pontianak" calcext:value-type="string">
            <text:p>Asia/Pontianak</text:p>
          </table:table-cell>
          <table:table-cell office:value-type="string" calcext:value-type="string">
            <text:p>“, timezone_location(</text:p>
          </table:table-cell>
          <table:table-cell table:formula="of:=[$timezones.B52]" office:value-type="float" office:value="-0.03" calcext:value-type="float">
            <text:p>-0.03</text:p>
          </table:table-cell>
          <table:table-cell office:value-type="string" calcext:value-type="string">
            <text:p>,</text:p>
          </table:table-cell>
          <table:table-cell table:formula="of:=[$timezones.C52]" office:value-type="float" office:value="109.34" calcext:value-type="float">
            <text:p>109.34</text:p>
          </table:table-cell>
          <table:table-cell office:value-type="string" calcext:value-type="string">
            <text:p>)},</text:p>
          </table:table-cell>
          <table:table-cell table:formula="of:=[.A52]&amp;[.B52]&amp;[.C52]&amp;[.D52]&amp;[.E52]&amp;[.F52]&amp;[.G52]" office:value-type="string" office:string-value="{“Asia/Pontianak“, timezone_location(-0.03,109.34)}," calcext:value-type="string">
            <text:p>{“Asia/Pontianak“, timezone_location(-0.03,109.3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53]" office:value-type="string" office:string-value="Asia/Makassar" calcext:value-type="string">
            <text:p>Asia/Makassar</text:p>
          </table:table-cell>
          <table:table-cell office:value-type="string" calcext:value-type="string">
            <text:p>“, timezone_location(</text:p>
          </table:table-cell>
          <table:table-cell table:formula="of:=[$timezones.B53]" office:value-type="float" office:value="-5.15" calcext:value-type="float">
            <text:p>-5.15</text:p>
          </table:table-cell>
          <table:table-cell office:value-type="string" calcext:value-type="string">
            <text:p>,</text:p>
          </table:table-cell>
          <table:table-cell table:formula="of:=[$timezones.C53]" office:value-type="float" office:value="119.43" calcext:value-type="float">
            <text:p>119.43</text:p>
          </table:table-cell>
          <table:table-cell office:value-type="string" calcext:value-type="string">
            <text:p>)},</text:p>
          </table:table-cell>
          <table:table-cell table:formula="of:=[.A53]&amp;[.B53]&amp;[.C53]&amp;[.D53]&amp;[.E53]&amp;[.F53]&amp;[.G53]" office:value-type="string" office:string-value="{“Asia/Makassar“, timezone_location(-5.15,119.43)}," calcext:value-type="string">
            <text:p>{“Asia/Makassar“, timezone_location(-5.15,119.4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54]" office:value-type="string" office:string-value="Asia/Jayapura" calcext:value-type="string">
            <text:p>Asia/Jayapura</text:p>
          </table:table-cell>
          <table:table-cell office:value-type="string" calcext:value-type="string">
            <text:p>“, timezone_location(</text:p>
          </table:table-cell>
          <table:table-cell table:formula="of:=[$timezones.B54]" office:value-type="float" office:value="-2.59" calcext:value-type="float">
            <text:p>-2.59</text:p>
          </table:table-cell>
          <table:table-cell office:value-type="string" calcext:value-type="string">
            <text:p>,</text:p>
          </table:table-cell>
          <table:table-cell table:formula="of:=[$timezones.C54]" office:value-type="float" office:value="140.67" calcext:value-type="float">
            <text:p>140.67</text:p>
          </table:table-cell>
          <table:table-cell office:value-type="string" calcext:value-type="string">
            <text:p>)},</text:p>
          </table:table-cell>
          <table:table-cell table:formula="of:=[.A54]&amp;[.B54]&amp;[.C54]&amp;[.D54]&amp;[.E54]&amp;[.F54]&amp;[.G54]" office:value-type="string" office:string-value="{“Asia/Jayapura“, timezone_location(-2.59,140.67)}," calcext:value-type="string">
            <text:p>{“Asia/Jayapura“, timezone_location(-2.59,140.6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55]" office:value-type="string" office:string-value="Asia/Tehran" calcext:value-type="string">
            <text:p>Asia/Tehran</text:p>
          </table:table-cell>
          <table:table-cell office:value-type="string" calcext:value-type="string">
            <text:p>“, timezone_location(</text:p>
          </table:table-cell>
          <table:table-cell table:formula="of:=[$timezones.B55]" office:value-type="float" office:value="35.69" calcext:value-type="float">
            <text:p>35.69</text:p>
          </table:table-cell>
          <table:table-cell office:value-type="string" calcext:value-type="string">
            <text:p>,</text:p>
          </table:table-cell>
          <table:table-cell table:formula="of:=[$timezones.C55]" office:value-type="float" office:value="51.59" calcext:value-type="float">
            <text:p>51.59</text:p>
          </table:table-cell>
          <table:table-cell office:value-type="string" calcext:value-type="string">
            <text:p>)},</text:p>
          </table:table-cell>
          <table:table-cell table:formula="of:=[.A55]&amp;[.B55]&amp;[.C55]&amp;[.D55]&amp;[.E55]&amp;[.F55]&amp;[.G55]" office:value-type="string" office:string-value="{“Asia/Tehran“, timezone_location(35.69,51.59)}," calcext:value-type="string">
            <text:p>{“Asia/Tehran“, timezone_location(35.69,51.5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56]" office:value-type="string" office:string-value="Asia/Baghdad" calcext:value-type="string">
            <text:p>Asia/Baghdad</text:p>
          </table:table-cell>
          <table:table-cell office:value-type="string" calcext:value-type="string">
            <text:p>“, timezone_location(</text:p>
          </table:table-cell>
          <table:table-cell table:formula="of:=[$timezones.B56]" office:value-type="float" office:value="33.32" calcext:value-type="float">
            <text:p>33.32</text:p>
          </table:table-cell>
          <table:table-cell office:value-type="string" calcext:value-type="string">
            <text:p>,</text:p>
          </table:table-cell>
          <table:table-cell table:formula="of:=[$timezones.C56]" office:value-type="float" office:value="44.37" calcext:value-type="float">
            <text:p>44.37</text:p>
          </table:table-cell>
          <table:table-cell office:value-type="string" calcext:value-type="string">
            <text:p>)},</text:p>
          </table:table-cell>
          <table:table-cell table:formula="of:=[.A56]&amp;[.B56]&amp;[.C56]&amp;[.D56]&amp;[.E56]&amp;[.F56]&amp;[.G56]" office:value-type="string" office:string-value="{“Asia/Baghdad“, timezone_location(33.32,44.37)}," calcext:value-type="string">
            <text:p>{“Asia/Baghdad“, timezone_location(33.32,44.3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57]" office:value-type="string" office:string-value="Asia/Jerusalem" calcext:value-type="string">
            <text:p>Asia/Jerusalem</text:p>
          </table:table-cell>
          <table:table-cell office:value-type="string" calcext:value-type="string">
            <text:p>“, timezone_location(</text:p>
          </table:table-cell>
          <table:table-cell table:formula="of:=[$timezones.B57]" office:value-type="float" office:value="31.77" calcext:value-type="float">
            <text:p>31.77</text:p>
          </table:table-cell>
          <table:table-cell office:value-type="string" calcext:value-type="string">
            <text:p>,</text:p>
          </table:table-cell>
          <table:table-cell table:formula="of:=[$timezones.C57]" office:value-type="float" office:value="35.21" calcext:value-type="float">
            <text:p>35.21</text:p>
          </table:table-cell>
          <table:table-cell office:value-type="string" calcext:value-type="string">
            <text:p>)},</text:p>
          </table:table-cell>
          <table:table-cell table:formula="of:=[.A57]&amp;[.B57]&amp;[.C57]&amp;[.D57]&amp;[.E57]&amp;[.F57]&amp;[.G57]" office:value-type="string" office:string-value="{“Asia/Jerusalem“, timezone_location(31.77,35.21)}," calcext:value-type="string">
            <text:p>{“Asia/Jerusalem“, timezone_location(31.77,35.2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58]" office:value-type="string" office:string-value="Asia/Tokyo" calcext:value-type="string">
            <text:p>Asia/Tokyo</text:p>
          </table:table-cell>
          <table:table-cell office:value-type="string" calcext:value-type="string">
            <text:p>“, timezone_location(</text:p>
          </table:table-cell>
          <table:table-cell table:formula="of:=[$timezones.B58]" office:value-type="float" office:value="35.68" calcext:value-type="float">
            <text:p>35.68</text:p>
          </table:table-cell>
          <table:table-cell office:value-type="string" calcext:value-type="string">
            <text:p>,</text:p>
          </table:table-cell>
          <table:table-cell table:formula="of:=[$timezones.C58]" office:value-type="float" office:value="139.65" calcext:value-type="float">
            <text:p>139.65</text:p>
          </table:table-cell>
          <table:table-cell office:value-type="string" calcext:value-type="string">
            <text:p>)},</text:p>
          </table:table-cell>
          <table:table-cell table:formula="of:=[.A58]&amp;[.B58]&amp;[.C58]&amp;[.D58]&amp;[.E58]&amp;[.F58]&amp;[.G58]" office:value-type="string" office:string-value="{“Asia/Tokyo“, timezone_location(35.68,139.65)}," calcext:value-type="string">
            <text:p>{“Asia/Tokyo“, timezone_location(35.68,139.6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59]" office:value-type="string" office:string-value="Asia/Amman" calcext:value-type="string">
            <text:p>Asia/Amman</text:p>
          </table:table-cell>
          <table:table-cell office:value-type="string" calcext:value-type="string">
            <text:p>“, timezone_location(</text:p>
          </table:table-cell>
          <table:table-cell table:formula="of:=[$timezones.B59]" office:value-type="float" office:value="31.95" calcext:value-type="float">
            <text:p>31.95</text:p>
          </table:table-cell>
          <table:table-cell office:value-type="string" calcext:value-type="string">
            <text:p>,</text:p>
          </table:table-cell>
          <table:table-cell table:formula="of:=[$timezones.C59]" office:value-type="float" office:value="35.91" calcext:value-type="float">
            <text:p>35.91</text:p>
          </table:table-cell>
          <table:table-cell office:value-type="string" calcext:value-type="string">
            <text:p>)},</text:p>
          </table:table-cell>
          <table:table-cell table:formula="of:=[.A59]&amp;[.B59]&amp;[.C59]&amp;[.D59]&amp;[.E59]&amp;[.F59]&amp;[.G59]" office:value-type="string" office:string-value="{“Asia/Amman“, timezone_location(31.95,35.91)}," calcext:value-type="string">
            <text:p>{“Asia/Amman“, timezone_location(31.95,35.9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60]" office:value-type="string" office:string-value="Asia/Almaty" calcext:value-type="string">
            <text:p>Asia/Almaty</text:p>
          </table:table-cell>
          <table:table-cell office:value-type="string" calcext:value-type="string">
            <text:p>“, timezone_location(</text:p>
          </table:table-cell>
          <table:table-cell table:formula="of:=[$timezones.B60]" office:value-type="float" office:value="43.22" calcext:value-type="float">
            <text:p>43.22</text:p>
          </table:table-cell>
          <table:table-cell office:value-type="string" calcext:value-type="string">
            <text:p>,</text:p>
          </table:table-cell>
          <table:table-cell table:formula="of:=[$timezones.C60]" office:value-type="float" office:value="76.85" calcext:value-type="float">
            <text:p>76.85</text:p>
          </table:table-cell>
          <table:table-cell office:value-type="string" calcext:value-type="string">
            <text:p>)},</text:p>
          </table:table-cell>
          <table:table-cell table:formula="of:=[.A60]&amp;[.B60]&amp;[.C60]&amp;[.D60]&amp;[.E60]&amp;[.F60]&amp;[.G60]" office:value-type="string" office:string-value="{“Asia/Almaty“, timezone_location(43.22,76.85)}," calcext:value-type="string">
            <text:p>{“Asia/Almaty“, timezone_location(43.22,76.8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61]" office:value-type="string" office:string-value="Asia/Qyzylorda" calcext:value-type="string">
            <text:p>Asia/Qyzylorda</text:p>
          </table:table-cell>
          <table:table-cell office:value-type="string" calcext:value-type="string">
            <text:p>“, timezone_location(</text:p>
          </table:table-cell>
          <table:table-cell table:formula="of:=[$timezones.B61]" office:value-type="float" office:value="44.85" calcext:value-type="float">
            <text:p>44.85</text:p>
          </table:table-cell>
          <table:table-cell office:value-type="string" calcext:value-type="string">
            <text:p>,</text:p>
          </table:table-cell>
          <table:table-cell table:formula="of:=[$timezones.C61]" office:value-type="float" office:value="65.48" calcext:value-type="float">
            <text:p>65.48</text:p>
          </table:table-cell>
          <table:table-cell office:value-type="string" calcext:value-type="string">
            <text:p>)},</text:p>
          </table:table-cell>
          <table:table-cell table:formula="of:=[.A61]&amp;[.B61]&amp;[.C61]&amp;[.D61]&amp;[.E61]&amp;[.F61]&amp;[.G61]" office:value-type="string" office:string-value="{“Asia/Qyzylorda“, timezone_location(44.85,65.48)}," calcext:value-type="string">
            <text:p>{“Asia/Qyzylorda“, timezone_location(44.85,65.4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62]" office:value-type="string" office:string-value="Asia/Qostanay" calcext:value-type="string">
            <text:p>Asia/Qostanay</text:p>
          </table:table-cell>
          <table:table-cell office:value-type="string" calcext:value-type="string">
            <text:p>“, timezone_location(</text:p>
          </table:table-cell>
          <table:table-cell table:formula="of:=[$timezones.B62]" office:value-type="float" office:value="53.22" calcext:value-type="float">
            <text:p>53.22</text:p>
          </table:table-cell>
          <table:table-cell office:value-type="string" calcext:value-type="string">
            <text:p>,</text:p>
          </table:table-cell>
          <table:table-cell table:formula="of:=[$timezones.C62]" office:value-type="float" office:value="63.64" calcext:value-type="float">
            <text:p>63.64</text:p>
          </table:table-cell>
          <table:table-cell office:value-type="string" calcext:value-type="string">
            <text:p>)},</text:p>
          </table:table-cell>
          <table:table-cell table:formula="of:=[.A62]&amp;[.B62]&amp;[.C62]&amp;[.D62]&amp;[.E62]&amp;[.F62]&amp;[.G62]" office:value-type="string" office:string-value="{“Asia/Qostanay“, timezone_location(53.22,63.64)}," calcext:value-type="string">
            <text:p>{“Asia/Qostanay“, timezone_location(53.22,63.6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63]" office:value-type="string" office:string-value="Asia/Aqtobe" calcext:value-type="string">
            <text:p>Asia/Aqtobe</text:p>
          </table:table-cell>
          <table:table-cell office:value-type="string" calcext:value-type="string">
            <text:p>“, timezone_location(</text:p>
          </table:table-cell>
          <table:table-cell table:formula="of:=[$timezones.B63]" office:value-type="float" office:value="50.28" calcext:value-type="float">
            <text:p>50.28</text:p>
          </table:table-cell>
          <table:table-cell office:value-type="string" calcext:value-type="string">
            <text:p>,</text:p>
          </table:table-cell>
          <table:table-cell table:formula="of:=[$timezones.C63]" office:value-type="float" office:value="57.17" calcext:value-type="float">
            <text:p>57.17</text:p>
          </table:table-cell>
          <table:table-cell office:value-type="string" calcext:value-type="string">
            <text:p>)},</text:p>
          </table:table-cell>
          <table:table-cell table:formula="of:=[.A63]&amp;[.B63]&amp;[.C63]&amp;[.D63]&amp;[.E63]&amp;[.F63]&amp;[.G63]" office:value-type="string" office:string-value="{“Asia/Aqtobe“, timezone_location(50.28,57.17)}," calcext:value-type="string">
            <text:p>{“Asia/Aqtobe“, timezone_location(50.28,57.1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64]" office:value-type="string" office:string-value="Asia/Aqtau" calcext:value-type="string">
            <text:p>Asia/Aqtau</text:p>
          </table:table-cell>
          <table:table-cell office:value-type="string" calcext:value-type="string">
            <text:p>“, timezone_location(</text:p>
          </table:table-cell>
          <table:table-cell table:formula="of:=[$timezones.B64]" office:value-type="float" office:value="43.66" calcext:value-type="float">
            <text:p>43.66</text:p>
          </table:table-cell>
          <table:table-cell office:value-type="string" calcext:value-type="string">
            <text:p>,</text:p>
          </table:table-cell>
          <table:table-cell table:formula="of:=[$timezones.C64]" office:value-type="float" office:value="51.2" calcext:value-type="float">
            <text:p>51.2</text:p>
          </table:table-cell>
          <table:table-cell office:value-type="string" calcext:value-type="string">
            <text:p>)},</text:p>
          </table:table-cell>
          <table:table-cell table:formula="of:=[.A64]&amp;[.B64]&amp;[.C64]&amp;[.D64]&amp;[.E64]&amp;[.F64]&amp;[.G64]" office:value-type="string" office:string-value="{“Asia/Aqtau“, timezone_location(43.66,51.2)}," calcext:value-type="string">
            <text:p>{“Asia/Aqtau“, timezone_location(43.66,51.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65]" office:value-type="string" office:string-value="Asia/Atyrau" calcext:value-type="string">
            <text:p>Asia/Atyrau</text:p>
          </table:table-cell>
          <table:table-cell office:value-type="string" calcext:value-type="string">
            <text:p>“, timezone_location(</text:p>
          </table:table-cell>
          <table:table-cell table:formula="of:=[$timezones.B65]" office:value-type="float" office:value="47.09" calcext:value-type="float">
            <text:p>47.09</text:p>
          </table:table-cell>
          <table:table-cell office:value-type="string" calcext:value-type="string">
            <text:p>,</text:p>
          </table:table-cell>
          <table:table-cell table:formula="of:=[$timezones.C65]" office:value-type="float" office:value="51.92" calcext:value-type="float">
            <text:p>51.92</text:p>
          </table:table-cell>
          <table:table-cell office:value-type="string" calcext:value-type="string">
            <text:p>)},</text:p>
          </table:table-cell>
          <table:table-cell table:formula="of:=[.A65]&amp;[.B65]&amp;[.C65]&amp;[.D65]&amp;[.E65]&amp;[.F65]&amp;[.G65]" office:value-type="string" office:string-value="{“Asia/Atyrau“, timezone_location(47.09,51.92)}," calcext:value-type="string">
            <text:p>{“Asia/Atyrau“, timezone_location(47.09,51.9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66]" office:value-type="string" office:string-value="Asia/Oral" calcext:value-type="string">
            <text:p>Asia/Oral</text:p>
          </table:table-cell>
          <table:table-cell office:value-type="string" calcext:value-type="string">
            <text:p>“, timezone_location(</text:p>
          </table:table-cell>
          <table:table-cell table:formula="of:=[$timezones.B66]" office:value-type="float" office:value="51.23" calcext:value-type="float">
            <text:p>51.23</text:p>
          </table:table-cell>
          <table:table-cell office:value-type="string" calcext:value-type="string">
            <text:p>,</text:p>
          </table:table-cell>
          <table:table-cell table:formula="of:=[$timezones.C66]" office:value-type="float" office:value="51.39" calcext:value-type="float">
            <text:p>51.39</text:p>
          </table:table-cell>
          <table:table-cell office:value-type="string" calcext:value-type="string">
            <text:p>)},</text:p>
          </table:table-cell>
          <table:table-cell table:formula="of:=[.A66]&amp;[.B66]&amp;[.C66]&amp;[.D66]&amp;[.E66]&amp;[.F66]&amp;[.G66]" office:value-type="string" office:string-value="{“Asia/Oral“, timezone_location(51.23,51.39)}," calcext:value-type="string">
            <text:p>{“Asia/Oral“, timezone_location(51.23,51.3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67]" office:value-type="string" office:string-value="Asia/Bishkek" calcext:value-type="string">
            <text:p>Asia/Bishkek</text:p>
          </table:table-cell>
          <table:table-cell office:value-type="string" calcext:value-type="string">
            <text:p>“, timezone_location(</text:p>
          </table:table-cell>
          <table:table-cell table:formula="of:=[$timezones.B67]" office:value-type="float" office:value="42.87" calcext:value-type="float">
            <text:p>42.87</text:p>
          </table:table-cell>
          <table:table-cell office:value-type="string" calcext:value-type="string">
            <text:p>,</text:p>
          </table:table-cell>
          <table:table-cell table:formula="of:=[$timezones.C67]" office:value-type="float" office:value="74.57" calcext:value-type="float">
            <text:p>74.57</text:p>
          </table:table-cell>
          <table:table-cell office:value-type="string" calcext:value-type="string">
            <text:p>)},</text:p>
          </table:table-cell>
          <table:table-cell table:formula="of:=[.A67]&amp;[.B67]&amp;[.C67]&amp;[.D67]&amp;[.E67]&amp;[.F67]&amp;[.G67]" office:value-type="string" office:string-value="{“Asia/Bishkek“, timezone_location(42.87,74.57)}," calcext:value-type="string">
            <text:p>{“Asia/Bishkek“, timezone_location(42.87,74.5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68]" office:value-type="string" office:string-value="Asia/Seoul" calcext:value-type="string">
            <text:p>Asia/Seoul</text:p>
          </table:table-cell>
          <table:table-cell office:value-type="string" calcext:value-type="string">
            <text:p>“, timezone_location(</text:p>
          </table:table-cell>
          <table:table-cell table:formula="of:=[$timezones.B68]" office:value-type="float" office:value="37.57" calcext:value-type="float">
            <text:p>37.57</text:p>
          </table:table-cell>
          <table:table-cell office:value-type="string" calcext:value-type="string">
            <text:p>,</text:p>
          </table:table-cell>
          <table:table-cell table:formula="of:=[$timezones.C68]" office:value-type="float" office:value="126.98" calcext:value-type="float">
            <text:p>126.98</text:p>
          </table:table-cell>
          <table:table-cell office:value-type="string" calcext:value-type="string">
            <text:p>)},</text:p>
          </table:table-cell>
          <table:table-cell table:formula="of:=[.A68]&amp;[.B68]&amp;[.C68]&amp;[.D68]&amp;[.E68]&amp;[.F68]&amp;[.G68]" office:value-type="string" office:string-value="{“Asia/Seoul“, timezone_location(37.57,126.98)}," calcext:value-type="string">
            <text:p>{“Asia/Seoul“, timezone_location(37.57,126.9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69]" office:value-type="string" office:string-value="Asia/Pyongyang" calcext:value-type="string">
            <text:p>Asia/Pyongyang</text:p>
          </table:table-cell>
          <table:table-cell office:value-type="string" calcext:value-type="string">
            <text:p>“, timezone_location(</text:p>
          </table:table-cell>
          <table:table-cell table:formula="of:=[$timezones.B69]" office:value-type="float" office:value="39.04" calcext:value-type="float">
            <text:p>39.04</text:p>
          </table:table-cell>
          <table:table-cell office:value-type="string" calcext:value-type="string">
            <text:p>,</text:p>
          </table:table-cell>
          <table:table-cell table:formula="of:=[$timezones.C69]" office:value-type="float" office:value="125.76" calcext:value-type="float">
            <text:p>125.76</text:p>
          </table:table-cell>
          <table:table-cell office:value-type="string" calcext:value-type="string">
            <text:p>)},</text:p>
          </table:table-cell>
          <table:table-cell table:formula="of:=[.A69]&amp;[.B69]&amp;[.C69]&amp;[.D69]&amp;[.E69]&amp;[.F69]&amp;[.G69]" office:value-type="string" office:string-value="{“Asia/Pyongyang“, timezone_location(39.04,125.76)}," calcext:value-type="string">
            <text:p>{“Asia/Pyongyang“, timezone_location(39.04,125.7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70]" office:value-type="string" office:string-value="Asia/Beirut" calcext:value-type="string">
            <text:p>Asia/Beirut</text:p>
          </table:table-cell>
          <table:table-cell office:value-type="string" calcext:value-type="string">
            <text:p>“, timezone_location(</text:p>
          </table:table-cell>
          <table:table-cell table:formula="of:=[$timezones.B70]" office:value-type="float" office:value="33.89" calcext:value-type="float">
            <text:p>33.89</text:p>
          </table:table-cell>
          <table:table-cell office:value-type="string" calcext:value-type="string">
            <text:p>,</text:p>
          </table:table-cell>
          <table:table-cell table:formula="of:=[$timezones.C70]" office:value-type="float" office:value="35.5" calcext:value-type="float">
            <text:p>35.5</text:p>
          </table:table-cell>
          <table:table-cell office:value-type="string" calcext:value-type="string">
            <text:p>)},</text:p>
          </table:table-cell>
          <table:table-cell table:formula="of:=[.A70]&amp;[.B70]&amp;[.C70]&amp;[.D70]&amp;[.E70]&amp;[.F70]&amp;[.G70]" office:value-type="string" office:string-value="{“Asia/Beirut“, timezone_location(33.89,35.5)}," calcext:value-type="string">
            <text:p>{“Asia/Beirut“, timezone_location(33.89,35.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71]" office:value-type="string" office:string-value="Asia/Kuala_Lumpur" calcext:value-type="string">
            <text:p>Asia/Kuala_Lumpur</text:p>
          </table:table-cell>
          <table:table-cell office:value-type="string" calcext:value-type="string">
            <text:p>“, timezone_location(</text:p>
          </table:table-cell>
          <table:table-cell table:formula="of:=[$timezones.B71]" office:value-type="float" office:value="3.14" calcext:value-type="float">
            <text:p>3.14</text:p>
          </table:table-cell>
          <table:table-cell office:value-type="string" calcext:value-type="string">
            <text:p>,</text:p>
          </table:table-cell>
          <table:table-cell table:formula="of:=[$timezones.C71]" office:value-type="float" office:value="101.69" calcext:value-type="float">
            <text:p>101.69</text:p>
          </table:table-cell>
          <table:table-cell office:value-type="string" calcext:value-type="string">
            <text:p>)},</text:p>
          </table:table-cell>
          <table:table-cell table:formula="of:=[.A71]&amp;[.B71]&amp;[.C71]&amp;[.D71]&amp;[.E71]&amp;[.F71]&amp;[.G71]" office:value-type="string" office:string-value="{“Asia/Kuala_Lumpur“, timezone_location(3.14,101.69)}," calcext:value-type="string">
            <text:p>{“Asia/Kuala_Lumpur“, timezone_location(3.14,101.6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72]" office:value-type="string" office:string-value="Asia/Kuching" calcext:value-type="string">
            <text:p>Asia/Kuching</text:p>
          </table:table-cell>
          <table:table-cell office:value-type="string" calcext:value-type="string">
            <text:p>“, timezone_location(</text:p>
          </table:table-cell>
          <table:table-cell table:formula="of:=[$timezones.B72]" office:value-type="float" office:value="1.55" calcext:value-type="float">
            <text:p>1.55</text:p>
          </table:table-cell>
          <table:table-cell office:value-type="string" calcext:value-type="string">
            <text:p>,</text:p>
          </table:table-cell>
          <table:table-cell table:formula="of:=[$timezones.C72]" office:value-type="float" office:value="110.36" calcext:value-type="float">
            <text:p>110.36</text:p>
          </table:table-cell>
          <table:table-cell office:value-type="string" calcext:value-type="string">
            <text:p>)},</text:p>
          </table:table-cell>
          <table:table-cell table:formula="of:=[.A72]&amp;[.B72]&amp;[.C72]&amp;[.D72]&amp;[.E72]&amp;[.F72]&amp;[.G72]" office:value-type="string" office:string-value="{“Asia/Kuching“, timezone_location(1.55,110.36)}," calcext:value-type="string">
            <text:p>{“Asia/Kuching“, timezone_location(1.55,110.3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73]" office:value-type="string" office:string-value="Indian/Maldives" calcext:value-type="string">
            <text:p>Indian/Maldives</text:p>
          </table:table-cell>
          <table:table-cell office:value-type="string" calcext:value-type="string">
            <text:p>“, timezone_location(</text:p>
          </table:table-cell>
          <table:table-cell table:formula="of:=[$timezones.B73]" office:value-type="float" office:value="3.2" calcext:value-type="float">
            <text:p>3.2</text:p>
          </table:table-cell>
          <table:table-cell office:value-type="string" calcext:value-type="string">
            <text:p>,</text:p>
          </table:table-cell>
          <table:table-cell table:formula="of:=[$timezones.C73]" office:value-type="float" office:value="73.22" calcext:value-type="float">
            <text:p>73.22</text:p>
          </table:table-cell>
          <table:table-cell office:value-type="string" calcext:value-type="string">
            <text:p>)},</text:p>
          </table:table-cell>
          <table:table-cell table:formula="of:=[.A73]&amp;[.B73]&amp;[.C73]&amp;[.D73]&amp;[.E73]&amp;[.F73]&amp;[.G73]" office:value-type="string" office:string-value="{“Indian/Maldives“, timezone_location(3.2,73.22)}," calcext:value-type="string">
            <text:p>{“Indian/Maldives“, timezone_location(3.2,73.2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74]" office:value-type="string" office:string-value="Asia/Hovd" calcext:value-type="string">
            <text:p>Asia/Hovd</text:p>
          </table:table-cell>
          <table:table-cell office:value-type="string" calcext:value-type="string">
            <text:p>“, timezone_location(</text:p>
          </table:table-cell>
          <table:table-cell table:formula="of:=[$timezones.B74]" office:value-type="float" office:value="47.98" calcext:value-type="float">
            <text:p>47.98</text:p>
          </table:table-cell>
          <table:table-cell office:value-type="string" calcext:value-type="string">
            <text:p>,</text:p>
          </table:table-cell>
          <table:table-cell table:formula="of:=[$timezones.C74]" office:value-type="float" office:value="91.63" calcext:value-type="float">
            <text:p>91.63</text:p>
          </table:table-cell>
          <table:table-cell office:value-type="string" calcext:value-type="string">
            <text:p>)},</text:p>
          </table:table-cell>
          <table:table-cell table:formula="of:=[.A74]&amp;[.B74]&amp;[.C74]&amp;[.D74]&amp;[.E74]&amp;[.F74]&amp;[.G74]" office:value-type="string" office:string-value="{“Asia/Hovd“, timezone_location(47.98,91.63)}," calcext:value-type="string">
            <text:p>{“Asia/Hovd“, timezone_location(47.98,91.6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75]" office:value-type="string" office:string-value="Asia/Ulaanbaatar" calcext:value-type="string">
            <text:p>Asia/Ulaanbaatar</text:p>
          </table:table-cell>
          <table:table-cell office:value-type="string" calcext:value-type="string">
            <text:p>“, timezone_location(</text:p>
          </table:table-cell>
          <table:table-cell table:formula="of:=[$timezones.B75]" office:value-type="float" office:value="47.89" calcext:value-type="float">
            <text:p>47.89</text:p>
          </table:table-cell>
          <table:table-cell office:value-type="string" calcext:value-type="string">
            <text:p>,</text:p>
          </table:table-cell>
          <table:table-cell table:formula="of:=[$timezones.C75]" office:value-type="float" office:value="106.91" calcext:value-type="float">
            <text:p>106.91</text:p>
          </table:table-cell>
          <table:table-cell office:value-type="string" calcext:value-type="string">
            <text:p>)},</text:p>
          </table:table-cell>
          <table:table-cell table:formula="of:=[.A75]&amp;[.B75]&amp;[.C75]&amp;[.D75]&amp;[.E75]&amp;[.F75]&amp;[.G75]" office:value-type="string" office:string-value="{“Asia/Ulaanbaatar“, timezone_location(47.89,106.91)}," calcext:value-type="string">
            <text:p>{“Asia/Ulaanbaatar“, timezone_location(47.89,106.9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76]" office:value-type="string" office:string-value="Asia/Choibalsan" calcext:value-type="string">
            <text:p>Asia/Choibalsan</text:p>
          </table:table-cell>
          <table:table-cell office:value-type="string" calcext:value-type="string">
            <text:p>“, timezone_location(</text:p>
          </table:table-cell>
          <table:table-cell table:formula="of:=[$timezones.B76]" office:value-type="float" office:value="48.1" calcext:value-type="float">
            <text:p>48.1</text:p>
          </table:table-cell>
          <table:table-cell office:value-type="string" calcext:value-type="string">
            <text:p>,</text:p>
          </table:table-cell>
          <table:table-cell table:formula="of:=[$timezones.C76]" office:value-type="float" office:value="114.54" calcext:value-type="float">
            <text:p>114.54</text:p>
          </table:table-cell>
          <table:table-cell office:value-type="string" calcext:value-type="string">
            <text:p>)},</text:p>
          </table:table-cell>
          <table:table-cell table:formula="of:=[.A76]&amp;[.B76]&amp;[.C76]&amp;[.D76]&amp;[.E76]&amp;[.F76]&amp;[.G76]" office:value-type="string" office:string-value="{“Asia/Choibalsan“, timezone_location(48.1,114.54)}," calcext:value-type="string">
            <text:p>{“Asia/Choibalsan“, timezone_location(48.1,114.5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77]" office:value-type="string" office:string-value="Asia/Kathmandu" calcext:value-type="string">
            <text:p>Asia/Kathmandu</text:p>
          </table:table-cell>
          <table:table-cell office:value-type="string" calcext:value-type="string">
            <text:p>“, timezone_location(</text:p>
          </table:table-cell>
          <table:table-cell table:formula="of:=[$timezones.B77]" office:value-type="float" office:value="27.72" calcext:value-type="float">
            <text:p>27.72</text:p>
          </table:table-cell>
          <table:table-cell office:value-type="string" calcext:value-type="string">
            <text:p>,</text:p>
          </table:table-cell>
          <table:table-cell table:formula="of:=[$timezones.C77]" office:value-type="float" office:value="85.32" calcext:value-type="float">
            <text:p>85.32</text:p>
          </table:table-cell>
          <table:table-cell office:value-type="string" calcext:value-type="string">
            <text:p>)},</text:p>
          </table:table-cell>
          <table:table-cell table:formula="of:=[.A77]&amp;[.B77]&amp;[.C77]&amp;[.D77]&amp;[.E77]&amp;[.F77]&amp;[.G77]" office:value-type="string" office:string-value="{“Asia/Kathmandu“, timezone_location(27.72,85.32)}," calcext:value-type="string">
            <text:p>{“Asia/Kathmandu“, timezone_location(27.72,85.3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78]" office:value-type="string" office:string-value="Asia/Karachi" calcext:value-type="string">
            <text:p>Asia/Karachi</text:p>
          </table:table-cell>
          <table:table-cell office:value-type="string" calcext:value-type="string">
            <text:p>“, timezone_location(</text:p>
          </table:table-cell>
          <table:table-cell table:formula="of:=[$timezones.B78]" office:value-type="float" office:value="24.86" calcext:value-type="float">
            <text:p>24.86</text:p>
          </table:table-cell>
          <table:table-cell office:value-type="string" calcext:value-type="string">
            <text:p>,</text:p>
          </table:table-cell>
          <table:table-cell table:formula="of:=[$timezones.C78]" office:value-type="float" office:value="67" calcext:value-type="float">
            <text:p>67</text:p>
          </table:table-cell>
          <table:table-cell office:value-type="string" calcext:value-type="string">
            <text:p>)},</text:p>
          </table:table-cell>
          <table:table-cell table:formula="of:=[.A78]&amp;[.B78]&amp;[.C78]&amp;[.D78]&amp;[.E78]&amp;[.F78]&amp;[.G78]" office:value-type="string" office:string-value="{“Asia/Karachi“, timezone_location(24.86,67)}," calcext:value-type="string">
            <text:p>{“Asia/Karachi“, timezone_location(24.86,6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79]" office:value-type="string" office:string-value="Asia/Gaza" calcext:value-type="string">
            <text:p>Asia/Gaza</text:p>
          </table:table-cell>
          <table:table-cell office:value-type="string" calcext:value-type="string">
            <text:p>“, timezone_location(</text:p>
          </table:table-cell>
          <table:table-cell table:formula="of:=[$timezones.B79]" office:value-type="float" office:value="31.35" calcext:value-type="float">
            <text:p>31.35</text:p>
          </table:table-cell>
          <table:table-cell office:value-type="string" calcext:value-type="string">
            <text:p>,</text:p>
          </table:table-cell>
          <table:table-cell table:formula="of:=[$timezones.C79]" office:value-type="float" office:value="34.31" calcext:value-type="float">
            <text:p>34.31</text:p>
          </table:table-cell>
          <table:table-cell office:value-type="string" calcext:value-type="string">
            <text:p>)},</text:p>
          </table:table-cell>
          <table:table-cell table:formula="of:=[.A79]&amp;[.B79]&amp;[.C79]&amp;[.D79]&amp;[.E79]&amp;[.F79]&amp;[.G79]" office:value-type="string" office:string-value="{“Asia/Gaza“, timezone_location(31.35,34.31)}," calcext:value-type="string">
            <text:p>{“Asia/Gaza“, timezone_location(31.35,34.3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80]" office:value-type="string" office:string-value="Asia/Hebron" calcext:value-type="string">
            <text:p>Asia/Hebron</text:p>
          </table:table-cell>
          <table:table-cell office:value-type="string" calcext:value-type="string">
            <text:p>“, timezone_location(</text:p>
          </table:table-cell>
          <table:table-cell table:formula="of:=[$timezones.B80]" office:value-type="float" office:value="31.53" calcext:value-type="float">
            <text:p>31.53</text:p>
          </table:table-cell>
          <table:table-cell office:value-type="string" calcext:value-type="string">
            <text:p>,</text:p>
          </table:table-cell>
          <table:table-cell table:formula="of:=[$timezones.C80]" office:value-type="float" office:value="35.1" calcext:value-type="float">
            <text:p>35.1</text:p>
          </table:table-cell>
          <table:table-cell office:value-type="string" calcext:value-type="string">
            <text:p>)},</text:p>
          </table:table-cell>
          <table:table-cell table:formula="of:=[.A80]&amp;[.B80]&amp;[.C80]&amp;[.D80]&amp;[.E80]&amp;[.F80]&amp;[.G80]" office:value-type="string" office:string-value="{“Asia/Hebron“, timezone_location(31.53,35.1)}," calcext:value-type="string">
            <text:p>{“Asia/Hebron“, timezone_location(31.53,35.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81]" office:value-type="string" office:string-value="Asia/Manila" calcext:value-type="string">
            <text:p>Asia/Manila</text:p>
          </table:table-cell>
          <table:table-cell office:value-type="string" calcext:value-type="string">
            <text:p>“, timezone_location(</text:p>
          </table:table-cell>
          <table:table-cell table:formula="of:=[$timezones.B81]" office:value-type="float" office:value="14.6" calcext:value-type="float">
            <text:p>14.6</text:p>
          </table:table-cell>
          <table:table-cell office:value-type="string" calcext:value-type="string">
            <text:p>,</text:p>
          </table:table-cell>
          <table:table-cell table:formula="of:=[$timezones.C81]" office:value-type="float" office:value="120.98" calcext:value-type="float">
            <text:p>120.98</text:p>
          </table:table-cell>
          <table:table-cell office:value-type="string" calcext:value-type="string">
            <text:p>)},</text:p>
          </table:table-cell>
          <table:table-cell table:formula="of:=[.A81]&amp;[.B81]&amp;[.C81]&amp;[.D81]&amp;[.E81]&amp;[.F81]&amp;[.G81]" office:value-type="string" office:string-value="{“Asia/Manila“, timezone_location(14.6,120.98)}," calcext:value-type="string">
            <text:p>{“Asia/Manila“, timezone_location(14.6,120.9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82]" office:value-type="string" office:string-value="Asia/Qatar" calcext:value-type="string">
            <text:p>Asia/Qatar</text:p>
          </table:table-cell>
          <table:table-cell office:value-type="string" calcext:value-type="string">
            <text:p>“, timezone_location(</text:p>
          </table:table-cell>
          <table:table-cell table:formula="of:=[$timezones.B82]" office:value-type="float" office:value="25.35" calcext:value-type="float">
            <text:p>25.35</text:p>
          </table:table-cell>
          <table:table-cell office:value-type="string" calcext:value-type="string">
            <text:p>,</text:p>
          </table:table-cell>
          <table:table-cell table:formula="of:=[$timezones.C82]" office:value-type="float" office:value="51.18" calcext:value-type="float">
            <text:p>51.18</text:p>
          </table:table-cell>
          <table:table-cell office:value-type="string" calcext:value-type="string">
            <text:p>)},</text:p>
          </table:table-cell>
          <table:table-cell table:formula="of:=[.A82]&amp;[.B82]&amp;[.C82]&amp;[.D82]&amp;[.E82]&amp;[.F82]&amp;[.G82]" office:value-type="string" office:string-value="{“Asia/Qatar“, timezone_location(25.35,51.18)}," calcext:value-type="string">
            <text:p>{“Asia/Qatar“, timezone_location(25.35,51.1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83]" office:value-type="string" office:string-value="Asia/Riyadh" calcext:value-type="string">
            <text:p>Asia/Riyadh</text:p>
          </table:table-cell>
          <table:table-cell office:value-type="string" calcext:value-type="string">
            <text:p>“, timezone_location(</text:p>
          </table:table-cell>
          <table:table-cell table:formula="of:=[$timezones.B83]" office:value-type="float" office:value="24.71" calcext:value-type="float">
            <text:p>24.71</text:p>
          </table:table-cell>
          <table:table-cell office:value-type="string" calcext:value-type="string">
            <text:p>,</text:p>
          </table:table-cell>
          <table:table-cell table:formula="of:=[$timezones.C83]" office:value-type="float" office:value="46.68" calcext:value-type="float">
            <text:p>46.68</text:p>
          </table:table-cell>
          <table:table-cell office:value-type="string" calcext:value-type="string">
            <text:p>)},</text:p>
          </table:table-cell>
          <table:table-cell table:formula="of:=[.A83]&amp;[.B83]&amp;[.C83]&amp;[.D83]&amp;[.E83]&amp;[.F83]&amp;[.G83]" office:value-type="string" office:string-value="{“Asia/Riyadh“, timezone_location(24.71,46.68)}," calcext:value-type="string">
            <text:p>{“Asia/Riyadh“, timezone_location(24.71,46.6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84]" office:value-type="string" office:string-value="Asia/Singapore" calcext:value-type="string">
            <text:p>Asia/Singapore</text:p>
          </table:table-cell>
          <table:table-cell office:value-type="string" calcext:value-type="string">
            <text:p>“, timezone_location(</text:p>
          </table:table-cell>
          <table:table-cell table:formula="of:=[$timezones.B84]" office:value-type="float" office:value="1.35" calcext:value-type="float">
            <text:p>1.35</text:p>
          </table:table-cell>
          <table:table-cell office:value-type="string" calcext:value-type="string">
            <text:p>,</text:p>
          </table:table-cell>
          <table:table-cell table:formula="of:=[$timezones.C84]" office:value-type="float" office:value="103.82" calcext:value-type="float">
            <text:p>103.82</text:p>
          </table:table-cell>
          <table:table-cell office:value-type="string" calcext:value-type="string">
            <text:p>)},</text:p>
          </table:table-cell>
          <table:table-cell table:formula="of:=[.A84]&amp;[.B84]&amp;[.C84]&amp;[.D84]&amp;[.E84]&amp;[.F84]&amp;[.G84]" office:value-type="string" office:string-value="{“Asia/Singapore“, timezone_location(1.35,103.82)}," calcext:value-type="string">
            <text:p>{“Asia/Singapore“, timezone_location(1.35,103.8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85]" office:value-type="string" office:string-value="Asia/Colombo" calcext:value-type="string">
            <text:p>Asia/Colombo</text:p>
          </table:table-cell>
          <table:table-cell office:value-type="string" calcext:value-type="string">
            <text:p>“, timezone_location(</text:p>
          </table:table-cell>
          <table:table-cell table:formula="of:=[$timezones.B85]" office:value-type="float" office:value="6.93" calcext:value-type="float">
            <text:p>6.93</text:p>
          </table:table-cell>
          <table:table-cell office:value-type="string" calcext:value-type="string">
            <text:p>,</text:p>
          </table:table-cell>
          <table:table-cell table:formula="of:=[$timezones.C85]" office:value-type="float" office:value="79.86" calcext:value-type="float">
            <text:p>79.86</text:p>
          </table:table-cell>
          <table:table-cell office:value-type="string" calcext:value-type="string">
            <text:p>)},</text:p>
          </table:table-cell>
          <table:table-cell table:formula="of:=[.A85]&amp;[.B85]&amp;[.C85]&amp;[.D85]&amp;[.E85]&amp;[.F85]&amp;[.G85]" office:value-type="string" office:string-value="{“Asia/Colombo“, timezone_location(6.93,79.86)}," calcext:value-type="string">
            <text:p>{“Asia/Colombo“, timezone_location(6.93,79.8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86]" office:value-type="string" office:string-value="Asia/Damascus" calcext:value-type="string">
            <text:p>Asia/Damascus</text:p>
          </table:table-cell>
          <table:table-cell office:value-type="string" calcext:value-type="string">
            <text:p>“, timezone_location(</text:p>
          </table:table-cell>
          <table:table-cell table:formula="of:=[$timezones.B86]" office:value-type="float" office:value="33.51" calcext:value-type="float">
            <text:p>33.51</text:p>
          </table:table-cell>
          <table:table-cell office:value-type="string" calcext:value-type="string">
            <text:p>,</text:p>
          </table:table-cell>
          <table:table-cell table:formula="of:=[$timezones.C86]" office:value-type="float" office:value="36.28" calcext:value-type="float">
            <text:p>36.28</text:p>
          </table:table-cell>
          <table:table-cell office:value-type="string" calcext:value-type="string">
            <text:p>)},</text:p>
          </table:table-cell>
          <table:table-cell table:formula="of:=[.A86]&amp;[.B86]&amp;[.C86]&amp;[.D86]&amp;[.E86]&amp;[.F86]&amp;[.G86]" office:value-type="string" office:string-value="{“Asia/Damascus“, timezone_location(33.51,36.28)}," calcext:value-type="string">
            <text:p>{“Asia/Damascus“, timezone_location(33.51,36.2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87]" office:value-type="string" office:string-value="Asia/Dushanbe" calcext:value-type="string">
            <text:p>Asia/Dushanbe</text:p>
          </table:table-cell>
          <table:table-cell office:value-type="string" calcext:value-type="string">
            <text:p>“, timezone_location(</text:p>
          </table:table-cell>
          <table:table-cell table:formula="of:=[$timezones.B87]" office:value-type="float" office:value="38.56" calcext:value-type="float">
            <text:p>38.56</text:p>
          </table:table-cell>
          <table:table-cell office:value-type="string" calcext:value-type="string">
            <text:p>,</text:p>
          </table:table-cell>
          <table:table-cell table:formula="of:=[$timezones.C87]" office:value-type="float" office:value="68.79" calcext:value-type="float">
            <text:p>68.79</text:p>
          </table:table-cell>
          <table:table-cell office:value-type="string" calcext:value-type="string">
            <text:p>)},</text:p>
          </table:table-cell>
          <table:table-cell table:formula="of:=[.A87]&amp;[.B87]&amp;[.C87]&amp;[.D87]&amp;[.E87]&amp;[.F87]&amp;[.G87]" office:value-type="string" office:string-value="{“Asia/Dushanbe“, timezone_location(38.56,68.79)}," calcext:value-type="string">
            <text:p>{“Asia/Dushanbe“, timezone_location(38.56,68.7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88]" office:value-type="string" office:string-value="Asia/Bangkok" calcext:value-type="string">
            <text:p>Asia/Bangkok</text:p>
          </table:table-cell>
          <table:table-cell office:value-type="string" calcext:value-type="string">
            <text:p>“, timezone_location(</text:p>
          </table:table-cell>
          <table:table-cell table:formula="of:=[$timezones.B88]" office:value-type="float" office:value="13.76" calcext:value-type="float">
            <text:p>13.76</text:p>
          </table:table-cell>
          <table:table-cell office:value-type="string" calcext:value-type="string">
            <text:p>,</text:p>
          </table:table-cell>
          <table:table-cell table:formula="of:=[$timezones.C88]" office:value-type="float" office:value="100.5" calcext:value-type="float">
            <text:p>100.5</text:p>
          </table:table-cell>
          <table:table-cell office:value-type="string" calcext:value-type="string">
            <text:p>)},</text:p>
          </table:table-cell>
          <table:table-cell table:formula="of:=[.A88]&amp;[.B88]&amp;[.C88]&amp;[.D88]&amp;[.E88]&amp;[.F88]&amp;[.G88]" office:value-type="string" office:string-value="{“Asia/Bangkok“, timezone_location(13.76,100.5)}," calcext:value-type="string">
            <text:p>{“Asia/Bangkok“, timezone_location(13.76,100.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89]" office:value-type="string" office:string-value="Asia/Ashgabat" calcext:value-type="string">
            <text:p>Asia/Ashgabat</text:p>
          </table:table-cell>
          <table:table-cell office:value-type="string" calcext:value-type="string">
            <text:p>“, timezone_location(</text:p>
          </table:table-cell>
          <table:table-cell table:formula="of:=[$timezones.B89]" office:value-type="float" office:value="37.96" calcext:value-type="float">
            <text:p>37.96</text:p>
          </table:table-cell>
          <table:table-cell office:value-type="string" calcext:value-type="string">
            <text:p>,</text:p>
          </table:table-cell>
          <table:table-cell table:formula="of:=[$timezones.C89]" office:value-type="float" office:value="58.33" calcext:value-type="float">
            <text:p>58.33</text:p>
          </table:table-cell>
          <table:table-cell office:value-type="string" calcext:value-type="string">
            <text:p>)},</text:p>
          </table:table-cell>
          <table:table-cell table:formula="of:=[.A89]&amp;[.B89]&amp;[.C89]&amp;[.D89]&amp;[.E89]&amp;[.F89]&amp;[.G89]" office:value-type="string" office:string-value="{“Asia/Ashgabat“, timezone_location(37.96,58.33)}," calcext:value-type="string">
            <text:p>{“Asia/Ashgabat“, timezone_location(37.96,58.3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90]" office:value-type="string" office:string-value="Asia/Dubai" calcext:value-type="string">
            <text:p>Asia/Dubai</text:p>
          </table:table-cell>
          <table:table-cell office:value-type="string" calcext:value-type="string">
            <text:p>“, timezone_location(</text:p>
          </table:table-cell>
          <table:table-cell table:formula="of:=[$timezones.B90]" office:value-type="float" office:value="25.2" calcext:value-type="float">
            <text:p>25.2</text:p>
          </table:table-cell>
          <table:table-cell office:value-type="string" calcext:value-type="string">
            <text:p>,</text:p>
          </table:table-cell>
          <table:table-cell table:formula="of:=[$timezones.C90]" office:value-type="float" office:value="55.27" calcext:value-type="float">
            <text:p>55.27</text:p>
          </table:table-cell>
          <table:table-cell office:value-type="string" calcext:value-type="string">
            <text:p>)},</text:p>
          </table:table-cell>
          <table:table-cell table:formula="of:=[.A90]&amp;[.B90]&amp;[.C90]&amp;[.D90]&amp;[.E90]&amp;[.F90]&amp;[.G90]" office:value-type="string" office:string-value="{“Asia/Dubai“, timezone_location(25.2,55.27)}," calcext:value-type="string">
            <text:p>{“Asia/Dubai“, timezone_location(25.2,55.2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91]" office:value-type="string" office:string-value="Asia/Samarkand" calcext:value-type="string">
            <text:p>Asia/Samarkand</text:p>
          </table:table-cell>
          <table:table-cell office:value-type="string" calcext:value-type="string">
            <text:p>“, timezone_location(</text:p>
          </table:table-cell>
          <table:table-cell table:formula="of:=[$timezones.B91]" office:value-type="float" office:value="39.63" calcext:value-type="float">
            <text:p>39.63</text:p>
          </table:table-cell>
          <table:table-cell office:value-type="string" calcext:value-type="string">
            <text:p>,</text:p>
          </table:table-cell>
          <table:table-cell table:formula="of:=[$timezones.C91]" office:value-type="float" office:value="66.98" calcext:value-type="float">
            <text:p>66.98</text:p>
          </table:table-cell>
          <table:table-cell office:value-type="string" calcext:value-type="string">
            <text:p>)},</text:p>
          </table:table-cell>
          <table:table-cell table:formula="of:=[.A91]&amp;[.B91]&amp;[.C91]&amp;[.D91]&amp;[.E91]&amp;[.F91]&amp;[.G91]" office:value-type="string" office:string-value="{“Asia/Samarkand“, timezone_location(39.63,66.98)}," calcext:value-type="string">
            <text:p>{“Asia/Samarkand“, timezone_location(39.63,66.9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92]" office:value-type="string" office:string-value="Asia/Tashkent" calcext:value-type="string">
            <text:p>Asia/Tashkent</text:p>
          </table:table-cell>
          <table:table-cell office:value-type="string" calcext:value-type="string">
            <text:p>“, timezone_location(</text:p>
          </table:table-cell>
          <table:table-cell table:formula="of:=[$timezones.B92]" office:value-type="float" office:value="41.3" calcext:value-type="float">
            <text:p>41.3</text:p>
          </table:table-cell>
          <table:table-cell office:value-type="string" calcext:value-type="string">
            <text:p>,</text:p>
          </table:table-cell>
          <table:table-cell table:formula="of:=[$timezones.C92]" office:value-type="float" office:value="69.24" calcext:value-type="float">
            <text:p>69.24</text:p>
          </table:table-cell>
          <table:table-cell office:value-type="string" calcext:value-type="string">
            <text:p>)},</text:p>
          </table:table-cell>
          <table:table-cell table:formula="of:=[.A92]&amp;[.B92]&amp;[.C92]&amp;[.D92]&amp;[.E92]&amp;[.F92]&amp;[.G92]" office:value-type="string" office:string-value="{“Asia/Tashkent“, timezone_location(41.3,69.24)}," calcext:value-type="string">
            <text:p>{“Asia/Tashkent“, timezone_location(41.3,69.2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93]" office:value-type="string" office:string-value="Asia/Ho_Chi_Minh" calcext:value-type="string">
            <text:p>Asia/Ho_Chi_Minh</text:p>
          </table:table-cell>
          <table:table-cell office:value-type="string" calcext:value-type="string">
            <text:p>“, timezone_location(</text:p>
          </table:table-cell>
          <table:table-cell table:formula="of:=[$timezones.B93]" office:value-type="float" office:value="10.82" calcext:value-type="float">
            <text:p>10.82</text:p>
          </table:table-cell>
          <table:table-cell office:value-type="string" calcext:value-type="string">
            <text:p>,</text:p>
          </table:table-cell>
          <table:table-cell table:formula="of:=[$timezones.C93]" office:value-type="float" office:value="106.63" calcext:value-type="float">
            <text:p>106.63</text:p>
          </table:table-cell>
          <table:table-cell office:value-type="string" calcext:value-type="string">
            <text:p>)},</text:p>
          </table:table-cell>
          <table:table-cell table:formula="of:=[.A93]&amp;[.B93]&amp;[.C93]&amp;[.D93]&amp;[.E93]&amp;[.F93]&amp;[.G93]" office:value-type="string" office:string-value="{“Asia/Ho_Chi_Minh“, timezone_location(10.82,106.63)}," calcext:value-type="string">
            <text:p>{“Asia/Ho_Chi_Minh“, timezone_location(10.82,106.6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94]" office:value-type="string" office:string-value="Australia/Darwin" calcext:value-type="string">
            <text:p>Australia/Darwin</text:p>
          </table:table-cell>
          <table:table-cell office:value-type="string" calcext:value-type="string">
            <text:p>“, timezone_location(</text:p>
          </table:table-cell>
          <table:table-cell table:formula="of:=[$timezones.B94]" office:value-type="float" office:value="-12.46" calcext:value-type="float">
            <text:p>-12.46</text:p>
          </table:table-cell>
          <table:table-cell office:value-type="string" calcext:value-type="string">
            <text:p>,</text:p>
          </table:table-cell>
          <table:table-cell table:formula="of:=[$timezones.C94]" office:value-type="float" office:value="130.85" calcext:value-type="float">
            <text:p>130.85</text:p>
          </table:table-cell>
          <table:table-cell office:value-type="string" calcext:value-type="string">
            <text:p>)},</text:p>
          </table:table-cell>
          <table:table-cell table:formula="of:=[.A94]&amp;[.B94]&amp;[.C94]&amp;[.D94]&amp;[.E94]&amp;[.F94]&amp;[.G94]" office:value-type="string" office:string-value="{“Australia/Darwin“, timezone_location(-12.46,130.85)}," calcext:value-type="string">
            <text:p>{“Australia/Darwin“, timezone_location(-12.46,130.8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95]" office:value-type="string" office:string-value="Australia/Perth" calcext:value-type="string">
            <text:p>Australia/Perth</text:p>
          </table:table-cell>
          <table:table-cell office:value-type="string" calcext:value-type="string">
            <text:p>“, timezone_location(</text:p>
          </table:table-cell>
          <table:table-cell table:formula="of:=[$timezones.B95]" office:value-type="float" office:value="-31.95" calcext:value-type="float">
            <text:p>-31.95</text:p>
          </table:table-cell>
          <table:table-cell office:value-type="string" calcext:value-type="string">
            <text:p>,</text:p>
          </table:table-cell>
          <table:table-cell table:formula="of:=[$timezones.C95]" office:value-type="float" office:value="115.86" calcext:value-type="float">
            <text:p>115.86</text:p>
          </table:table-cell>
          <table:table-cell office:value-type="string" calcext:value-type="string">
            <text:p>)},</text:p>
          </table:table-cell>
          <table:table-cell table:formula="of:=[.A95]&amp;[.B95]&amp;[.C95]&amp;[.D95]&amp;[.E95]&amp;[.F95]&amp;[.G95]" office:value-type="string" office:string-value="{“Australia/Perth“, timezone_location(-31.95,115.86)}," calcext:value-type="string">
            <text:p>{“Australia/Perth“, timezone_location(-31.95,115.8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96]" office:value-type="string" office:string-value="Australia/Eucla" calcext:value-type="string">
            <text:p>Australia/Eucla</text:p>
          </table:table-cell>
          <table:table-cell office:value-type="string" calcext:value-type="string">
            <text:p>“, timezone_location(</text:p>
          </table:table-cell>
          <table:table-cell table:formula="of:=[$timezones.B96]" office:value-type="float" office:value="-31.68" calcext:value-type="float">
            <text:p>-31.68</text:p>
          </table:table-cell>
          <table:table-cell office:value-type="string" calcext:value-type="string">
            <text:p>,</text:p>
          </table:table-cell>
          <table:table-cell table:formula="of:=[$timezones.C96]" office:value-type="float" office:value="128.89" calcext:value-type="float">
            <text:p>128.89</text:p>
          </table:table-cell>
          <table:table-cell office:value-type="string" calcext:value-type="string">
            <text:p>)},</text:p>
          </table:table-cell>
          <table:table-cell table:formula="of:=[.A96]&amp;[.B96]&amp;[.C96]&amp;[.D96]&amp;[.E96]&amp;[.F96]&amp;[.G96]" office:value-type="string" office:string-value="{“Australia/Eucla“, timezone_location(-31.68,128.89)}," calcext:value-type="string">
            <text:p>{“Australia/Eucla“, timezone_location(-31.68,128.8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97]" office:value-type="string" office:string-value="Australia/Brisbane" calcext:value-type="string">
            <text:p>Australia/Brisbane</text:p>
          </table:table-cell>
          <table:table-cell office:value-type="string" calcext:value-type="string">
            <text:p>“, timezone_location(</text:p>
          </table:table-cell>
          <table:table-cell table:formula="of:=[$timezones.B97]" office:value-type="float" office:value="-27.47" calcext:value-type="float">
            <text:p>-27.47</text:p>
          </table:table-cell>
          <table:table-cell office:value-type="string" calcext:value-type="string">
            <text:p>,</text:p>
          </table:table-cell>
          <table:table-cell table:formula="of:=[$timezones.C97]" office:value-type="float" office:value="153.03" calcext:value-type="float">
            <text:p>153.03</text:p>
          </table:table-cell>
          <table:table-cell office:value-type="string" calcext:value-type="string">
            <text:p>)},</text:p>
          </table:table-cell>
          <table:table-cell table:formula="of:=[.A97]&amp;[.B97]&amp;[.C97]&amp;[.D97]&amp;[.E97]&amp;[.F97]&amp;[.G97]" office:value-type="string" office:string-value="{“Australia/Brisbane“, timezone_location(-27.47,153.03)}," calcext:value-type="string">
            <text:p>{“Australia/Brisbane“, timezone_location(-27.47,153.0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98]" office:value-type="string" office:string-value="Australia/Lindeman" calcext:value-type="string">
            <text:p>Australia/Lindeman</text:p>
          </table:table-cell>
          <table:table-cell office:value-type="string" calcext:value-type="string">
            <text:p>“, timezone_location(</text:p>
          </table:table-cell>
          <table:table-cell table:formula="of:=[$timezones.B98]" office:value-type="float" office:value="-20.44" calcext:value-type="float">
            <text:p>-20.44</text:p>
          </table:table-cell>
          <table:table-cell office:value-type="string" calcext:value-type="string">
            <text:p>,</text:p>
          </table:table-cell>
          <table:table-cell table:formula="of:=[$timezones.C98]" office:value-type="float" office:value="149.04" calcext:value-type="float">
            <text:p>149.04</text:p>
          </table:table-cell>
          <table:table-cell office:value-type="string" calcext:value-type="string">
            <text:p>)},</text:p>
          </table:table-cell>
          <table:table-cell table:formula="of:=[.A98]&amp;[.B98]&amp;[.C98]&amp;[.D98]&amp;[.E98]&amp;[.F98]&amp;[.G98]" office:value-type="string" office:string-value="{“Australia/Lindeman“, timezone_location(-20.44,149.04)}," calcext:value-type="string">
            <text:p>{“Australia/Lindeman“, timezone_location(-20.44,149.0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99]" office:value-type="string" office:string-value="Australia/Adelaide" calcext:value-type="string">
            <text:p>Australia/Adelaide</text:p>
          </table:table-cell>
          <table:table-cell office:value-type="string" calcext:value-type="string">
            <text:p>“, timezone_location(</text:p>
          </table:table-cell>
          <table:table-cell table:formula="of:=[$timezones.B99]" office:value-type="float" office:value="-34.93" calcext:value-type="float">
            <text:p>-34.93</text:p>
          </table:table-cell>
          <table:table-cell office:value-type="string" calcext:value-type="string">
            <text:p>,</text:p>
          </table:table-cell>
          <table:table-cell table:formula="of:=[$timezones.C99]" office:value-type="float" office:value="138.6" calcext:value-type="float">
            <text:p>138.6</text:p>
          </table:table-cell>
          <table:table-cell office:value-type="string" calcext:value-type="string">
            <text:p>)},</text:p>
          </table:table-cell>
          <table:table-cell table:formula="of:=[.A99]&amp;[.B99]&amp;[.C99]&amp;[.D99]&amp;[.E99]&amp;[.F99]&amp;[.G99]" office:value-type="string" office:string-value="{“Australia/Adelaide“, timezone_location(-34.93,138.6)}," calcext:value-type="string">
            <text:p>{“Australia/Adelaide“, timezone_location(-34.93,138.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00]" office:value-type="string" office:string-value="Australia/Hobart" calcext:value-type="string">
            <text:p>Australia/Hobart</text:p>
          </table:table-cell>
          <table:table-cell office:value-type="string" calcext:value-type="string">
            <text:p>“, timezone_location(</text:p>
          </table:table-cell>
          <table:table-cell table:formula="of:=[$timezones.B100]" office:value-type="float" office:value="-42.88" calcext:value-type="float">
            <text:p>-42.88</text:p>
          </table:table-cell>
          <table:table-cell office:value-type="string" calcext:value-type="string">
            <text:p>,</text:p>
          </table:table-cell>
          <table:table-cell table:formula="of:=[$timezones.C100]" office:value-type="float" office:value="147.33" calcext:value-type="float">
            <text:p>147.33</text:p>
          </table:table-cell>
          <table:table-cell office:value-type="string" calcext:value-type="string">
            <text:p>)},</text:p>
          </table:table-cell>
          <table:table-cell table:formula="of:=[.A100]&amp;[.B100]&amp;[.C100]&amp;[.D100]&amp;[.E100]&amp;[.F100]&amp;[.G100]" office:value-type="string" office:string-value="{“Australia/Hobart“, timezone_location(-42.88,147.33)}," calcext:value-type="string">
            <text:p>{“Australia/Hobart“, timezone_location(-42.88,147.3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01]" office:value-type="string" office:string-value="Australia/Currie" calcext:value-type="string">
            <text:p>Australia/Currie</text:p>
          </table:table-cell>
          <table:table-cell office:value-type="string" calcext:value-type="string">
            <text:p>“, timezone_location(</text:p>
          </table:table-cell>
          <table:table-cell table:formula="of:=[$timezones.B101]" office:value-type="float" office:value="-39.93" calcext:value-type="float">
            <text:p>-39.93</text:p>
          </table:table-cell>
          <table:table-cell office:value-type="string" calcext:value-type="string">
            <text:p>,</text:p>
          </table:table-cell>
          <table:table-cell table:formula="of:=[$timezones.C101]" office:value-type="float" office:value="143.85" calcext:value-type="float">
            <text:p>143.85</text:p>
          </table:table-cell>
          <table:table-cell office:value-type="string" calcext:value-type="string">
            <text:p>)},</text:p>
          </table:table-cell>
          <table:table-cell table:formula="of:=[.A101]&amp;[.B101]&amp;[.C101]&amp;[.D101]&amp;[.E101]&amp;[.F101]&amp;[.G101]" office:value-type="string" office:string-value="{“Australia/Currie“, timezone_location(-39.93,143.85)}," calcext:value-type="string">
            <text:p>{“Australia/Currie“, timezone_location(-39.93,143.8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02]" office:value-type="string" office:string-value="Australia/Melbourne" calcext:value-type="string">
            <text:p>Australia/Melbourne</text:p>
          </table:table-cell>
          <table:table-cell office:value-type="string" calcext:value-type="string">
            <text:p>“, timezone_location(</text:p>
          </table:table-cell>
          <table:table-cell table:formula="of:=[$timezones.B102]" office:value-type="float" office:value="-37.82" calcext:value-type="float">
            <text:p>-37.82</text:p>
          </table:table-cell>
          <table:table-cell office:value-type="string" calcext:value-type="string">
            <text:p>,</text:p>
          </table:table-cell>
          <table:table-cell table:formula="of:=[$timezones.C102]" office:value-type="float" office:value="144.96" calcext:value-type="float">
            <text:p>144.96</text:p>
          </table:table-cell>
          <table:table-cell office:value-type="string" calcext:value-type="string">
            <text:p>)},</text:p>
          </table:table-cell>
          <table:table-cell table:formula="of:=[.A102]&amp;[.B102]&amp;[.C102]&amp;[.D102]&amp;[.E102]&amp;[.F102]&amp;[.G102]" office:value-type="string" office:string-value="{“Australia/Melbourne“, timezone_location(-37.82,144.96)}," calcext:value-type="string">
            <text:p>{“Australia/Melbourne“, timezone_location(-37.82,144.9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03]" office:value-type="string" office:string-value="Australia/Sydney" calcext:value-type="string">
            <text:p>Australia/Sydney</text:p>
          </table:table-cell>
          <table:table-cell office:value-type="string" calcext:value-type="string">
            <text:p>“, timezone_location(</text:p>
          </table:table-cell>
          <table:table-cell table:formula="of:=[$timezones.B103]" office:value-type="float" office:value="-33.87" calcext:value-type="float">
            <text:p>-33.87</text:p>
          </table:table-cell>
          <table:table-cell office:value-type="string" calcext:value-type="string">
            <text:p>,</text:p>
          </table:table-cell>
          <table:table-cell table:formula="of:=[$timezones.C103]" office:value-type="float" office:value="151.21" calcext:value-type="float">
            <text:p>151.21</text:p>
          </table:table-cell>
          <table:table-cell office:value-type="string" calcext:value-type="string">
            <text:p>)},</text:p>
          </table:table-cell>
          <table:table-cell table:formula="of:=[.A103]&amp;[.B103]&amp;[.C103]&amp;[.D103]&amp;[.E103]&amp;[.F103]&amp;[.G103]" office:value-type="string" office:string-value="{“Australia/Sydney“, timezone_location(-33.87,151.21)}," calcext:value-type="string">
            <text:p>{“Australia/Sydney“, timezone_location(-33.87,151.2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04]" office:value-type="string" office:string-value="Australia/Broken_Hill" calcext:value-type="string">
            <text:p>Australia/Broken_Hill</text:p>
          </table:table-cell>
          <table:table-cell office:value-type="string" calcext:value-type="string">
            <text:p>“, timezone_location(</text:p>
          </table:table-cell>
          <table:table-cell table:formula="of:=[$timezones.B104]" office:value-type="float" office:value="-31.95" calcext:value-type="float">
            <text:p>-31.95</text:p>
          </table:table-cell>
          <table:table-cell office:value-type="string" calcext:value-type="string">
            <text:p>,</text:p>
          </table:table-cell>
          <table:table-cell table:formula="of:=[$timezones.C104]" office:value-type="float" office:value="141.45" calcext:value-type="float">
            <text:p>141.45</text:p>
          </table:table-cell>
          <table:table-cell office:value-type="string" calcext:value-type="string">
            <text:p>)},</text:p>
          </table:table-cell>
          <table:table-cell table:formula="of:=[.A104]&amp;[.B104]&amp;[.C104]&amp;[.D104]&amp;[.E104]&amp;[.F104]&amp;[.G104]" office:value-type="string" office:string-value="{“Australia/Broken_Hill“, timezone_location(-31.95,141.45)}," calcext:value-type="string">
            <text:p>{“Australia/Broken_Hill“, timezone_location(-31.95,141.4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05]" office:value-type="string" office:string-value="Australia/Lord_Howe" calcext:value-type="string">
            <text:p>Australia/Lord_Howe</text:p>
          </table:table-cell>
          <table:table-cell office:value-type="string" calcext:value-type="string">
            <text:p>“, timezone_location(</text:p>
          </table:table-cell>
          <table:table-cell table:formula="of:=[$timezones.B105]" office:value-type="float" office:value="-31.56" calcext:value-type="float">
            <text:p>-31.56</text:p>
          </table:table-cell>
          <table:table-cell office:value-type="string" calcext:value-type="string">
            <text:p>,</text:p>
          </table:table-cell>
          <table:table-cell table:formula="of:=[$timezones.C105]" office:value-type="float" office:value="159.08" calcext:value-type="float">
            <text:p>159.08</text:p>
          </table:table-cell>
          <table:table-cell office:value-type="string" calcext:value-type="string">
            <text:p>)},</text:p>
          </table:table-cell>
          <table:table-cell table:formula="of:=[.A105]&amp;[.B105]&amp;[.C105]&amp;[.D105]&amp;[.E105]&amp;[.F105]&amp;[.G105]" office:value-type="string" office:string-value="{“Australia/Lord_Howe“, timezone_location(-31.56,159.08)}," calcext:value-type="string">
            <text:p>{“Australia/Lord_Howe“, timezone_location(-31.56,159.0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06]" office:value-type="string" office:string-value="Antarctica/Macquarie" calcext:value-type="string">
            <text:p>Antarctica/Macquarie</text:p>
          </table:table-cell>
          <table:table-cell office:value-type="string" calcext:value-type="string">
            <text:p>“, timezone_location(</text:p>
          </table:table-cell>
          <table:table-cell table:formula="of:=[$timezones.B106]" office:value-type="float" office:value="-54.35" calcext:value-type="float">
            <text:p>-54.35</text:p>
          </table:table-cell>
          <table:table-cell office:value-type="string" calcext:value-type="string">
            <text:p>,</text:p>
          </table:table-cell>
          <table:table-cell table:formula="of:=[$timezones.C106]" office:value-type="float" office:value="159.02" calcext:value-type="float">
            <text:p>159.02</text:p>
          </table:table-cell>
          <table:table-cell office:value-type="string" calcext:value-type="string">
            <text:p>)},</text:p>
          </table:table-cell>
          <table:table-cell table:formula="of:=[.A106]&amp;[.B106]&amp;[.C106]&amp;[.D106]&amp;[.E106]&amp;[.F106]&amp;[.G106]" office:value-type="string" office:string-value="{“Antarctica/Macquarie“, timezone_location(-54.35,159.02)}," calcext:value-type="string">
            <text:p>{“Antarctica/Macquarie“, timezone_location(-54.35,159.0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07]" office:value-type="string" office:string-value="Indian/Christmas" calcext:value-type="string">
            <text:p>Indian/Christmas</text:p>
          </table:table-cell>
          <table:table-cell office:value-type="string" calcext:value-type="string">
            <text:p>“, timezone_location(</text:p>
          </table:table-cell>
          <table:table-cell table:formula="of:=[$timezones.B107]" office:value-type="float" office:value="-10.45" calcext:value-type="float">
            <text:p>-10.45</text:p>
          </table:table-cell>
          <table:table-cell office:value-type="string" calcext:value-type="string">
            <text:p>,</text:p>
          </table:table-cell>
          <table:table-cell table:formula="of:=[$timezones.C107]" office:value-type="float" office:value="105.69" calcext:value-type="float">
            <text:p>105.69</text:p>
          </table:table-cell>
          <table:table-cell office:value-type="string" calcext:value-type="string">
            <text:p>)},</text:p>
          </table:table-cell>
          <table:table-cell table:formula="of:=[.A107]&amp;[.B107]&amp;[.C107]&amp;[.D107]&amp;[.E107]&amp;[.F107]&amp;[.G107]" office:value-type="string" office:string-value="{“Indian/Christmas“, timezone_location(-10.45,105.69)}," calcext:value-type="string">
            <text:p>{“Indian/Christmas“, timezone_location(-10.45,105.6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08]" office:value-type="string" office:string-value="Indian/Cocos" calcext:value-type="string">
            <text:p>Indian/Cocos</text:p>
          </table:table-cell>
          <table:table-cell office:value-type="string" calcext:value-type="string">
            <text:p>“, timezone_location(</text:p>
          </table:table-cell>
          <table:table-cell table:formula="of:=[$timezones.B108]" office:value-type="float" office:value="-12.16" calcext:value-type="float">
            <text:p>-12.16</text:p>
          </table:table-cell>
          <table:table-cell office:value-type="string" calcext:value-type="string">
            <text:p>,</text:p>
          </table:table-cell>
          <table:table-cell table:formula="of:=[$timezones.C108]" office:value-type="float" office:value="96.87" calcext:value-type="float">
            <text:p>96.87</text:p>
          </table:table-cell>
          <table:table-cell office:value-type="string" calcext:value-type="string">
            <text:p>)},</text:p>
          </table:table-cell>
          <table:table-cell table:formula="of:=[.A108]&amp;[.B108]&amp;[.C108]&amp;[.D108]&amp;[.E108]&amp;[.F108]&amp;[.G108]" office:value-type="string" office:string-value="{“Indian/Cocos“, timezone_location(-12.16,96.87)}," calcext:value-type="string">
            <text:p>{“Indian/Cocos“, timezone_location(-12.16,96.8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09]" office:value-type="string" office:string-value="Pacific/Fiji" calcext:value-type="string">
            <text:p>Pacific/Fiji</text:p>
          </table:table-cell>
          <table:table-cell office:value-type="string" calcext:value-type="string">
            <text:p>“, timezone_location(</text:p>
          </table:table-cell>
          <table:table-cell table:formula="of:=[$timezones.B109]" office:value-type="float" office:value="-17.74" calcext:value-type="float">
            <text:p>-17.74</text:p>
          </table:table-cell>
          <table:table-cell office:value-type="string" calcext:value-type="string">
            <text:p>,</text:p>
          </table:table-cell>
          <table:table-cell table:formula="of:=[$timezones.C109]" office:value-type="float" office:value="178.07" calcext:value-type="float">
            <text:p>178.07</text:p>
          </table:table-cell>
          <table:table-cell office:value-type="string" calcext:value-type="string">
            <text:p>)},</text:p>
          </table:table-cell>
          <table:table-cell table:formula="of:=[.A109]&amp;[.B109]&amp;[.C109]&amp;[.D109]&amp;[.E109]&amp;[.F109]&amp;[.G109]" office:value-type="string" office:string-value="{“Pacific/Fiji“, timezone_location(-17.74,178.07)}," calcext:value-type="string">
            <text:p>{“Pacific/Fiji“, timezone_location(-17.74,178.0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10]" office:value-type="string" office:string-value="Pacific/Gambier" calcext:value-type="string">
            <text:p>Pacific/Gambier</text:p>
          </table:table-cell>
          <table:table-cell office:value-type="string" calcext:value-type="string">
            <text:p>“, timezone_location(</text:p>
          </table:table-cell>
          <table:table-cell table:formula="of:=[$timezones.B110]" office:value-type="float" office:value="-23.34" calcext:value-type="float">
            <text:p>-23.34</text:p>
          </table:table-cell>
          <table:table-cell office:value-type="string" calcext:value-type="string">
            <text:p>,</text:p>
          </table:table-cell>
          <table:table-cell table:formula="of:=[$timezones.C110]" office:value-type="float" office:value="-134.47" calcext:value-type="float">
            <text:p>-134.47</text:p>
          </table:table-cell>
          <table:table-cell office:value-type="string" calcext:value-type="string">
            <text:p>)},</text:p>
          </table:table-cell>
          <table:table-cell table:formula="of:=[.A110]&amp;[.B110]&amp;[.C110]&amp;[.D110]&amp;[.E110]&amp;[.F110]&amp;[.G110]" office:value-type="string" office:string-value="{“Pacific/Gambier“, timezone_location(-23.34,-134.47)}," calcext:value-type="string">
            <text:p>{“Pacific/Gambier“, timezone_location(-23.34,-134.4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11]" office:value-type="string" office:string-value="Pacific/Marquesas" calcext:value-type="string">
            <text:p>Pacific/Marquesas</text:p>
          </table:table-cell>
          <table:table-cell office:value-type="string" calcext:value-type="string">
            <text:p>“, timezone_location(</text:p>
          </table:table-cell>
          <table:table-cell table:formula="of:=[$timezones.B111]" office:value-type="float" office:value="-9.45" calcext:value-type="float">
            <text:p>-9.45</text:p>
          </table:table-cell>
          <table:table-cell office:value-type="string" calcext:value-type="string">
            <text:p>,</text:p>
          </table:table-cell>
          <table:table-cell table:formula="of:=[$timezones.C111]" office:value-type="float" office:value="-139.39" calcext:value-type="float">
            <text:p>-139.39</text:p>
          </table:table-cell>
          <table:table-cell office:value-type="string" calcext:value-type="string">
            <text:p>)},</text:p>
          </table:table-cell>
          <table:table-cell table:formula="of:=[.A111]&amp;[.B111]&amp;[.C111]&amp;[.D111]&amp;[.E111]&amp;[.F111]&amp;[.G111]" office:value-type="string" office:string-value="{“Pacific/Marquesas“, timezone_location(-9.45,-139.39)}," calcext:value-type="string">
            <text:p>{“Pacific/Marquesas“, timezone_location(-9.45,-139.3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12]" office:value-type="string" office:string-value="Pacific/Tahiti" calcext:value-type="string">
            <text:p>Pacific/Tahiti</text:p>
          </table:table-cell>
          <table:table-cell office:value-type="string" calcext:value-type="string">
            <text:p>“, timezone_location(</text:p>
          </table:table-cell>
          <table:table-cell table:formula="of:=[$timezones.B112]" office:value-type="float" office:value="-17.65" calcext:value-type="float">
            <text:p>-17.65</text:p>
          </table:table-cell>
          <table:table-cell office:value-type="string" calcext:value-type="string">
            <text:p>,</text:p>
          </table:table-cell>
          <table:table-cell table:formula="of:=[$timezones.C112]" office:value-type="float" office:value="-149.42" calcext:value-type="float">
            <text:p>-149.42</text:p>
          </table:table-cell>
          <table:table-cell office:value-type="string" calcext:value-type="string">
            <text:p>)},</text:p>
          </table:table-cell>
          <table:table-cell table:formula="of:=[.A112]&amp;[.B112]&amp;[.C112]&amp;[.D112]&amp;[.E112]&amp;[.F112]&amp;[.G112]" office:value-type="string" office:string-value="{“Pacific/Tahiti“, timezone_location(-17.65,-149.42)}," calcext:value-type="string">
            <text:p>{“Pacific/Tahiti“, timezone_location(-17.65,-149.4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13]" office:value-type="string" office:string-value="Pacific/Guam" calcext:value-type="string">
            <text:p>Pacific/Guam</text:p>
          </table:table-cell>
          <table:table-cell office:value-type="string" calcext:value-type="string">
            <text:p>“, timezone_location(</text:p>
          </table:table-cell>
          <table:table-cell table:formula="of:=[$timezones.B113]" office:value-type="float" office:value="13.45" calcext:value-type="float">
            <text:p>13.45</text:p>
          </table:table-cell>
          <table:table-cell office:value-type="string" calcext:value-type="string">
            <text:p>,</text:p>
          </table:table-cell>
          <table:table-cell table:formula="of:=[$timezones.C113]" office:value-type="float" office:value="144.79" calcext:value-type="float">
            <text:p>144.79</text:p>
          </table:table-cell>
          <table:table-cell office:value-type="string" calcext:value-type="string">
            <text:p>)},</text:p>
          </table:table-cell>
          <table:table-cell table:formula="of:=[.A113]&amp;[.B113]&amp;[.C113]&amp;[.D113]&amp;[.E113]&amp;[.F113]&amp;[.G113]" office:value-type="string" office:string-value="{“Pacific/Guam“, timezone_location(13.45,144.79)}," calcext:value-type="string">
            <text:p>{“Pacific/Guam“, timezone_location(13.45,144.7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14]" office:value-type="string" office:string-value="Pacific/Tarawa" calcext:value-type="string">
            <text:p>Pacific/Tarawa</text:p>
          </table:table-cell>
          <table:table-cell office:value-type="string" calcext:value-type="string">
            <text:p>“, timezone_location(</text:p>
          </table:table-cell>
          <table:table-cell table:formula="of:=[$timezones.B114]" office:value-type="float" office:value="1.45" calcext:value-type="float">
            <text:p>1.45</text:p>
          </table:table-cell>
          <table:table-cell office:value-type="string" calcext:value-type="string">
            <text:p>,</text:p>
          </table:table-cell>
          <table:table-cell table:formula="of:=[$timezones.C114]" office:value-type="float" office:value="172.97" calcext:value-type="float">
            <text:p>172.97</text:p>
          </table:table-cell>
          <table:table-cell office:value-type="string" calcext:value-type="string">
            <text:p>)},</text:p>
          </table:table-cell>
          <table:table-cell table:formula="of:=[.A114]&amp;[.B114]&amp;[.C114]&amp;[.D114]&amp;[.E114]&amp;[.F114]&amp;[.G114]" office:value-type="string" office:string-value="{“Pacific/Tarawa“, timezone_location(1.45,172.97)}," calcext:value-type="string">
            <text:p>{“Pacific/Tarawa“, timezone_location(1.45,172.9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15]" office:value-type="string" office:string-value="Pacific/Enderbury" calcext:value-type="string">
            <text:p>Pacific/Enderbury</text:p>
          </table:table-cell>
          <table:table-cell office:value-type="string" calcext:value-type="string">
            <text:p>“, timezone_location(</text:p>
          </table:table-cell>
          <table:table-cell table:formula="of:=[$timezones.B115]" office:value-type="float" office:value="-3.13" calcext:value-type="float">
            <text:p>-3.13</text:p>
          </table:table-cell>
          <table:table-cell office:value-type="string" calcext:value-type="string">
            <text:p>,</text:p>
          </table:table-cell>
          <table:table-cell table:formula="of:=[$timezones.C115]" office:value-type="float" office:value="-171.08" calcext:value-type="float">
            <text:p>-171.08</text:p>
          </table:table-cell>
          <table:table-cell office:value-type="string" calcext:value-type="string">
            <text:p>)},</text:p>
          </table:table-cell>
          <table:table-cell table:formula="of:=[.A115]&amp;[.B115]&amp;[.C115]&amp;[.D115]&amp;[.E115]&amp;[.F115]&amp;[.G115]" office:value-type="string" office:string-value="{“Pacific/Enderbury“, timezone_location(-3.13,-171.08)}," calcext:value-type="string">
            <text:p>{“Pacific/Enderbury“, timezone_location(-3.13,-171.0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16]" office:value-type="string" office:string-value="Pacific/Kiritimati" calcext:value-type="string">
            <text:p>Pacific/Kiritimati</text:p>
          </table:table-cell>
          <table:table-cell office:value-type="string" calcext:value-type="string">
            <text:p>“, timezone_location(</text:p>
          </table:table-cell>
          <table:table-cell table:formula="of:=[$timezones.B116]" office:value-type="float" office:value="1.87" calcext:value-type="float">
            <text:p>1.87</text:p>
          </table:table-cell>
          <table:table-cell office:value-type="string" calcext:value-type="string">
            <text:p>,</text:p>
          </table:table-cell>
          <table:table-cell table:formula="of:=[$timezones.C116]" office:value-type="float" office:value="-157.43" calcext:value-type="float">
            <text:p>-157.43</text:p>
          </table:table-cell>
          <table:table-cell office:value-type="string" calcext:value-type="string">
            <text:p>)},</text:p>
          </table:table-cell>
          <table:table-cell table:formula="of:=[.A116]&amp;[.B116]&amp;[.C116]&amp;[.D116]&amp;[.E116]&amp;[.F116]&amp;[.G116]" office:value-type="string" office:string-value="{“Pacific/Kiritimati“, timezone_location(1.87,-157.43)}," calcext:value-type="string">
            <text:p>{“Pacific/Kiritimati“, timezone_location(1.87,-157.4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17]" office:value-type="string" office:string-value="Pacific/Majuro" calcext:value-type="string">
            <text:p>Pacific/Majuro</text:p>
          </table:table-cell>
          <table:table-cell office:value-type="string" calcext:value-type="string">
            <text:p>“, timezone_location(</text:p>
          </table:table-cell>
          <table:table-cell table:formula="of:=[$timezones.B117]" office:value-type="float" office:value="7.09" calcext:value-type="float">
            <text:p>7.09</text:p>
          </table:table-cell>
          <table:table-cell office:value-type="string" calcext:value-type="string">
            <text:p>,</text:p>
          </table:table-cell>
          <table:table-cell table:formula="of:=[$timezones.C117]" office:value-type="float" office:value="171.38" calcext:value-type="float">
            <text:p>171.38</text:p>
          </table:table-cell>
          <table:table-cell office:value-type="string" calcext:value-type="string">
            <text:p>)},</text:p>
          </table:table-cell>
          <table:table-cell table:formula="of:=[.A117]&amp;[.B117]&amp;[.C117]&amp;[.D117]&amp;[.E117]&amp;[.F117]&amp;[.G117]" office:value-type="string" office:string-value="{“Pacific/Majuro“, timezone_location(7.09,171.38)}," calcext:value-type="string">
            <text:p>{“Pacific/Majuro“, timezone_location(7.09,171.3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18]" office:value-type="string" office:string-value="Pacific/Kwajalein" calcext:value-type="string">
            <text:p>Pacific/Kwajalein</text:p>
          </table:table-cell>
          <table:table-cell office:value-type="string" calcext:value-type="string">
            <text:p>“, timezone_location(</text:p>
          </table:table-cell>
          <table:table-cell table:formula="of:=[$timezones.B118]" office:value-type="float" office:value="8.72" calcext:value-type="float">
            <text:p>8.72</text:p>
          </table:table-cell>
          <table:table-cell office:value-type="string" calcext:value-type="string">
            <text:p>,</text:p>
          </table:table-cell>
          <table:table-cell table:formula="of:=[$timezones.C118]" office:value-type="float" office:value="167.73" calcext:value-type="float">
            <text:p>167.73</text:p>
          </table:table-cell>
          <table:table-cell office:value-type="string" calcext:value-type="string">
            <text:p>)},</text:p>
          </table:table-cell>
          <table:table-cell table:formula="of:=[.A118]&amp;[.B118]&amp;[.C118]&amp;[.D118]&amp;[.E118]&amp;[.F118]&amp;[.G118]" office:value-type="string" office:string-value="{“Pacific/Kwajalein“, timezone_location(8.72,167.73)}," calcext:value-type="string">
            <text:p>{“Pacific/Kwajalein“, timezone_location(8.72,167.7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19]" office:value-type="string" office:string-value="Pacific/Chuuk" calcext:value-type="string">
            <text:p>Pacific/Chuuk</text:p>
          </table:table-cell>
          <table:table-cell office:value-type="string" calcext:value-type="string">
            <text:p>“, timezone_location(</text:p>
          </table:table-cell>
          <table:table-cell table:formula="of:=[$timezones.B119]" office:value-type="float" office:value="7.42" calcext:value-type="float">
            <text:p>7.42</text:p>
          </table:table-cell>
          <table:table-cell office:value-type="string" calcext:value-type="string">
            <text:p>,</text:p>
          </table:table-cell>
          <table:table-cell table:formula="of:=[$timezones.C119]" office:value-type="float" office:value="151.78" calcext:value-type="float">
            <text:p>151.78</text:p>
          </table:table-cell>
          <table:table-cell office:value-type="string" calcext:value-type="string">
            <text:p>)},</text:p>
          </table:table-cell>
          <table:table-cell table:formula="of:=[.A119]&amp;[.B119]&amp;[.C119]&amp;[.D119]&amp;[.E119]&amp;[.F119]&amp;[.G119]" office:value-type="string" office:string-value="{“Pacific/Chuuk“, timezone_location(7.42,151.78)}," calcext:value-type="string">
            <text:p>{“Pacific/Chuuk“, timezone_location(7.42,151.7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20]" office:value-type="string" office:string-value="Pacific/Pohnpei" calcext:value-type="string">
            <text:p>Pacific/Pohnpei</text:p>
          </table:table-cell>
          <table:table-cell office:value-type="string" calcext:value-type="string">
            <text:p>“, timezone_location(</text:p>
          </table:table-cell>
          <table:table-cell table:formula="of:=[$timezones.B120]" office:value-type="float" office:value="6.91" calcext:value-type="float">
            <text:p>6.91</text:p>
          </table:table-cell>
          <table:table-cell office:value-type="string" calcext:value-type="string">
            <text:p>,</text:p>
          </table:table-cell>
          <table:table-cell table:formula="of:=[$timezones.C120]" office:value-type="float" office:value="158.23" calcext:value-type="float">
            <text:p>158.23</text:p>
          </table:table-cell>
          <table:table-cell office:value-type="string" calcext:value-type="string">
            <text:p>)},</text:p>
          </table:table-cell>
          <table:table-cell table:formula="of:=[.A120]&amp;[.B120]&amp;[.C120]&amp;[.D120]&amp;[.E120]&amp;[.F120]&amp;[.G120]" office:value-type="string" office:string-value="{“Pacific/Pohnpei“, timezone_location(6.91,158.23)}," calcext:value-type="string">
            <text:p>{“Pacific/Pohnpei“, timezone_location(6.91,158.2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21]" office:value-type="string" office:string-value="Pacific/Kosrae" calcext:value-type="string">
            <text:p>Pacific/Kosrae</text:p>
          </table:table-cell>
          <table:table-cell office:value-type="string" calcext:value-type="string">
            <text:p>“, timezone_location(</text:p>
          </table:table-cell>
          <table:table-cell table:formula="of:=[$timezones.B121]" office:value-type="float" office:value="5.32" calcext:value-type="float">
            <text:p>5.32</text:p>
          </table:table-cell>
          <table:table-cell office:value-type="string" calcext:value-type="string">
            <text:p>,</text:p>
          </table:table-cell>
          <table:table-cell table:formula="of:=[$timezones.C121]" office:value-type="float" office:value="162.98" calcext:value-type="float">
            <text:p>162.98</text:p>
          </table:table-cell>
          <table:table-cell office:value-type="string" calcext:value-type="string">
            <text:p>)},</text:p>
          </table:table-cell>
          <table:table-cell table:formula="of:=[.A121]&amp;[.B121]&amp;[.C121]&amp;[.D121]&amp;[.E121]&amp;[.F121]&amp;[.G121]" office:value-type="string" office:string-value="{“Pacific/Kosrae“, timezone_location(5.32,162.98)}," calcext:value-type="string">
            <text:p>{“Pacific/Kosrae“, timezone_location(5.32,162.9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22]" office:value-type="string" office:string-value="Pacific/Nauru" calcext:value-type="string">
            <text:p>Pacific/Nauru</text:p>
          </table:table-cell>
          <table:table-cell office:value-type="string" calcext:value-type="string">
            <text:p>“, timezone_location(</text:p>
          </table:table-cell>
          <table:table-cell table:formula="of:=[$timezones.B122]" office:value-type="float" office:value="-0.53" calcext:value-type="float">
            <text:p>-0.53</text:p>
          </table:table-cell>
          <table:table-cell office:value-type="string" calcext:value-type="string">
            <text:p>,</text:p>
          </table:table-cell>
          <table:table-cell table:formula="of:=[$timezones.C122]" office:value-type="float" office:value="166.93" calcext:value-type="float">
            <text:p>166.93</text:p>
          </table:table-cell>
          <table:table-cell office:value-type="string" calcext:value-type="string">
            <text:p>)},</text:p>
          </table:table-cell>
          <table:table-cell table:formula="of:=[.A122]&amp;[.B122]&amp;[.C122]&amp;[.D122]&amp;[.E122]&amp;[.F122]&amp;[.G122]" office:value-type="string" office:string-value="{“Pacific/Nauru“, timezone_location(-0.53,166.93)}," calcext:value-type="string">
            <text:p>{“Pacific/Nauru“, timezone_location(-0.53,166.9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23]" office:value-type="string" office:string-value="Pacific/Noumea" calcext:value-type="string">
            <text:p>Pacific/Noumea</text:p>
          </table:table-cell>
          <table:table-cell office:value-type="string" calcext:value-type="string">
            <text:p>“, timezone_location(</text:p>
          </table:table-cell>
          <table:table-cell table:formula="of:=[$timezones.B123]" office:value-type="float" office:value="-21.21" calcext:value-type="float">
            <text:p>-21.21</text:p>
          </table:table-cell>
          <table:table-cell office:value-type="string" calcext:value-type="string">
            <text:p>,</text:p>
          </table:table-cell>
          <table:table-cell table:formula="of:=[$timezones.C123]" office:value-type="float" office:value="165.85" calcext:value-type="float">
            <text:p>165.85</text:p>
          </table:table-cell>
          <table:table-cell office:value-type="string" calcext:value-type="string">
            <text:p>)},</text:p>
          </table:table-cell>
          <table:table-cell table:formula="of:=[.A123]&amp;[.B123]&amp;[.C123]&amp;[.D123]&amp;[.E123]&amp;[.F123]&amp;[.G123]" office:value-type="string" office:string-value="{“Pacific/Noumea“, timezone_location(-21.21,165.85)}," calcext:value-type="string">
            <text:p>{“Pacific/Noumea“, timezone_location(-21.21,165.8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24]" office:value-type="string" office:string-value="Pacific/Auckland" calcext:value-type="string">
            <text:p>Pacific/Auckland</text:p>
          </table:table-cell>
          <table:table-cell office:value-type="string" calcext:value-type="string">
            <text:p>“, timezone_location(</text:p>
          </table:table-cell>
          <table:table-cell table:formula="of:=[$timezones.B124]" office:value-type="float" office:value="-36.85" calcext:value-type="float">
            <text:p>-36.85</text:p>
          </table:table-cell>
          <table:table-cell office:value-type="string" calcext:value-type="string">
            <text:p>,</text:p>
          </table:table-cell>
          <table:table-cell table:formula="of:=[$timezones.C124]" office:value-type="float" office:value="174.76" calcext:value-type="float">
            <text:p>174.76</text:p>
          </table:table-cell>
          <table:table-cell office:value-type="string" calcext:value-type="string">
            <text:p>)},</text:p>
          </table:table-cell>
          <table:table-cell table:formula="of:=[.A124]&amp;[.B124]&amp;[.C124]&amp;[.D124]&amp;[.E124]&amp;[.F124]&amp;[.G124]" office:value-type="string" office:string-value="{“Pacific/Auckland“, timezone_location(-36.85,174.76)}," calcext:value-type="string">
            <text:p>{“Pacific/Auckland“, timezone_location(-36.85,174.7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25]" office:value-type="string" office:string-value="Pacific/Chatham" calcext:value-type="string">
            <text:p>Pacific/Chatham</text:p>
          </table:table-cell>
          <table:table-cell office:value-type="string" calcext:value-type="string">
            <text:p>“, timezone_location(</text:p>
          </table:table-cell>
          <table:table-cell table:formula="of:=[$timezones.B125]" office:value-type="float" office:value="-44.02" calcext:value-type="float">
            <text:p>-44.02</text:p>
          </table:table-cell>
          <table:table-cell office:value-type="string" calcext:value-type="string">
            <text:p>,</text:p>
          </table:table-cell>
          <table:table-cell table:formula="of:=[$timezones.C125]" office:value-type="float" office:value="-175.93" calcext:value-type="float">
            <text:p>-175.93</text:p>
          </table:table-cell>
          <table:table-cell office:value-type="string" calcext:value-type="string">
            <text:p>)},</text:p>
          </table:table-cell>
          <table:table-cell table:formula="of:=[.A125]&amp;[.B125]&amp;[.C125]&amp;[.D125]&amp;[.E125]&amp;[.F125]&amp;[.G125]" office:value-type="string" office:string-value="{“Pacific/Chatham“, timezone_location(-44.02,-175.93)}," calcext:value-type="string">
            <text:p>{“Pacific/Chatham“, timezone_location(-44.02,-175.9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26]" office:value-type="string" office:string-value="Pacific/Rarotonga" calcext:value-type="string">
            <text:p>Pacific/Rarotonga</text:p>
          </table:table-cell>
          <table:table-cell office:value-type="string" calcext:value-type="string">
            <text:p>“, timezone_location(</text:p>
          </table:table-cell>
          <table:table-cell table:formula="of:=[$timezones.B126]" office:value-type="float" office:value="-21.23" calcext:value-type="float">
            <text:p>-21.23</text:p>
          </table:table-cell>
          <table:table-cell office:value-type="string" calcext:value-type="string">
            <text:p>,</text:p>
          </table:table-cell>
          <table:table-cell table:formula="of:=[$timezones.C126]" office:value-type="float" office:value="-159.78" calcext:value-type="float">
            <text:p>-159.78</text:p>
          </table:table-cell>
          <table:table-cell office:value-type="string" calcext:value-type="string">
            <text:p>)},</text:p>
          </table:table-cell>
          <table:table-cell table:formula="of:=[.A126]&amp;[.B126]&amp;[.C126]&amp;[.D126]&amp;[.E126]&amp;[.F126]&amp;[.G126]" office:value-type="string" office:string-value="{“Pacific/Rarotonga“, timezone_location(-21.23,-159.78)}," calcext:value-type="string">
            <text:p>{“Pacific/Rarotonga“, timezone_location(-21.23,-159.7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27]" office:value-type="string" office:string-value="Pacific/Niue" calcext:value-type="string">
            <text:p>Pacific/Niue</text:p>
          </table:table-cell>
          <table:table-cell office:value-type="string" calcext:value-type="string">
            <text:p>“, timezone_location(</text:p>
          </table:table-cell>
          <table:table-cell table:formula="of:=[$timezones.B127]" office:value-type="float" office:value="-19.07" calcext:value-type="float">
            <text:p>-19.07</text:p>
          </table:table-cell>
          <table:table-cell office:value-type="string" calcext:value-type="string">
            <text:p>,</text:p>
          </table:table-cell>
          <table:table-cell table:formula="of:=[$timezones.C127]" office:value-type="float" office:value="-169.85" calcext:value-type="float">
            <text:p>-169.85</text:p>
          </table:table-cell>
          <table:table-cell office:value-type="string" calcext:value-type="string">
            <text:p>)},</text:p>
          </table:table-cell>
          <table:table-cell table:formula="of:=[.A127]&amp;[.B127]&amp;[.C127]&amp;[.D127]&amp;[.E127]&amp;[.F127]&amp;[.G127]" office:value-type="string" office:string-value="{“Pacific/Niue“, timezone_location(-19.07,-169.85)}," calcext:value-type="string">
            <text:p>{“Pacific/Niue“, timezone_location(-19.07,-169.8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28]" office:value-type="string" office:string-value="Pacific/Norfolk" calcext:value-type="string">
            <text:p>Pacific/Norfolk</text:p>
          </table:table-cell>
          <table:table-cell office:value-type="string" calcext:value-type="string">
            <text:p>“, timezone_location(</text:p>
          </table:table-cell>
          <table:table-cell table:formula="of:=[$timezones.B128]" office:value-type="float" office:value="-29.04" calcext:value-type="float">
            <text:p>-29.04</text:p>
          </table:table-cell>
          <table:table-cell office:value-type="string" calcext:value-type="string">
            <text:p>,</text:p>
          </table:table-cell>
          <table:table-cell table:formula="of:=[$timezones.C128]" office:value-type="float" office:value="167.95" calcext:value-type="float">
            <text:p>167.95</text:p>
          </table:table-cell>
          <table:table-cell office:value-type="string" calcext:value-type="string">
            <text:p>)},</text:p>
          </table:table-cell>
          <table:table-cell table:formula="of:=[.A128]&amp;[.B128]&amp;[.C128]&amp;[.D128]&amp;[.E128]&amp;[.F128]&amp;[.G128]" office:value-type="string" office:string-value="{“Pacific/Norfolk“, timezone_location(-29.04,167.95)}," calcext:value-type="string">
            <text:p>{“Pacific/Norfolk“, timezone_location(-29.04,167.9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29]" office:value-type="string" office:string-value="Pacific/Palau" calcext:value-type="string">
            <text:p>Pacific/Palau</text:p>
          </table:table-cell>
          <table:table-cell office:value-type="string" calcext:value-type="string">
            <text:p>“, timezone_location(</text:p>
          </table:table-cell>
          <table:table-cell table:formula="of:=[$timezones.B129]" office:value-type="float" office:value="7.52" calcext:value-type="float">
            <text:p>7.52</text:p>
          </table:table-cell>
          <table:table-cell office:value-type="string" calcext:value-type="string">
            <text:p>,</text:p>
          </table:table-cell>
          <table:table-cell table:formula="of:=[$timezones.C129]" office:value-type="float" office:value="134.58" calcext:value-type="float">
            <text:p>134.58</text:p>
          </table:table-cell>
          <table:table-cell office:value-type="string" calcext:value-type="string">
            <text:p>)},</text:p>
          </table:table-cell>
          <table:table-cell table:formula="of:=[.A129]&amp;[.B129]&amp;[.C129]&amp;[.D129]&amp;[.E129]&amp;[.F129]&amp;[.G129]" office:value-type="string" office:string-value="{“Pacific/Palau“, timezone_location(7.52,134.58)}," calcext:value-type="string">
            <text:p>{“Pacific/Palau“, timezone_location(7.52,134.5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30]" office:value-type="string" office:string-value="Pacific/Port_Moresby" calcext:value-type="string">
            <text:p>Pacific/Port_Moresby</text:p>
          </table:table-cell>
          <table:table-cell office:value-type="string" calcext:value-type="string">
            <text:p>“, timezone_location(</text:p>
          </table:table-cell>
          <table:table-cell table:formula="of:=[$timezones.B130]" office:value-type="float" office:value="-9.44" calcext:value-type="float">
            <text:p>-9.44</text:p>
          </table:table-cell>
          <table:table-cell office:value-type="string" calcext:value-type="string">
            <text:p>,</text:p>
          </table:table-cell>
          <table:table-cell table:formula="of:=[$timezones.C130]" office:value-type="float" office:value="147.18" calcext:value-type="float">
            <text:p>147.18</text:p>
          </table:table-cell>
          <table:table-cell office:value-type="string" calcext:value-type="string">
            <text:p>)},</text:p>
          </table:table-cell>
          <table:table-cell table:formula="of:=[.A130]&amp;[.B130]&amp;[.C130]&amp;[.D130]&amp;[.E130]&amp;[.F130]&amp;[.G130]" office:value-type="string" office:string-value="{“Pacific/Port_Moresby“, timezone_location(-9.44,147.18)}," calcext:value-type="string">
            <text:p>{“Pacific/Port_Moresby“, timezone_location(-9.44,147.1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31]" office:value-type="string" office:string-value="Pacific/Bougainville" calcext:value-type="string">
            <text:p>Pacific/Bougainville</text:p>
          </table:table-cell>
          <table:table-cell office:value-type="string" calcext:value-type="string">
            <text:p>“, timezone_location(</text:p>
          </table:table-cell>
          <table:table-cell table:formula="of:=[$timezones.B131]" office:value-type="float" office:value="-6.38" calcext:value-type="float">
            <text:p>-6.38</text:p>
          </table:table-cell>
          <table:table-cell office:value-type="string" calcext:value-type="string">
            <text:p>,</text:p>
          </table:table-cell>
          <table:table-cell table:formula="of:=[$timezones.C131]" office:value-type="float" office:value="155.38" calcext:value-type="float">
            <text:p>155.38</text:p>
          </table:table-cell>
          <table:table-cell office:value-type="string" calcext:value-type="string">
            <text:p>)},</text:p>
          </table:table-cell>
          <table:table-cell table:formula="of:=[.A131]&amp;[.B131]&amp;[.C131]&amp;[.D131]&amp;[.E131]&amp;[.F131]&amp;[.G131]" office:value-type="string" office:string-value="{“Pacific/Bougainville“, timezone_location(-6.38,155.38)}," calcext:value-type="string">
            <text:p>{“Pacific/Bougainville“, timezone_location(-6.38,155.3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32]" office:value-type="string" office:string-value="Pacific/Pitcairn" calcext:value-type="string">
            <text:p>Pacific/Pitcairn</text:p>
          </table:table-cell>
          <table:table-cell office:value-type="string" calcext:value-type="string">
            <text:p>“, timezone_location(</text:p>
          </table:table-cell>
          <table:table-cell table:formula="of:=[$timezones.B132]" office:value-type="float" office:value="-24.38" calcext:value-type="float">
            <text:p>-24.38</text:p>
          </table:table-cell>
          <table:table-cell office:value-type="string" calcext:value-type="string">
            <text:p>,</text:p>
          </table:table-cell>
          <table:table-cell table:formula="of:=[$timezones.C132]" office:value-type="float" office:value="-128.32" calcext:value-type="float">
            <text:p>-128.32</text:p>
          </table:table-cell>
          <table:table-cell office:value-type="string" calcext:value-type="string">
            <text:p>)},</text:p>
          </table:table-cell>
          <table:table-cell table:formula="of:=[.A132]&amp;[.B132]&amp;[.C132]&amp;[.D132]&amp;[.E132]&amp;[.F132]&amp;[.G132]" office:value-type="string" office:string-value="{“Pacific/Pitcairn“, timezone_location(-24.38,-128.32)}," calcext:value-type="string">
            <text:p>{“Pacific/Pitcairn“, timezone_location(-24.38,-128.3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33]" office:value-type="string" office:string-value="Pacific/Pago_Pago" calcext:value-type="string">
            <text:p>Pacific/Pago_Pago</text:p>
          </table:table-cell>
          <table:table-cell office:value-type="string" calcext:value-type="string">
            <text:p>“, timezone_location(</text:p>
          </table:table-cell>
          <table:table-cell table:formula="of:=[$timezones.B133]" office:value-type="float" office:value="-14.28" calcext:value-type="float">
            <text:p>-14.28</text:p>
          </table:table-cell>
          <table:table-cell office:value-type="string" calcext:value-type="string">
            <text:p>,</text:p>
          </table:table-cell>
          <table:table-cell table:formula="of:=[$timezones.C133]" office:value-type="float" office:value="-170.7" calcext:value-type="float">
            <text:p>-170.7</text:p>
          </table:table-cell>
          <table:table-cell office:value-type="string" calcext:value-type="string">
            <text:p>)},</text:p>
          </table:table-cell>
          <table:table-cell table:formula="of:=[.A133]&amp;[.B133]&amp;[.C133]&amp;[.D133]&amp;[.E133]&amp;[.F133]&amp;[.G133]" office:value-type="string" office:string-value="{“Pacific/Pago_Pago“, timezone_location(-14.28,-170.7)}," calcext:value-type="string">
            <text:p>{“Pacific/Pago_Pago“, timezone_location(-14.28,-170.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34]" office:value-type="string" office:string-value="Pacific/Apia" calcext:value-type="string">
            <text:p>Pacific/Apia</text:p>
          </table:table-cell>
          <table:table-cell office:value-type="string" calcext:value-type="string">
            <text:p>“, timezone_location(</text:p>
          </table:table-cell>
          <table:table-cell table:formula="of:=[$timezones.B134]" office:value-type="float" office:value="-13.83" calcext:value-type="float">
            <text:p>-13.83</text:p>
          </table:table-cell>
          <table:table-cell office:value-type="string" calcext:value-type="string">
            <text:p>,</text:p>
          </table:table-cell>
          <table:table-cell table:formula="of:=[$timezones.C134]" office:value-type="float" office:value="-171.77" calcext:value-type="float">
            <text:p>-171.77</text:p>
          </table:table-cell>
          <table:table-cell office:value-type="string" calcext:value-type="string">
            <text:p>)},</text:p>
          </table:table-cell>
          <table:table-cell table:formula="of:=[.A134]&amp;[.B134]&amp;[.C134]&amp;[.D134]&amp;[.E134]&amp;[.F134]&amp;[.G134]" office:value-type="string" office:string-value="{“Pacific/Apia“, timezone_location(-13.83,-171.77)}," calcext:value-type="string">
            <text:p>{“Pacific/Apia“, timezone_location(-13.83,-171.7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35]" office:value-type="string" office:string-value="Pacific/Guadalcanal" calcext:value-type="string">
            <text:p>Pacific/Guadalcanal</text:p>
          </table:table-cell>
          <table:table-cell office:value-type="string" calcext:value-type="string">
            <text:p>“, timezone_location(</text:p>
          </table:table-cell>
          <table:table-cell table:formula="of:=[$timezones.B135]" office:value-type="float" office:value="-9.58" calcext:value-type="float">
            <text:p>-9.58</text:p>
          </table:table-cell>
          <table:table-cell office:value-type="string" calcext:value-type="string">
            <text:p>,</text:p>
          </table:table-cell>
          <table:table-cell table:formula="of:=[$timezones.C135]" office:value-type="float" office:value="160.15" calcext:value-type="float">
            <text:p>160.15</text:p>
          </table:table-cell>
          <table:table-cell office:value-type="string" calcext:value-type="string">
            <text:p>)},</text:p>
          </table:table-cell>
          <table:table-cell table:formula="of:=[.A135]&amp;[.B135]&amp;[.C135]&amp;[.D135]&amp;[.E135]&amp;[.F135]&amp;[.G135]" office:value-type="string" office:string-value="{“Pacific/Guadalcanal“, timezone_location(-9.58,160.15)}," calcext:value-type="string">
            <text:p>{“Pacific/Guadalcanal“, timezone_location(-9.58,160.1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36]" office:value-type="string" office:string-value="Pacific/Fakaofo" calcext:value-type="string">
            <text:p>Pacific/Fakaofo</text:p>
          </table:table-cell>
          <table:table-cell office:value-type="string" calcext:value-type="string">
            <text:p>“, timezone_location(</text:p>
          </table:table-cell>
          <table:table-cell table:formula="of:=[$timezones.B136]" office:value-type="float" office:value="-9.38" calcext:value-type="float">
            <text:p>-9.38</text:p>
          </table:table-cell>
          <table:table-cell office:value-type="string" calcext:value-type="string">
            <text:p>,</text:p>
          </table:table-cell>
          <table:table-cell table:formula="of:=[$timezones.C136]" office:value-type="float" office:value="-171.22" calcext:value-type="float">
            <text:p>-171.22</text:p>
          </table:table-cell>
          <table:table-cell office:value-type="string" calcext:value-type="string">
            <text:p>)},</text:p>
          </table:table-cell>
          <table:table-cell table:formula="of:=[.A136]&amp;[.B136]&amp;[.C136]&amp;[.D136]&amp;[.E136]&amp;[.F136]&amp;[.G136]" office:value-type="string" office:string-value="{“Pacific/Fakaofo“, timezone_location(-9.38,-171.22)}," calcext:value-type="string">
            <text:p>{“Pacific/Fakaofo“, timezone_location(-9.38,-171.2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37]" office:value-type="string" office:string-value="Pacific/Tongatapu" calcext:value-type="string">
            <text:p>Pacific/Tongatapu</text:p>
          </table:table-cell>
          <table:table-cell office:value-type="string" calcext:value-type="string">
            <text:p>“, timezone_location(</text:p>
          </table:table-cell>
          <table:table-cell table:formula="of:=[$timezones.B137]" office:value-type="float" office:value="-21.15" calcext:value-type="float">
            <text:p>-21.15</text:p>
          </table:table-cell>
          <table:table-cell office:value-type="string" calcext:value-type="string">
            <text:p>,</text:p>
          </table:table-cell>
          <table:table-cell table:formula="of:=[$timezones.C137]" office:value-type="float" office:value="-175.25" calcext:value-type="float">
            <text:p>-175.25</text:p>
          </table:table-cell>
          <table:table-cell office:value-type="string" calcext:value-type="string">
            <text:p>)},</text:p>
          </table:table-cell>
          <table:table-cell table:formula="of:=[.A137]&amp;[.B137]&amp;[.C137]&amp;[.D137]&amp;[.E137]&amp;[.F137]&amp;[.G137]" office:value-type="string" office:string-value="{“Pacific/Tongatapu“, timezone_location(-21.15,-175.25)}," calcext:value-type="string">
            <text:p>{“Pacific/Tongatapu“, timezone_location(-21.15,-175.2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38]" office:value-type="string" office:string-value="Pacific/Funafuti" calcext:value-type="string">
            <text:p>Pacific/Funafuti</text:p>
          </table:table-cell>
          <table:table-cell office:value-type="string" calcext:value-type="string">
            <text:p>“, timezone_location(</text:p>
          </table:table-cell>
          <table:table-cell table:formula="of:=[$timezones.B138]" office:value-type="float" office:value="-8.52" calcext:value-type="float">
            <text:p>-8.52</text:p>
          </table:table-cell>
          <table:table-cell office:value-type="string" calcext:value-type="string">
            <text:p>,</text:p>
          </table:table-cell>
          <table:table-cell table:formula="of:=[$timezones.C138]" office:value-type="float" office:value="179.2" calcext:value-type="float">
            <text:p>179.2</text:p>
          </table:table-cell>
          <table:table-cell office:value-type="string" calcext:value-type="string">
            <text:p>)},</text:p>
          </table:table-cell>
          <table:table-cell table:formula="of:=[.A138]&amp;[.B138]&amp;[.C138]&amp;[.D138]&amp;[.E138]&amp;[.F138]&amp;[.G138]" office:value-type="string" office:string-value="{“Pacific/Funafuti“, timezone_location(-8.52,179.2)}," calcext:value-type="string">
            <text:p>{“Pacific/Funafuti“, timezone_location(-8.52,179.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39]" office:value-type="string" office:string-value="Pacific/Wake" calcext:value-type="string">
            <text:p>Pacific/Wake</text:p>
          </table:table-cell>
          <table:table-cell office:value-type="string" calcext:value-type="string">
            <text:p>“, timezone_location(</text:p>
          </table:table-cell>
          <table:table-cell table:formula="of:=[$timezones.B139]" office:value-type="float" office:value="19.28" calcext:value-type="float">
            <text:p>19.28</text:p>
          </table:table-cell>
          <table:table-cell office:value-type="string" calcext:value-type="string">
            <text:p>,</text:p>
          </table:table-cell>
          <table:table-cell table:formula="of:=[$timezones.C139]" office:value-type="float" office:value="166.65" calcext:value-type="float">
            <text:p>166.65</text:p>
          </table:table-cell>
          <table:table-cell office:value-type="string" calcext:value-type="string">
            <text:p>)},</text:p>
          </table:table-cell>
          <table:table-cell table:formula="of:=[.A139]&amp;[.B139]&amp;[.C139]&amp;[.D139]&amp;[.E139]&amp;[.F139]&amp;[.G139]" office:value-type="string" office:string-value="{“Pacific/Wake“, timezone_location(19.28,166.65)}," calcext:value-type="string">
            <text:p>{“Pacific/Wake“, timezone_location(19.28,166.6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40]" office:value-type="string" office:string-value="Pacific/Efate" calcext:value-type="string">
            <text:p>Pacific/Efate</text:p>
          </table:table-cell>
          <table:table-cell office:value-type="string" calcext:value-type="string">
            <text:p>“, timezone_location(</text:p>
          </table:table-cell>
          <table:table-cell table:formula="of:=[$timezones.B140]" office:value-type="float" office:value="-17.66" calcext:value-type="float">
            <text:p>-17.66</text:p>
          </table:table-cell>
          <table:table-cell office:value-type="string" calcext:value-type="string">
            <text:p>,</text:p>
          </table:table-cell>
          <table:table-cell table:formula="of:=[$timezones.C140]" office:value-type="float" office:value="168.43" calcext:value-type="float">
            <text:p>168.43</text:p>
          </table:table-cell>
          <table:table-cell office:value-type="string" calcext:value-type="string">
            <text:p>)},</text:p>
          </table:table-cell>
          <table:table-cell table:formula="of:=[.A140]&amp;[.B140]&amp;[.C140]&amp;[.D140]&amp;[.E140]&amp;[.F140]&amp;[.G140]" office:value-type="string" office:string-value="{“Pacific/Efate“, timezone_location(-17.66,168.43)}," calcext:value-type="string">
            <text:p>{“Pacific/Efate“, timezone_location(-17.66,168.4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41]" office:value-type="string" office:string-value="Pacific/Wallis" calcext:value-type="string">
            <text:p>Pacific/Wallis</text:p>
          </table:table-cell>
          <table:table-cell office:value-type="string" calcext:value-type="string">
            <text:p>“, timezone_location(</text:p>
          </table:table-cell>
          <table:table-cell table:formula="of:=[$timezones.B141]" office:value-type="float" office:value="-13.3" calcext:value-type="float">
            <text:p>-13.3</text:p>
          </table:table-cell>
          <table:table-cell office:value-type="string" calcext:value-type="string">
            <text:p>,</text:p>
          </table:table-cell>
          <table:table-cell table:formula="of:=[$timezones.C141]" office:value-type="float" office:value="-176.21" calcext:value-type="float">
            <text:p>-176.21</text:p>
          </table:table-cell>
          <table:table-cell office:value-type="string" calcext:value-type="string">
            <text:p>)},</text:p>
          </table:table-cell>
          <table:table-cell table:formula="of:=[.A141]&amp;[.B141]&amp;[.C141]&amp;[.D141]&amp;[.E141]&amp;[.F141]&amp;[.G141]" office:value-type="string" office:string-value="{“Pacific/Wallis“, timezone_location(-13.3,-176.21)}," calcext:value-type="string">
            <text:p>{“Pacific/Wallis“, timezone_location(-13.3,-176.2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42]" office:value-type="string" office:string-value="Europe/London" calcext:value-type="string">
            <text:p>Europe/London</text:p>
          </table:table-cell>
          <table:table-cell office:value-type="string" calcext:value-type="string">
            <text:p>“, timezone_location(</text:p>
          </table:table-cell>
          <table:table-cell table:formula="of:=[$timezones.B142]" office:value-type="float" office:value="51.51" calcext:value-type="float">
            <text:p>51.51</text:p>
          </table:table-cell>
          <table:table-cell office:value-type="string" calcext:value-type="string">
            <text:p>,</text:p>
          </table:table-cell>
          <table:table-cell table:formula="of:=[$timezones.C142]" office:value-type="float" office:value="-0.13" calcext:value-type="float">
            <text:p>-0.13</text:p>
          </table:table-cell>
          <table:table-cell office:value-type="string" calcext:value-type="string">
            <text:p>)},</text:p>
          </table:table-cell>
          <table:table-cell table:formula="of:=[.A142]&amp;[.B142]&amp;[.C142]&amp;[.D142]&amp;[.E142]&amp;[.F142]&amp;[.G142]" office:value-type="string" office:string-value="{“Europe/London“, timezone_location(51.51,-0.13)}," calcext:value-type="string">
            <text:p>{“Europe/London“, timezone_location(51.51,-0.1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43]" office:value-type="string" office:string-value="Europe/Dublin" calcext:value-type="string">
            <text:p>Europe/Dublin</text:p>
          </table:table-cell>
          <table:table-cell office:value-type="string" calcext:value-type="string">
            <text:p>“, timezone_location(</text:p>
          </table:table-cell>
          <table:table-cell table:formula="of:=[$timezones.B143]" office:value-type="float" office:value="53.35" calcext:value-type="float">
            <text:p>53.35</text:p>
          </table:table-cell>
          <table:table-cell office:value-type="string" calcext:value-type="string">
            <text:p>,</text:p>
          </table:table-cell>
          <table:table-cell table:formula="of:=[$timezones.C143]" office:value-type="float" office:value="-6.26" calcext:value-type="float">
            <text:p>-6.26</text:p>
          </table:table-cell>
          <table:table-cell office:value-type="string" calcext:value-type="string">
            <text:p>)},</text:p>
          </table:table-cell>
          <table:table-cell table:formula="of:=[.A143]&amp;[.B143]&amp;[.C143]&amp;[.D143]&amp;[.E143]&amp;[.F143]&amp;[.G143]" office:value-type="string" office:string-value="{“Europe/Dublin“, timezone_location(53.35,-6.26)}," calcext:value-type="string">
            <text:p>{“Europe/Dublin“, timezone_location(53.35,-6.2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44]" office:value-type="string" office:string-value="Europe/Tirane" calcext:value-type="string">
            <text:p>Europe/Tirane</text:p>
          </table:table-cell>
          <table:table-cell office:value-type="string" calcext:value-type="string">
            <text:p>“, timezone_location(</text:p>
          </table:table-cell>
          <table:table-cell table:formula="of:=[$timezones.B144]" office:value-type="float" office:value="41.33" calcext:value-type="float">
            <text:p>41.33</text:p>
          </table:table-cell>
          <table:table-cell office:value-type="string" calcext:value-type="string">
            <text:p>,</text:p>
          </table:table-cell>
          <table:table-cell table:formula="of:=[$timezones.C144]" office:value-type="float" office:value="19.82" calcext:value-type="float">
            <text:p>19.82</text:p>
          </table:table-cell>
          <table:table-cell office:value-type="string" calcext:value-type="string">
            <text:p>)},</text:p>
          </table:table-cell>
          <table:table-cell table:formula="of:=[.A144]&amp;[.B144]&amp;[.C144]&amp;[.D144]&amp;[.E144]&amp;[.F144]&amp;[.G144]" office:value-type="string" office:string-value="{“Europe/Tirane“, timezone_location(41.33,19.82)}," calcext:value-type="string">
            <text:p>{“Europe/Tirane“, timezone_location(41.33,19.8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45]" office:value-type="string" office:string-value="Europe/Andorra" calcext:value-type="string">
            <text:p>Europe/Andorra</text:p>
          </table:table-cell>
          <table:table-cell office:value-type="string" calcext:value-type="string">
            <text:p>“, timezone_location(</text:p>
          </table:table-cell>
          <table:table-cell table:formula="of:=[$timezones.B145]" office:value-type="float" office:value="42.51" calcext:value-type="float">
            <text:p>42.51</text:p>
          </table:table-cell>
          <table:table-cell office:value-type="string" calcext:value-type="string">
            <text:p>,</text:p>
          </table:table-cell>
          <table:table-cell table:formula="of:=[$timezones.C145]" office:value-type="float" office:value="1.52" calcext:value-type="float">
            <text:p>1.52</text:p>
          </table:table-cell>
          <table:table-cell office:value-type="string" calcext:value-type="string">
            <text:p>)},</text:p>
          </table:table-cell>
          <table:table-cell table:formula="of:=[.A145]&amp;[.B145]&amp;[.C145]&amp;[.D145]&amp;[.E145]&amp;[.F145]&amp;[.G145]" office:value-type="string" office:string-value="{“Europe/Andorra“, timezone_location(42.51,1.52)}," calcext:value-type="string">
            <text:p>{“Europe/Andorra“, timezone_location(42.51,1.5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46]" office:value-type="string" office:string-value="Europe/Vienna" calcext:value-type="string">
            <text:p>Europe/Vienna</text:p>
          </table:table-cell>
          <table:table-cell office:value-type="string" calcext:value-type="string">
            <text:p>“, timezone_location(</text:p>
          </table:table-cell>
          <table:table-cell table:formula="of:=[$timezones.B146]" office:value-type="float" office:value="48.21" calcext:value-type="float">
            <text:p>48.21</text:p>
          </table:table-cell>
          <table:table-cell office:value-type="string" calcext:value-type="string">
            <text:p>,</text:p>
          </table:table-cell>
          <table:table-cell table:formula="of:=[$timezones.C146]" office:value-type="float" office:value="16.37" calcext:value-type="float">
            <text:p>16.37</text:p>
          </table:table-cell>
          <table:table-cell office:value-type="string" calcext:value-type="string">
            <text:p>)},</text:p>
          </table:table-cell>
          <table:table-cell table:formula="of:=[.A146]&amp;[.B146]&amp;[.C146]&amp;[.D146]&amp;[.E146]&amp;[.F146]&amp;[.G146]" office:value-type="string" office:string-value="{“Europe/Vienna“, timezone_location(48.21,16.37)}," calcext:value-type="string">
            <text:p>{“Europe/Vienna“, timezone_location(48.21,16.3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47]" office:value-type="string" office:string-value="Europe/Minsk" calcext:value-type="string">
            <text:p>Europe/Minsk</text:p>
          </table:table-cell>
          <table:table-cell office:value-type="string" calcext:value-type="string">
            <text:p>“, timezone_location(</text:p>
          </table:table-cell>
          <table:table-cell table:formula="of:=[$timezones.B147]" office:value-type="float" office:value="53.9" calcext:value-type="float">
            <text:p>53.9</text:p>
          </table:table-cell>
          <table:table-cell office:value-type="string" calcext:value-type="string">
            <text:p>,</text:p>
          </table:table-cell>
          <table:table-cell table:formula="of:=[$timezones.C147]" office:value-type="float" office:value="27.56" calcext:value-type="float">
            <text:p>27.56</text:p>
          </table:table-cell>
          <table:table-cell office:value-type="string" calcext:value-type="string">
            <text:p>)},</text:p>
          </table:table-cell>
          <table:table-cell table:formula="of:=[.A147]&amp;[.B147]&amp;[.C147]&amp;[.D147]&amp;[.E147]&amp;[.F147]&amp;[.G147]" office:value-type="string" office:string-value="{“Europe/Minsk“, timezone_location(53.9,27.56)}," calcext:value-type="string">
            <text:p>{“Europe/Minsk“, timezone_location(53.9,27.5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48]" office:value-type="string" office:string-value="Europe/Brussels" calcext:value-type="string">
            <text:p>Europe/Brussels</text:p>
          </table:table-cell>
          <table:table-cell office:value-type="string" calcext:value-type="string">
            <text:p>“, timezone_location(</text:p>
          </table:table-cell>
          <table:table-cell table:formula="of:=[$timezones.B148]" office:value-type="float" office:value="50.85" calcext:value-type="float">
            <text:p>50.85</text:p>
          </table:table-cell>
          <table:table-cell office:value-type="string" calcext:value-type="string">
            <text:p>,</text:p>
          </table:table-cell>
          <table:table-cell table:formula="of:=[$timezones.C148]" office:value-type="float" office:value="4.35" calcext:value-type="float">
            <text:p>4.35</text:p>
          </table:table-cell>
          <table:table-cell office:value-type="string" calcext:value-type="string">
            <text:p>)},</text:p>
          </table:table-cell>
          <table:table-cell table:formula="of:=[.A148]&amp;[.B148]&amp;[.C148]&amp;[.D148]&amp;[.E148]&amp;[.F148]&amp;[.G148]" office:value-type="string" office:string-value="{“Europe/Brussels“, timezone_location(50.85,4.35)}," calcext:value-type="string">
            <text:p>{“Europe/Brussels“, timezone_location(50.85,4.3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49]" office:value-type="string" office:string-value="Europe/Sofia" calcext:value-type="string">
            <text:p>Europe/Sofia</text:p>
          </table:table-cell>
          <table:table-cell office:value-type="string" calcext:value-type="string">
            <text:p>“, timezone_location(</text:p>
          </table:table-cell>
          <table:table-cell table:formula="of:=[$timezones.B149]" office:value-type="float" office:value="42.7" calcext:value-type="float">
            <text:p>42.7</text:p>
          </table:table-cell>
          <table:table-cell office:value-type="string" calcext:value-type="string">
            <text:p>,</text:p>
          </table:table-cell>
          <table:table-cell table:formula="of:=[$timezones.C149]" office:value-type="float" office:value="23.32" calcext:value-type="float">
            <text:p>23.32</text:p>
          </table:table-cell>
          <table:table-cell office:value-type="string" calcext:value-type="string">
            <text:p>)},</text:p>
          </table:table-cell>
          <table:table-cell table:formula="of:=[.A149]&amp;[.B149]&amp;[.C149]&amp;[.D149]&amp;[.E149]&amp;[.F149]&amp;[.G149]" office:value-type="string" office:string-value="{“Europe/Sofia“, timezone_location(42.7,23.32)}," calcext:value-type="string">
            <text:p>{“Europe/Sofia“, timezone_location(42.7,23.3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50]" office:value-type="string" office:string-value="Europe/Prague" calcext:value-type="string">
            <text:p>Europe/Prague</text:p>
          </table:table-cell>
          <table:table-cell office:value-type="string" calcext:value-type="string">
            <text:p>“, timezone_location(</text:p>
          </table:table-cell>
          <table:table-cell table:formula="of:=[$timezones.B150]" office:value-type="float" office:value="50.08" calcext:value-type="float">
            <text:p>50.08</text:p>
          </table:table-cell>
          <table:table-cell office:value-type="string" calcext:value-type="string">
            <text:p>,</text:p>
          </table:table-cell>
          <table:table-cell table:formula="of:=[$timezones.C150]" office:value-type="float" office:value="14.44" calcext:value-type="float">
            <text:p>14.44</text:p>
          </table:table-cell>
          <table:table-cell office:value-type="string" calcext:value-type="string">
            <text:p>)},</text:p>
          </table:table-cell>
          <table:table-cell table:formula="of:=[.A150]&amp;[.B150]&amp;[.C150]&amp;[.D150]&amp;[.E150]&amp;[.F150]&amp;[.G150]" office:value-type="string" office:string-value="{“Europe/Prague“, timezone_location(50.08,14.44)}," calcext:value-type="string">
            <text:p>{“Europe/Prague“, timezone_location(50.08,14.4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51]" office:value-type="string" office:string-value="Europe/Copenhagen" calcext:value-type="string">
            <text:p>Europe/Copenhagen</text:p>
          </table:table-cell>
          <table:table-cell office:value-type="string" calcext:value-type="string">
            <text:p>“, timezone_location(</text:p>
          </table:table-cell>
          <table:table-cell table:formula="of:=[$timezones.B151]" office:value-type="float" office:value="55.68" calcext:value-type="float">
            <text:p>55.68</text:p>
          </table:table-cell>
          <table:table-cell office:value-type="string" calcext:value-type="string">
            <text:p>,</text:p>
          </table:table-cell>
          <table:table-cell table:formula="of:=[$timezones.C151]" office:value-type="float" office:value="12.57" calcext:value-type="float">
            <text:p>12.57</text:p>
          </table:table-cell>
          <table:table-cell office:value-type="string" calcext:value-type="string">
            <text:p>)},</text:p>
          </table:table-cell>
          <table:table-cell table:formula="of:=[.A151]&amp;[.B151]&amp;[.C151]&amp;[.D151]&amp;[.E151]&amp;[.F151]&amp;[.G151]" office:value-type="string" office:string-value="{“Europe/Copenhagen“, timezone_location(55.68,12.57)}," calcext:value-type="string">
            <text:p>{“Europe/Copenhagen“, timezone_location(55.68,12.5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52]" office:value-type="string" office:string-value="Atlantic/Faroe" calcext:value-type="string">
            <text:p>Atlantic/Faroe</text:p>
          </table:table-cell>
          <table:table-cell office:value-type="string" calcext:value-type="string">
            <text:p>“, timezone_location(</text:p>
          </table:table-cell>
          <table:table-cell table:formula="of:=[$timezones.B152]" office:value-type="float" office:value="61.89" calcext:value-type="float">
            <text:p>61.89</text:p>
          </table:table-cell>
          <table:table-cell office:value-type="string" calcext:value-type="string">
            <text:p>,</text:p>
          </table:table-cell>
          <table:table-cell table:formula="of:=[$timezones.C152]" office:value-type="float" office:value="-6.91" calcext:value-type="float">
            <text:p>-6.91</text:p>
          </table:table-cell>
          <table:table-cell office:value-type="string" calcext:value-type="string">
            <text:p>)},</text:p>
          </table:table-cell>
          <table:table-cell table:formula="of:=[.A152]&amp;[.B152]&amp;[.C152]&amp;[.D152]&amp;[.E152]&amp;[.F152]&amp;[.G152]" office:value-type="string" office:string-value="{“Atlantic/Faroe“, timezone_location(61.89,-6.91)}," calcext:value-type="string">
            <text:p>{“Atlantic/Faroe“, timezone_location(61.89,-6.9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53]" office:value-type="string" office:string-value="America/Danmarkshavn" calcext:value-type="string">
            <text:p>America/Danmarkshavn</text:p>
          </table:table-cell>
          <table:table-cell office:value-type="string" calcext:value-type="string">
            <text:p>“, timezone_location(</text:p>
          </table:table-cell>
          <table:table-cell table:formula="of:=[$timezones.B153]" office:value-type="float" office:value="76.77" calcext:value-type="float">
            <text:p>76.77</text:p>
          </table:table-cell>
          <table:table-cell office:value-type="string" calcext:value-type="string">
            <text:p>,</text:p>
          </table:table-cell>
          <table:table-cell table:formula="of:=[$timezones.C153]" office:value-type="float" office:value="-18.67" calcext:value-type="float">
            <text:p>-18.67</text:p>
          </table:table-cell>
          <table:table-cell office:value-type="string" calcext:value-type="string">
            <text:p>)},</text:p>
          </table:table-cell>
          <table:table-cell table:formula="of:=[.A153]&amp;[.B153]&amp;[.C153]&amp;[.D153]&amp;[.E153]&amp;[.F153]&amp;[.G153]" office:value-type="string" office:string-value="{“America/Danmarkshavn“, timezone_location(76.77,-18.67)}," calcext:value-type="string">
            <text:p>{“America/Danmarkshavn“, timezone_location(76.77,-18.6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54]" office:value-type="string" office:string-value="America/Scoresbysund" calcext:value-type="string">
            <text:p>America/Scoresbysund</text:p>
          </table:table-cell>
          <table:table-cell office:value-type="string" calcext:value-type="string">
            <text:p>“, timezone_location(</text:p>
          </table:table-cell>
          <table:table-cell table:formula="of:=[$timezones.B154]" office:value-type="float" office:value="70.49" calcext:value-type="float">
            <text:p>70.49</text:p>
          </table:table-cell>
          <table:table-cell office:value-type="string" calcext:value-type="string">
            <text:p>,</text:p>
          </table:table-cell>
          <table:table-cell table:formula="of:=[$timezones.C154]" office:value-type="float" office:value="-21.96" calcext:value-type="float">
            <text:p>-21.96</text:p>
          </table:table-cell>
          <table:table-cell office:value-type="string" calcext:value-type="string">
            <text:p>)},</text:p>
          </table:table-cell>
          <table:table-cell table:formula="of:=[.A154]&amp;[.B154]&amp;[.C154]&amp;[.D154]&amp;[.E154]&amp;[.F154]&amp;[.G154]" office:value-type="string" office:string-value="{“America/Scoresbysund“, timezone_location(70.49,-21.96)}," calcext:value-type="string">
            <text:p>{“America/Scoresbysund“, timezone_location(70.49,-21.9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55]" office:value-type="string" office:string-value="America/Nuuk" calcext:value-type="string">
            <text:p>America/Nuuk</text:p>
          </table:table-cell>
          <table:table-cell office:value-type="string" calcext:value-type="string">
            <text:p>“, timezone_location(</text:p>
          </table:table-cell>
          <table:table-cell table:formula="of:=[$timezones.B155]" office:value-type="float" office:value="64.18" calcext:value-type="float">
            <text:p>64.18</text:p>
          </table:table-cell>
          <table:table-cell office:value-type="string" calcext:value-type="string">
            <text:p>,</text:p>
          </table:table-cell>
          <table:table-cell table:formula="of:=[$timezones.C155]" office:value-type="float" office:value="-51.69" calcext:value-type="float">
            <text:p>-51.69</text:p>
          </table:table-cell>
          <table:table-cell office:value-type="string" calcext:value-type="string">
            <text:p>)},</text:p>
          </table:table-cell>
          <table:table-cell table:formula="of:=[.A155]&amp;[.B155]&amp;[.C155]&amp;[.D155]&amp;[.E155]&amp;[.F155]&amp;[.G155]" office:value-type="string" office:string-value="{“America/Nuuk“, timezone_location(64.18,-51.69)}," calcext:value-type="string">
            <text:p>{“America/Nuuk“, timezone_location(64.18,-51.6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56]" office:value-type="string" office:string-value="America/Thule" calcext:value-type="string">
            <text:p>America/Thule</text:p>
          </table:table-cell>
          <table:table-cell office:value-type="string" calcext:value-type="string">
            <text:p>“, timezone_location(</text:p>
          </table:table-cell>
          <table:table-cell table:formula="of:=[$timezones.B156]" office:value-type="float" office:value="77.47" calcext:value-type="float">
            <text:p>77.47</text:p>
          </table:table-cell>
          <table:table-cell office:value-type="string" calcext:value-type="string">
            <text:p>,</text:p>
          </table:table-cell>
          <table:table-cell table:formula="of:=[$timezones.C156]" office:value-type="float" office:value="-69.23" calcext:value-type="float">
            <text:p>-69.23</text:p>
          </table:table-cell>
          <table:table-cell office:value-type="string" calcext:value-type="string">
            <text:p>)},</text:p>
          </table:table-cell>
          <table:table-cell table:formula="of:=[.A156]&amp;[.B156]&amp;[.C156]&amp;[.D156]&amp;[.E156]&amp;[.F156]&amp;[.G156]" office:value-type="string" office:string-value="{“America/Thule“, timezone_location(77.47,-69.23)}," calcext:value-type="string">
            <text:p>{“America/Thule“, timezone_location(77.47,-69.2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57]" office:value-type="string" office:string-value="Europe/Tallinn" calcext:value-type="string">
            <text:p>Europe/Tallinn</text:p>
          </table:table-cell>
          <table:table-cell office:value-type="string" calcext:value-type="string">
            <text:p>“, timezone_location(</text:p>
          </table:table-cell>
          <table:table-cell table:formula="of:=[$timezones.B157]" office:value-type="float" office:value="59.44" calcext:value-type="float">
            <text:p>59.44</text:p>
          </table:table-cell>
          <table:table-cell office:value-type="string" calcext:value-type="string">
            <text:p>,</text:p>
          </table:table-cell>
          <table:table-cell table:formula="of:=[$timezones.C157]" office:value-type="float" office:value="24.75" calcext:value-type="float">
            <text:p>24.75</text:p>
          </table:table-cell>
          <table:table-cell office:value-type="string" calcext:value-type="string">
            <text:p>)},</text:p>
          </table:table-cell>
          <table:table-cell table:formula="of:=[.A157]&amp;[.B157]&amp;[.C157]&amp;[.D157]&amp;[.E157]&amp;[.F157]&amp;[.G157]" office:value-type="string" office:string-value="{“Europe/Tallinn“, timezone_location(59.44,24.75)}," calcext:value-type="string">
            <text:p>{“Europe/Tallinn“, timezone_location(59.44,24.7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58]" office:value-type="string" office:string-value="Europe/Helsinki" calcext:value-type="string">
            <text:p>Europe/Helsinki</text:p>
          </table:table-cell>
          <table:table-cell office:value-type="string" calcext:value-type="string">
            <text:p>“, timezone_location(</text:p>
          </table:table-cell>
          <table:table-cell table:formula="of:=[$timezones.B158]" office:value-type="float" office:value="60.17" calcext:value-type="float">
            <text:p>60.17</text:p>
          </table:table-cell>
          <table:table-cell office:value-type="string" calcext:value-type="string">
            <text:p>,</text:p>
          </table:table-cell>
          <table:table-cell table:formula="of:=[$timezones.C158]" office:value-type="float" office:value="24.94" calcext:value-type="float">
            <text:p>24.94</text:p>
          </table:table-cell>
          <table:table-cell office:value-type="string" calcext:value-type="string">
            <text:p>)},</text:p>
          </table:table-cell>
          <table:table-cell table:formula="of:=[.A158]&amp;[.B158]&amp;[.C158]&amp;[.D158]&amp;[.E158]&amp;[.F158]&amp;[.G158]" office:value-type="string" office:string-value="{“Europe/Helsinki“, timezone_location(60.17,24.94)}," calcext:value-type="string">
            <text:p>{“Europe/Helsinki“, timezone_location(60.17,24.9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59]" office:value-type="string" office:string-value="Europe/Paris" calcext:value-type="string">
            <text:p>Europe/Paris</text:p>
          </table:table-cell>
          <table:table-cell office:value-type="string" calcext:value-type="string">
            <text:p>“, timezone_location(</text:p>
          </table:table-cell>
          <table:table-cell table:formula="of:=[$timezones.B159]" office:value-type="float" office:value="48.86" calcext:value-type="float">
            <text:p>48.86</text:p>
          </table:table-cell>
          <table:table-cell office:value-type="string" calcext:value-type="string">
            <text:p>,</text:p>
          </table:table-cell>
          <table:table-cell table:formula="of:=[$timezones.C159]" office:value-type="float" office:value="2.35" calcext:value-type="float">
            <text:p>2.35</text:p>
          </table:table-cell>
          <table:table-cell office:value-type="string" calcext:value-type="string">
            <text:p>)},</text:p>
          </table:table-cell>
          <table:table-cell table:formula="of:=[.A159]&amp;[.B159]&amp;[.C159]&amp;[.D159]&amp;[.E159]&amp;[.F159]&amp;[.G159]" office:value-type="string" office:string-value="{“Europe/Paris“, timezone_location(48.86,2.35)}," calcext:value-type="string">
            <text:p>{“Europe/Paris“, timezone_location(48.86,2.3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60]" office:value-type="string" office:string-value="Europe/Berlin" calcext:value-type="string">
            <text:p>Europe/Berlin</text:p>
          </table:table-cell>
          <table:table-cell office:value-type="string" calcext:value-type="string">
            <text:p>“, timezone_location(</text:p>
          </table:table-cell>
          <table:table-cell table:formula="of:=[$timezones.B160]" office:value-type="float" office:value="52.52" calcext:value-type="float">
            <text:p>52.52</text:p>
          </table:table-cell>
          <table:table-cell office:value-type="string" calcext:value-type="string">
            <text:p>,</text:p>
          </table:table-cell>
          <table:table-cell table:formula="of:=[$timezones.C160]" office:value-type="float" office:value="13.41" calcext:value-type="float">
            <text:p>13.41</text:p>
          </table:table-cell>
          <table:table-cell office:value-type="string" calcext:value-type="string">
            <text:p>)},</text:p>
          </table:table-cell>
          <table:table-cell table:formula="of:=[.A160]&amp;[.B160]&amp;[.C160]&amp;[.D160]&amp;[.E160]&amp;[.F160]&amp;[.G160]" office:value-type="string" office:string-value="{“Europe/Berlin“, timezone_location(52.52,13.41)}," calcext:value-type="string">
            <text:p>{“Europe/Berlin“, timezone_location(52.52,13.4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61]" office:value-type="string" office:string-value="Europe/Gibraltar" calcext:value-type="string">
            <text:p>Europe/Gibraltar</text:p>
          </table:table-cell>
          <table:table-cell office:value-type="string" calcext:value-type="string">
            <text:p>“, timezone_location(</text:p>
          </table:table-cell>
          <table:table-cell table:formula="of:=[$timezones.B161]" office:value-type="float" office:value="36.14" calcext:value-type="float">
            <text:p>36.14</text:p>
          </table:table-cell>
          <table:table-cell office:value-type="string" calcext:value-type="string">
            <text:p>,</text:p>
          </table:table-cell>
          <table:table-cell table:formula="of:=[$timezones.C161]" office:value-type="float" office:value="-5.35" calcext:value-type="float">
            <text:p>-5.35</text:p>
          </table:table-cell>
          <table:table-cell office:value-type="string" calcext:value-type="string">
            <text:p>)},</text:p>
          </table:table-cell>
          <table:table-cell table:formula="of:=[.A161]&amp;[.B161]&amp;[.C161]&amp;[.D161]&amp;[.E161]&amp;[.F161]&amp;[.G161]" office:value-type="string" office:string-value="{“Europe/Gibraltar“, timezone_location(36.14,-5.35)}," calcext:value-type="string">
            <text:p>{“Europe/Gibraltar“, timezone_location(36.14,-5.3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62]" office:value-type="string" office:string-value="Europe/Athens" calcext:value-type="string">
            <text:p>Europe/Athens</text:p>
          </table:table-cell>
          <table:table-cell office:value-type="string" calcext:value-type="string">
            <text:p>“, timezone_location(</text:p>
          </table:table-cell>
          <table:table-cell table:formula="of:=[$timezones.B162]" office:value-type="float" office:value="37.98" calcext:value-type="float">
            <text:p>37.98</text:p>
          </table:table-cell>
          <table:table-cell office:value-type="string" calcext:value-type="string">
            <text:p>,</text:p>
          </table:table-cell>
          <table:table-cell table:formula="of:=[$timezones.C162]" office:value-type="float" office:value="23.73" calcext:value-type="float">
            <text:p>23.73</text:p>
          </table:table-cell>
          <table:table-cell office:value-type="string" calcext:value-type="string">
            <text:p>)},</text:p>
          </table:table-cell>
          <table:table-cell table:formula="of:=[.A162]&amp;[.B162]&amp;[.C162]&amp;[.D162]&amp;[.E162]&amp;[.F162]&amp;[.G162]" office:value-type="string" office:string-value="{“Europe/Athens“, timezone_location(37.98,23.73)}," calcext:value-type="string">
            <text:p>{“Europe/Athens“, timezone_location(37.98,23.7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63]" office:value-type="string" office:string-value="Europe/Budapest" calcext:value-type="string">
            <text:p>Europe/Budapest</text:p>
          </table:table-cell>
          <table:table-cell office:value-type="string" calcext:value-type="string">
            <text:p>“, timezone_location(</text:p>
          </table:table-cell>
          <table:table-cell table:formula="of:=[$timezones.B163]" office:value-type="float" office:value="47.5" calcext:value-type="float">
            <text:p>47.5</text:p>
          </table:table-cell>
          <table:table-cell office:value-type="string" calcext:value-type="string">
            <text:p>,</text:p>
          </table:table-cell>
          <table:table-cell table:formula="of:=[$timezones.C163]" office:value-type="float" office:value="19.04" calcext:value-type="float">
            <text:p>19.04</text:p>
          </table:table-cell>
          <table:table-cell office:value-type="string" calcext:value-type="string">
            <text:p>)},</text:p>
          </table:table-cell>
          <table:table-cell table:formula="of:=[.A163]&amp;[.B163]&amp;[.C163]&amp;[.D163]&amp;[.E163]&amp;[.F163]&amp;[.G163]" office:value-type="string" office:string-value="{“Europe/Budapest“, timezone_location(47.5,19.04)}," calcext:value-type="string">
            <text:p>{“Europe/Budapest“, timezone_location(47.5,19.0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64]" office:value-type="string" office:string-value="Atlantic/Reykjavik" calcext:value-type="string">
            <text:p>Atlantic/Reykjavik</text:p>
          </table:table-cell>
          <table:table-cell office:value-type="string" calcext:value-type="string">
            <text:p>“, timezone_location(</text:p>
          </table:table-cell>
          <table:table-cell table:formula="of:=[$timezones.B164]" office:value-type="float" office:value="64.15" calcext:value-type="float">
            <text:p>64.15</text:p>
          </table:table-cell>
          <table:table-cell office:value-type="string" calcext:value-type="string">
            <text:p>,</text:p>
          </table:table-cell>
          <table:table-cell table:formula="of:=[$timezones.C164]" office:value-type="float" office:value="-21.94" calcext:value-type="float">
            <text:p>-21.94</text:p>
          </table:table-cell>
          <table:table-cell office:value-type="string" calcext:value-type="string">
            <text:p>)},</text:p>
          </table:table-cell>
          <table:table-cell table:formula="of:=[.A164]&amp;[.B164]&amp;[.C164]&amp;[.D164]&amp;[.E164]&amp;[.F164]&amp;[.G164]" office:value-type="string" office:string-value="{“Atlantic/Reykjavik“, timezone_location(64.15,-21.94)}," calcext:value-type="string">
            <text:p>{“Atlantic/Reykjavik“, timezone_location(64.15,-21.9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65]" office:value-type="string" office:string-value="Europe/Rome" calcext:value-type="string">
            <text:p>Europe/Rome</text:p>
          </table:table-cell>
          <table:table-cell office:value-type="string" calcext:value-type="string">
            <text:p>“, timezone_location(</text:p>
          </table:table-cell>
          <table:table-cell table:formula="of:=[$timezones.B165]" office:value-type="float" office:value="41.9" calcext:value-type="float">
            <text:p>41.9</text:p>
          </table:table-cell>
          <table:table-cell office:value-type="string" calcext:value-type="string">
            <text:p>,</text:p>
          </table:table-cell>
          <table:table-cell table:formula="of:=[$timezones.C165]" office:value-type="float" office:value="12.5" calcext:value-type="float">
            <text:p>12.5</text:p>
          </table:table-cell>
          <table:table-cell office:value-type="string" calcext:value-type="string">
            <text:p>)},</text:p>
          </table:table-cell>
          <table:table-cell table:formula="of:=[.A165]&amp;[.B165]&amp;[.C165]&amp;[.D165]&amp;[.E165]&amp;[.F165]&amp;[.G165]" office:value-type="string" office:string-value="{“Europe/Rome“, timezone_location(41.9,12.5)}," calcext:value-type="string">
            <text:p>{“Europe/Rome“, timezone_location(41.9,12.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66]" office:value-type="string" office:string-value="Europe/Riga" calcext:value-type="string">
            <text:p>Europe/Riga</text:p>
          </table:table-cell>
          <table:table-cell office:value-type="string" calcext:value-type="string">
            <text:p>“, timezone_location(</text:p>
          </table:table-cell>
          <table:table-cell table:formula="of:=[$timezones.B166]" office:value-type="float" office:value="56.95" calcext:value-type="float">
            <text:p>56.95</text:p>
          </table:table-cell>
          <table:table-cell office:value-type="string" calcext:value-type="string">
            <text:p>,</text:p>
          </table:table-cell>
          <table:table-cell table:formula="of:=[$timezones.C166]" office:value-type="float" office:value="24.11" calcext:value-type="float">
            <text:p>24.11</text:p>
          </table:table-cell>
          <table:table-cell office:value-type="string" calcext:value-type="string">
            <text:p>)},</text:p>
          </table:table-cell>
          <table:table-cell table:formula="of:=[.A166]&amp;[.B166]&amp;[.C166]&amp;[.D166]&amp;[.E166]&amp;[.F166]&amp;[.G166]" office:value-type="string" office:string-value="{“Europe/Riga“, timezone_location(56.95,24.11)}," calcext:value-type="string">
            <text:p>{“Europe/Riga“, timezone_location(56.95,24.1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67]" office:value-type="string" office:string-value="Europe/Vilnius" calcext:value-type="string">
            <text:p>Europe/Vilnius</text:p>
          </table:table-cell>
          <table:table-cell office:value-type="string" calcext:value-type="string">
            <text:p>“, timezone_location(</text:p>
          </table:table-cell>
          <table:table-cell table:formula="of:=[$timezones.B167]" office:value-type="float" office:value="54.69" calcext:value-type="float">
            <text:p>54.69</text:p>
          </table:table-cell>
          <table:table-cell office:value-type="string" calcext:value-type="string">
            <text:p>,</text:p>
          </table:table-cell>
          <table:table-cell table:formula="of:=[$timezones.C167]" office:value-type="float" office:value="25.28" calcext:value-type="float">
            <text:p>25.28</text:p>
          </table:table-cell>
          <table:table-cell office:value-type="string" calcext:value-type="string">
            <text:p>)},</text:p>
          </table:table-cell>
          <table:table-cell table:formula="of:=[.A167]&amp;[.B167]&amp;[.C167]&amp;[.D167]&amp;[.E167]&amp;[.F167]&amp;[.G167]" office:value-type="string" office:string-value="{“Europe/Vilnius“, timezone_location(54.69,25.28)}," calcext:value-type="string">
            <text:p>{“Europe/Vilnius“, timezone_location(54.69,25.2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68]" office:value-type="string" office:string-value="Europe/Luxembourg" calcext:value-type="string">
            <text:p>Europe/Luxembourg</text:p>
          </table:table-cell>
          <table:table-cell office:value-type="string" calcext:value-type="string">
            <text:p>“, timezone_location(</text:p>
          </table:table-cell>
          <table:table-cell table:formula="of:=[$timezones.B168]" office:value-type="float" office:value="49.61" calcext:value-type="float">
            <text:p>49.61</text:p>
          </table:table-cell>
          <table:table-cell office:value-type="string" calcext:value-type="string">
            <text:p>,</text:p>
          </table:table-cell>
          <table:table-cell table:formula="of:=[$timezones.C168]" office:value-type="float" office:value="6.13" calcext:value-type="float">
            <text:p>6.13</text:p>
          </table:table-cell>
          <table:table-cell office:value-type="string" calcext:value-type="string">
            <text:p>)},</text:p>
          </table:table-cell>
          <table:table-cell table:formula="of:=[.A168]&amp;[.B168]&amp;[.C168]&amp;[.D168]&amp;[.E168]&amp;[.F168]&amp;[.G168]" office:value-type="string" office:string-value="{“Europe/Luxembourg“, timezone_location(49.61,6.13)}," calcext:value-type="string">
            <text:p>{“Europe/Luxembourg“, timezone_location(49.61,6.1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69]" office:value-type="string" office:string-value="Europe/Malta" calcext:value-type="string">
            <text:p>Europe/Malta</text:p>
          </table:table-cell>
          <table:table-cell office:value-type="string" calcext:value-type="string">
            <text:p>“, timezone_location(</text:p>
          </table:table-cell>
          <table:table-cell table:formula="of:=[$timezones.B169]" office:value-type="float" office:value="35.94" calcext:value-type="float">
            <text:p>35.94</text:p>
          </table:table-cell>
          <table:table-cell office:value-type="string" calcext:value-type="string">
            <text:p>,</text:p>
          </table:table-cell>
          <table:table-cell table:formula="of:=[$timezones.C169]" office:value-type="float" office:value="14.38" calcext:value-type="float">
            <text:p>14.38</text:p>
          </table:table-cell>
          <table:table-cell office:value-type="string" calcext:value-type="string">
            <text:p>)},</text:p>
          </table:table-cell>
          <table:table-cell table:formula="of:=[.A169]&amp;[.B169]&amp;[.C169]&amp;[.D169]&amp;[.E169]&amp;[.F169]&amp;[.G169]" office:value-type="string" office:string-value="{“Europe/Malta“, timezone_location(35.94,14.38)}," calcext:value-type="string">
            <text:p>{“Europe/Malta“, timezone_location(35.94,14.3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70]" office:value-type="string" office:string-value="Europe/Chisinau" calcext:value-type="string">
            <text:p>Europe/Chisinau</text:p>
          </table:table-cell>
          <table:table-cell office:value-type="string" calcext:value-type="string">
            <text:p>“, timezone_location(</text:p>
          </table:table-cell>
          <table:table-cell table:formula="of:=[$timezones.B170]" office:value-type="float" office:value="47.01" calcext:value-type="float">
            <text:p>47.01</text:p>
          </table:table-cell>
          <table:table-cell office:value-type="string" calcext:value-type="string">
            <text:p>,</text:p>
          </table:table-cell>
          <table:table-cell table:formula="of:=[$timezones.C170]" office:value-type="float" office:value="28.86" calcext:value-type="float">
            <text:p>28.86</text:p>
          </table:table-cell>
          <table:table-cell office:value-type="string" calcext:value-type="string">
            <text:p>)},</text:p>
          </table:table-cell>
          <table:table-cell table:formula="of:=[.A170]&amp;[.B170]&amp;[.C170]&amp;[.D170]&amp;[.E170]&amp;[.F170]&amp;[.G170]" office:value-type="string" office:string-value="{“Europe/Chisinau“, timezone_location(47.01,28.86)}," calcext:value-type="string">
            <text:p>{“Europe/Chisinau“, timezone_location(47.01,28.8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71]" office:value-type="string" office:string-value="Europe/Monaco" calcext:value-type="string">
            <text:p>Europe/Monaco</text:p>
          </table:table-cell>
          <table:table-cell office:value-type="string" calcext:value-type="string">
            <text:p>“, timezone_location(</text:p>
          </table:table-cell>
          <table:table-cell table:formula="of:=[$timezones.B171]" office:value-type="float" office:value="43.74" calcext:value-type="float">
            <text:p>43.74</text:p>
          </table:table-cell>
          <table:table-cell office:value-type="string" calcext:value-type="string">
            <text:p>,</text:p>
          </table:table-cell>
          <table:table-cell table:formula="of:=[$timezones.C171]" office:value-type="float" office:value="7.42" calcext:value-type="float">
            <text:p>7.42</text:p>
          </table:table-cell>
          <table:table-cell office:value-type="string" calcext:value-type="string">
            <text:p>)},</text:p>
          </table:table-cell>
          <table:table-cell table:formula="of:=[.A171]&amp;[.B171]&amp;[.C171]&amp;[.D171]&amp;[.E171]&amp;[.F171]&amp;[.G171]" office:value-type="string" office:string-value="{“Europe/Monaco“, timezone_location(43.74,7.42)}," calcext:value-type="string">
            <text:p>{“Europe/Monaco“, timezone_location(43.74,7.4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72]" office:value-type="string" office:string-value="Europe/Amsterdam" calcext:value-type="string">
            <text:p>Europe/Amsterdam</text:p>
          </table:table-cell>
          <table:table-cell office:value-type="string" calcext:value-type="string">
            <text:p>“, timezone_location(</text:p>
          </table:table-cell>
          <table:table-cell table:formula="of:=[$timezones.B172]" office:value-type="float" office:value="52.37" calcext:value-type="float">
            <text:p>52.37</text:p>
          </table:table-cell>
          <table:table-cell office:value-type="string" calcext:value-type="string">
            <text:p>,</text:p>
          </table:table-cell>
          <table:table-cell table:formula="of:=[$timezones.C172]" office:value-type="float" office:value="4.89" calcext:value-type="float">
            <text:p>4.89</text:p>
          </table:table-cell>
          <table:table-cell office:value-type="string" calcext:value-type="string">
            <text:p>)},</text:p>
          </table:table-cell>
          <table:table-cell table:formula="of:=[.A172]&amp;[.B172]&amp;[.C172]&amp;[.D172]&amp;[.E172]&amp;[.F172]&amp;[.G172]" office:value-type="string" office:string-value="{“Europe/Amsterdam“, timezone_location(52.37,4.89)}," calcext:value-type="string">
            <text:p>{“Europe/Amsterdam“, timezone_location(52.37,4.8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73]" office:value-type="string" office:string-value="Europe/Oslo" calcext:value-type="string">
            <text:p>Europe/Oslo</text:p>
          </table:table-cell>
          <table:table-cell office:value-type="string" calcext:value-type="string">
            <text:p>“, timezone_location(</text:p>
          </table:table-cell>
          <table:table-cell table:formula="of:=[$timezones.B173]" office:value-type="float" office:value="59.91" calcext:value-type="float">
            <text:p>59.91</text:p>
          </table:table-cell>
          <table:table-cell office:value-type="string" calcext:value-type="string">
            <text:p>,</text:p>
          </table:table-cell>
          <table:table-cell table:formula="of:=[$timezones.C173]" office:value-type="float" office:value="10.75" calcext:value-type="float">
            <text:p>10.75</text:p>
          </table:table-cell>
          <table:table-cell office:value-type="string" calcext:value-type="string">
            <text:p>)},</text:p>
          </table:table-cell>
          <table:table-cell table:formula="of:=[.A173]&amp;[.B173]&amp;[.C173]&amp;[.D173]&amp;[.E173]&amp;[.F173]&amp;[.G173]" office:value-type="string" office:string-value="{“Europe/Oslo“, timezone_location(59.91,10.75)}," calcext:value-type="string">
            <text:p>{“Europe/Oslo“, timezone_location(59.91,10.7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74]" office:value-type="string" office:string-value="Europe/Warsaw" calcext:value-type="string">
            <text:p>Europe/Warsaw</text:p>
          </table:table-cell>
          <table:table-cell office:value-type="string" calcext:value-type="string">
            <text:p>“, timezone_location(</text:p>
          </table:table-cell>
          <table:table-cell table:formula="of:=[$timezones.B174]" office:value-type="float" office:value="52.23" calcext:value-type="float">
            <text:p>52.23</text:p>
          </table:table-cell>
          <table:table-cell office:value-type="string" calcext:value-type="string">
            <text:p>,</text:p>
          </table:table-cell>
          <table:table-cell table:formula="of:=[$timezones.C174]" office:value-type="float" office:value="21.01" calcext:value-type="float">
            <text:p>21.01</text:p>
          </table:table-cell>
          <table:table-cell office:value-type="string" calcext:value-type="string">
            <text:p>)},</text:p>
          </table:table-cell>
          <table:table-cell table:formula="of:=[.A174]&amp;[.B174]&amp;[.C174]&amp;[.D174]&amp;[.E174]&amp;[.F174]&amp;[.G174]" office:value-type="string" office:string-value="{“Europe/Warsaw“, timezone_location(52.23,21.01)}," calcext:value-type="string">
            <text:p>{“Europe/Warsaw“, timezone_location(52.23,21.0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75]" office:value-type="string" office:string-value="Europe/Lisbon" calcext:value-type="string">
            <text:p>Europe/Lisbon</text:p>
          </table:table-cell>
          <table:table-cell office:value-type="string" calcext:value-type="string">
            <text:p>“, timezone_location(</text:p>
          </table:table-cell>
          <table:table-cell table:formula="of:=[$timezones.B175]" office:value-type="float" office:value="38.72" calcext:value-type="float">
            <text:p>38.72</text:p>
          </table:table-cell>
          <table:table-cell office:value-type="string" calcext:value-type="string">
            <text:p>,</text:p>
          </table:table-cell>
          <table:table-cell table:formula="of:=[$timezones.C175]" office:value-type="float" office:value="-9.14" calcext:value-type="float">
            <text:p>-9.14</text:p>
          </table:table-cell>
          <table:table-cell office:value-type="string" calcext:value-type="string">
            <text:p>)},</text:p>
          </table:table-cell>
          <table:table-cell table:formula="of:=[.A175]&amp;[.B175]&amp;[.C175]&amp;[.D175]&amp;[.E175]&amp;[.F175]&amp;[.G175]" office:value-type="string" office:string-value="{“Europe/Lisbon“, timezone_location(38.72,-9.14)}," calcext:value-type="string">
            <text:p>{“Europe/Lisbon“, timezone_location(38.72,-9.1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76]" office:value-type="string" office:string-value="Atlantic/Azores" calcext:value-type="string">
            <text:p>Atlantic/Azores</text:p>
          </table:table-cell>
          <table:table-cell office:value-type="string" calcext:value-type="string">
            <text:p>“, timezone_location(</text:p>
          </table:table-cell>
          <table:table-cell table:formula="of:=[$timezones.B176]" office:value-type="float" office:value="37.74" calcext:value-type="float">
            <text:p>37.74</text:p>
          </table:table-cell>
          <table:table-cell office:value-type="string" calcext:value-type="string">
            <text:p>,</text:p>
          </table:table-cell>
          <table:table-cell table:formula="of:=[$timezones.C176]" office:value-type="float" office:value="-25.68" calcext:value-type="float">
            <text:p>-25.68</text:p>
          </table:table-cell>
          <table:table-cell office:value-type="string" calcext:value-type="string">
            <text:p>)},</text:p>
          </table:table-cell>
          <table:table-cell table:formula="of:=[.A176]&amp;[.B176]&amp;[.C176]&amp;[.D176]&amp;[.E176]&amp;[.F176]&amp;[.G176]" office:value-type="string" office:string-value="{“Atlantic/Azores“, timezone_location(37.74,-25.68)}," calcext:value-type="string">
            <text:p>{“Atlantic/Azores“, timezone_location(37.74,-25.6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77]" office:value-type="string" office:string-value="Atlantic/Madeira" calcext:value-type="string">
            <text:p>Atlantic/Madeira</text:p>
          </table:table-cell>
          <table:table-cell office:value-type="string" calcext:value-type="string">
            <text:p>“, timezone_location(</text:p>
          </table:table-cell>
          <table:table-cell table:formula="of:=[$timezones.B177]" office:value-type="float" office:value="32.76" calcext:value-type="float">
            <text:p>32.76</text:p>
          </table:table-cell>
          <table:table-cell office:value-type="string" calcext:value-type="string">
            <text:p>,</text:p>
          </table:table-cell>
          <table:table-cell table:formula="of:=[$timezones.C177]" office:value-type="float" office:value="-16.96" calcext:value-type="float">
            <text:p>-16.96</text:p>
          </table:table-cell>
          <table:table-cell office:value-type="string" calcext:value-type="string">
            <text:p>)},</text:p>
          </table:table-cell>
          <table:table-cell table:formula="of:=[.A177]&amp;[.B177]&amp;[.C177]&amp;[.D177]&amp;[.E177]&amp;[.F177]&amp;[.G177]" office:value-type="string" office:string-value="{“Atlantic/Madeira“, timezone_location(32.76,-16.96)}," calcext:value-type="string">
            <text:p>{“Atlantic/Madeira“, timezone_location(32.76,-16.9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78]" office:value-type="string" office:string-value="Europe/Bucharest" calcext:value-type="string">
            <text:p>Europe/Bucharest</text:p>
          </table:table-cell>
          <table:table-cell office:value-type="string" calcext:value-type="string">
            <text:p>“, timezone_location(</text:p>
          </table:table-cell>
          <table:table-cell table:formula="of:=[$timezones.B178]" office:value-type="float" office:value="44.43" calcext:value-type="float">
            <text:p>44.43</text:p>
          </table:table-cell>
          <table:table-cell office:value-type="string" calcext:value-type="string">
            <text:p>,</text:p>
          </table:table-cell>
          <table:table-cell table:formula="of:=[$timezones.C178]" office:value-type="float" office:value="26.1" calcext:value-type="float">
            <text:p>26.1</text:p>
          </table:table-cell>
          <table:table-cell office:value-type="string" calcext:value-type="string">
            <text:p>)},</text:p>
          </table:table-cell>
          <table:table-cell table:formula="of:=[.A178]&amp;[.B178]&amp;[.C178]&amp;[.D178]&amp;[.E178]&amp;[.F178]&amp;[.G178]" office:value-type="string" office:string-value="{“Europe/Bucharest“, timezone_location(44.43,26.1)}," calcext:value-type="string">
            <text:p>{“Europe/Bucharest“, timezone_location(44.43,26.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79]" office:value-type="string" office:string-value="Europe/Kaliningrad" calcext:value-type="string">
            <text:p>Europe/Kaliningrad</text:p>
          </table:table-cell>
          <table:table-cell office:value-type="string" calcext:value-type="string">
            <text:p>“, timezone_location(</text:p>
          </table:table-cell>
          <table:table-cell table:formula="of:=[$timezones.B179]" office:value-type="float" office:value="54.71" calcext:value-type="float">
            <text:p>54.71</text:p>
          </table:table-cell>
          <table:table-cell office:value-type="string" calcext:value-type="string">
            <text:p>,</text:p>
          </table:table-cell>
          <table:table-cell table:formula="of:=[$timezones.C179]" office:value-type="float" office:value="20.45" calcext:value-type="float">
            <text:p>20.45</text:p>
          </table:table-cell>
          <table:table-cell office:value-type="string" calcext:value-type="string">
            <text:p>)},</text:p>
          </table:table-cell>
          <table:table-cell table:formula="of:=[.A179]&amp;[.B179]&amp;[.C179]&amp;[.D179]&amp;[.E179]&amp;[.F179]&amp;[.G179]" office:value-type="string" office:string-value="{“Europe/Kaliningrad“, timezone_location(54.71,20.45)}," calcext:value-type="string">
            <text:p>{“Europe/Kaliningrad“, timezone_location(54.71,20.4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80]" office:value-type="string" office:string-value="Europe/Moscow" calcext:value-type="string">
            <text:p>Europe/Moscow</text:p>
          </table:table-cell>
          <table:table-cell office:value-type="string" calcext:value-type="string">
            <text:p>“, timezone_location(</text:p>
          </table:table-cell>
          <table:table-cell table:formula="of:=[$timezones.B180]" office:value-type="float" office:value="55.76" calcext:value-type="float">
            <text:p>55.76</text:p>
          </table:table-cell>
          <table:table-cell office:value-type="string" calcext:value-type="string">
            <text:p>,</text:p>
          </table:table-cell>
          <table:table-cell table:formula="of:=[$timezones.C180]" office:value-type="float" office:value="37.62" calcext:value-type="float">
            <text:p>37.62</text:p>
          </table:table-cell>
          <table:table-cell office:value-type="string" calcext:value-type="string">
            <text:p>)},</text:p>
          </table:table-cell>
          <table:table-cell table:formula="of:=[.A180]&amp;[.B180]&amp;[.C180]&amp;[.D180]&amp;[.E180]&amp;[.F180]&amp;[.G180]" office:value-type="string" office:string-value="{“Europe/Moscow“, timezone_location(55.76,37.62)}," calcext:value-type="string">
            <text:p>{“Europe/Moscow“, timezone_location(55.76,37.6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81]" office:value-type="string" office:string-value="Europe/Simferopol" calcext:value-type="string">
            <text:p>Europe/Simferopol</text:p>
          </table:table-cell>
          <table:table-cell office:value-type="string" calcext:value-type="string">
            <text:p>“, timezone_location(</text:p>
          </table:table-cell>
          <table:table-cell table:formula="of:=[$timezones.B181]" office:value-type="float" office:value="44.95" calcext:value-type="float">
            <text:p>44.95</text:p>
          </table:table-cell>
          <table:table-cell office:value-type="string" calcext:value-type="string">
            <text:p>,</text:p>
          </table:table-cell>
          <table:table-cell table:formula="of:=[$timezones.C181]" office:value-type="float" office:value="34.1" calcext:value-type="float">
            <text:p>34.1</text:p>
          </table:table-cell>
          <table:table-cell office:value-type="string" calcext:value-type="string">
            <text:p>)},</text:p>
          </table:table-cell>
          <table:table-cell table:formula="of:=[.A181]&amp;[.B181]&amp;[.C181]&amp;[.D181]&amp;[.E181]&amp;[.F181]&amp;[.G181]" office:value-type="string" office:string-value="{“Europe/Simferopol“, timezone_location(44.95,34.1)}," calcext:value-type="string">
            <text:p>{“Europe/Simferopol“, timezone_location(44.95,34.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82]" office:value-type="string" office:string-value="Europe/Astrakhan" calcext:value-type="string">
            <text:p>Europe/Astrakhan</text:p>
          </table:table-cell>
          <table:table-cell office:value-type="string" calcext:value-type="string">
            <text:p>“, timezone_location(</text:p>
          </table:table-cell>
          <table:table-cell table:formula="of:=[$timezones.B182]" office:value-type="float" office:value="46.36" calcext:value-type="float">
            <text:p>46.36</text:p>
          </table:table-cell>
          <table:table-cell office:value-type="string" calcext:value-type="string">
            <text:p>,</text:p>
          </table:table-cell>
          <table:table-cell table:formula="of:=[$timezones.C182]" office:value-type="float" office:value="48.06" calcext:value-type="float">
            <text:p>48.06</text:p>
          </table:table-cell>
          <table:table-cell office:value-type="string" calcext:value-type="string">
            <text:p>)},</text:p>
          </table:table-cell>
          <table:table-cell table:formula="of:=[.A182]&amp;[.B182]&amp;[.C182]&amp;[.D182]&amp;[.E182]&amp;[.F182]&amp;[.G182]" office:value-type="string" office:string-value="{“Europe/Astrakhan“, timezone_location(46.36,48.06)}," calcext:value-type="string">
            <text:p>{“Europe/Astrakhan“, timezone_location(46.36,48.0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83]" office:value-type="string" office:string-value="Europe/Volgograd" calcext:value-type="string">
            <text:p>Europe/Volgograd</text:p>
          </table:table-cell>
          <table:table-cell office:value-type="string" calcext:value-type="string">
            <text:p>“, timezone_location(</text:p>
          </table:table-cell>
          <table:table-cell table:formula="of:=[$timezones.B183]" office:value-type="float" office:value="48.71" calcext:value-type="float">
            <text:p>48.71</text:p>
          </table:table-cell>
          <table:table-cell office:value-type="string" calcext:value-type="string">
            <text:p>,</text:p>
          </table:table-cell>
          <table:table-cell table:formula="of:=[$timezones.C183]" office:value-type="float" office:value="44.51" calcext:value-type="float">
            <text:p>44.51</text:p>
          </table:table-cell>
          <table:table-cell office:value-type="string" calcext:value-type="string">
            <text:p>)},</text:p>
          </table:table-cell>
          <table:table-cell table:formula="of:=[.A183]&amp;[.B183]&amp;[.C183]&amp;[.D183]&amp;[.E183]&amp;[.F183]&amp;[.G183]" office:value-type="string" office:string-value="{“Europe/Volgograd“, timezone_location(48.71,44.51)}," calcext:value-type="string">
            <text:p>{“Europe/Volgograd“, timezone_location(48.71,44.5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84]" office:value-type="string" office:string-value="Europe/Saratov" calcext:value-type="string">
            <text:p>Europe/Saratov</text:p>
          </table:table-cell>
          <table:table-cell office:value-type="string" calcext:value-type="string">
            <text:p>“, timezone_location(</text:p>
          </table:table-cell>
          <table:table-cell table:formula="of:=[$timezones.B184]" office:value-type="float" office:value="51.55" calcext:value-type="float">
            <text:p>51.55</text:p>
          </table:table-cell>
          <table:table-cell office:value-type="string" calcext:value-type="string">
            <text:p>,</text:p>
          </table:table-cell>
          <table:table-cell table:formula="of:=[$timezones.C184]" office:value-type="float" office:value="46.02" calcext:value-type="float">
            <text:p>46.02</text:p>
          </table:table-cell>
          <table:table-cell office:value-type="string" calcext:value-type="string">
            <text:p>)},</text:p>
          </table:table-cell>
          <table:table-cell table:formula="of:=[.A184]&amp;[.B184]&amp;[.C184]&amp;[.D184]&amp;[.E184]&amp;[.F184]&amp;[.G184]" office:value-type="string" office:string-value="{“Europe/Saratov“, timezone_location(51.55,46.02)}," calcext:value-type="string">
            <text:p>{“Europe/Saratov“, timezone_location(51.55,46.0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85]" office:value-type="string" office:string-value="Europe/Kirov" calcext:value-type="string">
            <text:p>Europe/Kirov</text:p>
          </table:table-cell>
          <table:table-cell office:value-type="string" calcext:value-type="string">
            <text:p>“, timezone_location(</text:p>
          </table:table-cell>
          <table:table-cell table:formula="of:=[$timezones.B185]" office:value-type="float" office:value="58.6" calcext:value-type="float">
            <text:p>58.6</text:p>
          </table:table-cell>
          <table:table-cell office:value-type="string" calcext:value-type="string">
            <text:p>,</text:p>
          </table:table-cell>
          <table:table-cell table:formula="of:=[$timezones.C185]" office:value-type="float" office:value="49.67" calcext:value-type="float">
            <text:p>49.67</text:p>
          </table:table-cell>
          <table:table-cell office:value-type="string" calcext:value-type="string">
            <text:p>)},</text:p>
          </table:table-cell>
          <table:table-cell table:formula="of:=[.A185]&amp;[.B185]&amp;[.C185]&amp;[.D185]&amp;[.E185]&amp;[.F185]&amp;[.G185]" office:value-type="string" office:string-value="{“Europe/Kirov“, timezone_location(58.6,49.67)}," calcext:value-type="string">
            <text:p>{“Europe/Kirov“, timezone_location(58.6,49.6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86]" office:value-type="string" office:string-value="Europe/Samara" calcext:value-type="string">
            <text:p>Europe/Samara</text:p>
          </table:table-cell>
          <table:table-cell office:value-type="string" calcext:value-type="string">
            <text:p>“, timezone_location(</text:p>
          </table:table-cell>
          <table:table-cell table:formula="of:=[$timezones.B186]" office:value-type="float" office:value="53.2" calcext:value-type="float">
            <text:p>53.2</text:p>
          </table:table-cell>
          <table:table-cell office:value-type="string" calcext:value-type="string">
            <text:p>,</text:p>
          </table:table-cell>
          <table:table-cell table:formula="of:=[$timezones.C186]" office:value-type="float" office:value="50.16" calcext:value-type="float">
            <text:p>50.16</text:p>
          </table:table-cell>
          <table:table-cell office:value-type="string" calcext:value-type="string">
            <text:p>)},</text:p>
          </table:table-cell>
          <table:table-cell table:formula="of:=[.A186]&amp;[.B186]&amp;[.C186]&amp;[.D186]&amp;[.E186]&amp;[.F186]&amp;[.G186]" office:value-type="string" office:string-value="{“Europe/Samara“, timezone_location(53.2,50.16)}," calcext:value-type="string">
            <text:p>{“Europe/Samara“, timezone_location(53.2,50.1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87]" office:value-type="string" office:string-value="Europe/Ulyanovsk" calcext:value-type="string">
            <text:p>Europe/Ulyanovsk</text:p>
          </table:table-cell>
          <table:table-cell office:value-type="string" calcext:value-type="string">
            <text:p>“, timezone_location(</text:p>
          </table:table-cell>
          <table:table-cell table:formula="of:=[$timezones.B187]" office:value-type="float" office:value="54.32" calcext:value-type="float">
            <text:p>54.32</text:p>
          </table:table-cell>
          <table:table-cell office:value-type="string" calcext:value-type="string">
            <text:p>,</text:p>
          </table:table-cell>
          <table:table-cell table:formula="of:=[$timezones.C187]" office:value-type="float" office:value="48.4" calcext:value-type="float">
            <text:p>48.4</text:p>
          </table:table-cell>
          <table:table-cell office:value-type="string" calcext:value-type="string">
            <text:p>)},</text:p>
          </table:table-cell>
          <table:table-cell table:formula="of:=[.A187]&amp;[.B187]&amp;[.C187]&amp;[.D187]&amp;[.E187]&amp;[.F187]&amp;[.G187]" office:value-type="string" office:string-value="{“Europe/Ulyanovsk“, timezone_location(54.32,48.4)}," calcext:value-type="string">
            <text:p>{“Europe/Ulyanovsk“, timezone_location(54.32,48.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88]" office:value-type="string" office:string-value="Asia/Yekaterinburg" calcext:value-type="string">
            <text:p>Asia/Yekaterinburg</text:p>
          </table:table-cell>
          <table:table-cell office:value-type="string" calcext:value-type="string">
            <text:p>“, timezone_location(</text:p>
          </table:table-cell>
          <table:table-cell table:formula="of:=[$timezones.B188]" office:value-type="float" office:value="56.84" calcext:value-type="float">
            <text:p>56.84</text:p>
          </table:table-cell>
          <table:table-cell office:value-type="string" calcext:value-type="string">
            <text:p>,</text:p>
          </table:table-cell>
          <table:table-cell table:formula="of:=[$timezones.C188]" office:value-type="float" office:value="60.65" calcext:value-type="float">
            <text:p>60.65</text:p>
          </table:table-cell>
          <table:table-cell office:value-type="string" calcext:value-type="string">
            <text:p>)},</text:p>
          </table:table-cell>
          <table:table-cell table:formula="of:=[.A188]&amp;[.B188]&amp;[.C188]&amp;[.D188]&amp;[.E188]&amp;[.F188]&amp;[.G188]" office:value-type="string" office:string-value="{“Asia/Yekaterinburg“, timezone_location(56.84,60.65)}," calcext:value-type="string">
            <text:p>{“Asia/Yekaterinburg“, timezone_location(56.84,60.6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89]" office:value-type="string" office:string-value="Asia/Omsk" calcext:value-type="string">
            <text:p>Asia/Omsk</text:p>
          </table:table-cell>
          <table:table-cell office:value-type="string" calcext:value-type="string">
            <text:p>“, timezone_location(</text:p>
          </table:table-cell>
          <table:table-cell table:formula="of:=[$timezones.B189]" office:value-type="float" office:value="54.99" calcext:value-type="float">
            <text:p>54.99</text:p>
          </table:table-cell>
          <table:table-cell office:value-type="string" calcext:value-type="string">
            <text:p>,</text:p>
          </table:table-cell>
          <table:table-cell table:formula="of:=[$timezones.C189]" office:value-type="float" office:value="73.36" calcext:value-type="float">
            <text:p>73.36</text:p>
          </table:table-cell>
          <table:table-cell office:value-type="string" calcext:value-type="string">
            <text:p>)},</text:p>
          </table:table-cell>
          <table:table-cell table:formula="of:=[.A189]&amp;[.B189]&amp;[.C189]&amp;[.D189]&amp;[.E189]&amp;[.F189]&amp;[.G189]" office:value-type="string" office:string-value="{“Asia/Omsk“, timezone_location(54.99,73.36)}," calcext:value-type="string">
            <text:p>{“Asia/Omsk“, timezone_location(54.99,73.3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90]" office:value-type="string" office:string-value="Asia/Barnaul" calcext:value-type="string">
            <text:p>Asia/Barnaul</text:p>
          </table:table-cell>
          <table:table-cell office:value-type="string" calcext:value-type="string">
            <text:p>“, timezone_location(</text:p>
          </table:table-cell>
          <table:table-cell table:formula="of:=[$timezones.B190]" office:value-type="float" office:value="53.35" calcext:value-type="float">
            <text:p>53.35</text:p>
          </table:table-cell>
          <table:table-cell office:value-type="string" calcext:value-type="string">
            <text:p>,</text:p>
          </table:table-cell>
          <table:table-cell table:formula="of:=[$timezones.C190]" office:value-type="float" office:value="83.78" calcext:value-type="float">
            <text:p>83.78</text:p>
          </table:table-cell>
          <table:table-cell office:value-type="string" calcext:value-type="string">
            <text:p>)},</text:p>
          </table:table-cell>
          <table:table-cell table:formula="of:=[.A190]&amp;[.B190]&amp;[.C190]&amp;[.D190]&amp;[.E190]&amp;[.F190]&amp;[.G190]" office:value-type="string" office:string-value="{“Asia/Barnaul“, timezone_location(53.35,83.78)}," calcext:value-type="string">
            <text:p>{“Asia/Barnaul“, timezone_location(53.35,83.7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91]" office:value-type="string" office:string-value="Asia/Novosibirsk" calcext:value-type="string">
            <text:p>Asia/Novosibirsk</text:p>
          </table:table-cell>
          <table:table-cell office:value-type="string" calcext:value-type="string">
            <text:p>“, timezone_location(</text:p>
          </table:table-cell>
          <table:table-cell table:formula="of:=[$timezones.B191]" office:value-type="float" office:value="54.98" calcext:value-type="float">
            <text:p>54.98</text:p>
          </table:table-cell>
          <table:table-cell office:value-type="string" calcext:value-type="string">
            <text:p>,</text:p>
          </table:table-cell>
          <table:table-cell table:formula="of:=[$timezones.C191]" office:value-type="float" office:value="82.9" calcext:value-type="float">
            <text:p>82.9</text:p>
          </table:table-cell>
          <table:table-cell office:value-type="string" calcext:value-type="string">
            <text:p>)},</text:p>
          </table:table-cell>
          <table:table-cell table:formula="of:=[.A191]&amp;[.B191]&amp;[.C191]&amp;[.D191]&amp;[.E191]&amp;[.F191]&amp;[.G191]" office:value-type="string" office:string-value="{“Asia/Novosibirsk“, timezone_location(54.98,82.9)}," calcext:value-type="string">
            <text:p>{“Asia/Novosibirsk“, timezone_location(54.98,82.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92]" office:value-type="string" office:string-value="Asia/Tomsk" calcext:value-type="string">
            <text:p>Asia/Tomsk</text:p>
          </table:table-cell>
          <table:table-cell office:value-type="string" calcext:value-type="string">
            <text:p>“, timezone_location(</text:p>
          </table:table-cell>
          <table:table-cell table:formula="of:=[$timezones.B192]" office:value-type="float" office:value="56.49" calcext:value-type="float">
            <text:p>56.49</text:p>
          </table:table-cell>
          <table:table-cell office:value-type="string" calcext:value-type="string">
            <text:p>,</text:p>
          </table:table-cell>
          <table:table-cell table:formula="of:=[$timezones.C192]" office:value-type="float" office:value="84.95" calcext:value-type="float">
            <text:p>84.95</text:p>
          </table:table-cell>
          <table:table-cell office:value-type="string" calcext:value-type="string">
            <text:p>)},</text:p>
          </table:table-cell>
          <table:table-cell table:formula="of:=[.A192]&amp;[.B192]&amp;[.C192]&amp;[.D192]&amp;[.E192]&amp;[.F192]&amp;[.G192]" office:value-type="string" office:string-value="{“Asia/Tomsk“, timezone_location(56.49,84.95)}," calcext:value-type="string">
            <text:p>{“Asia/Tomsk“, timezone_location(56.49,84.9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93]" office:value-type="string" office:string-value="Asia/Novokuznetsk" calcext:value-type="string">
            <text:p>Asia/Novokuznetsk</text:p>
          </table:table-cell>
          <table:table-cell office:value-type="string" calcext:value-type="string">
            <text:p>“, timezone_location(</text:p>
          </table:table-cell>
          <table:table-cell table:formula="of:=[$timezones.B193]" office:value-type="float" office:value="53.76" calcext:value-type="float">
            <text:p>53.76</text:p>
          </table:table-cell>
          <table:table-cell office:value-type="string" calcext:value-type="string">
            <text:p>,</text:p>
          </table:table-cell>
          <table:table-cell table:formula="of:=[$timezones.C193]" office:value-type="float" office:value="87.12" calcext:value-type="float">
            <text:p>87.12</text:p>
          </table:table-cell>
          <table:table-cell office:value-type="string" calcext:value-type="string">
            <text:p>)},</text:p>
          </table:table-cell>
          <table:table-cell table:formula="of:=[.A193]&amp;[.B193]&amp;[.C193]&amp;[.D193]&amp;[.E193]&amp;[.F193]&amp;[.G193]" office:value-type="string" office:string-value="{“Asia/Novokuznetsk“, timezone_location(53.76,87.12)}," calcext:value-type="string">
            <text:p>{“Asia/Novokuznetsk“, timezone_location(53.76,87.1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94]" office:value-type="string" office:string-value="Asia/Krasnoyarsk" calcext:value-type="string">
            <text:p>Asia/Krasnoyarsk</text:p>
          </table:table-cell>
          <table:table-cell office:value-type="string" calcext:value-type="string">
            <text:p>“, timezone_location(</text:p>
          </table:table-cell>
          <table:table-cell table:formula="of:=[$timezones.B194]" office:value-type="float" office:value="56.02" calcext:value-type="float">
            <text:p>56.02</text:p>
          </table:table-cell>
          <table:table-cell office:value-type="string" calcext:value-type="string">
            <text:p>,</text:p>
          </table:table-cell>
          <table:table-cell table:formula="of:=[$timezones.C194]" office:value-type="float" office:value="92.89" calcext:value-type="float">
            <text:p>92.89</text:p>
          </table:table-cell>
          <table:table-cell office:value-type="string" calcext:value-type="string">
            <text:p>)},</text:p>
          </table:table-cell>
          <table:table-cell table:formula="of:=[.A194]&amp;[.B194]&amp;[.C194]&amp;[.D194]&amp;[.E194]&amp;[.F194]&amp;[.G194]" office:value-type="string" office:string-value="{“Asia/Krasnoyarsk“, timezone_location(56.02,92.89)}," calcext:value-type="string">
            <text:p>{“Asia/Krasnoyarsk“, timezone_location(56.02,92.8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95]" office:value-type="string" office:string-value="Asia/Irkutsk" calcext:value-type="string">
            <text:p>Asia/Irkutsk</text:p>
          </table:table-cell>
          <table:table-cell office:value-type="string" calcext:value-type="string">
            <text:p>“, timezone_location(</text:p>
          </table:table-cell>
          <table:table-cell table:formula="of:=[$timezones.B195]" office:value-type="float" office:value="52.29" calcext:value-type="float">
            <text:p>52.29</text:p>
          </table:table-cell>
          <table:table-cell office:value-type="string" calcext:value-type="string">
            <text:p>,</text:p>
          </table:table-cell>
          <table:table-cell table:formula="of:=[$timezones.C195]" office:value-type="float" office:value="104.29" calcext:value-type="float">
            <text:p>104.29</text:p>
          </table:table-cell>
          <table:table-cell office:value-type="string" calcext:value-type="string">
            <text:p>)},</text:p>
          </table:table-cell>
          <table:table-cell table:formula="of:=[.A195]&amp;[.B195]&amp;[.C195]&amp;[.D195]&amp;[.E195]&amp;[.F195]&amp;[.G195]" office:value-type="string" office:string-value="{“Asia/Irkutsk“, timezone_location(52.29,104.29)}," calcext:value-type="string">
            <text:p>{“Asia/Irkutsk“, timezone_location(52.29,104.2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96]" office:value-type="string" office:string-value="Asia/Chita" calcext:value-type="string">
            <text:p>Asia/Chita</text:p>
          </table:table-cell>
          <table:table-cell office:value-type="string" calcext:value-type="string">
            <text:p>“, timezone_location(</text:p>
          </table:table-cell>
          <table:table-cell table:formula="of:=[$timezones.B196]" office:value-type="float" office:value="52.05" calcext:value-type="float">
            <text:p>52.05</text:p>
          </table:table-cell>
          <table:table-cell office:value-type="string" calcext:value-type="string">
            <text:p>,</text:p>
          </table:table-cell>
          <table:table-cell table:formula="of:=[$timezones.C196]" office:value-type="float" office:value="113.47" calcext:value-type="float">
            <text:p>113.47</text:p>
          </table:table-cell>
          <table:table-cell office:value-type="string" calcext:value-type="string">
            <text:p>)},</text:p>
          </table:table-cell>
          <table:table-cell table:formula="of:=[.A196]&amp;[.B196]&amp;[.C196]&amp;[.D196]&amp;[.E196]&amp;[.F196]&amp;[.G196]" office:value-type="string" office:string-value="{“Asia/Chita“, timezone_location(52.05,113.47)}," calcext:value-type="string">
            <text:p>{“Asia/Chita“, timezone_location(52.05,113.4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97]" office:value-type="string" office:string-value="Asia/Yakutsk" calcext:value-type="string">
            <text:p>Asia/Yakutsk</text:p>
          </table:table-cell>
          <table:table-cell office:value-type="string" calcext:value-type="string">
            <text:p>“, timezone_location(</text:p>
          </table:table-cell>
          <table:table-cell table:formula="of:=[$timezones.B197]" office:value-type="float" office:value="62.04" calcext:value-type="float">
            <text:p>62.04</text:p>
          </table:table-cell>
          <table:table-cell office:value-type="string" calcext:value-type="string">
            <text:p>,</text:p>
          </table:table-cell>
          <table:table-cell table:formula="of:=[$timezones.C197]" office:value-type="float" office:value="129.74" calcext:value-type="float">
            <text:p>129.74</text:p>
          </table:table-cell>
          <table:table-cell office:value-type="string" calcext:value-type="string">
            <text:p>)},</text:p>
          </table:table-cell>
          <table:table-cell table:formula="of:=[.A197]&amp;[.B197]&amp;[.C197]&amp;[.D197]&amp;[.E197]&amp;[.F197]&amp;[.G197]" office:value-type="string" office:string-value="{“Asia/Yakutsk“, timezone_location(62.04,129.74)}," calcext:value-type="string">
            <text:p>{“Asia/Yakutsk“, timezone_location(62.04,129.7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98]" office:value-type="string" office:string-value="Asia/Vladivostok" calcext:value-type="string">
            <text:p>Asia/Vladivostok</text:p>
          </table:table-cell>
          <table:table-cell office:value-type="string" calcext:value-type="string">
            <text:p>“, timezone_location(</text:p>
          </table:table-cell>
          <table:table-cell table:formula="of:=[$timezones.B198]" office:value-type="float" office:value="43.13" calcext:value-type="float">
            <text:p>43.13</text:p>
          </table:table-cell>
          <table:table-cell office:value-type="string" calcext:value-type="string">
            <text:p>,</text:p>
          </table:table-cell>
          <table:table-cell table:formula="of:=[$timezones.C198]" office:value-type="float" office:value="131.91" calcext:value-type="float">
            <text:p>131.91</text:p>
          </table:table-cell>
          <table:table-cell office:value-type="string" calcext:value-type="string">
            <text:p>)},</text:p>
          </table:table-cell>
          <table:table-cell table:formula="of:=[.A198]&amp;[.B198]&amp;[.C198]&amp;[.D198]&amp;[.E198]&amp;[.F198]&amp;[.G198]" office:value-type="string" office:string-value="{“Asia/Vladivostok“, timezone_location(43.13,131.91)}," calcext:value-type="string">
            <text:p>{“Asia/Vladivostok“, timezone_location(43.13,131.9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199]" office:value-type="string" office:string-value="Asia/Khandyga" calcext:value-type="string">
            <text:p>Asia/Khandyga</text:p>
          </table:table-cell>
          <table:table-cell office:value-type="string" calcext:value-type="string">
            <text:p>“, timezone_location(</text:p>
          </table:table-cell>
          <table:table-cell table:formula="of:=[$timezones.B199]" office:value-type="float" office:value="62.66" calcext:value-type="float">
            <text:p>62.66</text:p>
          </table:table-cell>
          <table:table-cell office:value-type="string" calcext:value-type="string">
            <text:p>,</text:p>
          </table:table-cell>
          <table:table-cell table:formula="of:=[$timezones.C199]" office:value-type="float" office:value="135.55" calcext:value-type="float">
            <text:p>135.55</text:p>
          </table:table-cell>
          <table:table-cell office:value-type="string" calcext:value-type="string">
            <text:p>)},</text:p>
          </table:table-cell>
          <table:table-cell table:formula="of:=[.A199]&amp;[.B199]&amp;[.C199]&amp;[.D199]&amp;[.E199]&amp;[.F199]&amp;[.G199]" office:value-type="string" office:string-value="{“Asia/Khandyga“, timezone_location(62.66,135.55)}," calcext:value-type="string">
            <text:p>{“Asia/Khandyga“, timezone_location(62.66,135.5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00]" office:value-type="string" office:string-value="Asia/Sakhalin" calcext:value-type="string">
            <text:p>Asia/Sakhalin</text:p>
          </table:table-cell>
          <table:table-cell office:value-type="string" calcext:value-type="string">
            <text:p>“, timezone_location(</text:p>
          </table:table-cell>
          <table:table-cell table:formula="of:=[$timezones.B200]" office:value-type="float" office:value="50.69" calcext:value-type="float">
            <text:p>50.69</text:p>
          </table:table-cell>
          <table:table-cell office:value-type="string" calcext:value-type="string">
            <text:p>,</text:p>
          </table:table-cell>
          <table:table-cell table:formula="of:=[$timezones.C200]" office:value-type="float" office:value="142.95" calcext:value-type="float">
            <text:p>142.95</text:p>
          </table:table-cell>
          <table:table-cell office:value-type="string" calcext:value-type="string">
            <text:p>)},</text:p>
          </table:table-cell>
          <table:table-cell table:formula="of:=[.A200]&amp;[.B200]&amp;[.C200]&amp;[.D200]&amp;[.E200]&amp;[.F200]&amp;[.G200]" office:value-type="string" office:string-value="{“Asia/Sakhalin“, timezone_location(50.69,142.95)}," calcext:value-type="string">
            <text:p>{“Asia/Sakhalin“, timezone_location(50.69,142.9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01]" office:value-type="string" office:string-value="Asia/Magadan" calcext:value-type="string">
            <text:p>Asia/Magadan</text:p>
          </table:table-cell>
          <table:table-cell office:value-type="string" calcext:value-type="string">
            <text:p>“, timezone_location(</text:p>
          </table:table-cell>
          <table:table-cell table:formula="of:=[$timezones.B201]" office:value-type="float" office:value="59.56" calcext:value-type="float">
            <text:p>59.56</text:p>
          </table:table-cell>
          <table:table-cell office:value-type="string" calcext:value-type="string">
            <text:p>,</text:p>
          </table:table-cell>
          <table:table-cell table:formula="of:=[$timezones.C201]" office:value-type="float" office:value="150.81" calcext:value-type="float">
            <text:p>150.81</text:p>
          </table:table-cell>
          <table:table-cell office:value-type="string" calcext:value-type="string">
            <text:p>)},</text:p>
          </table:table-cell>
          <table:table-cell table:formula="of:=[.A201]&amp;[.B201]&amp;[.C201]&amp;[.D201]&amp;[.E201]&amp;[.F201]&amp;[.G201]" office:value-type="string" office:string-value="{“Asia/Magadan“, timezone_location(59.56,150.81)}," calcext:value-type="string">
            <text:p>{“Asia/Magadan“, timezone_location(59.56,150.8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02]" office:value-type="string" office:string-value="Asia/Srednekolymsk" calcext:value-type="string">
            <text:p>Asia/Srednekolymsk</text:p>
          </table:table-cell>
          <table:table-cell office:value-type="string" calcext:value-type="string">
            <text:p>“, timezone_location(</text:p>
          </table:table-cell>
          <table:table-cell table:formula="of:=[$timezones.B202]" office:value-type="float" office:value="67.43" calcext:value-type="float">
            <text:p>67.43</text:p>
          </table:table-cell>
          <table:table-cell office:value-type="string" calcext:value-type="string">
            <text:p>,</text:p>
          </table:table-cell>
          <table:table-cell table:formula="of:=[$timezones.C202]" office:value-type="float" office:value="153.73" calcext:value-type="float">
            <text:p>153.73</text:p>
          </table:table-cell>
          <table:table-cell office:value-type="string" calcext:value-type="string">
            <text:p>)},</text:p>
          </table:table-cell>
          <table:table-cell table:formula="of:=[.A202]&amp;[.B202]&amp;[.C202]&amp;[.D202]&amp;[.E202]&amp;[.F202]&amp;[.G202]" office:value-type="string" office:string-value="{“Asia/Srednekolymsk“, timezone_location(67.43,153.73)}," calcext:value-type="string">
            <text:p>{“Asia/Srednekolymsk“, timezone_location(67.43,153.7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03]" office:value-type="string" office:string-value="Asia/Ust-Nera" calcext:value-type="string">
            <text:p>Asia/Ust-Nera</text:p>
          </table:table-cell>
          <table:table-cell office:value-type="string" calcext:value-type="string">
            <text:p>“, timezone_location(</text:p>
          </table:table-cell>
          <table:table-cell table:formula="of:=[$timezones.B203]" office:value-type="float" office:value="64.56" calcext:value-type="float">
            <text:p>64.56</text:p>
          </table:table-cell>
          <table:table-cell office:value-type="string" calcext:value-type="string">
            <text:p>,</text:p>
          </table:table-cell>
          <table:table-cell table:formula="of:=[$timezones.C203]" office:value-type="float" office:value="143.22" calcext:value-type="float">
            <text:p>143.22</text:p>
          </table:table-cell>
          <table:table-cell office:value-type="string" calcext:value-type="string">
            <text:p>)},</text:p>
          </table:table-cell>
          <table:table-cell table:formula="of:=[.A203]&amp;[.B203]&amp;[.C203]&amp;[.D203]&amp;[.E203]&amp;[.F203]&amp;[.G203]" office:value-type="string" office:string-value="{“Asia/Ust-Nera“, timezone_location(64.56,143.22)}," calcext:value-type="string">
            <text:p>{“Asia/Ust-Nera“, timezone_location(64.56,143.2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04]" office:value-type="string" office:string-value="Asia/Kamchatka" calcext:value-type="string">
            <text:p>Asia/Kamchatka</text:p>
          </table:table-cell>
          <table:table-cell office:value-type="string" calcext:value-type="string">
            <text:p>“, timezone_location(</text:p>
          </table:table-cell>
          <table:table-cell table:formula="of:=[$timezones.B204]" office:value-type="float" office:value="56.13" calcext:value-type="float">
            <text:p>56.13</text:p>
          </table:table-cell>
          <table:table-cell office:value-type="string" calcext:value-type="string">
            <text:p>,</text:p>
          </table:table-cell>
          <table:table-cell table:formula="of:=[$timezones.C204]" office:value-type="float" office:value="159.53" calcext:value-type="float">
            <text:p>159.53</text:p>
          </table:table-cell>
          <table:table-cell office:value-type="string" calcext:value-type="string">
            <text:p>)},</text:p>
          </table:table-cell>
          <table:table-cell table:formula="of:=[.A204]&amp;[.B204]&amp;[.C204]&amp;[.D204]&amp;[.E204]&amp;[.F204]&amp;[.G204]" office:value-type="string" office:string-value="{“Asia/Kamchatka“, timezone_location(56.13,159.53)}," calcext:value-type="string">
            <text:p>{“Asia/Kamchatka“, timezone_location(56.13,159.5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05]" office:value-type="string" office:string-value="Asia/Anadyr" calcext:value-type="string">
            <text:p>Asia/Anadyr</text:p>
          </table:table-cell>
          <table:table-cell office:value-type="string" calcext:value-type="string">
            <text:p>“, timezone_location(</text:p>
          </table:table-cell>
          <table:table-cell table:formula="of:=[$timezones.B205]" office:value-type="float" office:value="64.73" calcext:value-type="float">
            <text:p>64.73</text:p>
          </table:table-cell>
          <table:table-cell office:value-type="string" calcext:value-type="string">
            <text:p>,</text:p>
          </table:table-cell>
          <table:table-cell table:formula="of:=[$timezones.C205]" office:value-type="float" office:value="177.5" calcext:value-type="float">
            <text:p>177.5</text:p>
          </table:table-cell>
          <table:table-cell office:value-type="string" calcext:value-type="string">
            <text:p>)},</text:p>
          </table:table-cell>
          <table:table-cell table:formula="of:=[.A205]&amp;[.B205]&amp;[.C205]&amp;[.D205]&amp;[.E205]&amp;[.F205]&amp;[.G205]" office:value-type="string" office:string-value="{“Asia/Anadyr“, timezone_location(64.73,177.5)}," calcext:value-type="string">
            <text:p>{“Asia/Anadyr“, timezone_location(64.73,177.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06]" office:value-type="string" office:string-value="Europe/Belgrade" calcext:value-type="string">
            <text:p>Europe/Belgrade</text:p>
          </table:table-cell>
          <table:table-cell office:value-type="string" calcext:value-type="string">
            <text:p>“, timezone_location(</text:p>
          </table:table-cell>
          <table:table-cell table:formula="of:=[$timezones.B206]" office:value-type="float" office:value="44.79" calcext:value-type="float">
            <text:p>44.79</text:p>
          </table:table-cell>
          <table:table-cell office:value-type="string" calcext:value-type="string">
            <text:p>,</text:p>
          </table:table-cell>
          <table:table-cell table:formula="of:=[$timezones.C206]" office:value-type="float" office:value="20.45" calcext:value-type="float">
            <text:p>20.45</text:p>
          </table:table-cell>
          <table:table-cell office:value-type="string" calcext:value-type="string">
            <text:p>)},</text:p>
          </table:table-cell>
          <table:table-cell table:formula="of:=[.A206]&amp;[.B206]&amp;[.C206]&amp;[.D206]&amp;[.E206]&amp;[.F206]&amp;[.G206]" office:value-type="string" office:string-value="{“Europe/Belgrade“, timezone_location(44.79,20.45)}," calcext:value-type="string">
            <text:p>{“Europe/Belgrade“, timezone_location(44.79,20.4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07]" office:value-type="string" office:string-value="Europe/Madrid" calcext:value-type="string">
            <text:p>Europe/Madrid</text:p>
          </table:table-cell>
          <table:table-cell office:value-type="string" calcext:value-type="string">
            <text:p>“, timezone_location(</text:p>
          </table:table-cell>
          <table:table-cell table:formula="of:=[$timezones.B207]" office:value-type="float" office:value="40.42" calcext:value-type="float">
            <text:p>40.42</text:p>
          </table:table-cell>
          <table:table-cell office:value-type="string" calcext:value-type="string">
            <text:p>,</text:p>
          </table:table-cell>
          <table:table-cell table:formula="of:=[$timezones.C207]" office:value-type="float" office:value="-3.7" calcext:value-type="float">
            <text:p>-3.7</text:p>
          </table:table-cell>
          <table:table-cell office:value-type="string" calcext:value-type="string">
            <text:p>)},</text:p>
          </table:table-cell>
          <table:table-cell table:formula="of:=[.A207]&amp;[.B207]&amp;[.C207]&amp;[.D207]&amp;[.E207]&amp;[.F207]&amp;[.G207]" office:value-type="string" office:string-value="{“Europe/Madrid“, timezone_location(40.42,-3.7)}," calcext:value-type="string">
            <text:p>{“Europe/Madrid“, timezone_location(40.42,-3.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08]" office:value-type="string" office:string-value="Africa/Ceuta" calcext:value-type="string">
            <text:p>Africa/Ceuta</text:p>
          </table:table-cell>
          <table:table-cell office:value-type="string" calcext:value-type="string">
            <text:p>“, timezone_location(</text:p>
          </table:table-cell>
          <table:table-cell table:formula="of:=[$timezones.B208]" office:value-type="float" office:value="35.89" calcext:value-type="float">
            <text:p>35.89</text:p>
          </table:table-cell>
          <table:table-cell office:value-type="string" calcext:value-type="string">
            <text:p>,</text:p>
          </table:table-cell>
          <table:table-cell table:formula="of:=[$timezones.C208]" office:value-type="float" office:value="-5.32" calcext:value-type="float">
            <text:p>-5.32</text:p>
          </table:table-cell>
          <table:table-cell office:value-type="string" calcext:value-type="string">
            <text:p>)},</text:p>
          </table:table-cell>
          <table:table-cell table:formula="of:=[.A208]&amp;[.B208]&amp;[.C208]&amp;[.D208]&amp;[.E208]&amp;[.F208]&amp;[.G208]" office:value-type="string" office:string-value="{“Africa/Ceuta“, timezone_location(35.89,-5.32)}," calcext:value-type="string">
            <text:p>{“Africa/Ceuta“, timezone_location(35.89,-5.3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09]" office:value-type="string" office:string-value="Atlantic/Canary" calcext:value-type="string">
            <text:p>Atlantic/Canary</text:p>
          </table:table-cell>
          <table:table-cell office:value-type="string" calcext:value-type="string">
            <text:p>“, timezone_location(</text:p>
          </table:table-cell>
          <table:table-cell table:formula="of:=[$timezones.B209]" office:value-type="float" office:value="28.29" calcext:value-type="float">
            <text:p>28.29</text:p>
          </table:table-cell>
          <table:table-cell office:value-type="string" calcext:value-type="string">
            <text:p>,</text:p>
          </table:table-cell>
          <table:table-cell table:formula="of:=[$timezones.C209]" office:value-type="float" office:value="-16.63" calcext:value-type="float">
            <text:p>-16.63</text:p>
          </table:table-cell>
          <table:table-cell office:value-type="string" calcext:value-type="string">
            <text:p>)},</text:p>
          </table:table-cell>
          <table:table-cell table:formula="of:=[.A209]&amp;[.B209]&amp;[.C209]&amp;[.D209]&amp;[.E209]&amp;[.F209]&amp;[.G209]" office:value-type="string" office:string-value="{“Atlantic/Canary“, timezone_location(28.29,-16.63)}," calcext:value-type="string">
            <text:p>{“Atlantic/Canary“, timezone_location(28.29,-16.6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10]" office:value-type="string" office:string-value="Europe/Stockholm" calcext:value-type="string">
            <text:p>Europe/Stockholm</text:p>
          </table:table-cell>
          <table:table-cell office:value-type="string" calcext:value-type="string">
            <text:p>“, timezone_location(</text:p>
          </table:table-cell>
          <table:table-cell table:formula="of:=[$timezones.B210]" office:value-type="float" office:value="59.33" calcext:value-type="float">
            <text:p>59.33</text:p>
          </table:table-cell>
          <table:table-cell office:value-type="string" calcext:value-type="string">
            <text:p>,</text:p>
          </table:table-cell>
          <table:table-cell table:formula="of:=[$timezones.C210]" office:value-type="float" office:value="18.07" calcext:value-type="float">
            <text:p>18.07</text:p>
          </table:table-cell>
          <table:table-cell office:value-type="string" calcext:value-type="string">
            <text:p>)},</text:p>
          </table:table-cell>
          <table:table-cell table:formula="of:=[.A210]&amp;[.B210]&amp;[.C210]&amp;[.D210]&amp;[.E210]&amp;[.F210]&amp;[.G210]" office:value-type="string" office:string-value="{“Europe/Stockholm“, timezone_location(59.33,18.07)}," calcext:value-type="string">
            <text:p>{“Europe/Stockholm“, timezone_location(59.33,18.0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11]" office:value-type="string" office:string-value="Europe/Zurich" calcext:value-type="string">
            <text:p>Europe/Zurich</text:p>
          </table:table-cell>
          <table:table-cell office:value-type="string" calcext:value-type="string">
            <text:p>“, timezone_location(</text:p>
          </table:table-cell>
          <table:table-cell table:formula="of:=[$timezones.B211]" office:value-type="float" office:value="47.38" calcext:value-type="float">
            <text:p>47.38</text:p>
          </table:table-cell>
          <table:table-cell office:value-type="string" calcext:value-type="string">
            <text:p>,</text:p>
          </table:table-cell>
          <table:table-cell table:formula="of:=[$timezones.C211]" office:value-type="float" office:value="8.54" calcext:value-type="float">
            <text:p>8.54</text:p>
          </table:table-cell>
          <table:table-cell office:value-type="string" calcext:value-type="string">
            <text:p>)},</text:p>
          </table:table-cell>
          <table:table-cell table:formula="of:=[.A211]&amp;[.B211]&amp;[.C211]&amp;[.D211]&amp;[.E211]&amp;[.F211]&amp;[.G211]" office:value-type="string" office:string-value="{“Europe/Zurich“, timezone_location(47.38,8.54)}," calcext:value-type="string">
            <text:p>{“Europe/Zurich“, timezone_location(47.38,8.5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12]" office:value-type="string" office:string-value="Europe/Istanbul" calcext:value-type="string">
            <text:p>Europe/Istanbul</text:p>
          </table:table-cell>
          <table:table-cell office:value-type="string" calcext:value-type="string">
            <text:p>“, timezone_location(</text:p>
          </table:table-cell>
          <table:table-cell table:formula="of:=[$timezones.B212]" office:value-type="float" office:value="41.01" calcext:value-type="float">
            <text:p>41.01</text:p>
          </table:table-cell>
          <table:table-cell office:value-type="string" calcext:value-type="string">
            <text:p>,</text:p>
          </table:table-cell>
          <table:table-cell table:formula="of:=[$timezones.C212]" office:value-type="float" office:value="28.98" calcext:value-type="float">
            <text:p>28.98</text:p>
          </table:table-cell>
          <table:table-cell office:value-type="string" calcext:value-type="string">
            <text:p>)},</text:p>
          </table:table-cell>
          <table:table-cell table:formula="of:=[.A212]&amp;[.B212]&amp;[.C212]&amp;[.D212]&amp;[.E212]&amp;[.F212]&amp;[.G212]" office:value-type="string" office:string-value="{“Europe/Istanbul“, timezone_location(41.01,28.98)}," calcext:value-type="string">
            <text:p>{“Europe/Istanbul“, timezone_location(41.01,28.9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13]" office:value-type="string" office:string-value="Europe/Kiev" calcext:value-type="string">
            <text:p>Europe/Kiev</text:p>
          </table:table-cell>
          <table:table-cell office:value-type="string" calcext:value-type="string">
            <text:p>“, timezone_location(</text:p>
          </table:table-cell>
          <table:table-cell table:formula="of:=[$timezones.B213]" office:value-type="float" office:value="50.45" calcext:value-type="float">
            <text:p>50.45</text:p>
          </table:table-cell>
          <table:table-cell office:value-type="string" calcext:value-type="string">
            <text:p>,</text:p>
          </table:table-cell>
          <table:table-cell table:formula="of:=[$timezones.C213]" office:value-type="float" office:value="30.52" calcext:value-type="float">
            <text:p>30.52</text:p>
          </table:table-cell>
          <table:table-cell office:value-type="string" calcext:value-type="string">
            <text:p>)},</text:p>
          </table:table-cell>
          <table:table-cell table:formula="of:=[.A213]&amp;[.B213]&amp;[.C213]&amp;[.D213]&amp;[.E213]&amp;[.F213]&amp;[.G213]" office:value-type="string" office:string-value="{“Europe/Kiev“, timezone_location(50.45,30.52)}," calcext:value-type="string">
            <text:p>{“Europe/Kiev“, timezone_location(50.45,30.5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14]" office:value-type="string" office:string-value="Europe/Uzhgorod" calcext:value-type="string">
            <text:p>Europe/Uzhgorod</text:p>
          </table:table-cell>
          <table:table-cell office:value-type="string" calcext:value-type="string">
            <text:p>“, timezone_location(</text:p>
          </table:table-cell>
          <table:table-cell table:formula="of:=[$timezones.B214]" office:value-type="float" office:value="48.62" calcext:value-type="float">
            <text:p>48.62</text:p>
          </table:table-cell>
          <table:table-cell office:value-type="string" calcext:value-type="string">
            <text:p>,</text:p>
          </table:table-cell>
          <table:table-cell table:formula="of:=[$timezones.C214]" office:value-type="float" office:value="22.29" calcext:value-type="float">
            <text:p>22.29</text:p>
          </table:table-cell>
          <table:table-cell office:value-type="string" calcext:value-type="string">
            <text:p>)},</text:p>
          </table:table-cell>
          <table:table-cell table:formula="of:=[.A214]&amp;[.B214]&amp;[.C214]&amp;[.D214]&amp;[.E214]&amp;[.F214]&amp;[.G214]" office:value-type="string" office:string-value="{“Europe/Uzhgorod“, timezone_location(48.62,22.29)}," calcext:value-type="string">
            <text:p>{“Europe/Uzhgorod“, timezone_location(48.62,22.2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15]" office:value-type="string" office:string-value="Europe/Zaporozhye" calcext:value-type="string">
            <text:p>Europe/Zaporozhye</text:p>
          </table:table-cell>
          <table:table-cell office:value-type="string" calcext:value-type="string">
            <text:p>“, timezone_location(</text:p>
          </table:table-cell>
          <table:table-cell table:formula="of:=[$timezones.B215]" office:value-type="float" office:value="47.84" calcext:value-type="float">
            <text:p>47.84</text:p>
          </table:table-cell>
          <table:table-cell office:value-type="string" calcext:value-type="string">
            <text:p>,</text:p>
          </table:table-cell>
          <table:table-cell table:formula="of:=[$timezones.C215]" office:value-type="float" office:value="35.14" calcext:value-type="float">
            <text:p>35.14</text:p>
          </table:table-cell>
          <table:table-cell office:value-type="string" calcext:value-type="string">
            <text:p>)},</text:p>
          </table:table-cell>
          <table:table-cell table:formula="of:=[.A215]&amp;[.B215]&amp;[.C215]&amp;[.D215]&amp;[.E215]&amp;[.F215]&amp;[.G215]" office:value-type="string" office:string-value="{“Europe/Zaporozhye“, timezone_location(47.84,35.14)}," calcext:value-type="string">
            <text:p>{“Europe/Zaporozhye“, timezone_location(47.84,35.1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16]" office:value-type="string" office:string-value="America/New_York" calcext:value-type="string">
            <text:p>America/New_York</text:p>
          </table:table-cell>
          <table:table-cell office:value-type="string" calcext:value-type="string">
            <text:p>“, timezone_location(</text:p>
          </table:table-cell>
          <table:table-cell table:formula="of:=[$timezones.B216]" office:value-type="float" office:value="40.71" calcext:value-type="float">
            <text:p>40.71</text:p>
          </table:table-cell>
          <table:table-cell office:value-type="string" calcext:value-type="string">
            <text:p>,</text:p>
          </table:table-cell>
          <table:table-cell table:formula="of:=[$timezones.C216]" office:value-type="float" office:value="-74.01" calcext:value-type="float">
            <text:p>-74.01</text:p>
          </table:table-cell>
          <table:table-cell office:value-type="string" calcext:value-type="string">
            <text:p>)},</text:p>
          </table:table-cell>
          <table:table-cell table:formula="of:=[.A216]&amp;[.B216]&amp;[.C216]&amp;[.D216]&amp;[.E216]&amp;[.F216]&amp;[.G216]" office:value-type="string" office:string-value="{“America/New_York“, timezone_location(40.71,-74.01)}," calcext:value-type="string">
            <text:p>{“America/New_York“, timezone_location(40.71,-74.0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17]" office:value-type="string" office:string-value="America/Chicago" calcext:value-type="string">
            <text:p>America/Chicago</text:p>
          </table:table-cell>
          <table:table-cell office:value-type="string" calcext:value-type="string">
            <text:p>“, timezone_location(</text:p>
          </table:table-cell>
          <table:table-cell table:formula="of:=[$timezones.B217]" office:value-type="float" office:value="41.88" calcext:value-type="float">
            <text:p>41.88</text:p>
          </table:table-cell>
          <table:table-cell office:value-type="string" calcext:value-type="string">
            <text:p>,</text:p>
          </table:table-cell>
          <table:table-cell table:formula="of:=[$timezones.C217]" office:value-type="float" office:value="-87.63" calcext:value-type="float">
            <text:p>-87.63</text:p>
          </table:table-cell>
          <table:table-cell office:value-type="string" calcext:value-type="string">
            <text:p>)},</text:p>
          </table:table-cell>
          <table:table-cell table:formula="of:=[.A217]&amp;[.B217]&amp;[.C217]&amp;[.D217]&amp;[.E217]&amp;[.F217]&amp;[.G217]" office:value-type="string" office:string-value="{“America/Chicago“, timezone_location(41.88,-87.63)}," calcext:value-type="string">
            <text:p>{“America/Chicago“, timezone_location(41.88,-87.6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18]" office:value-type="string" office:string-value="America/North_Dakota/Center" calcext:value-type="string">
            <text:p>America/North_Dakota/Center</text:p>
          </table:table-cell>
          <table:table-cell office:value-type="string" calcext:value-type="string">
            <text:p>“, timezone_location(</text:p>
          </table:table-cell>
          <table:table-cell table:formula="of:=[$timezones.B218]"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table:formula="of:=[$timezones.C218]" office:value-type="float" office:value="-101" calcext:value-type="float">
            <text:p>-101</text:p>
          </table:table-cell>
          <table:table-cell office:value-type="string" calcext:value-type="string">
            <text:p>)},</text:p>
          </table:table-cell>
          <table:table-cell table:formula="of:=[.A218]&amp;[.B218]&amp;[.C218]&amp;[.D218]&amp;[.E218]&amp;[.F218]&amp;[.G218]" office:value-type="string" office:string-value="{“America/North_Dakota/Center“, timezone_location(47,-101)}," calcext:value-type="string">
            <text:p>{“America/North_Dakota/Center“, timezone_location(47,-10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19]" office:value-type="string" office:string-value="America/North_Dakota/New_Salem" calcext:value-type="string">
            <text:p>America/North_Dakota/New_Salem</text:p>
          </table:table-cell>
          <table:table-cell office:value-type="string" calcext:value-type="string">
            <text:p>“, timezone_location(</text:p>
          </table:table-cell>
          <table:table-cell table:formula="of:=[$timezones.B219]" office:value-type="float" office:value="46.85" calcext:value-type="float">
            <text:p>46.85</text:p>
          </table:table-cell>
          <table:table-cell office:value-type="string" calcext:value-type="string">
            <text:p>,</text:p>
          </table:table-cell>
          <table:table-cell table:formula="of:=[$timezones.C219]" office:value-type="float" office:value="-101.41" calcext:value-type="float">
            <text:p>-101.41</text:p>
          </table:table-cell>
          <table:table-cell office:value-type="string" calcext:value-type="string">
            <text:p>)},</text:p>
          </table:table-cell>
          <table:table-cell table:formula="of:=[.A219]&amp;[.B219]&amp;[.C219]&amp;[.D219]&amp;[.E219]&amp;[.F219]&amp;[.G219]" office:value-type="string" office:string-value="{“America/North_Dakota/New_Salem“, timezone_location(46.85,-101.41)}," calcext:value-type="string">
            <text:p>{“America/North_Dakota/New_Salem“, timezone_location(46.85,-101.4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20]" office:value-type="string" office:string-value="America/North_Dakota/Beulah" calcext:value-type="string">
            <text:p>America/North_Dakota/Beulah</text:p>
          </table:table-cell>
          <table:table-cell office:value-type="string" calcext:value-type="string">
            <text:p>“, timezone_location(</text:p>
          </table:table-cell>
          <table:table-cell table:formula="of:=[$timezones.B220]" office:value-type="float" office:value="47.26" calcext:value-type="float">
            <text:p>47.26</text:p>
          </table:table-cell>
          <table:table-cell office:value-type="string" calcext:value-type="string">
            <text:p>,</text:p>
          </table:table-cell>
          <table:table-cell table:formula="of:=[$timezones.C220]" office:value-type="float" office:value="-101.78" calcext:value-type="float">
            <text:p>-101.78</text:p>
          </table:table-cell>
          <table:table-cell office:value-type="string" calcext:value-type="string">
            <text:p>)},</text:p>
          </table:table-cell>
          <table:table-cell table:formula="of:=[.A220]&amp;[.B220]&amp;[.C220]&amp;[.D220]&amp;[.E220]&amp;[.F220]&amp;[.G220]" office:value-type="string" office:string-value="{“America/North_Dakota/Beulah“, timezone_location(47.26,-101.78)}," calcext:value-type="string">
            <text:p>{“America/North_Dakota/Beulah“, timezone_location(47.26,-101.7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21]" office:value-type="string" office:string-value="America/Denver" calcext:value-type="string">
            <text:p>America/Denver</text:p>
          </table:table-cell>
          <table:table-cell office:value-type="string" calcext:value-type="string">
            <text:p>“, timezone_location(</text:p>
          </table:table-cell>
          <table:table-cell table:formula="of:=[$timezones.B221]" office:value-type="float" office:value="39.74" calcext:value-type="float">
            <text:p>39.74</text:p>
          </table:table-cell>
          <table:table-cell office:value-type="string" calcext:value-type="string">
            <text:p>,</text:p>
          </table:table-cell>
          <table:table-cell table:formula="of:=[$timezones.C221]" office:value-type="float" office:value="-104.99" calcext:value-type="float">
            <text:p>-104.99</text:p>
          </table:table-cell>
          <table:table-cell office:value-type="string" calcext:value-type="string">
            <text:p>)},</text:p>
          </table:table-cell>
          <table:table-cell table:formula="of:=[.A221]&amp;[.B221]&amp;[.C221]&amp;[.D221]&amp;[.E221]&amp;[.F221]&amp;[.G221]" office:value-type="string" office:string-value="{“America/Denver“, timezone_location(39.74,-104.99)}," calcext:value-type="string">
            <text:p>{“America/Denver“, timezone_location(39.74,-104.9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22]" office:value-type="string" office:string-value="America/Los_Angeles" calcext:value-type="string">
            <text:p>America/Los_Angeles</text:p>
          </table:table-cell>
          <table:table-cell office:value-type="string" calcext:value-type="string">
            <text:p>“, timezone_location(</text:p>
          </table:table-cell>
          <table:table-cell table:formula="of:=[$timezones.B222]" office:value-type="float" office:value="34.05" calcext:value-type="float">
            <text:p>34.05</text:p>
          </table:table-cell>
          <table:table-cell office:value-type="string" calcext:value-type="string">
            <text:p>,</text:p>
          </table:table-cell>
          <table:table-cell table:formula="of:=[$timezones.C222]" office:value-type="float" office:value="-118.24" calcext:value-type="float">
            <text:p>-118.24</text:p>
          </table:table-cell>
          <table:table-cell office:value-type="string" calcext:value-type="string">
            <text:p>)},</text:p>
          </table:table-cell>
          <table:table-cell table:formula="of:=[.A222]&amp;[.B222]&amp;[.C222]&amp;[.D222]&amp;[.E222]&amp;[.F222]&amp;[.G222]" office:value-type="string" office:string-value="{“America/Los_Angeles“, timezone_location(34.05,-118.24)}," calcext:value-type="string">
            <text:p>{“America/Los_Angeles“, timezone_location(34.05,-118.2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23]" office:value-type="string" office:string-value="America/Juneau" calcext:value-type="string">
            <text:p>America/Juneau</text:p>
          </table:table-cell>
          <table:table-cell office:value-type="string" calcext:value-type="string">
            <text:p>“, timezone_location(</text:p>
          </table:table-cell>
          <table:table-cell table:formula="of:=[$timezones.B223]" office:value-type="float" office:value="58.3" calcext:value-type="float">
            <text:p>58.3</text:p>
          </table:table-cell>
          <table:table-cell office:value-type="string" calcext:value-type="string">
            <text:p>,</text:p>
          </table:table-cell>
          <table:table-cell table:formula="of:=[$timezones.C223]" office:value-type="float" office:value="-134.42" calcext:value-type="float">
            <text:p>-134.42</text:p>
          </table:table-cell>
          <table:table-cell office:value-type="string" calcext:value-type="string">
            <text:p>)},</text:p>
          </table:table-cell>
          <table:table-cell table:formula="of:=[.A223]&amp;[.B223]&amp;[.C223]&amp;[.D223]&amp;[.E223]&amp;[.F223]&amp;[.G223]" office:value-type="string" office:string-value="{“America/Juneau“, timezone_location(58.3,-134.42)}," calcext:value-type="string">
            <text:p>{“America/Juneau“, timezone_location(58.3,-134.4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24]" office:value-type="string" office:string-value="America/Sitka" calcext:value-type="string">
            <text:p>America/Sitka</text:p>
          </table:table-cell>
          <table:table-cell office:value-type="string" calcext:value-type="string">
            <text:p>“, timezone_location(</text:p>
          </table:table-cell>
          <table:table-cell table:formula="of:=[$timezones.B224]" office:value-type="float" office:value="57.05" calcext:value-type="float">
            <text:p>57.05</text:p>
          </table:table-cell>
          <table:table-cell office:value-type="string" calcext:value-type="string">
            <text:p>,</text:p>
          </table:table-cell>
          <table:table-cell table:formula="of:=[$timezones.C224]" office:value-type="float" office:value="-135.33" calcext:value-type="float">
            <text:p>-135.33</text:p>
          </table:table-cell>
          <table:table-cell office:value-type="string" calcext:value-type="string">
            <text:p>)},</text:p>
          </table:table-cell>
          <table:table-cell table:formula="of:=[.A224]&amp;[.B224]&amp;[.C224]&amp;[.D224]&amp;[.E224]&amp;[.F224]&amp;[.G224]" office:value-type="string" office:string-value="{“America/Sitka“, timezone_location(57.05,-135.33)}," calcext:value-type="string">
            <text:p>{“America/Sitka“, timezone_location(57.05,-135.3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25]" office:value-type="string" office:string-value="America/Metlakatla" calcext:value-type="string">
            <text:p>America/Metlakatla</text:p>
          </table:table-cell>
          <table:table-cell office:value-type="string" calcext:value-type="string">
            <text:p>“, timezone_location(</text:p>
          </table:table-cell>
          <table:table-cell table:formula="of:=[$timezones.B225]" office:value-type="float" office:value="55.13" calcext:value-type="float">
            <text:p>55.13</text:p>
          </table:table-cell>
          <table:table-cell office:value-type="string" calcext:value-type="string">
            <text:p>,</text:p>
          </table:table-cell>
          <table:table-cell table:formula="of:=[$timezones.C225]" office:value-type="float" office:value="-131.57" calcext:value-type="float">
            <text:p>-131.57</text:p>
          </table:table-cell>
          <table:table-cell office:value-type="string" calcext:value-type="string">
            <text:p>)},</text:p>
          </table:table-cell>
          <table:table-cell table:formula="of:=[.A225]&amp;[.B225]&amp;[.C225]&amp;[.D225]&amp;[.E225]&amp;[.F225]&amp;[.G225]" office:value-type="string" office:string-value="{“America/Metlakatla“, timezone_location(55.13,-131.57)}," calcext:value-type="string">
            <text:p>{“America/Metlakatla“, timezone_location(55.13,-131.5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26]" office:value-type="string" office:string-value="America/Yakutat" calcext:value-type="string">
            <text:p>America/Yakutat</text:p>
          </table:table-cell>
          <table:table-cell office:value-type="string" calcext:value-type="string">
            <text:p>“, timezone_location(</text:p>
          </table:table-cell>
          <table:table-cell table:formula="of:=[$timezones.B226]" office:value-type="float" office:value="59.55" calcext:value-type="float">
            <text:p>59.55</text:p>
          </table:table-cell>
          <table:table-cell office:value-type="string" calcext:value-type="string">
            <text:p>,</text:p>
          </table:table-cell>
          <table:table-cell table:formula="of:=[$timezones.C226]" office:value-type="float" office:value="-139.73" calcext:value-type="float">
            <text:p>-139.73</text:p>
          </table:table-cell>
          <table:table-cell office:value-type="string" calcext:value-type="string">
            <text:p>)},</text:p>
          </table:table-cell>
          <table:table-cell table:formula="of:=[.A226]&amp;[.B226]&amp;[.C226]&amp;[.D226]&amp;[.E226]&amp;[.F226]&amp;[.G226]" office:value-type="string" office:string-value="{“America/Yakutat“, timezone_location(59.55,-139.73)}," calcext:value-type="string">
            <text:p>{“America/Yakutat“, timezone_location(59.55,-139.7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27]" office:value-type="string" office:string-value="America/Anchorage" calcext:value-type="string">
            <text:p>America/Anchorage</text:p>
          </table:table-cell>
          <table:table-cell office:value-type="string" calcext:value-type="string">
            <text:p>“, timezone_location(</text:p>
          </table:table-cell>
          <table:table-cell table:formula="of:=[$timezones.B227]" office:value-type="float" office:value="61.22" calcext:value-type="float">
            <text:p>61.22</text:p>
          </table:table-cell>
          <table:table-cell office:value-type="string" calcext:value-type="string">
            <text:p>,</text:p>
          </table:table-cell>
          <table:table-cell table:formula="of:=[$timezones.C227]" office:value-type="float" office:value="-149.9" calcext:value-type="float">
            <text:p>-149.9</text:p>
          </table:table-cell>
          <table:table-cell office:value-type="string" calcext:value-type="string">
            <text:p>)},</text:p>
          </table:table-cell>
          <table:table-cell table:formula="of:=[.A227]&amp;[.B227]&amp;[.C227]&amp;[.D227]&amp;[.E227]&amp;[.F227]&amp;[.G227]" office:value-type="string" office:string-value="{“America/Anchorage“, timezone_location(61.22,-149.9)}," calcext:value-type="string">
            <text:p>{“America/Anchorage“, timezone_location(61.22,-149.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28]" office:value-type="string" office:string-value="America/Nome" calcext:value-type="string">
            <text:p>America/Nome</text:p>
          </table:table-cell>
          <table:table-cell office:value-type="string" calcext:value-type="string">
            <text:p>“, timezone_location(</text:p>
          </table:table-cell>
          <table:table-cell table:formula="of:=[$timezones.B228]" office:value-type="float" office:value="64.5" calcext:value-type="float">
            <text:p>64.5</text:p>
          </table:table-cell>
          <table:table-cell office:value-type="string" calcext:value-type="string">
            <text:p>,</text:p>
          </table:table-cell>
          <table:table-cell table:formula="of:=[$timezones.C228]" office:value-type="float" office:value="-165.41" calcext:value-type="float">
            <text:p>-165.41</text:p>
          </table:table-cell>
          <table:table-cell office:value-type="string" calcext:value-type="string">
            <text:p>)},</text:p>
          </table:table-cell>
          <table:table-cell table:formula="of:=[.A228]&amp;[.B228]&amp;[.C228]&amp;[.D228]&amp;[.E228]&amp;[.F228]&amp;[.G228]" office:value-type="string" office:string-value="{“America/Nome“, timezone_location(64.5,-165.41)}," calcext:value-type="string">
            <text:p>{“America/Nome“, timezone_location(64.5,-165.4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29]" office:value-type="string" office:string-value="America/Adak" calcext:value-type="string">
            <text:p>America/Adak</text:p>
          </table:table-cell>
          <table:table-cell office:value-type="string" calcext:value-type="string">
            <text:p>“, timezone_location(</text:p>
          </table:table-cell>
          <table:table-cell table:formula="of:=[$timezones.B229]" office:value-type="float" office:value="51.88" calcext:value-type="float">
            <text:p>51.88</text:p>
          </table:table-cell>
          <table:table-cell office:value-type="string" calcext:value-type="string">
            <text:p>,</text:p>
          </table:table-cell>
          <table:table-cell table:formula="of:=[$timezones.C229]" office:value-type="float" office:value="-176.66" calcext:value-type="float">
            <text:p>-176.66</text:p>
          </table:table-cell>
          <table:table-cell office:value-type="string" calcext:value-type="string">
            <text:p>)},</text:p>
          </table:table-cell>
          <table:table-cell table:formula="of:=[.A229]&amp;[.B229]&amp;[.C229]&amp;[.D229]&amp;[.E229]&amp;[.F229]&amp;[.G229]" office:value-type="string" office:string-value="{“America/Adak“, timezone_location(51.88,-176.66)}," calcext:value-type="string">
            <text:p>{“America/Adak“, timezone_location(51.88,-176.6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30]" office:value-type="string" office:string-value="Pacific/Honolulu" calcext:value-type="string">
            <text:p>Pacific/Honolulu</text:p>
          </table:table-cell>
          <table:table-cell office:value-type="string" calcext:value-type="string">
            <text:p>“, timezone_location(</text:p>
          </table:table-cell>
          <table:table-cell table:formula="of:=[$timezones.B230]" office:value-type="float" office:value="21.31" calcext:value-type="float">
            <text:p>21.31</text:p>
          </table:table-cell>
          <table:table-cell office:value-type="string" calcext:value-type="string">
            <text:p>,</text:p>
          </table:table-cell>
          <table:table-cell table:formula="of:=[$timezones.C230]" office:value-type="float" office:value="-157.86" calcext:value-type="float">
            <text:p>-157.86</text:p>
          </table:table-cell>
          <table:table-cell office:value-type="string" calcext:value-type="string">
            <text:p>)},</text:p>
          </table:table-cell>
          <table:table-cell table:formula="of:=[.A230]&amp;[.B230]&amp;[.C230]&amp;[.D230]&amp;[.E230]&amp;[.F230]&amp;[.G230]" office:value-type="string" office:string-value="{“Pacific/Honolulu“, timezone_location(21.31,-157.86)}," calcext:value-type="string">
            <text:p>{“Pacific/Honolulu“, timezone_location(21.31,-157.8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31]" office:value-type="string" office:string-value="America/Phoenix" calcext:value-type="string">
            <text:p>America/Phoenix</text:p>
          </table:table-cell>
          <table:table-cell office:value-type="string" calcext:value-type="string">
            <text:p>“, timezone_location(</text:p>
          </table:table-cell>
          <table:table-cell table:formula="of:=[$timezones.B231]" office:value-type="float" office:value="33.45" calcext:value-type="float">
            <text:p>33.45</text:p>
          </table:table-cell>
          <table:table-cell office:value-type="string" calcext:value-type="string">
            <text:p>,</text:p>
          </table:table-cell>
          <table:table-cell table:formula="of:=[$timezones.C231]" office:value-type="float" office:value="-112.07" calcext:value-type="float">
            <text:p>-112.07</text:p>
          </table:table-cell>
          <table:table-cell office:value-type="string" calcext:value-type="string">
            <text:p>)},</text:p>
          </table:table-cell>
          <table:table-cell table:formula="of:=[.A231]&amp;[.B231]&amp;[.C231]&amp;[.D231]&amp;[.E231]&amp;[.F231]&amp;[.G231]" office:value-type="string" office:string-value="{“America/Phoenix“, timezone_location(33.45,-112.07)}," calcext:value-type="string">
            <text:p>{“America/Phoenix“, timezone_location(33.45,-112.0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32]" office:value-type="string" office:string-value="America/Boise" calcext:value-type="string">
            <text:p>America/Boise</text:p>
          </table:table-cell>
          <table:table-cell office:value-type="string" calcext:value-type="string">
            <text:p>“, timezone_location(</text:p>
          </table:table-cell>
          <table:table-cell table:formula="of:=[$timezones.B232]" office:value-type="float" office:value="43.62" calcext:value-type="float">
            <text:p>43.62</text:p>
          </table:table-cell>
          <table:table-cell office:value-type="string" calcext:value-type="string">
            <text:p>,</text:p>
          </table:table-cell>
          <table:table-cell table:formula="of:=[$timezones.C232]" office:value-type="float" office:value="-116.2" calcext:value-type="float">
            <text:p>-116.2</text:p>
          </table:table-cell>
          <table:table-cell office:value-type="string" calcext:value-type="string">
            <text:p>)},</text:p>
          </table:table-cell>
          <table:table-cell table:formula="of:=[.A232]&amp;[.B232]&amp;[.C232]&amp;[.D232]&amp;[.E232]&amp;[.F232]&amp;[.G232]" office:value-type="string" office:string-value="{“America/Boise“, timezone_location(43.62,-116.2)}," calcext:value-type="string">
            <text:p>{“America/Boise“, timezone_location(43.62,-116.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33]" office:value-type="string" office:string-value="America/Indiana/Indianapolis" calcext:value-type="string">
            <text:p>America/Indiana/Indianapolis</text:p>
          </table:table-cell>
          <table:table-cell office:value-type="string" calcext:value-type="string">
            <text:p>“, timezone_location(</text:p>
          </table:table-cell>
          <table:table-cell table:formula="of:=[$timezones.B233]" office:value-type="float" office:value="39.77" calcext:value-type="float">
            <text:p>39.77</text:p>
          </table:table-cell>
          <table:table-cell office:value-type="string" calcext:value-type="string">
            <text:p>,</text:p>
          </table:table-cell>
          <table:table-cell table:formula="of:=[$timezones.C233]" office:value-type="float" office:value="-86.16" calcext:value-type="float">
            <text:p>-86.16</text:p>
          </table:table-cell>
          <table:table-cell office:value-type="string" calcext:value-type="string">
            <text:p>)},</text:p>
          </table:table-cell>
          <table:table-cell table:formula="of:=[.A233]&amp;[.B233]&amp;[.C233]&amp;[.D233]&amp;[.E233]&amp;[.F233]&amp;[.G233]" office:value-type="string" office:string-value="{“America/Indiana/Indianapolis“, timezone_location(39.77,-86.16)}," calcext:value-type="string">
            <text:p>{“America/Indiana/Indianapolis“, timezone_location(39.77,-86.1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34]" office:value-type="string" office:string-value="America/Indiana/Marengo" calcext:value-type="string">
            <text:p>America/Indiana/Marengo</text:p>
          </table:table-cell>
          <table:table-cell office:value-type="string" calcext:value-type="string">
            <text:p>“, timezone_location(</text:p>
          </table:table-cell>
          <table:table-cell table:formula="of:=[$timezones.B234]" office:value-type="float" office:value="38.37" calcext:value-type="float">
            <text:p>38.37</text:p>
          </table:table-cell>
          <table:table-cell office:value-type="string" calcext:value-type="string">
            <text:p>,</text:p>
          </table:table-cell>
          <table:table-cell table:formula="of:=[$timezones.C234]" office:value-type="float" office:value="-86.34" calcext:value-type="float">
            <text:p>-86.34</text:p>
          </table:table-cell>
          <table:table-cell office:value-type="string" calcext:value-type="string">
            <text:p>)},</text:p>
          </table:table-cell>
          <table:table-cell table:formula="of:=[.A234]&amp;[.B234]&amp;[.C234]&amp;[.D234]&amp;[.E234]&amp;[.F234]&amp;[.G234]" office:value-type="string" office:string-value="{“America/Indiana/Marengo“, timezone_location(38.37,-86.34)}," calcext:value-type="string">
            <text:p>{“America/Indiana/Marengo“, timezone_location(38.37,-86.3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35]" office:value-type="string" office:string-value="America/Indiana/Vincennes" calcext:value-type="string">
            <text:p>America/Indiana/Vincennes</text:p>
          </table:table-cell>
          <table:table-cell office:value-type="string" calcext:value-type="string">
            <text:p>“, timezone_location(</text:p>
          </table:table-cell>
          <table:table-cell table:formula="of:=[$timezones.B235]" office:value-type="float" office:value="38.68" calcext:value-type="float">
            <text:p>38.68</text:p>
          </table:table-cell>
          <table:table-cell office:value-type="string" calcext:value-type="string">
            <text:p>,</text:p>
          </table:table-cell>
          <table:table-cell table:formula="of:=[$timezones.C235]" office:value-type="float" office:value="-87.53" calcext:value-type="float">
            <text:p>-87.53</text:p>
          </table:table-cell>
          <table:table-cell office:value-type="string" calcext:value-type="string">
            <text:p>)},</text:p>
          </table:table-cell>
          <table:table-cell table:formula="of:=[.A235]&amp;[.B235]&amp;[.C235]&amp;[.D235]&amp;[.E235]&amp;[.F235]&amp;[.G235]" office:value-type="string" office:string-value="{“America/Indiana/Vincennes“, timezone_location(38.68,-87.53)}," calcext:value-type="string">
            <text:p>{“America/Indiana/Vincennes“, timezone_location(38.68,-87.5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36]" office:value-type="string" office:string-value="America/Indiana/Tell_City" calcext:value-type="string">
            <text:p>America/Indiana/Tell_City</text:p>
          </table:table-cell>
          <table:table-cell office:value-type="string" calcext:value-type="string">
            <text:p>“, timezone_location(</text:p>
          </table:table-cell>
          <table:table-cell table:formula="of:=[$timezones.B236]" office:value-type="float" office:value="40.27" calcext:value-type="float">
            <text:p>40.27</text:p>
          </table:table-cell>
          <table:table-cell office:value-type="string" calcext:value-type="string">
            <text:p>,</text:p>
          </table:table-cell>
          <table:table-cell table:formula="of:=[$timezones.C236]" office:value-type="float" office:value="-86.13" calcext:value-type="float">
            <text:p>-86.13</text:p>
          </table:table-cell>
          <table:table-cell office:value-type="string" calcext:value-type="string">
            <text:p>)},</text:p>
          </table:table-cell>
          <table:table-cell table:formula="of:=[.A236]&amp;[.B236]&amp;[.C236]&amp;[.D236]&amp;[.E236]&amp;[.F236]&amp;[.G236]" office:value-type="string" office:string-value="{“America/Indiana/Tell_City“, timezone_location(40.27,-86.13)}," calcext:value-type="string">
            <text:p>{“America/Indiana/Tell_City“, timezone_location(40.27,-86.1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37]" office:value-type="string" office:string-value="America/Indiana/Petersburg" calcext:value-type="string">
            <text:p>America/Indiana/Petersburg</text:p>
          </table:table-cell>
          <table:table-cell office:value-type="string" calcext:value-type="string">
            <text:p>“, timezone_location(</text:p>
          </table:table-cell>
          <table:table-cell table:formula="of:=[$timezones.B237]" office:value-type="float" office:value="38.49" calcext:value-type="float">
            <text:p>38.49</text:p>
          </table:table-cell>
          <table:table-cell office:value-type="string" calcext:value-type="string">
            <text:p>,</text:p>
          </table:table-cell>
          <table:table-cell table:formula="of:=[$timezones.C237]" office:value-type="float" office:value="-87.28" calcext:value-type="float">
            <text:p>-87.28</text:p>
          </table:table-cell>
          <table:table-cell office:value-type="string" calcext:value-type="string">
            <text:p>)},</text:p>
          </table:table-cell>
          <table:table-cell table:formula="of:=[.A237]&amp;[.B237]&amp;[.C237]&amp;[.D237]&amp;[.E237]&amp;[.F237]&amp;[.G237]" office:value-type="string" office:string-value="{“America/Indiana/Petersburg“, timezone_location(38.49,-87.28)}," calcext:value-type="string">
            <text:p>{“America/Indiana/Petersburg“, timezone_location(38.49,-87.2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38]" office:value-type="string" office:string-value="America/Indiana/Knox" calcext:value-type="string">
            <text:p>America/Indiana/Knox</text:p>
          </table:table-cell>
          <table:table-cell office:value-type="string" calcext:value-type="string">
            <text:p>“, timezone_location(</text:p>
          </table:table-cell>
          <table:table-cell table:formula="of:=[$timezones.B238]" office:value-type="float" office:value="41.3" calcext:value-type="float">
            <text:p>41.3</text:p>
          </table:table-cell>
          <table:table-cell office:value-type="string" calcext:value-type="string">
            <text:p>,</text:p>
          </table:table-cell>
          <table:table-cell table:formula="of:=[$timezones.C238]" office:value-type="float" office:value="-86.63" calcext:value-type="float">
            <text:p>-86.63</text:p>
          </table:table-cell>
          <table:table-cell office:value-type="string" calcext:value-type="string">
            <text:p>)},</text:p>
          </table:table-cell>
          <table:table-cell table:formula="of:=[.A238]&amp;[.B238]&amp;[.C238]&amp;[.D238]&amp;[.E238]&amp;[.F238]&amp;[.G238]" office:value-type="string" office:string-value="{“America/Indiana/Knox“, timezone_location(41.3,-86.63)}," calcext:value-type="string">
            <text:p>{“America/Indiana/Knox“, timezone_location(41.3,-86.6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39]" office:value-type="string" office:string-value="America/Indiana/Winamac" calcext:value-type="string">
            <text:p>America/Indiana/Winamac</text:p>
          </table:table-cell>
          <table:table-cell office:value-type="string" calcext:value-type="string">
            <text:p>“, timezone_location(</text:p>
          </table:table-cell>
          <table:table-cell table:formula="of:=[$timezones.B239]" office:value-type="float" office:value="41.05" calcext:value-type="float">
            <text:p>41.05</text:p>
          </table:table-cell>
          <table:table-cell office:value-type="string" calcext:value-type="string">
            <text:p>,</text:p>
          </table:table-cell>
          <table:table-cell table:formula="of:=[$timezones.C239]" office:value-type="float" office:value="-86.6" calcext:value-type="float">
            <text:p>-86.6</text:p>
          </table:table-cell>
          <table:table-cell office:value-type="string" calcext:value-type="string">
            <text:p>)},</text:p>
          </table:table-cell>
          <table:table-cell table:formula="of:=[.A239]&amp;[.B239]&amp;[.C239]&amp;[.D239]&amp;[.E239]&amp;[.F239]&amp;[.G239]" office:value-type="string" office:string-value="{“America/Indiana/Winamac“, timezone_location(41.05,-86.6)}," calcext:value-type="string">
            <text:p>{“America/Indiana/Winamac“, timezone_location(41.05,-86.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40]" office:value-type="string" office:string-value="America/Indiana/Vevay" calcext:value-type="string">
            <text:p>America/Indiana/Vevay</text:p>
          </table:table-cell>
          <table:table-cell office:value-type="string" calcext:value-type="string">
            <text:p>“, timezone_location(</text:p>
          </table:table-cell>
          <table:table-cell table:formula="of:=[$timezones.B240]" office:value-type="float" office:value="38.75" calcext:value-type="float">
            <text:p>38.75</text:p>
          </table:table-cell>
          <table:table-cell office:value-type="string" calcext:value-type="string">
            <text:p>,</text:p>
          </table:table-cell>
          <table:table-cell table:formula="of:=[$timezones.C240]" office:value-type="float" office:value="-85.07" calcext:value-type="float">
            <text:p>-85.07</text:p>
          </table:table-cell>
          <table:table-cell office:value-type="string" calcext:value-type="string">
            <text:p>)},</text:p>
          </table:table-cell>
          <table:table-cell table:formula="of:=[.A240]&amp;[.B240]&amp;[.C240]&amp;[.D240]&amp;[.E240]&amp;[.F240]&amp;[.G240]" office:value-type="string" office:string-value="{“America/Indiana/Vevay“, timezone_location(38.75,-85.07)}," calcext:value-type="string">
            <text:p>{“America/Indiana/Vevay“, timezone_location(38.75,-85.0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41]" office:value-type="string" office:string-value="America/Kentucky/Louisville" calcext:value-type="string">
            <text:p>America/Kentucky/Louisville</text:p>
          </table:table-cell>
          <table:table-cell office:value-type="string" calcext:value-type="string">
            <text:p>“, timezone_location(</text:p>
          </table:table-cell>
          <table:table-cell table:formula="of:=[$timezones.B241]" office:value-type="float" office:value="38.25" calcext:value-type="float">
            <text:p>38.25</text:p>
          </table:table-cell>
          <table:table-cell office:value-type="string" calcext:value-type="string">
            <text:p>,</text:p>
          </table:table-cell>
          <table:table-cell table:formula="of:=[$timezones.C241]" office:value-type="float" office:value="-85.76" calcext:value-type="float">
            <text:p>-85.76</text:p>
          </table:table-cell>
          <table:table-cell office:value-type="string" calcext:value-type="string">
            <text:p>)},</text:p>
          </table:table-cell>
          <table:table-cell table:formula="of:=[.A241]&amp;[.B241]&amp;[.C241]&amp;[.D241]&amp;[.E241]&amp;[.F241]&amp;[.G241]" office:value-type="string" office:string-value="{“America/Kentucky/Louisville“, timezone_location(38.25,-85.76)}," calcext:value-type="string">
            <text:p>{“America/Kentucky/Louisville“, timezone_location(38.25,-85.7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42]" office:value-type="string" office:string-value="America/Kentucky/Monticello" calcext:value-type="string">
            <text:p>America/Kentucky/Monticello</text:p>
          </table:table-cell>
          <table:table-cell office:value-type="string" calcext:value-type="string">
            <text:p>“, timezone_location(</text:p>
          </table:table-cell>
          <table:table-cell table:formula="of:=[$timezones.B242]" office:value-type="float" office:value="36.83" calcext:value-type="float">
            <text:p>36.83</text:p>
          </table:table-cell>
          <table:table-cell office:value-type="string" calcext:value-type="string">
            <text:p>,</text:p>
          </table:table-cell>
          <table:table-cell table:formula="of:=[$timezones.C242]" office:value-type="float" office:value="-84.85" calcext:value-type="float">
            <text:p>-84.85</text:p>
          </table:table-cell>
          <table:table-cell office:value-type="string" calcext:value-type="string">
            <text:p>)},</text:p>
          </table:table-cell>
          <table:table-cell table:formula="of:=[.A242]&amp;[.B242]&amp;[.C242]&amp;[.D242]&amp;[.E242]&amp;[.F242]&amp;[.G242]" office:value-type="string" office:string-value="{“America/Kentucky/Monticello“, timezone_location(36.83,-84.85)}," calcext:value-type="string">
            <text:p>{“America/Kentucky/Monticello“, timezone_location(36.83,-84.8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43]" office:value-type="string" office:string-value="America/Detroit" calcext:value-type="string">
            <text:p>America/Detroit</text:p>
          </table:table-cell>
          <table:table-cell office:value-type="string" calcext:value-type="string">
            <text:p>“, timezone_location(</text:p>
          </table:table-cell>
          <table:table-cell table:formula="of:=[$timezones.B243]" office:value-type="float" office:value="42.33" calcext:value-type="float">
            <text:p>42.33</text:p>
          </table:table-cell>
          <table:table-cell office:value-type="string" calcext:value-type="string">
            <text:p>,</text:p>
          </table:table-cell>
          <table:table-cell table:formula="of:=[$timezones.C243]" office:value-type="float" office:value="-83.05" calcext:value-type="float">
            <text:p>-83.05</text:p>
          </table:table-cell>
          <table:table-cell office:value-type="string" calcext:value-type="string">
            <text:p>)},</text:p>
          </table:table-cell>
          <table:table-cell table:formula="of:=[.A243]&amp;[.B243]&amp;[.C243]&amp;[.D243]&amp;[.E243]&amp;[.F243]&amp;[.G243]" office:value-type="string" office:string-value="{“America/Detroit“, timezone_location(42.33,-83.05)}," calcext:value-type="string">
            <text:p>{“America/Detroit“, timezone_location(42.33,-83.0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44]" office:value-type="string" office:string-value="America/Menominee" calcext:value-type="string">
            <text:p>America/Menominee</text:p>
          </table:table-cell>
          <table:table-cell office:value-type="string" calcext:value-type="string">
            <text:p>“, timezone_location(</text:p>
          </table:table-cell>
          <table:table-cell table:formula="of:=[$timezones.B244]" office:value-type="float" office:value="45.11" calcext:value-type="float">
            <text:p>45.11</text:p>
          </table:table-cell>
          <table:table-cell office:value-type="string" calcext:value-type="string">
            <text:p>,</text:p>
          </table:table-cell>
          <table:table-cell table:formula="of:=[$timezones.C244]" office:value-type="float" office:value="-87.61" calcext:value-type="float">
            <text:p>-87.61</text:p>
          </table:table-cell>
          <table:table-cell office:value-type="string" calcext:value-type="string">
            <text:p>)},</text:p>
          </table:table-cell>
          <table:table-cell table:formula="of:=[.A244]&amp;[.B244]&amp;[.C244]&amp;[.D244]&amp;[.E244]&amp;[.F244]&amp;[.G244]" office:value-type="string" office:string-value="{“America/Menominee“, timezone_location(45.11,-87.61)}," calcext:value-type="string">
            <text:p>{“America/Menominee“, timezone_location(45.11,-87.6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45]" office:value-type="string" office:string-value="America/St_Johns" calcext:value-type="string">
            <text:p>America/St_Johns</text:p>
          </table:table-cell>
          <table:table-cell office:value-type="string" calcext:value-type="string">
            <text:p>“, timezone_location(</text:p>
          </table:table-cell>
          <table:table-cell table:formula="of:=[$timezones.B245]" office:value-type="float" office:value="47.65" calcext:value-type="float">
            <text:p>47.65</text:p>
          </table:table-cell>
          <table:table-cell office:value-type="string" calcext:value-type="string">
            <text:p>,</text:p>
          </table:table-cell>
          <table:table-cell table:formula="of:=[$timezones.C245]" office:value-type="float" office:value="-52.71" calcext:value-type="float">
            <text:p>-52.71</text:p>
          </table:table-cell>
          <table:table-cell office:value-type="string" calcext:value-type="string">
            <text:p>)},</text:p>
          </table:table-cell>
          <table:table-cell table:formula="of:=[.A245]&amp;[.B245]&amp;[.C245]&amp;[.D245]&amp;[.E245]&amp;[.F245]&amp;[.G245]" office:value-type="string" office:string-value="{“America/St_Johns“, timezone_location(47.65,-52.71)}," calcext:value-type="string">
            <text:p>{“America/St_Johns“, timezone_location(47.65,-52.7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46]" office:value-type="string" office:string-value="America/Goose_Bay" calcext:value-type="string">
            <text:p>America/Goose_Bay</text:p>
          </table:table-cell>
          <table:table-cell office:value-type="string" calcext:value-type="string">
            <text:p>“, timezone_location(</text:p>
          </table:table-cell>
          <table:table-cell table:formula="of:=[$timezones.B246]" office:value-type="float" office:value="53.3" calcext:value-type="float">
            <text:p>53.3</text:p>
          </table:table-cell>
          <table:table-cell office:value-type="string" calcext:value-type="string">
            <text:p>,</text:p>
          </table:table-cell>
          <table:table-cell table:formula="of:=[$timezones.C246]" office:value-type="float" office:value="-60.33" calcext:value-type="float">
            <text:p>-60.33</text:p>
          </table:table-cell>
          <table:table-cell office:value-type="string" calcext:value-type="string">
            <text:p>)},</text:p>
          </table:table-cell>
          <table:table-cell table:formula="of:=[.A246]&amp;[.B246]&amp;[.C246]&amp;[.D246]&amp;[.E246]&amp;[.F246]&amp;[.G246]" office:value-type="string" office:string-value="{“America/Goose_Bay“, timezone_location(53.3,-60.33)}," calcext:value-type="string">
            <text:p>{“America/Goose_Bay“, timezone_location(53.3,-60.3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47]" office:value-type="string" office:string-value="America/Halifax" calcext:value-type="string">
            <text:p>America/Halifax</text:p>
          </table:table-cell>
          <table:table-cell office:value-type="string" calcext:value-type="string">
            <text:p>“, timezone_location(</text:p>
          </table:table-cell>
          <table:table-cell table:formula="of:=[$timezones.B247]" office:value-type="float" office:value="44.65" calcext:value-type="float">
            <text:p>44.65</text:p>
          </table:table-cell>
          <table:table-cell office:value-type="string" calcext:value-type="string">
            <text:p>,</text:p>
          </table:table-cell>
          <table:table-cell table:formula="of:=[$timezones.C247]" office:value-type="float" office:value="-63.58" calcext:value-type="float">
            <text:p>-63.58</text:p>
          </table:table-cell>
          <table:table-cell office:value-type="string" calcext:value-type="string">
            <text:p>)},</text:p>
          </table:table-cell>
          <table:table-cell table:formula="of:=[.A247]&amp;[.B247]&amp;[.C247]&amp;[.D247]&amp;[.E247]&amp;[.F247]&amp;[.G247]" office:value-type="string" office:string-value="{“America/Halifax“, timezone_location(44.65,-63.58)}," calcext:value-type="string">
            <text:p>{“America/Halifax“, timezone_location(44.65,-63.5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48]" office:value-type="string" office:string-value="America/Glace_Bay" calcext:value-type="string">
            <text:p>America/Glace_Bay</text:p>
          </table:table-cell>
          <table:table-cell office:value-type="string" calcext:value-type="string">
            <text:p>“, timezone_location(</text:p>
          </table:table-cell>
          <table:table-cell table:formula="of:=[$timezones.B248]" office:value-type="float" office:value="46.2" calcext:value-type="float">
            <text:p>46.2</text:p>
          </table:table-cell>
          <table:table-cell office:value-type="string" calcext:value-type="string">
            <text:p>,</text:p>
          </table:table-cell>
          <table:table-cell table:formula="of:=[$timezones.C248]" office:value-type="float" office:value="-59.96" calcext:value-type="float">
            <text:p>-59.96</text:p>
          </table:table-cell>
          <table:table-cell office:value-type="string" calcext:value-type="string">
            <text:p>)},</text:p>
          </table:table-cell>
          <table:table-cell table:formula="of:=[.A248]&amp;[.B248]&amp;[.C248]&amp;[.D248]&amp;[.E248]&amp;[.F248]&amp;[.G248]" office:value-type="string" office:string-value="{“America/Glace_Bay“, timezone_location(46.2,-59.96)}," calcext:value-type="string">
            <text:p>{“America/Glace_Bay“, timezone_location(46.2,-59.9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49]" office:value-type="string" office:string-value="America/Moncton" calcext:value-type="string">
            <text:p>America/Moncton</text:p>
          </table:table-cell>
          <table:table-cell office:value-type="string" calcext:value-type="string">
            <text:p>“, timezone_location(</text:p>
          </table:table-cell>
          <table:table-cell table:formula="of:=[$timezones.B249]" office:value-type="float" office:value="46.09" calcext:value-type="float">
            <text:p>46.09</text:p>
          </table:table-cell>
          <table:table-cell office:value-type="string" calcext:value-type="string">
            <text:p>,</text:p>
          </table:table-cell>
          <table:table-cell table:formula="of:=[$timezones.C249]" office:value-type="float" office:value="-64.78" calcext:value-type="float">
            <text:p>-64.78</text:p>
          </table:table-cell>
          <table:table-cell office:value-type="string" calcext:value-type="string">
            <text:p>)},</text:p>
          </table:table-cell>
          <table:table-cell table:formula="of:=[.A249]&amp;[.B249]&amp;[.C249]&amp;[.D249]&amp;[.E249]&amp;[.F249]&amp;[.G249]" office:value-type="string" office:string-value="{“America/Moncton“, timezone_location(46.09,-64.78)}," calcext:value-type="string">
            <text:p>{“America/Moncton“, timezone_location(46.09,-64.7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50]" office:value-type="string" office:string-value="America/Blanc-Sablon" calcext:value-type="string">
            <text:p>America/Blanc-Sablon</text:p>
          </table:table-cell>
          <table:table-cell office:value-type="string" calcext:value-type="string">
            <text:p>“, timezone_location(</text:p>
          </table:table-cell>
          <table:table-cell table:formula="of:=[$timezones.B250]" office:value-type="float" office:value="51.43" calcext:value-type="float">
            <text:p>51.43</text:p>
          </table:table-cell>
          <table:table-cell office:value-type="string" calcext:value-type="string">
            <text:p>,</text:p>
          </table:table-cell>
          <table:table-cell table:formula="of:=[$timezones.C250]" office:value-type="float" office:value="-57.13" calcext:value-type="float">
            <text:p>-57.13</text:p>
          </table:table-cell>
          <table:table-cell office:value-type="string" calcext:value-type="string">
            <text:p>)},</text:p>
          </table:table-cell>
          <table:table-cell table:formula="of:=[.A250]&amp;[.B250]&amp;[.C250]&amp;[.D250]&amp;[.E250]&amp;[.F250]&amp;[.G250]" office:value-type="string" office:string-value="{“America/Blanc-Sablon“, timezone_location(51.43,-57.13)}," calcext:value-type="string">
            <text:p>{“America/Blanc-Sablon“, timezone_location(51.43,-57.1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51]" office:value-type="string" office:string-value="America/Toronto" calcext:value-type="string">
            <text:p>America/Toronto</text:p>
          </table:table-cell>
          <table:table-cell office:value-type="string" calcext:value-type="string">
            <text:p>“, timezone_location(</text:p>
          </table:table-cell>
          <table:table-cell table:formula="of:=[$timezones.B251]" office:value-type="float" office:value="43.65" calcext:value-type="float">
            <text:p>43.65</text:p>
          </table:table-cell>
          <table:table-cell office:value-type="string" calcext:value-type="string">
            <text:p>,</text:p>
          </table:table-cell>
          <table:table-cell table:formula="of:=[$timezones.C251]" office:value-type="float" office:value="-79.38" calcext:value-type="float">
            <text:p>-79.38</text:p>
          </table:table-cell>
          <table:table-cell office:value-type="string" calcext:value-type="string">
            <text:p>)},</text:p>
          </table:table-cell>
          <table:table-cell table:formula="of:=[.A251]&amp;[.B251]&amp;[.C251]&amp;[.D251]&amp;[.E251]&amp;[.F251]&amp;[.G251]" office:value-type="string" office:string-value="{“America/Toronto“, timezone_location(43.65,-79.38)}," calcext:value-type="string">
            <text:p>{“America/Toronto“, timezone_location(43.65,-79.3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52]" office:value-type="string" office:string-value="America/Thunder_Bay" calcext:value-type="string">
            <text:p>America/Thunder_Bay</text:p>
          </table:table-cell>
          <table:table-cell office:value-type="string" calcext:value-type="string">
            <text:p>“, timezone_location(</text:p>
          </table:table-cell>
          <table:table-cell table:formula="of:=[$timezones.B252]" office:value-type="float" office:value="48.38" calcext:value-type="float">
            <text:p>48.38</text:p>
          </table:table-cell>
          <table:table-cell office:value-type="string" calcext:value-type="string">
            <text:p>,</text:p>
          </table:table-cell>
          <table:table-cell table:formula="of:=[$timezones.C252]" office:value-type="float" office:value="-89.25" calcext:value-type="float">
            <text:p>-89.25</text:p>
          </table:table-cell>
          <table:table-cell office:value-type="string" calcext:value-type="string">
            <text:p>)},</text:p>
          </table:table-cell>
          <table:table-cell table:formula="of:=[.A252]&amp;[.B252]&amp;[.C252]&amp;[.D252]&amp;[.E252]&amp;[.F252]&amp;[.G252]" office:value-type="string" office:string-value="{“America/Thunder_Bay“, timezone_location(48.38,-89.25)}," calcext:value-type="string">
            <text:p>{“America/Thunder_Bay“, timezone_location(48.38,-89.2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53]" office:value-type="string" office:string-value="America/Nipigon" calcext:value-type="string">
            <text:p>America/Nipigon</text:p>
          </table:table-cell>
          <table:table-cell office:value-type="string" calcext:value-type="string">
            <text:p>“, timezone_location(</text:p>
          </table:table-cell>
          <table:table-cell table:formula="of:=[$timezones.B253]" office:value-type="float" office:value="49.02" calcext:value-type="float">
            <text:p>49.02</text:p>
          </table:table-cell>
          <table:table-cell office:value-type="string" calcext:value-type="string">
            <text:p>,</text:p>
          </table:table-cell>
          <table:table-cell table:formula="of:=[$timezones.C253]" office:value-type="float" office:value="-88.27" calcext:value-type="float">
            <text:p>-88.27</text:p>
          </table:table-cell>
          <table:table-cell office:value-type="string" calcext:value-type="string">
            <text:p>)},</text:p>
          </table:table-cell>
          <table:table-cell table:formula="of:=[.A253]&amp;[.B253]&amp;[.C253]&amp;[.D253]&amp;[.E253]&amp;[.F253]&amp;[.G253]" office:value-type="string" office:string-value="{“America/Nipigon“, timezone_location(49.02,-88.27)}," calcext:value-type="string">
            <text:p>{“America/Nipigon“, timezone_location(49.02,-88.2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54]" office:value-type="string" office:string-value="America/Rainy_River" calcext:value-type="string">
            <text:p>America/Rainy_River</text:p>
          </table:table-cell>
          <table:table-cell office:value-type="string" calcext:value-type="string">
            <text:p>“, timezone_location(</text:p>
          </table:table-cell>
          <table:table-cell table:formula="of:=[$timezones.B254]" office:value-type="float" office:value="48.27" calcext:value-type="float">
            <text:p>48.27</text:p>
          </table:table-cell>
          <table:table-cell office:value-type="string" calcext:value-type="string">
            <text:p>,</text:p>
          </table:table-cell>
          <table:table-cell table:formula="of:=[$timezones.C254]" office:value-type="float" office:value="-94.57" calcext:value-type="float">
            <text:p>-94.57</text:p>
          </table:table-cell>
          <table:table-cell office:value-type="string" calcext:value-type="string">
            <text:p>)},</text:p>
          </table:table-cell>
          <table:table-cell table:formula="of:=[.A254]&amp;[.B254]&amp;[.C254]&amp;[.D254]&amp;[.E254]&amp;[.F254]&amp;[.G254]" office:value-type="string" office:string-value="{“America/Rainy_River“, timezone_location(48.27,-94.57)}," calcext:value-type="string">
            <text:p>{“America/Rainy_River“, timezone_location(48.27,-94.5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55]" office:value-type="string" office:string-value="America/Atikokan" calcext:value-type="string">
            <text:p>America/Atikokan</text:p>
          </table:table-cell>
          <table:table-cell office:value-type="string" calcext:value-type="string">
            <text:p>“, timezone_location(</text:p>
          </table:table-cell>
          <table:table-cell table:formula="of:=[$timezones.B255]" office:value-type="float" office:value="48.76" calcext:value-type="float">
            <text:p>48.76</text:p>
          </table:table-cell>
          <table:table-cell office:value-type="string" calcext:value-type="string">
            <text:p>,</text:p>
          </table:table-cell>
          <table:table-cell table:formula="of:=[$timezones.C255]" office:value-type="float" office:value="-91.62" calcext:value-type="float">
            <text:p>-91.62</text:p>
          </table:table-cell>
          <table:table-cell office:value-type="string" calcext:value-type="string">
            <text:p>)},</text:p>
          </table:table-cell>
          <table:table-cell table:formula="of:=[.A255]&amp;[.B255]&amp;[.C255]&amp;[.D255]&amp;[.E255]&amp;[.F255]&amp;[.G255]" office:value-type="string" office:string-value="{“America/Atikokan“, timezone_location(48.76,-91.62)}," calcext:value-type="string">
            <text:p>{“America/Atikokan“, timezone_location(48.76,-91.6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56]" office:value-type="string" office:string-value="America/Winnipeg" calcext:value-type="string">
            <text:p>America/Winnipeg</text:p>
          </table:table-cell>
          <table:table-cell office:value-type="string" calcext:value-type="string">
            <text:p>“, timezone_location(</text:p>
          </table:table-cell>
          <table:table-cell table:formula="of:=[$timezones.B256]" office:value-type="float" office:value="49.9" calcext:value-type="float">
            <text:p>49.9</text:p>
          </table:table-cell>
          <table:table-cell office:value-type="string" calcext:value-type="string">
            <text:p>,</text:p>
          </table:table-cell>
          <table:table-cell table:formula="of:=[$timezones.C256]" office:value-type="float" office:value="-97.14" calcext:value-type="float">
            <text:p>-97.14</text:p>
          </table:table-cell>
          <table:table-cell office:value-type="string" calcext:value-type="string">
            <text:p>)},</text:p>
          </table:table-cell>
          <table:table-cell table:formula="of:=[.A256]&amp;[.B256]&amp;[.C256]&amp;[.D256]&amp;[.E256]&amp;[.F256]&amp;[.G256]" office:value-type="string" office:string-value="{“America/Winnipeg“, timezone_location(49.9,-97.14)}," calcext:value-type="string">
            <text:p>{“America/Winnipeg“, timezone_location(49.9,-97.1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57]" office:value-type="string" office:string-value="America/Regina" calcext:value-type="string">
            <text:p>America/Regina</text:p>
          </table:table-cell>
          <table:table-cell office:value-type="string" calcext:value-type="string">
            <text:p>“, timezone_location(</text:p>
          </table:table-cell>
          <table:table-cell table:formula="of:=[$timezones.B257]" office:value-type="float" office:value="50.45" calcext:value-type="float">
            <text:p>50.45</text:p>
          </table:table-cell>
          <table:table-cell office:value-type="string" calcext:value-type="string">
            <text:p>,</text:p>
          </table:table-cell>
          <table:table-cell table:formula="of:=[$timezones.C257]" office:value-type="float" office:value="-104.62" calcext:value-type="float">
            <text:p>-104.62</text:p>
          </table:table-cell>
          <table:table-cell office:value-type="string" calcext:value-type="string">
            <text:p>)},</text:p>
          </table:table-cell>
          <table:table-cell table:formula="of:=[.A257]&amp;[.B257]&amp;[.C257]&amp;[.D257]&amp;[.E257]&amp;[.F257]&amp;[.G257]" office:value-type="string" office:string-value="{“America/Regina“, timezone_location(50.45,-104.62)}," calcext:value-type="string">
            <text:p>{“America/Regina“, timezone_location(50.45,-104.6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58]" office:value-type="string" office:string-value="America/Swift_Current" calcext:value-type="string">
            <text:p>America/Swift_Current</text:p>
          </table:table-cell>
          <table:table-cell office:value-type="string" calcext:value-type="string">
            <text:p>“, timezone_location(</text:p>
          </table:table-cell>
          <table:table-cell table:formula="of:=[$timezones.B258]" office:value-type="float" office:value="50.29" calcext:value-type="float">
            <text:p>50.29</text:p>
          </table:table-cell>
          <table:table-cell office:value-type="string" calcext:value-type="string">
            <text:p>,</text:p>
          </table:table-cell>
          <table:table-cell table:formula="of:=[$timezones.C258]" office:value-type="float" office:value="-107.8" calcext:value-type="float">
            <text:p>-107.8</text:p>
          </table:table-cell>
          <table:table-cell office:value-type="string" calcext:value-type="string">
            <text:p>)},</text:p>
          </table:table-cell>
          <table:table-cell table:formula="of:=[.A258]&amp;[.B258]&amp;[.C258]&amp;[.D258]&amp;[.E258]&amp;[.F258]&amp;[.G258]" office:value-type="string" office:string-value="{“America/Swift_Current“, timezone_location(50.29,-107.8)}," calcext:value-type="string">
            <text:p>{“America/Swift_Current“, timezone_location(50.29,-107.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59]" office:value-type="string" office:string-value="America/Edmonton" calcext:value-type="string">
            <text:p>America/Edmonton</text:p>
          </table:table-cell>
          <table:table-cell office:value-type="string" calcext:value-type="string">
            <text:p>“, timezone_location(</text:p>
          </table:table-cell>
          <table:table-cell table:formula="of:=[$timezones.B259]" office:value-type="float" office:value="53.55" calcext:value-type="float">
            <text:p>53.55</text:p>
          </table:table-cell>
          <table:table-cell office:value-type="string" calcext:value-type="string">
            <text:p>,</text:p>
          </table:table-cell>
          <table:table-cell table:formula="of:=[$timezones.C259]" office:value-type="float" office:value="-113.49" calcext:value-type="float">
            <text:p>-113.49</text:p>
          </table:table-cell>
          <table:table-cell office:value-type="string" calcext:value-type="string">
            <text:p>)},</text:p>
          </table:table-cell>
          <table:table-cell table:formula="of:=[.A259]&amp;[.B259]&amp;[.C259]&amp;[.D259]&amp;[.E259]&amp;[.F259]&amp;[.G259]" office:value-type="string" office:string-value="{“America/Edmonton“, timezone_location(53.55,-113.49)}," calcext:value-type="string">
            <text:p>{“America/Edmonton“, timezone_location(53.55,-113.4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60]" office:value-type="string" office:string-value="America/Vancouver" calcext:value-type="string">
            <text:p>America/Vancouver</text:p>
          </table:table-cell>
          <table:table-cell office:value-type="string" calcext:value-type="string">
            <text:p>“, timezone_location(</text:p>
          </table:table-cell>
          <table:table-cell table:formula="of:=[$timezones.B260]" office:value-type="float" office:value="49.28" calcext:value-type="float">
            <text:p>49.28</text:p>
          </table:table-cell>
          <table:table-cell office:value-type="string" calcext:value-type="string">
            <text:p>,</text:p>
          </table:table-cell>
          <table:table-cell table:formula="of:=[$timezones.C260]" office:value-type="float" office:value="-123.12" calcext:value-type="float">
            <text:p>-123.12</text:p>
          </table:table-cell>
          <table:table-cell office:value-type="string" calcext:value-type="string">
            <text:p>)},</text:p>
          </table:table-cell>
          <table:table-cell table:formula="of:=[.A260]&amp;[.B260]&amp;[.C260]&amp;[.D260]&amp;[.E260]&amp;[.F260]&amp;[.G260]" office:value-type="string" office:string-value="{“America/Vancouver“, timezone_location(49.28,-123.12)}," calcext:value-type="string">
            <text:p>{“America/Vancouver“, timezone_location(49.28,-123.1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61]" office:value-type="string" office:string-value="America/Dawson_Creek" calcext:value-type="string">
            <text:p>America/Dawson_Creek</text:p>
          </table:table-cell>
          <table:table-cell office:value-type="string" calcext:value-type="string">
            <text:p>“, timezone_location(</text:p>
          </table:table-cell>
          <table:table-cell table:formula="of:=[$timezones.B261]" office:value-type="float" office:value="55.76" calcext:value-type="float">
            <text:p>55.76</text:p>
          </table:table-cell>
          <table:table-cell office:value-type="string" calcext:value-type="string">
            <text:p>,</text:p>
          </table:table-cell>
          <table:table-cell table:formula="of:=[$timezones.C261]" office:value-type="float" office:value="-120.24" calcext:value-type="float">
            <text:p>-120.24</text:p>
          </table:table-cell>
          <table:table-cell office:value-type="string" calcext:value-type="string">
            <text:p>)},</text:p>
          </table:table-cell>
          <table:table-cell table:formula="of:=[.A261]&amp;[.B261]&amp;[.C261]&amp;[.D261]&amp;[.E261]&amp;[.F261]&amp;[.G261]" office:value-type="string" office:string-value="{“America/Dawson_Creek“, timezone_location(55.76,-120.24)}," calcext:value-type="string">
            <text:p>{“America/Dawson_Creek“, timezone_location(55.76,-120.2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62]" office:value-type="string" office:string-value="America/Fort_Nelson" calcext:value-type="string">
            <text:p>America/Fort_Nelson</text:p>
          </table:table-cell>
          <table:table-cell office:value-type="string" calcext:value-type="string">
            <text:p>“, timezone_location(</text:p>
          </table:table-cell>
          <table:table-cell table:formula="of:=[$timezones.B262]" office:value-type="float" office:value="58.81" calcext:value-type="float">
            <text:p>58.81</text:p>
          </table:table-cell>
          <table:table-cell office:value-type="string" calcext:value-type="string">
            <text:p>,</text:p>
          </table:table-cell>
          <table:table-cell table:formula="of:=[$timezones.C262]" office:value-type="float" office:value="-122.7" calcext:value-type="float">
            <text:p>-122.7</text:p>
          </table:table-cell>
          <table:table-cell office:value-type="string" calcext:value-type="string">
            <text:p>)},</text:p>
          </table:table-cell>
          <table:table-cell table:formula="of:=[.A262]&amp;[.B262]&amp;[.C262]&amp;[.D262]&amp;[.E262]&amp;[.F262]&amp;[.G262]" office:value-type="string" office:string-value="{“America/Fort_Nelson“, timezone_location(58.81,-122.7)}," calcext:value-type="string">
            <text:p>{“America/Fort_Nelson“, timezone_location(58.81,-122.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63]" office:value-type="string" office:string-value="America/Creston" calcext:value-type="string">
            <text:p>America/Creston</text:p>
          </table:table-cell>
          <table:table-cell office:value-type="string" calcext:value-type="string">
            <text:p>“, timezone_location(</text:p>
          </table:table-cell>
          <table:table-cell table:formula="of:=[$timezones.B263]" office:value-type="float" office:value="49.1" calcext:value-type="float">
            <text:p>49.1</text:p>
          </table:table-cell>
          <table:table-cell office:value-type="string" calcext:value-type="string">
            <text:p>,</text:p>
          </table:table-cell>
          <table:table-cell table:formula="of:=[$timezones.C263]" office:value-type="float" office:value="-116.51" calcext:value-type="float">
            <text:p>-116.51</text:p>
          </table:table-cell>
          <table:table-cell office:value-type="string" calcext:value-type="string">
            <text:p>)},</text:p>
          </table:table-cell>
          <table:table-cell table:formula="of:=[.A263]&amp;[.B263]&amp;[.C263]&amp;[.D263]&amp;[.E263]&amp;[.F263]&amp;[.G263]" office:value-type="string" office:string-value="{“America/Creston“, timezone_location(49.1,-116.51)}," calcext:value-type="string">
            <text:p>{“America/Creston“, timezone_location(49.1,-116.5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64]" office:value-type="string" office:string-value="America/Pangnirtung" calcext:value-type="string">
            <text:p>America/Pangnirtung</text:p>
          </table:table-cell>
          <table:table-cell office:value-type="string" calcext:value-type="string">
            <text:p>“, timezone_location(</text:p>
          </table:table-cell>
          <table:table-cell table:formula="of:=[$timezones.B264]" office:value-type="float" office:value="66.15" calcext:value-type="float">
            <text:p>66.15</text:p>
          </table:table-cell>
          <table:table-cell office:value-type="string" calcext:value-type="string">
            <text:p>,</text:p>
          </table:table-cell>
          <table:table-cell table:formula="of:=[$timezones.C264]" office:value-type="float" office:value="-65.7" calcext:value-type="float">
            <text:p>-65.7</text:p>
          </table:table-cell>
          <table:table-cell office:value-type="string" calcext:value-type="string">
            <text:p>)},</text:p>
          </table:table-cell>
          <table:table-cell table:formula="of:=[.A264]&amp;[.B264]&amp;[.C264]&amp;[.D264]&amp;[.E264]&amp;[.F264]&amp;[.G264]" office:value-type="string" office:string-value="{“America/Pangnirtung“, timezone_location(66.15,-65.7)}," calcext:value-type="string">
            <text:p>{“America/Pangnirtung“, timezone_location(66.15,-65.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65]" office:value-type="string" office:string-value="America/Iqaluit" calcext:value-type="string">
            <text:p>America/Iqaluit</text:p>
          </table:table-cell>
          <table:table-cell office:value-type="string" calcext:value-type="string">
            <text:p>“, timezone_location(</text:p>
          </table:table-cell>
          <table:table-cell table:formula="of:=[$timezones.B265]" office:value-type="float" office:value="63.75" calcext:value-type="float">
            <text:p>63.75</text:p>
          </table:table-cell>
          <table:table-cell office:value-type="string" calcext:value-type="string">
            <text:p>,</text:p>
          </table:table-cell>
          <table:table-cell table:formula="of:=[$timezones.C265]" office:value-type="float" office:value="-68.52" calcext:value-type="float">
            <text:p>-68.52</text:p>
          </table:table-cell>
          <table:table-cell office:value-type="string" calcext:value-type="string">
            <text:p>)},</text:p>
          </table:table-cell>
          <table:table-cell table:formula="of:=[.A265]&amp;[.B265]&amp;[.C265]&amp;[.D265]&amp;[.E265]&amp;[.F265]&amp;[.G265]" office:value-type="string" office:string-value="{“America/Iqaluit“, timezone_location(63.75,-68.52)}," calcext:value-type="string">
            <text:p>{“America/Iqaluit“, timezone_location(63.75,-68.5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66]" office:value-type="string" office:string-value="America/Resolute" calcext:value-type="string">
            <text:p>America/Resolute</text:p>
          </table:table-cell>
          <table:table-cell office:value-type="string" calcext:value-type="string">
            <text:p>“, timezone_location(</text:p>
          </table:table-cell>
          <table:table-cell table:formula="of:=[$timezones.B266]" office:value-type="float" office:value="74.7" calcext:value-type="float">
            <text:p>74.7</text:p>
          </table:table-cell>
          <table:table-cell office:value-type="string" calcext:value-type="string">
            <text:p>,</text:p>
          </table:table-cell>
          <table:table-cell table:formula="of:=[$timezones.C266]" office:value-type="float" office:value="-94.83" calcext:value-type="float">
            <text:p>-94.83</text:p>
          </table:table-cell>
          <table:table-cell office:value-type="string" calcext:value-type="string">
            <text:p>)},</text:p>
          </table:table-cell>
          <table:table-cell table:formula="of:=[.A266]&amp;[.B266]&amp;[.C266]&amp;[.D266]&amp;[.E266]&amp;[.F266]&amp;[.G266]" office:value-type="string" office:string-value="{“America/Resolute“, timezone_location(74.7,-94.83)}," calcext:value-type="string">
            <text:p>{“America/Resolute“, timezone_location(74.7,-94.8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67]" office:value-type="string" office:string-value="America/Rankin_Inlet" calcext:value-type="string">
            <text:p>America/Rankin_Inlet</text:p>
          </table:table-cell>
          <table:table-cell office:value-type="string" calcext:value-type="string">
            <text:p>“, timezone_location(</text:p>
          </table:table-cell>
          <table:table-cell table:formula="of:=[$timezones.B267]" office:value-type="float" office:value="62.81" calcext:value-type="float">
            <text:p>62.81</text:p>
          </table:table-cell>
          <table:table-cell office:value-type="string" calcext:value-type="string">
            <text:p>,</text:p>
          </table:table-cell>
          <table:table-cell table:formula="of:=[$timezones.C267]" office:value-type="float" office:value="-92.09" calcext:value-type="float">
            <text:p>-92.09</text:p>
          </table:table-cell>
          <table:table-cell office:value-type="string" calcext:value-type="string">
            <text:p>)},</text:p>
          </table:table-cell>
          <table:table-cell table:formula="of:=[.A267]&amp;[.B267]&amp;[.C267]&amp;[.D267]&amp;[.E267]&amp;[.F267]&amp;[.G267]" office:value-type="string" office:string-value="{“America/Rankin_Inlet“, timezone_location(62.81,-92.09)}," calcext:value-type="string">
            <text:p>{“America/Rankin_Inlet“, timezone_location(62.81,-92.0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68]" office:value-type="string" office:string-value="America/Cambridge_Bay" calcext:value-type="string">
            <text:p>America/Cambridge_Bay</text:p>
          </table:table-cell>
          <table:table-cell office:value-type="string" calcext:value-type="string">
            <text:p>“, timezone_location(</text:p>
          </table:table-cell>
          <table:table-cell table:formula="of:=[$timezones.B268]" office:value-type="float" office:value="69.12" calcext:value-type="float">
            <text:p>69.12</text:p>
          </table:table-cell>
          <table:table-cell office:value-type="string" calcext:value-type="string">
            <text:p>,</text:p>
          </table:table-cell>
          <table:table-cell table:formula="of:=[$timezones.C268]" office:value-type="float" office:value="-105.06" calcext:value-type="float">
            <text:p>-105.06</text:p>
          </table:table-cell>
          <table:table-cell office:value-type="string" calcext:value-type="string">
            <text:p>)},</text:p>
          </table:table-cell>
          <table:table-cell table:formula="of:=[.A268]&amp;[.B268]&amp;[.C268]&amp;[.D268]&amp;[.E268]&amp;[.F268]&amp;[.G268]" office:value-type="string" office:string-value="{“America/Cambridge_Bay“, timezone_location(69.12,-105.06)}," calcext:value-type="string">
            <text:p>{“America/Cambridge_Bay“, timezone_location(69.12,-105.0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69]" office:value-type="string" office:string-value="America/Yellowknife" calcext:value-type="string">
            <text:p>America/Yellowknife</text:p>
          </table:table-cell>
          <table:table-cell office:value-type="string" calcext:value-type="string">
            <text:p>“, timezone_location(</text:p>
          </table:table-cell>
          <table:table-cell table:formula="of:=[$timezones.B269]" office:value-type="float" office:value="62.45" calcext:value-type="float">
            <text:p>62.45</text:p>
          </table:table-cell>
          <table:table-cell office:value-type="string" calcext:value-type="string">
            <text:p>,</text:p>
          </table:table-cell>
          <table:table-cell table:formula="of:=[$timezones.C269]" office:value-type="float" office:value="-114.37" calcext:value-type="float">
            <text:p>-114.37</text:p>
          </table:table-cell>
          <table:table-cell office:value-type="string" calcext:value-type="string">
            <text:p>)},</text:p>
          </table:table-cell>
          <table:table-cell table:formula="of:=[.A269]&amp;[.B269]&amp;[.C269]&amp;[.D269]&amp;[.E269]&amp;[.F269]&amp;[.G269]" office:value-type="string" office:string-value="{“America/Yellowknife“, timezone_location(62.45,-114.37)}," calcext:value-type="string">
            <text:p>{“America/Yellowknife“, timezone_location(62.45,-114.3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70]" office:value-type="string" office:string-value="America/Inuvik" calcext:value-type="string">
            <text:p>America/Inuvik</text:p>
          </table:table-cell>
          <table:table-cell office:value-type="string" calcext:value-type="string">
            <text:p>“, timezone_location(</text:p>
          </table:table-cell>
          <table:table-cell table:formula="of:=[$timezones.B270]" office:value-type="float" office:value="68.36" calcext:value-type="float">
            <text:p>68.36</text:p>
          </table:table-cell>
          <table:table-cell office:value-type="string" calcext:value-type="string">
            <text:p>,</text:p>
          </table:table-cell>
          <table:table-cell table:formula="of:=[$timezones.C270]" office:value-type="float" office:value="-133.72" calcext:value-type="float">
            <text:p>-133.72</text:p>
          </table:table-cell>
          <table:table-cell office:value-type="string" calcext:value-type="string">
            <text:p>)},</text:p>
          </table:table-cell>
          <table:table-cell table:formula="of:=[.A270]&amp;[.B270]&amp;[.C270]&amp;[.D270]&amp;[.E270]&amp;[.F270]&amp;[.G270]" office:value-type="string" office:string-value="{“America/Inuvik“, timezone_location(68.36,-133.72)}," calcext:value-type="string">
            <text:p>{“America/Inuvik“, timezone_location(68.36,-133.7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71]" office:value-type="string" office:string-value="America/Whitehorse" calcext:value-type="string">
            <text:p>America/Whitehorse</text:p>
          </table:table-cell>
          <table:table-cell office:value-type="string" calcext:value-type="string">
            <text:p>“, timezone_location(</text:p>
          </table:table-cell>
          <table:table-cell table:formula="of:=[$timezones.B271]" office:value-type="float" office:value="60.72" calcext:value-type="float">
            <text:p>60.72</text:p>
          </table:table-cell>
          <table:table-cell office:value-type="string" calcext:value-type="string">
            <text:p>,</text:p>
          </table:table-cell>
          <table:table-cell table:formula="of:=[$timezones.C271]" office:value-type="float" office:value="-135.06" calcext:value-type="float">
            <text:p>-135.06</text:p>
          </table:table-cell>
          <table:table-cell office:value-type="string" calcext:value-type="string">
            <text:p>)},</text:p>
          </table:table-cell>
          <table:table-cell table:formula="of:=[.A271]&amp;[.B271]&amp;[.C271]&amp;[.D271]&amp;[.E271]&amp;[.F271]&amp;[.G271]" office:value-type="string" office:string-value="{“America/Whitehorse“, timezone_location(60.72,-135.06)}," calcext:value-type="string">
            <text:p>{“America/Whitehorse“, timezone_location(60.72,-135.0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72]" office:value-type="string" office:string-value="America/Dawson" calcext:value-type="string">
            <text:p>America/Dawson</text:p>
          </table:table-cell>
          <table:table-cell office:value-type="string" calcext:value-type="string">
            <text:p>“, timezone_location(</text:p>
          </table:table-cell>
          <table:table-cell table:formula="of:=[$timezones.B272]" office:value-type="float" office:value="64.06" calcext:value-type="float">
            <text:p>64.06</text:p>
          </table:table-cell>
          <table:table-cell office:value-type="string" calcext:value-type="string">
            <text:p>,</text:p>
          </table:table-cell>
          <table:table-cell table:formula="of:=[$timezones.C272]" office:value-type="float" office:value="-139.43" calcext:value-type="float">
            <text:p>-139.43</text:p>
          </table:table-cell>
          <table:table-cell office:value-type="string" calcext:value-type="string">
            <text:p>)},</text:p>
          </table:table-cell>
          <table:table-cell table:formula="of:=[.A272]&amp;[.B272]&amp;[.C272]&amp;[.D272]&amp;[.E272]&amp;[.F272]&amp;[.G272]" office:value-type="string" office:string-value="{“America/Dawson“, timezone_location(64.06,-139.43)}," calcext:value-type="string">
            <text:p>{“America/Dawson“, timezone_location(64.06,-139.4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73]" office:value-type="string" office:string-value="America/Cancun" calcext:value-type="string">
            <text:p>America/Cancun</text:p>
          </table:table-cell>
          <table:table-cell office:value-type="string" calcext:value-type="string">
            <text:p>“, timezone_location(</text:p>
          </table:table-cell>
          <table:table-cell table:formula="of:=[$timezones.B273]" office:value-type="float" office:value="21.16" calcext:value-type="float">
            <text:p>21.16</text:p>
          </table:table-cell>
          <table:table-cell office:value-type="string" calcext:value-type="string">
            <text:p>,</text:p>
          </table:table-cell>
          <table:table-cell table:formula="of:=[$timezones.C273]" office:value-type="float" office:value="-86.85" calcext:value-type="float">
            <text:p>-86.85</text:p>
          </table:table-cell>
          <table:table-cell office:value-type="string" calcext:value-type="string">
            <text:p>)},</text:p>
          </table:table-cell>
          <table:table-cell table:formula="of:=[.A273]&amp;[.B273]&amp;[.C273]&amp;[.D273]&amp;[.E273]&amp;[.F273]&amp;[.G273]" office:value-type="string" office:string-value="{“America/Cancun“, timezone_location(21.16,-86.85)}," calcext:value-type="string">
            <text:p>{“America/Cancun“, timezone_location(21.16,-86.8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74]" office:value-type="string" office:string-value="America/Merida" calcext:value-type="string">
            <text:p>America/Merida</text:p>
          </table:table-cell>
          <table:table-cell office:value-type="string" calcext:value-type="string">
            <text:p>“, timezone_location(</text:p>
          </table:table-cell>
          <table:table-cell table:formula="of:=[$timezones.B274]" office:value-type="float" office:value="20.97" calcext:value-type="float">
            <text:p>20.97</text:p>
          </table:table-cell>
          <table:table-cell office:value-type="string" calcext:value-type="string">
            <text:p>,</text:p>
          </table:table-cell>
          <table:table-cell table:formula="of:=[$timezones.C274]" office:value-type="float" office:value="-89.59" calcext:value-type="float">
            <text:p>-89.59</text:p>
          </table:table-cell>
          <table:table-cell office:value-type="string" calcext:value-type="string">
            <text:p>)},</text:p>
          </table:table-cell>
          <table:table-cell table:formula="of:=[.A274]&amp;[.B274]&amp;[.C274]&amp;[.D274]&amp;[.E274]&amp;[.F274]&amp;[.G274]" office:value-type="string" office:string-value="{“America/Merida“, timezone_location(20.97,-89.59)}," calcext:value-type="string">
            <text:p>{“America/Merida“, timezone_location(20.97,-89.5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75]" office:value-type="string" office:string-value="America/Matamoros" calcext:value-type="string">
            <text:p>America/Matamoros</text:p>
          </table:table-cell>
          <table:table-cell office:value-type="string" calcext:value-type="string">
            <text:p>“, timezone_location(</text:p>
          </table:table-cell>
          <table:table-cell table:formula="of:=[$timezones.B275]" office:value-type="float" office:value="25.87" calcext:value-type="float">
            <text:p>25.87</text:p>
          </table:table-cell>
          <table:table-cell office:value-type="string" calcext:value-type="string">
            <text:p>,</text:p>
          </table:table-cell>
          <table:table-cell table:formula="of:=[$timezones.C275]" office:value-type="float" office:value="-97.5" calcext:value-type="float">
            <text:p>-97.5</text:p>
          </table:table-cell>
          <table:table-cell office:value-type="string" calcext:value-type="string">
            <text:p>)},</text:p>
          </table:table-cell>
          <table:table-cell table:formula="of:=[.A275]&amp;[.B275]&amp;[.C275]&amp;[.D275]&amp;[.E275]&amp;[.F275]&amp;[.G275]" office:value-type="string" office:string-value="{“America/Matamoros“, timezone_location(25.87,-97.5)}," calcext:value-type="string">
            <text:p>{“America/Matamoros“, timezone_location(25.87,-97.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76]" office:value-type="string" office:string-value="America/Monterrey" calcext:value-type="string">
            <text:p>America/Monterrey</text:p>
          </table:table-cell>
          <table:table-cell office:value-type="string" calcext:value-type="string">
            <text:p>“, timezone_location(</text:p>
          </table:table-cell>
          <table:table-cell table:formula="of:=[$timezones.B276]" office:value-type="float" office:value="25.69" calcext:value-type="float">
            <text:p>25.69</text:p>
          </table:table-cell>
          <table:table-cell office:value-type="string" calcext:value-type="string">
            <text:p>,</text:p>
          </table:table-cell>
          <table:table-cell table:formula="of:=[$timezones.C276]" office:value-type="float" office:value="-100.32" calcext:value-type="float">
            <text:p>-100.32</text:p>
          </table:table-cell>
          <table:table-cell office:value-type="string" calcext:value-type="string">
            <text:p>)},</text:p>
          </table:table-cell>
          <table:table-cell table:formula="of:=[.A276]&amp;[.B276]&amp;[.C276]&amp;[.D276]&amp;[.E276]&amp;[.F276]&amp;[.G276]" office:value-type="string" office:string-value="{“America/Monterrey“, timezone_location(25.69,-100.32)}," calcext:value-type="string">
            <text:p>{“America/Monterrey“, timezone_location(25.69,-100.3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77]" office:value-type="string" office:string-value="America/Mexico_City" calcext:value-type="string">
            <text:p>America/Mexico_City</text:p>
          </table:table-cell>
          <table:table-cell office:value-type="string" calcext:value-type="string">
            <text:p>“, timezone_location(</text:p>
          </table:table-cell>
          <table:table-cell table:formula="of:=[$timezones.B277]" office:value-type="float" office:value="19.43" calcext:value-type="float">
            <text:p>19.43</text:p>
          </table:table-cell>
          <table:table-cell office:value-type="string" calcext:value-type="string">
            <text:p>,</text:p>
          </table:table-cell>
          <table:table-cell table:formula="of:=[$timezones.C277]" office:value-type="float" office:value="-99.13" calcext:value-type="float">
            <text:p>-99.13</text:p>
          </table:table-cell>
          <table:table-cell office:value-type="string" calcext:value-type="string">
            <text:p>)},</text:p>
          </table:table-cell>
          <table:table-cell table:formula="of:=[.A277]&amp;[.B277]&amp;[.C277]&amp;[.D277]&amp;[.E277]&amp;[.F277]&amp;[.G277]" office:value-type="string" office:string-value="{“America/Mexico_City“, timezone_location(19.43,-99.13)}," calcext:value-type="string">
            <text:p>{“America/Mexico_City“, timezone_location(19.43,-99.1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78]" office:value-type="string" office:string-value="America/Ojinaga" calcext:value-type="string">
            <text:p>America/Ojinaga</text:p>
          </table:table-cell>
          <table:table-cell office:value-type="string" calcext:value-type="string">
            <text:p>“, timezone_location(</text:p>
          </table:table-cell>
          <table:table-cell table:formula="of:=[$timezones.B278]" office:value-type="float" office:value="29.55" calcext:value-type="float">
            <text:p>29.55</text:p>
          </table:table-cell>
          <table:table-cell office:value-type="string" calcext:value-type="string">
            <text:p>,</text:p>
          </table:table-cell>
          <table:table-cell table:formula="of:=[$timezones.C278]" office:value-type="float" office:value="-104.41" calcext:value-type="float">
            <text:p>-104.41</text:p>
          </table:table-cell>
          <table:table-cell office:value-type="string" calcext:value-type="string">
            <text:p>)},</text:p>
          </table:table-cell>
          <table:table-cell table:formula="of:=[.A278]&amp;[.B278]&amp;[.C278]&amp;[.D278]&amp;[.E278]&amp;[.F278]&amp;[.G278]" office:value-type="string" office:string-value="{“America/Ojinaga“, timezone_location(29.55,-104.41)}," calcext:value-type="string">
            <text:p>{“America/Ojinaga“, timezone_location(29.55,-104.4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79]" office:value-type="string" office:string-value="America/Chihuahua" calcext:value-type="string">
            <text:p>America/Chihuahua</text:p>
          </table:table-cell>
          <table:table-cell office:value-type="string" calcext:value-type="string">
            <text:p>“, timezone_location(</text:p>
          </table:table-cell>
          <table:table-cell table:formula="of:=[$timezones.B279]" office:value-type="float" office:value="28.63" calcext:value-type="float">
            <text:p>28.63</text:p>
          </table:table-cell>
          <table:table-cell office:value-type="string" calcext:value-type="string">
            <text:p>,</text:p>
          </table:table-cell>
          <table:table-cell table:formula="of:=[$timezones.C279]" office:value-type="float" office:value="-106.07" calcext:value-type="float">
            <text:p>-106.07</text:p>
          </table:table-cell>
          <table:table-cell office:value-type="string" calcext:value-type="string">
            <text:p>)},</text:p>
          </table:table-cell>
          <table:table-cell table:formula="of:=[.A279]&amp;[.B279]&amp;[.C279]&amp;[.D279]&amp;[.E279]&amp;[.F279]&amp;[.G279]" office:value-type="string" office:string-value="{“America/Chihuahua“, timezone_location(28.63,-106.07)}," calcext:value-type="string">
            <text:p>{“America/Chihuahua“, timezone_location(28.63,-106.0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80]" office:value-type="string" office:string-value="America/Hermosillo" calcext:value-type="string">
            <text:p>America/Hermosillo</text:p>
          </table:table-cell>
          <table:table-cell office:value-type="string" calcext:value-type="string">
            <text:p>“, timezone_location(</text:p>
          </table:table-cell>
          <table:table-cell table:formula="of:=[$timezones.B280]" office:value-type="float" office:value="29.07" calcext:value-type="float">
            <text:p>29.07</text:p>
          </table:table-cell>
          <table:table-cell office:value-type="string" calcext:value-type="string">
            <text:p>,</text:p>
          </table:table-cell>
          <table:table-cell table:formula="of:=[$timezones.C280]" office:value-type="float" office:value="-110.96" calcext:value-type="float">
            <text:p>-110.96</text:p>
          </table:table-cell>
          <table:table-cell office:value-type="string" calcext:value-type="string">
            <text:p>)},</text:p>
          </table:table-cell>
          <table:table-cell table:formula="of:=[.A280]&amp;[.B280]&amp;[.C280]&amp;[.D280]&amp;[.E280]&amp;[.F280]&amp;[.G280]" office:value-type="string" office:string-value="{“America/Hermosillo“, timezone_location(29.07,-110.96)}," calcext:value-type="string">
            <text:p>{“America/Hermosillo“, timezone_location(29.07,-110.9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81]" office:value-type="string" office:string-value="America/Mazatlan" calcext:value-type="string">
            <text:p>America/Mazatlan</text:p>
          </table:table-cell>
          <table:table-cell office:value-type="string" calcext:value-type="string">
            <text:p>“, timezone_location(</text:p>
          </table:table-cell>
          <table:table-cell table:formula="of:=[$timezones.B281]" office:value-type="float" office:value="23.25" calcext:value-type="float">
            <text:p>23.25</text:p>
          </table:table-cell>
          <table:table-cell office:value-type="string" calcext:value-type="string">
            <text:p>,</text:p>
          </table:table-cell>
          <table:table-cell table:formula="of:=[$timezones.C281]" office:value-type="float" office:value="-106.41" calcext:value-type="float">
            <text:p>-106.41</text:p>
          </table:table-cell>
          <table:table-cell office:value-type="string" calcext:value-type="string">
            <text:p>)},</text:p>
          </table:table-cell>
          <table:table-cell table:formula="of:=[.A281]&amp;[.B281]&amp;[.C281]&amp;[.D281]&amp;[.E281]&amp;[.F281]&amp;[.G281]" office:value-type="string" office:string-value="{“America/Mazatlan“, timezone_location(23.25,-106.41)}," calcext:value-type="string">
            <text:p>{“America/Mazatlan“, timezone_location(23.25,-106.4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82]" office:value-type="string" office:string-value="America/Bahia_Banderas" calcext:value-type="string">
            <text:p>America/Bahia_Banderas</text:p>
          </table:table-cell>
          <table:table-cell office:value-type="string" calcext:value-type="string">
            <text:p>“, timezone_location(</text:p>
          </table:table-cell>
          <table:table-cell table:formula="of:=[$timezones.B282]" office:value-type="float" office:value="20.81" calcext:value-type="float">
            <text:p>20.81</text:p>
          </table:table-cell>
          <table:table-cell office:value-type="string" calcext:value-type="string">
            <text:p>,</text:p>
          </table:table-cell>
          <table:table-cell table:formula="of:=[$timezones.C282]" office:value-type="float" office:value="-105.25" calcext:value-type="float">
            <text:p>-105.25</text:p>
          </table:table-cell>
          <table:table-cell office:value-type="string" calcext:value-type="string">
            <text:p>)},</text:p>
          </table:table-cell>
          <table:table-cell table:formula="of:=[.A282]&amp;[.B282]&amp;[.C282]&amp;[.D282]&amp;[.E282]&amp;[.F282]&amp;[.G282]" office:value-type="string" office:string-value="{“America/Bahia_Banderas“, timezone_location(20.81,-105.25)}," calcext:value-type="string">
            <text:p>{“America/Bahia_Banderas“, timezone_location(20.81,-105.2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83]" office:value-type="string" office:string-value="America/Tijuana" calcext:value-type="string">
            <text:p>America/Tijuana</text:p>
          </table:table-cell>
          <table:table-cell office:value-type="string" calcext:value-type="string">
            <text:p>“, timezone_location(</text:p>
          </table:table-cell>
          <table:table-cell table:formula="of:=[$timezones.B283]" office:value-type="float" office:value="32.52" calcext:value-type="float">
            <text:p>32.52</text:p>
          </table:table-cell>
          <table:table-cell office:value-type="string" calcext:value-type="string">
            <text:p>,</text:p>
          </table:table-cell>
          <table:table-cell table:formula="of:=[$timezones.C283]" office:value-type="float" office:value="-117.04" calcext:value-type="float">
            <text:p>-117.04</text:p>
          </table:table-cell>
          <table:table-cell office:value-type="string" calcext:value-type="string">
            <text:p>)},</text:p>
          </table:table-cell>
          <table:table-cell table:formula="of:=[.A283]&amp;[.B283]&amp;[.C283]&amp;[.D283]&amp;[.E283]&amp;[.F283]&amp;[.G283]" office:value-type="string" office:string-value="{“America/Tijuana“, timezone_location(32.52,-117.04)}," calcext:value-type="string">
            <text:p>{“America/Tijuana“, timezone_location(32.52,-117.0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84]" office:value-type="string" office:string-value="America/Nassau" calcext:value-type="string">
            <text:p>America/Nassau</text:p>
          </table:table-cell>
          <table:table-cell office:value-type="string" calcext:value-type="string">
            <text:p>“, timezone_location(</text:p>
          </table:table-cell>
          <table:table-cell table:formula="of:=[$timezones.B284]" office:value-type="float" office:value="25.04" calcext:value-type="float">
            <text:p>25.04</text:p>
          </table:table-cell>
          <table:table-cell office:value-type="string" calcext:value-type="string">
            <text:p>,</text:p>
          </table:table-cell>
          <table:table-cell table:formula="of:=[$timezones.C284]" office:value-type="float" office:value="-77.35" calcext:value-type="float">
            <text:p>-77.35</text:p>
          </table:table-cell>
          <table:table-cell office:value-type="string" calcext:value-type="string">
            <text:p>)},</text:p>
          </table:table-cell>
          <table:table-cell table:formula="of:=[.A284]&amp;[.B284]&amp;[.C284]&amp;[.D284]&amp;[.E284]&amp;[.F284]&amp;[.G284]" office:value-type="string" office:string-value="{“America/Nassau“, timezone_location(25.04,-77.35)}," calcext:value-type="string">
            <text:p>{“America/Nassau“, timezone_location(25.04,-77.3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85]" office:value-type="string" office:string-value="America/Barbados" calcext:value-type="string">
            <text:p>America/Barbados</text:p>
          </table:table-cell>
          <table:table-cell office:value-type="string" calcext:value-type="string">
            <text:p>“, timezone_location(</text:p>
          </table:table-cell>
          <table:table-cell table:formula="of:=[$timezones.B285]" office:value-type="float" office:value="13.19" calcext:value-type="float">
            <text:p>13.19</text:p>
          </table:table-cell>
          <table:table-cell office:value-type="string" calcext:value-type="string">
            <text:p>,</text:p>
          </table:table-cell>
          <table:table-cell table:formula="of:=[$timezones.C285]" office:value-type="float" office:value="-59.54" calcext:value-type="float">
            <text:p>-59.54</text:p>
          </table:table-cell>
          <table:table-cell office:value-type="string" calcext:value-type="string">
            <text:p>)},</text:p>
          </table:table-cell>
          <table:table-cell table:formula="of:=[.A285]&amp;[.B285]&amp;[.C285]&amp;[.D285]&amp;[.E285]&amp;[.F285]&amp;[.G285]" office:value-type="string" office:string-value="{“America/Barbados“, timezone_location(13.19,-59.54)}," calcext:value-type="string">
            <text:p>{“America/Barbados“, timezone_location(13.19,-59.5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86]" office:value-type="string" office:string-value="America/Belize" calcext:value-type="string">
            <text:p>America/Belize</text:p>
          </table:table-cell>
          <table:table-cell office:value-type="string" calcext:value-type="string">
            <text:p>“, timezone_location(</text:p>
          </table:table-cell>
          <table:table-cell table:formula="of:=[$timezones.B286]" office:value-type="float" office:value="17.19" calcext:value-type="float">
            <text:p>17.19</text:p>
          </table:table-cell>
          <table:table-cell office:value-type="string" calcext:value-type="string">
            <text:p>,</text:p>
          </table:table-cell>
          <table:table-cell table:formula="of:=[$timezones.C286]" office:value-type="float" office:value="88.5" calcext:value-type="float">
            <text:p>88.5</text:p>
          </table:table-cell>
          <table:table-cell office:value-type="string" calcext:value-type="string">
            <text:p>)},</text:p>
          </table:table-cell>
          <table:table-cell table:formula="of:=[.A286]&amp;[.B286]&amp;[.C286]&amp;[.D286]&amp;[.E286]&amp;[.F286]&amp;[.G286]" office:value-type="string" office:string-value="{“America/Belize“, timezone_location(17.19,88.5)}," calcext:value-type="string">
            <text:p>{“America/Belize“, timezone_location(17.19,88.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87]" office:value-type="string" office:string-value="Atlantic/Bermuda" calcext:value-type="string">
            <text:p>Atlantic/Bermuda</text:p>
          </table:table-cell>
          <table:table-cell office:value-type="string" calcext:value-type="string">
            <text:p>“, timezone_location(</text:p>
          </table:table-cell>
          <table:table-cell table:formula="of:=[$timezones.B287]" office:value-type="float" office:value="32.31" calcext:value-type="float">
            <text:p>32.31</text:p>
          </table:table-cell>
          <table:table-cell office:value-type="string" calcext:value-type="string">
            <text:p>,</text:p>
          </table:table-cell>
          <table:table-cell table:formula="of:=[$timezones.C287]" office:value-type="float" office:value="-64.75" calcext:value-type="float">
            <text:p>-64.75</text:p>
          </table:table-cell>
          <table:table-cell office:value-type="string" calcext:value-type="string">
            <text:p>)},</text:p>
          </table:table-cell>
          <table:table-cell table:formula="of:=[.A287]&amp;[.B287]&amp;[.C287]&amp;[.D287]&amp;[.E287]&amp;[.F287]&amp;[.G287]" office:value-type="string" office:string-value="{“Atlantic/Bermuda“, timezone_location(32.31,-64.75)}," calcext:value-type="string">
            <text:p>{“Atlantic/Bermuda“, timezone_location(32.31,-64.7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88]" office:value-type="string" office:string-value="America/Costa_Rica" calcext:value-type="string">
            <text:p>America/Costa_Rica</text:p>
          </table:table-cell>
          <table:table-cell office:value-type="string" calcext:value-type="string">
            <text:p>“, timezone_location(</text:p>
          </table:table-cell>
          <table:table-cell table:formula="of:=[$timezones.B288]" office:value-type="float" office:value="9.75" calcext:value-type="float">
            <text:p>9.75</text:p>
          </table:table-cell>
          <table:table-cell office:value-type="string" calcext:value-type="string">
            <text:p>,</text:p>
          </table:table-cell>
          <table:table-cell table:formula="of:=[$timezones.C288]" office:value-type="float" office:value="-83.75" calcext:value-type="float">
            <text:p>-83.75</text:p>
          </table:table-cell>
          <table:table-cell office:value-type="string" calcext:value-type="string">
            <text:p>)},</text:p>
          </table:table-cell>
          <table:table-cell table:formula="of:=[.A288]&amp;[.B288]&amp;[.C288]&amp;[.D288]&amp;[.E288]&amp;[.F288]&amp;[.G288]" office:value-type="string" office:string-value="{“America/Costa_Rica“, timezone_location(9.75,-83.75)}," calcext:value-type="string">
            <text:p>{“America/Costa_Rica“, timezone_location(9.75,-83.7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89]" office:value-type="string" office:string-value="America/Havana" calcext:value-type="string">
            <text:p>America/Havana</text:p>
          </table:table-cell>
          <table:table-cell office:value-type="string" calcext:value-type="string">
            <text:p>“, timezone_location(</text:p>
          </table:table-cell>
          <table:table-cell table:formula="of:=[$timezones.B289]" office:value-type="float" office:value="23.11" calcext:value-type="float">
            <text:p>23.11</text:p>
          </table:table-cell>
          <table:table-cell office:value-type="string" calcext:value-type="string">
            <text:p>,</text:p>
          </table:table-cell>
          <table:table-cell table:formula="of:=[$timezones.C289]" office:value-type="float" office:value="-82.37" calcext:value-type="float">
            <text:p>-82.37</text:p>
          </table:table-cell>
          <table:table-cell office:value-type="string" calcext:value-type="string">
            <text:p>)},</text:p>
          </table:table-cell>
          <table:table-cell table:formula="of:=[.A289]&amp;[.B289]&amp;[.C289]&amp;[.D289]&amp;[.E289]&amp;[.F289]&amp;[.G289]" office:value-type="string" office:string-value="{“America/Havana“, timezone_location(23.11,-82.37)}," calcext:value-type="string">
            <text:p>{“America/Havana“, timezone_location(23.11,-82.3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90]" office:value-type="string" office:string-value="America/Santo_Domingo" calcext:value-type="string">
            <text:p>America/Santo_Domingo</text:p>
          </table:table-cell>
          <table:table-cell office:value-type="string" calcext:value-type="string">
            <text:p>“, timezone_location(</text:p>
          </table:table-cell>
          <table:table-cell table:formula="of:=[$timezones.B290]" office:value-type="float" office:value="18.49" calcext:value-type="float">
            <text:p>18.49</text:p>
          </table:table-cell>
          <table:table-cell office:value-type="string" calcext:value-type="string">
            <text:p>,</text:p>
          </table:table-cell>
          <table:table-cell table:formula="of:=[$timezones.C290]" office:value-type="float" office:value="-69.93" calcext:value-type="float">
            <text:p>-69.93</text:p>
          </table:table-cell>
          <table:table-cell office:value-type="string" calcext:value-type="string">
            <text:p>)},</text:p>
          </table:table-cell>
          <table:table-cell table:formula="of:=[.A290]&amp;[.B290]&amp;[.C290]&amp;[.D290]&amp;[.E290]&amp;[.F290]&amp;[.G290]" office:value-type="string" office:string-value="{“America/Santo_Domingo“, timezone_location(18.49,-69.93)}," calcext:value-type="string">
            <text:p>{“America/Santo_Domingo“, timezone_location(18.49,-69.9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91]" office:value-type="string" office:string-value="America/El_Salvador" calcext:value-type="string">
            <text:p>America/El_Salvador</text:p>
          </table:table-cell>
          <table:table-cell office:value-type="string" calcext:value-type="string">
            <text:p>“, timezone_location(</text:p>
          </table:table-cell>
          <table:table-cell table:formula="of:=[$timezones.B291]" office:value-type="float" office:value="13.79" calcext:value-type="float">
            <text:p>13.79</text:p>
          </table:table-cell>
          <table:table-cell office:value-type="string" calcext:value-type="string">
            <text:p>,</text:p>
          </table:table-cell>
          <table:table-cell table:formula="of:=[$timezones.C291]" office:value-type="float" office:value="-88.9" calcext:value-type="float">
            <text:p>-88.9</text:p>
          </table:table-cell>
          <table:table-cell office:value-type="string" calcext:value-type="string">
            <text:p>)},</text:p>
          </table:table-cell>
          <table:table-cell table:formula="of:=[.A291]&amp;[.B291]&amp;[.C291]&amp;[.D291]&amp;[.E291]&amp;[.F291]&amp;[.G291]" office:value-type="string" office:string-value="{“America/El_Salvador“, timezone_location(13.79,-88.9)}," calcext:value-type="string">
            <text:p>{“America/El_Salvador“, timezone_location(13.79,-88.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92]" office:value-type="string" office:string-value="America/Guatemala" calcext:value-type="string">
            <text:p>America/Guatemala</text:p>
          </table:table-cell>
          <table:table-cell office:value-type="string" calcext:value-type="string">
            <text:p>“, timezone_location(</text:p>
          </table:table-cell>
          <table:table-cell table:formula="of:=[$timezones.B292]" office:value-type="float" office:value="15.78" calcext:value-type="float">
            <text:p>15.78</text:p>
          </table:table-cell>
          <table:table-cell office:value-type="string" calcext:value-type="string">
            <text:p>,</text:p>
          </table:table-cell>
          <table:table-cell table:formula="of:=[$timezones.C292]" office:value-type="float" office:value="-90.23" calcext:value-type="float">
            <text:p>-90.23</text:p>
          </table:table-cell>
          <table:table-cell office:value-type="string" calcext:value-type="string">
            <text:p>)},</text:p>
          </table:table-cell>
          <table:table-cell table:formula="of:=[.A292]&amp;[.B292]&amp;[.C292]&amp;[.D292]&amp;[.E292]&amp;[.F292]&amp;[.G292]" office:value-type="string" office:string-value="{“America/Guatemala“, timezone_location(15.78,-90.23)}," calcext:value-type="string">
            <text:p>{“America/Guatemala“, timezone_location(15.78,-90.2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93]" office:value-type="string" office:string-value="America/Port-au-Prince" calcext:value-type="string">
            <text:p>America/Port-au-Prince</text:p>
          </table:table-cell>
          <table:table-cell office:value-type="string" calcext:value-type="string">
            <text:p>“, timezone_location(</text:p>
          </table:table-cell>
          <table:table-cell table:formula="of:=[$timezones.B293]" office:value-type="float" office:value="18.59" calcext:value-type="float">
            <text:p>18.59</text:p>
          </table:table-cell>
          <table:table-cell office:value-type="string" calcext:value-type="string">
            <text:p>,</text:p>
          </table:table-cell>
          <table:table-cell table:formula="of:=[$timezones.C293]" office:value-type="float" office:value="-72.31" calcext:value-type="float">
            <text:p>-72.31</text:p>
          </table:table-cell>
          <table:table-cell office:value-type="string" calcext:value-type="string">
            <text:p>)},</text:p>
          </table:table-cell>
          <table:table-cell table:formula="of:=[.A293]&amp;[.B293]&amp;[.C293]&amp;[.D293]&amp;[.E293]&amp;[.F293]&amp;[.G293]" office:value-type="string" office:string-value="{“America/Port-au-Prince“, timezone_location(18.59,-72.31)}," calcext:value-type="string">
            <text:p>{“America/Port-au-Prince“, timezone_location(18.59,-72.3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94]" office:value-type="string" office:string-value="America/Tegucigalpa" calcext:value-type="string">
            <text:p>America/Tegucigalpa</text:p>
          </table:table-cell>
          <table:table-cell office:value-type="string" calcext:value-type="string">
            <text:p>“, timezone_location(</text:p>
          </table:table-cell>
          <table:table-cell table:formula="of:=[$timezones.B294]" office:value-type="float" office:value="14.07" calcext:value-type="float">
            <text:p>14.07</text:p>
          </table:table-cell>
          <table:table-cell office:value-type="string" calcext:value-type="string">
            <text:p>,</text:p>
          </table:table-cell>
          <table:table-cell table:formula="of:=[$timezones.C294]" office:value-type="float" office:value="-87.17" calcext:value-type="float">
            <text:p>-87.17</text:p>
          </table:table-cell>
          <table:table-cell office:value-type="string" calcext:value-type="string">
            <text:p>)},</text:p>
          </table:table-cell>
          <table:table-cell table:formula="of:=[.A294]&amp;[.B294]&amp;[.C294]&amp;[.D294]&amp;[.E294]&amp;[.F294]&amp;[.G294]" office:value-type="string" office:string-value="{“America/Tegucigalpa“, timezone_location(14.07,-87.17)}," calcext:value-type="string">
            <text:p>{“America/Tegucigalpa“, timezone_location(14.07,-87.1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95]" office:value-type="string" office:string-value="America/Jamaica" calcext:value-type="string">
            <text:p>America/Jamaica</text:p>
          </table:table-cell>
          <table:table-cell office:value-type="string" calcext:value-type="string">
            <text:p>“, timezone_location(</text:p>
          </table:table-cell>
          <table:table-cell table:formula="of:=[$timezones.B295]" office:value-type="float" office:value="18.11" calcext:value-type="float">
            <text:p>18.11</text:p>
          </table:table-cell>
          <table:table-cell office:value-type="string" calcext:value-type="string">
            <text:p>,</text:p>
          </table:table-cell>
          <table:table-cell table:formula="of:=[$timezones.C295]" office:value-type="float" office:value="-77.3" calcext:value-type="float">
            <text:p>-77.3</text:p>
          </table:table-cell>
          <table:table-cell office:value-type="string" calcext:value-type="string">
            <text:p>)},</text:p>
          </table:table-cell>
          <table:table-cell table:formula="of:=[.A295]&amp;[.B295]&amp;[.C295]&amp;[.D295]&amp;[.E295]&amp;[.F295]&amp;[.G295]" office:value-type="string" office:string-value="{“America/Jamaica“, timezone_location(18.11,-77.3)}," calcext:value-type="string">
            <text:p>{“America/Jamaica“, timezone_location(18.11,-77.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96]" office:value-type="string" office:string-value="America/Martinique" calcext:value-type="string">
            <text:p>America/Martinique</text:p>
          </table:table-cell>
          <table:table-cell office:value-type="string" calcext:value-type="string">
            <text:p>“, timezone_location(</text:p>
          </table:table-cell>
          <table:table-cell table:formula="of:=[$timezones.B296]" office:value-type="float" office:value="14.64" calcext:value-type="float">
            <text:p>14.64</text:p>
          </table:table-cell>
          <table:table-cell office:value-type="string" calcext:value-type="string">
            <text:p>,</text:p>
          </table:table-cell>
          <table:table-cell table:formula="of:=[$timezones.C296]" office:value-type="float" office:value="-61.02" calcext:value-type="float">
            <text:p>-61.02</text:p>
          </table:table-cell>
          <table:table-cell office:value-type="string" calcext:value-type="string">
            <text:p>)},</text:p>
          </table:table-cell>
          <table:table-cell table:formula="of:=[.A296]&amp;[.B296]&amp;[.C296]&amp;[.D296]&amp;[.E296]&amp;[.F296]&amp;[.G296]" office:value-type="string" office:string-value="{“America/Martinique“, timezone_location(14.64,-61.02)}," calcext:value-type="string">
            <text:p>{“America/Martinique“, timezone_location(14.64,-61.0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97]" office:value-type="string" office:string-value="America/Managua" calcext:value-type="string">
            <text:p>America/Managua</text:p>
          </table:table-cell>
          <table:table-cell office:value-type="string" calcext:value-type="string">
            <text:p>“, timezone_location(</text:p>
          </table:table-cell>
          <table:table-cell table:formula="of:=[$timezones.B297]" office:value-type="float" office:value="12.12" calcext:value-type="float">
            <text:p>12.12</text:p>
          </table:table-cell>
          <table:table-cell office:value-type="string" calcext:value-type="string">
            <text:p>,</text:p>
          </table:table-cell>
          <table:table-cell table:formula="of:=[$timezones.C297]" office:value-type="float" office:value="-86.24" calcext:value-type="float">
            <text:p>-86.24</text:p>
          </table:table-cell>
          <table:table-cell office:value-type="string" calcext:value-type="string">
            <text:p>)},</text:p>
          </table:table-cell>
          <table:table-cell table:formula="of:=[.A297]&amp;[.B297]&amp;[.C297]&amp;[.D297]&amp;[.E297]&amp;[.F297]&amp;[.G297]" office:value-type="string" office:string-value="{“America/Managua“, timezone_location(12.12,-86.24)}," calcext:value-type="string">
            <text:p>{“America/Managua“, timezone_location(12.12,-86.2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98]" office:value-type="string" office:string-value="America/Panama" calcext:value-type="string">
            <text:p>America/Panama</text:p>
          </table:table-cell>
          <table:table-cell office:value-type="string" calcext:value-type="string">
            <text:p>“, timezone_location(</text:p>
          </table:table-cell>
          <table:table-cell table:formula="of:=[$timezones.B298]" office:value-type="float" office:value="8.54" calcext:value-type="float">
            <text:p>8.54</text:p>
          </table:table-cell>
          <table:table-cell office:value-type="string" calcext:value-type="string">
            <text:p>,</text:p>
          </table:table-cell>
          <table:table-cell table:formula="of:=[$timezones.C298]" office:value-type="float" office:value="-80.78" calcext:value-type="float">
            <text:p>-80.78</text:p>
          </table:table-cell>
          <table:table-cell office:value-type="string" calcext:value-type="string">
            <text:p>)},</text:p>
          </table:table-cell>
          <table:table-cell table:formula="of:=[.A298]&amp;[.B298]&amp;[.C298]&amp;[.D298]&amp;[.E298]&amp;[.F298]&amp;[.G298]" office:value-type="string" office:string-value="{“America/Panama“, timezone_location(8.54,-80.78)}," calcext:value-type="string">
            <text:p>{“America/Panama“, timezone_location(8.54,-80.7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299]" office:value-type="string" office:string-value="America/Puerto_Rico" calcext:value-type="string">
            <text:p>America/Puerto_Rico</text:p>
          </table:table-cell>
          <table:table-cell office:value-type="string" calcext:value-type="string">
            <text:p>“, timezone_location(</text:p>
          </table:table-cell>
          <table:table-cell table:formula="of:=[$timezones.B299]" office:value-type="float" office:value="18.22" calcext:value-type="float">
            <text:p>18.22</text:p>
          </table:table-cell>
          <table:table-cell office:value-type="string" calcext:value-type="string">
            <text:p>,</text:p>
          </table:table-cell>
          <table:table-cell table:formula="of:=[$timezones.C299]" office:value-type="float" office:value="-66.59" calcext:value-type="float">
            <text:p>-66.59</text:p>
          </table:table-cell>
          <table:table-cell office:value-type="string" calcext:value-type="string">
            <text:p>)},</text:p>
          </table:table-cell>
          <table:table-cell table:formula="of:=[.A299]&amp;[.B299]&amp;[.C299]&amp;[.D299]&amp;[.E299]&amp;[.F299]&amp;[.G299]" office:value-type="string" office:string-value="{“America/Puerto_Rico“, timezone_location(18.22,-66.59)}," calcext:value-type="string">
            <text:p>{“America/Puerto_Rico“, timezone_location(18.22,-66.5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00]" office:value-type="string" office:string-value="America/Miquelon" calcext:value-type="string">
            <text:p>America/Miquelon</text:p>
          </table:table-cell>
          <table:table-cell office:value-type="string" calcext:value-type="string">
            <text:p>“, timezone_location(</text:p>
          </table:table-cell>
          <table:table-cell table:formula="of:=[$timezones.B300]" office:value-type="float" office:value="46.89" calcext:value-type="float">
            <text:p>46.89</text:p>
          </table:table-cell>
          <table:table-cell office:value-type="string" calcext:value-type="string">
            <text:p>,</text:p>
          </table:table-cell>
          <table:table-cell table:formula="of:=[$timezones.C300]" office:value-type="float" office:value="-56.32" calcext:value-type="float">
            <text:p>-56.32</text:p>
          </table:table-cell>
          <table:table-cell office:value-type="string" calcext:value-type="string">
            <text:p>)},</text:p>
          </table:table-cell>
          <table:table-cell table:formula="of:=[.A300]&amp;[.B300]&amp;[.C300]&amp;[.D300]&amp;[.E300]&amp;[.F300]&amp;[.G300]" office:value-type="string" office:string-value="{“America/Miquelon“, timezone_location(46.89,-56.32)}," calcext:value-type="string">
            <text:p>{“America/Miquelon“, timezone_location(46.89,-56.3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01]" office:value-type="string" office:string-value="America/Grand_Turk" calcext:value-type="string">
            <text:p>America/Grand_Turk</text:p>
          </table:table-cell>
          <table:table-cell office:value-type="string" calcext:value-type="string">
            <text:p>“, timezone_location(</text:p>
          </table:table-cell>
          <table:table-cell table:formula="of:=[$timezones.B301]" office:value-type="float" office:value="21.47" calcext:value-type="float">
            <text:p>21.47</text:p>
          </table:table-cell>
          <table:table-cell office:value-type="string" calcext:value-type="string">
            <text:p>,</text:p>
          </table:table-cell>
          <table:table-cell table:formula="of:=[$timezones.C301]" office:value-type="float" office:value="-71.14" calcext:value-type="float">
            <text:p>-71.14</text:p>
          </table:table-cell>
          <table:table-cell office:value-type="string" calcext:value-type="string">
            <text:p>)},</text:p>
          </table:table-cell>
          <table:table-cell table:formula="of:=[.A301]&amp;[.B301]&amp;[.C301]&amp;[.D301]&amp;[.E301]&amp;[.F301]&amp;[.G301]" office:value-type="string" office:string-value="{“America/Grand_Turk“, timezone_location(21.47,-71.14)}," calcext:value-type="string">
            <text:p>{“America/Grand_Turk“, timezone_location(21.47,-71.1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02]" office:value-type="string" office:string-value="America/Argentina/Buenos_Aires" calcext:value-type="string">
            <text:p>America/Argentina/Buenos_Aires</text:p>
          </table:table-cell>
          <table:table-cell office:value-type="string" calcext:value-type="string">
            <text:p>“, timezone_location(</text:p>
          </table:table-cell>
          <table:table-cell table:formula="of:=[$timezones.B302]" office:value-type="float" office:value="-34.6" calcext:value-type="float">
            <text:p>-34.6</text:p>
          </table:table-cell>
          <table:table-cell office:value-type="string" calcext:value-type="string">
            <text:p>,</text:p>
          </table:table-cell>
          <table:table-cell table:formula="of:=[$timezones.C302]" office:value-type="float" office:value="-58.38" calcext:value-type="float">
            <text:p>-58.38</text:p>
          </table:table-cell>
          <table:table-cell office:value-type="string" calcext:value-type="string">
            <text:p>)},</text:p>
          </table:table-cell>
          <table:table-cell table:formula="of:=[.A302]&amp;[.B302]&amp;[.C302]&amp;[.D302]&amp;[.E302]&amp;[.F302]&amp;[.G302]" office:value-type="string" office:string-value="{“America/Argentina/Buenos_Aires“, timezone_location(-34.6,-58.38)}," calcext:value-type="string">
            <text:p>{“America/Argentina/Buenos_Aires“, timezone_location(-34.6,-58.3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03]" office:value-type="string" office:string-value="America/Argentina/Cordoba" calcext:value-type="string">
            <text:p>America/Argentina/Cordoba</text:p>
          </table:table-cell>
          <table:table-cell office:value-type="string" calcext:value-type="string">
            <text:p>“, timezone_location(</text:p>
          </table:table-cell>
          <table:table-cell table:formula="of:=[$timezones.B303]" office:value-type="float" office:value="-31.42" calcext:value-type="float">
            <text:p>-31.42</text:p>
          </table:table-cell>
          <table:table-cell office:value-type="string" calcext:value-type="string">
            <text:p>,</text:p>
          </table:table-cell>
          <table:table-cell table:formula="of:=[$timezones.C303]" office:value-type="float" office:value="-64.19" calcext:value-type="float">
            <text:p>-64.19</text:p>
          </table:table-cell>
          <table:table-cell office:value-type="string" calcext:value-type="string">
            <text:p>)},</text:p>
          </table:table-cell>
          <table:table-cell table:formula="of:=[.A303]&amp;[.B303]&amp;[.C303]&amp;[.D303]&amp;[.E303]&amp;[.F303]&amp;[.G303]" office:value-type="string" office:string-value="{“America/Argentina/Cordoba“, timezone_location(-31.42,-64.19)}," calcext:value-type="string">
            <text:p>{“America/Argentina/Cordoba“, timezone_location(-31.42,-64.1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04]" office:value-type="string" office:string-value="America/Argentina/Salta" calcext:value-type="string">
            <text:p>America/Argentina/Salta</text:p>
          </table:table-cell>
          <table:table-cell office:value-type="string" calcext:value-type="string">
            <text:p>“, timezone_location(</text:p>
          </table:table-cell>
          <table:table-cell table:formula="of:=[$timezones.B304]" office:value-type="float" office:value="-24.78" calcext:value-type="float">
            <text:p>-24.78</text:p>
          </table:table-cell>
          <table:table-cell office:value-type="string" calcext:value-type="string">
            <text:p>,</text:p>
          </table:table-cell>
          <table:table-cell table:formula="of:=[$timezones.C304]" office:value-type="float" office:value="-65.42" calcext:value-type="float">
            <text:p>-65.42</text:p>
          </table:table-cell>
          <table:table-cell office:value-type="string" calcext:value-type="string">
            <text:p>)},</text:p>
          </table:table-cell>
          <table:table-cell table:formula="of:=[.A304]&amp;[.B304]&amp;[.C304]&amp;[.D304]&amp;[.E304]&amp;[.F304]&amp;[.G304]" office:value-type="string" office:string-value="{“America/Argentina/Salta“, timezone_location(-24.78,-65.42)}," calcext:value-type="string">
            <text:p>{“America/Argentina/Salta“, timezone_location(-24.78,-65.4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05]" office:value-type="string" office:string-value="America/Argentina/Tucuman" calcext:value-type="string">
            <text:p>America/Argentina/Tucuman</text:p>
          </table:table-cell>
          <table:table-cell office:value-type="string" calcext:value-type="string">
            <text:p>“, timezone_location(</text:p>
          </table:table-cell>
          <table:table-cell table:formula="of:=[$timezones.B305]" office:value-type="float" office:value="-26.81" calcext:value-type="float">
            <text:p>-26.81</text:p>
          </table:table-cell>
          <table:table-cell office:value-type="string" calcext:value-type="string">
            <text:p>,</text:p>
          </table:table-cell>
          <table:table-cell table:formula="of:=[$timezones.C305]" office:value-type="float" office:value="-65.22" calcext:value-type="float">
            <text:p>-65.22</text:p>
          </table:table-cell>
          <table:table-cell office:value-type="string" calcext:value-type="string">
            <text:p>)},</text:p>
          </table:table-cell>
          <table:table-cell table:formula="of:=[.A305]&amp;[.B305]&amp;[.C305]&amp;[.D305]&amp;[.E305]&amp;[.F305]&amp;[.G305]" office:value-type="string" office:string-value="{“America/Argentina/Tucuman“, timezone_location(-26.81,-65.22)}," calcext:value-type="string">
            <text:p>{“America/Argentina/Tucuman“, timezone_location(-26.81,-65.2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06]" office:value-type="string" office:string-value="America/Argentina/La_Rioja" calcext:value-type="string">
            <text:p>America/Argentina/La_Rioja</text:p>
          </table:table-cell>
          <table:table-cell office:value-type="string" calcext:value-type="string">
            <text:p>“, timezone_location(</text:p>
          </table:table-cell>
          <table:table-cell table:formula="of:=[$timezones.B306]" office:value-type="float" office:value="-29.41" calcext:value-type="float">
            <text:p>-29.41</text:p>
          </table:table-cell>
          <table:table-cell office:value-type="string" calcext:value-type="string">
            <text:p>,</text:p>
          </table:table-cell>
          <table:table-cell table:formula="of:=[$timezones.C306]" office:value-type="float" office:value="-66.86" calcext:value-type="float">
            <text:p>-66.86</text:p>
          </table:table-cell>
          <table:table-cell office:value-type="string" calcext:value-type="string">
            <text:p>)},</text:p>
          </table:table-cell>
          <table:table-cell table:formula="of:=[.A306]&amp;[.B306]&amp;[.C306]&amp;[.D306]&amp;[.E306]&amp;[.F306]&amp;[.G306]" office:value-type="string" office:string-value="{“America/Argentina/La_Rioja“, timezone_location(-29.41,-66.86)}," calcext:value-type="string">
            <text:p>{“America/Argentina/La_Rioja“, timezone_location(-29.41,-66.8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07]" office:value-type="string" office:string-value="America/Argentina/San_Juan" calcext:value-type="string">
            <text:p>America/Argentina/San_Juan</text:p>
          </table:table-cell>
          <table:table-cell office:value-type="string" calcext:value-type="string">
            <text:p>“, timezone_location(</text:p>
          </table:table-cell>
          <table:table-cell table:formula="of:=[$timezones.B307]" office:value-type="float" office:value="-31.54" calcext:value-type="float">
            <text:p>-31.54</text:p>
          </table:table-cell>
          <table:table-cell office:value-type="string" calcext:value-type="string">
            <text:p>,</text:p>
          </table:table-cell>
          <table:table-cell table:formula="of:=[$timezones.C307]" office:value-type="float" office:value="-68.54" calcext:value-type="float">
            <text:p>-68.54</text:p>
          </table:table-cell>
          <table:table-cell office:value-type="string" calcext:value-type="string">
            <text:p>)},</text:p>
          </table:table-cell>
          <table:table-cell table:formula="of:=[.A307]&amp;[.B307]&amp;[.C307]&amp;[.D307]&amp;[.E307]&amp;[.F307]&amp;[.G307]" office:value-type="string" office:string-value="{“America/Argentina/San_Juan“, timezone_location(-31.54,-68.54)}," calcext:value-type="string">
            <text:p>{“America/Argentina/San_Juan“, timezone_location(-31.54,-68.5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08]" office:value-type="string" office:string-value="America/Argentina/Jujuy" calcext:value-type="string">
            <text:p>America/Argentina/Jujuy</text:p>
          </table:table-cell>
          <table:table-cell office:value-type="string" calcext:value-type="string">
            <text:p>“, timezone_location(</text:p>
          </table:table-cell>
          <table:table-cell table:formula="of:=[$timezones.B308]" office:value-type="float" office:value="-24.19" calcext:value-type="float">
            <text:p>-24.19</text:p>
          </table:table-cell>
          <table:table-cell office:value-type="string" calcext:value-type="string">
            <text:p>,</text:p>
          </table:table-cell>
          <table:table-cell table:formula="of:=[$timezones.C308]" office:value-type="float" office:value="-65.3" calcext:value-type="float">
            <text:p>-65.3</text:p>
          </table:table-cell>
          <table:table-cell office:value-type="string" calcext:value-type="string">
            <text:p>)},</text:p>
          </table:table-cell>
          <table:table-cell table:formula="of:=[.A308]&amp;[.B308]&amp;[.C308]&amp;[.D308]&amp;[.E308]&amp;[.F308]&amp;[.G308]" office:value-type="string" office:string-value="{“America/Argentina/Jujuy“, timezone_location(-24.19,-65.3)}," calcext:value-type="string">
            <text:p>{“America/Argentina/Jujuy“, timezone_location(-24.19,-65.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09]" office:value-type="string" office:string-value="America/Argentina/Catamarca" calcext:value-type="string">
            <text:p>America/Argentina/Catamarca</text:p>
          </table:table-cell>
          <table:table-cell office:value-type="string" calcext:value-type="string">
            <text:p>“, timezone_location(</text:p>
          </table:table-cell>
          <table:table-cell table:formula="of:=[$timezones.B309]" office:value-type="float" office:value="-28.47" calcext:value-type="float">
            <text:p>-28.47</text:p>
          </table:table-cell>
          <table:table-cell office:value-type="string" calcext:value-type="string">
            <text:p>,</text:p>
          </table:table-cell>
          <table:table-cell table:formula="of:=[$timezones.C309]" office:value-type="float" office:value="-65.78" calcext:value-type="float">
            <text:p>-65.78</text:p>
          </table:table-cell>
          <table:table-cell office:value-type="string" calcext:value-type="string">
            <text:p>)},</text:p>
          </table:table-cell>
          <table:table-cell table:formula="of:=[.A309]&amp;[.B309]&amp;[.C309]&amp;[.D309]&amp;[.E309]&amp;[.F309]&amp;[.G309]" office:value-type="string" office:string-value="{“America/Argentina/Catamarca“, timezone_location(-28.47,-65.78)}," calcext:value-type="string">
            <text:p>{“America/Argentina/Catamarca“, timezone_location(-28.47,-65.7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10]" office:value-type="string" office:string-value="America/Argentina/Mendoza" calcext:value-type="string">
            <text:p>America/Argentina/Mendoza</text:p>
          </table:table-cell>
          <table:table-cell office:value-type="string" calcext:value-type="string">
            <text:p>“, timezone_location(</text:p>
          </table:table-cell>
          <table:table-cell table:formula="of:=[$timezones.B310]" office:value-type="float" office:value="-32.89" calcext:value-type="float">
            <text:p>-32.89</text:p>
          </table:table-cell>
          <table:table-cell office:value-type="string" calcext:value-type="string">
            <text:p>,</text:p>
          </table:table-cell>
          <table:table-cell table:formula="of:=[$timezones.C310]" office:value-type="float" office:value="-68.85" calcext:value-type="float">
            <text:p>-68.85</text:p>
          </table:table-cell>
          <table:table-cell office:value-type="string" calcext:value-type="string">
            <text:p>)},</text:p>
          </table:table-cell>
          <table:table-cell table:formula="of:=[.A310]&amp;[.B310]&amp;[.C310]&amp;[.D310]&amp;[.E310]&amp;[.F310]&amp;[.G310]" office:value-type="string" office:string-value="{“America/Argentina/Mendoza“, timezone_location(-32.89,-68.85)}," calcext:value-type="string">
            <text:p>{“America/Argentina/Mendoza“, timezone_location(-32.89,-68.8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11]" office:value-type="string" office:string-value="America/Argentina/San_Luis" calcext:value-type="string">
            <text:p>America/Argentina/San_Luis</text:p>
          </table:table-cell>
          <table:table-cell office:value-type="string" calcext:value-type="string">
            <text:p>“, timezone_location(</text:p>
          </table:table-cell>
          <table:table-cell table:formula="of:=[$timezones.B311]" office:value-type="float" office:value="-33.3" calcext:value-type="float">
            <text:p>-33.3</text:p>
          </table:table-cell>
          <table:table-cell office:value-type="string" calcext:value-type="string">
            <text:p>,</text:p>
          </table:table-cell>
          <table:table-cell table:formula="of:=[$timezones.C311]" office:value-type="float" office:value="-66.34" calcext:value-type="float">
            <text:p>-66.34</text:p>
          </table:table-cell>
          <table:table-cell office:value-type="string" calcext:value-type="string">
            <text:p>)},</text:p>
          </table:table-cell>
          <table:table-cell table:formula="of:=[.A311]&amp;[.B311]&amp;[.C311]&amp;[.D311]&amp;[.E311]&amp;[.F311]&amp;[.G311]" office:value-type="string" office:string-value="{“America/Argentina/San_Luis“, timezone_location(-33.3,-66.34)}," calcext:value-type="string">
            <text:p>{“America/Argentina/San_Luis“, timezone_location(-33.3,-66.3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12]" office:value-type="string" office:string-value="America/Argentina/Rio_Gallegos" calcext:value-type="string">
            <text:p>America/Argentina/Rio_Gallegos</text:p>
          </table:table-cell>
          <table:table-cell office:value-type="string" calcext:value-type="string">
            <text:p>“, timezone_location(</text:p>
          </table:table-cell>
          <table:table-cell table:formula="of:=[$timezones.B312]" office:value-type="float" office:value="-51.62" calcext:value-type="float">
            <text:p>-51.62</text:p>
          </table:table-cell>
          <table:table-cell office:value-type="string" calcext:value-type="string">
            <text:p>,</text:p>
          </table:table-cell>
          <table:table-cell table:formula="of:=[$timezones.C312]" office:value-type="float" office:value="-69.22" calcext:value-type="float">
            <text:p>-69.22</text:p>
          </table:table-cell>
          <table:table-cell office:value-type="string" calcext:value-type="string">
            <text:p>)},</text:p>
          </table:table-cell>
          <table:table-cell table:formula="of:=[.A312]&amp;[.B312]&amp;[.C312]&amp;[.D312]&amp;[.E312]&amp;[.F312]&amp;[.G312]" office:value-type="string" office:string-value="{“America/Argentina/Rio_Gallegos“, timezone_location(-51.62,-69.22)}," calcext:value-type="string">
            <text:p>{“America/Argentina/Rio_Gallegos“, timezone_location(-51.62,-69.2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13]" office:value-type="string" office:string-value="America/Argentina/Ushuaia" calcext:value-type="string">
            <text:p>America/Argentina/Ushuaia</text:p>
          </table:table-cell>
          <table:table-cell office:value-type="string" calcext:value-type="string">
            <text:p>“, timezone_location(</text:p>
          </table:table-cell>
          <table:table-cell table:formula="of:=[$timezones.B313]" office:value-type="float" office:value="-54.8" calcext:value-type="float">
            <text:p>-54.8</text:p>
          </table:table-cell>
          <table:table-cell office:value-type="string" calcext:value-type="string">
            <text:p>,</text:p>
          </table:table-cell>
          <table:table-cell table:formula="of:=[$timezones.C313]" office:value-type="float" office:value="-68.3" calcext:value-type="float">
            <text:p>-68.3</text:p>
          </table:table-cell>
          <table:table-cell office:value-type="string" calcext:value-type="string">
            <text:p>)},</text:p>
          </table:table-cell>
          <table:table-cell table:formula="of:=[.A313]&amp;[.B313]&amp;[.C313]&amp;[.D313]&amp;[.E313]&amp;[.F313]&amp;[.G313]" office:value-type="string" office:string-value="{“America/Argentina/Ushuaia“, timezone_location(-54.8,-68.3)}," calcext:value-type="string">
            <text:p>{“America/Argentina/Ushuaia“, timezone_location(-54.8,-68.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14]" office:value-type="string" office:string-value="America/La_Paz" calcext:value-type="string">
            <text:p>America/La_Paz</text:p>
          </table:table-cell>
          <table:table-cell office:value-type="string" calcext:value-type="string">
            <text:p>“, timezone_location(</text:p>
          </table:table-cell>
          <table:table-cell table:formula="of:=[$timezones.B314]" office:value-type="float" office:value="-16.49" calcext:value-type="float">
            <text:p>-16.49</text:p>
          </table:table-cell>
          <table:table-cell office:value-type="string" calcext:value-type="string">
            <text:p>,</text:p>
          </table:table-cell>
          <table:table-cell table:formula="of:=[$timezones.C314]" office:value-type="float" office:value="-68.12" calcext:value-type="float">
            <text:p>-68.12</text:p>
          </table:table-cell>
          <table:table-cell office:value-type="string" calcext:value-type="string">
            <text:p>)},</text:p>
          </table:table-cell>
          <table:table-cell table:formula="of:=[.A314]&amp;[.B314]&amp;[.C314]&amp;[.D314]&amp;[.E314]&amp;[.F314]&amp;[.G314]" office:value-type="string" office:string-value="{“America/La_Paz“, timezone_location(-16.49,-68.12)}," calcext:value-type="string">
            <text:p>{“America/La_Paz“, timezone_location(-16.49,-68.1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15]" office:value-type="string" office:string-value="America/Noronha" calcext:value-type="string">
            <text:p>America/Noronha</text:p>
          </table:table-cell>
          <table:table-cell office:value-type="string" calcext:value-type="string">
            <text:p>“, timezone_location(</text:p>
          </table:table-cell>
          <table:table-cell table:formula="of:=[$timezones.B315]" office:value-type="float" office:value="-3.85" calcext:value-type="float">
            <text:p>-3.85</text:p>
          </table:table-cell>
          <table:table-cell office:value-type="string" calcext:value-type="string">
            <text:p>,</text:p>
          </table:table-cell>
          <table:table-cell table:formula="of:=[$timezones.C315]" office:value-type="float" office:value="-32.42" calcext:value-type="float">
            <text:p>-32.42</text:p>
          </table:table-cell>
          <table:table-cell office:value-type="string" calcext:value-type="string">
            <text:p>)},</text:p>
          </table:table-cell>
          <table:table-cell table:formula="of:=[.A315]&amp;[.B315]&amp;[.C315]&amp;[.D315]&amp;[.E315]&amp;[.F315]&amp;[.G315]" office:value-type="string" office:string-value="{“America/Noronha“, timezone_location(-3.85,-32.42)}," calcext:value-type="string">
            <text:p>{“America/Noronha“, timezone_location(-3.85,-32.4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16]" office:value-type="string" office:string-value="America/Belem" calcext:value-type="string">
            <text:p>America/Belem</text:p>
          </table:table-cell>
          <table:table-cell office:value-type="string" calcext:value-type="string">
            <text:p>“, timezone_location(</text:p>
          </table:table-cell>
          <table:table-cell table:formula="of:=[$timezones.B316]" office:value-type="float" office:value="-1.46" calcext:value-type="float">
            <text:p>-1.46</text:p>
          </table:table-cell>
          <table:table-cell office:value-type="string" calcext:value-type="string">
            <text:p>,</text:p>
          </table:table-cell>
          <table:table-cell table:formula="of:=[$timezones.C316]" office:value-type="float" office:value="-48.49" calcext:value-type="float">
            <text:p>-48.49</text:p>
          </table:table-cell>
          <table:table-cell office:value-type="string" calcext:value-type="string">
            <text:p>)},</text:p>
          </table:table-cell>
          <table:table-cell table:formula="of:=[.A316]&amp;[.B316]&amp;[.C316]&amp;[.D316]&amp;[.E316]&amp;[.F316]&amp;[.G316]" office:value-type="string" office:string-value="{“America/Belem“, timezone_location(-1.46,-48.49)}," calcext:value-type="string">
            <text:p>{“America/Belem“, timezone_location(-1.46,-48.4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17]" office:value-type="string" office:string-value="America/Santarem" calcext:value-type="string">
            <text:p>America/Santarem</text:p>
          </table:table-cell>
          <table:table-cell office:value-type="string" calcext:value-type="string">
            <text:p>“, timezone_location(</text:p>
          </table:table-cell>
          <table:table-cell table:formula="of:=[$timezones.B317]" office:value-type="float" office:value="-39.28" calcext:value-type="float">
            <text:p>-39.28</text:p>
          </table:table-cell>
          <table:table-cell office:value-type="string" calcext:value-type="string">
            <text:p>,</text:p>
          </table:table-cell>
          <table:table-cell table:formula="of:=[$timezones.C317]" office:value-type="float" office:value="-8.7" calcext:value-type="float">
            <text:p>-8.7</text:p>
          </table:table-cell>
          <table:table-cell office:value-type="string" calcext:value-type="string">
            <text:p>)},</text:p>
          </table:table-cell>
          <table:table-cell table:formula="of:=[.A317]&amp;[.B317]&amp;[.C317]&amp;[.D317]&amp;[.E317]&amp;[.F317]&amp;[.G317]" office:value-type="string" office:string-value="{“America/Santarem“, timezone_location(-39.28,-8.7)}," calcext:value-type="string">
            <text:p>{“America/Santarem“, timezone_location(-39.28,-8.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18]" office:value-type="string" office:string-value="America/Fortaleza" calcext:value-type="string">
            <text:p>America/Fortaleza</text:p>
          </table:table-cell>
          <table:table-cell office:value-type="string" calcext:value-type="string">
            <text:p>“, timezone_location(</text:p>
          </table:table-cell>
          <table:table-cell table:formula="of:=[$timezones.B318]" office:value-type="float" office:value="-3.73" calcext:value-type="float">
            <text:p>-3.73</text:p>
          </table:table-cell>
          <table:table-cell office:value-type="string" calcext:value-type="string">
            <text:p>,</text:p>
          </table:table-cell>
          <table:table-cell table:formula="of:=[$timezones.C318]" office:value-type="float" office:value="-38.53" calcext:value-type="float">
            <text:p>-38.53</text:p>
          </table:table-cell>
          <table:table-cell office:value-type="string" calcext:value-type="string">
            <text:p>)},</text:p>
          </table:table-cell>
          <table:table-cell table:formula="of:=[.A318]&amp;[.B318]&amp;[.C318]&amp;[.D318]&amp;[.E318]&amp;[.F318]&amp;[.G318]" office:value-type="string" office:string-value="{“America/Fortaleza“, timezone_location(-3.73,-38.53)}," calcext:value-type="string">
            <text:p>{“America/Fortaleza“, timezone_location(-3.73,-38.5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19]" office:value-type="string" office:string-value="America/Recife" calcext:value-type="string">
            <text:p>America/Recife</text:p>
          </table:table-cell>
          <table:table-cell office:value-type="string" calcext:value-type="string">
            <text:p>“, timezone_location(</text:p>
          </table:table-cell>
          <table:table-cell table:formula="of:=[$timezones.B319]" office:value-type="float" office:value="-8.05" calcext:value-type="float">
            <text:p>-8.05</text:p>
          </table:table-cell>
          <table:table-cell office:value-type="string" calcext:value-type="string">
            <text:p>,</text:p>
          </table:table-cell>
          <table:table-cell table:formula="of:=[$timezones.C319]" office:value-type="float" office:value="-34.93" calcext:value-type="float">
            <text:p>-34.93</text:p>
          </table:table-cell>
          <table:table-cell office:value-type="string" calcext:value-type="string">
            <text:p>)},</text:p>
          </table:table-cell>
          <table:table-cell table:formula="of:=[.A319]&amp;[.B319]&amp;[.C319]&amp;[.D319]&amp;[.E319]&amp;[.F319]&amp;[.G319]" office:value-type="string" office:string-value="{“America/Recife“, timezone_location(-8.05,-34.93)}," calcext:value-type="string">
            <text:p>{“America/Recife“, timezone_location(-8.05,-34.9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20]" office:value-type="string" office:string-value="America/Araguaina" calcext:value-type="string">
            <text:p>America/Araguaina</text:p>
          </table:table-cell>
          <table:table-cell office:value-type="string" calcext:value-type="string">
            <text:p>“, timezone_location(</text:p>
          </table:table-cell>
          <table:table-cell table:formula="of:=[$timezones.B320]" office:value-type="float" office:value="-7.19" calcext:value-type="float">
            <text:p>-7.19</text:p>
          </table:table-cell>
          <table:table-cell office:value-type="string" calcext:value-type="string">
            <text:p>,</text:p>
          </table:table-cell>
          <table:table-cell table:formula="of:=[$timezones.C320]" office:value-type="float" office:value="-48.2" calcext:value-type="float">
            <text:p>-48.2</text:p>
          </table:table-cell>
          <table:table-cell office:value-type="string" calcext:value-type="string">
            <text:p>)},</text:p>
          </table:table-cell>
          <table:table-cell table:formula="of:=[.A320]&amp;[.B320]&amp;[.C320]&amp;[.D320]&amp;[.E320]&amp;[.F320]&amp;[.G320]" office:value-type="string" office:string-value="{“America/Araguaina“, timezone_location(-7.19,-48.2)}," calcext:value-type="string">
            <text:p>{“America/Araguaina“, timezone_location(-7.19,-48.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21]" office:value-type="string" office:string-value="America/Maceio" calcext:value-type="string">
            <text:p>America/Maceio</text:p>
          </table:table-cell>
          <table:table-cell office:value-type="string" calcext:value-type="string">
            <text:p>“, timezone_location(</text:p>
          </table:table-cell>
          <table:table-cell table:formula="of:=[$timezones.B321]" office:value-type="float" office:value="-9.65" calcext:value-type="float">
            <text:p>-9.65</text:p>
          </table:table-cell>
          <table:table-cell office:value-type="string" calcext:value-type="string">
            <text:p>,</text:p>
          </table:table-cell>
          <table:table-cell table:formula="of:=[$timezones.C321]" office:value-type="float" office:value="-35.71" calcext:value-type="float">
            <text:p>-35.71</text:p>
          </table:table-cell>
          <table:table-cell office:value-type="string" calcext:value-type="string">
            <text:p>)},</text:p>
          </table:table-cell>
          <table:table-cell table:formula="of:=[.A321]&amp;[.B321]&amp;[.C321]&amp;[.D321]&amp;[.E321]&amp;[.F321]&amp;[.G321]" office:value-type="string" office:string-value="{“America/Maceio“, timezone_location(-9.65,-35.71)}," calcext:value-type="string">
            <text:p>{“America/Maceio“, timezone_location(-9.65,-35.7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22]" office:value-type="string" office:string-value="America/Bahia" calcext:value-type="string">
            <text:p>America/Bahia</text:p>
          </table:table-cell>
          <table:table-cell office:value-type="string" calcext:value-type="string">
            <text:p>“, timezone_location(</text:p>
          </table:table-cell>
          <table:table-cell table:formula="of:=[$timezones.B322]" office:value-type="float" office:value="-12.58" calcext:value-type="float">
            <text:p>-12.58</text:p>
          </table:table-cell>
          <table:table-cell office:value-type="string" calcext:value-type="string">
            <text:p>,</text:p>
          </table:table-cell>
          <table:table-cell table:formula="of:=[$timezones.C322]" office:value-type="float" office:value="-41.7" calcext:value-type="float">
            <text:p>-41.7</text:p>
          </table:table-cell>
          <table:table-cell office:value-type="string" calcext:value-type="string">
            <text:p>)},</text:p>
          </table:table-cell>
          <table:table-cell table:formula="of:=[.A322]&amp;[.B322]&amp;[.C322]&amp;[.D322]&amp;[.E322]&amp;[.F322]&amp;[.G322]" office:value-type="string" office:string-value="{“America/Bahia“, timezone_location(-12.58,-41.7)}," calcext:value-type="string">
            <text:p>{“America/Bahia“, timezone_location(-12.58,-41.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23]" office:value-type="string" office:string-value="America/Sao_Paulo" calcext:value-type="string">
            <text:p>America/Sao_Paulo</text:p>
          </table:table-cell>
          <table:table-cell office:value-type="string" calcext:value-type="string">
            <text:p>“, timezone_location(</text:p>
          </table:table-cell>
          <table:table-cell table:formula="of:=[$timezones.B323]" office:value-type="float" office:value="-23.55" calcext:value-type="float">
            <text:p>-23.55</text:p>
          </table:table-cell>
          <table:table-cell office:value-type="string" calcext:value-type="string">
            <text:p>,</text:p>
          </table:table-cell>
          <table:table-cell table:formula="of:=[$timezones.C323]" office:value-type="float" office:value="-46.63" calcext:value-type="float">
            <text:p>-46.63</text:p>
          </table:table-cell>
          <table:table-cell office:value-type="string" calcext:value-type="string">
            <text:p>)},</text:p>
          </table:table-cell>
          <table:table-cell table:formula="of:=[.A323]&amp;[.B323]&amp;[.C323]&amp;[.D323]&amp;[.E323]&amp;[.F323]&amp;[.G323]" office:value-type="string" office:string-value="{“America/Sao_Paulo“, timezone_location(-23.55,-46.63)}," calcext:value-type="string">
            <text:p>{“America/Sao_Paulo“, timezone_location(-23.55,-46.6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24]" office:value-type="string" office:string-value="America/Campo_Grande" calcext:value-type="string">
            <text:p>America/Campo_Grande</text:p>
          </table:table-cell>
          <table:table-cell office:value-type="string" calcext:value-type="string">
            <text:p>“, timezone_location(</text:p>
          </table:table-cell>
          <table:table-cell table:formula="of:=[$timezones.B324]" office:value-type="float" office:value="-20.47" calcext:value-type="float">
            <text:p>-20.47</text:p>
          </table:table-cell>
          <table:table-cell office:value-type="string" calcext:value-type="string">
            <text:p>,</text:p>
          </table:table-cell>
          <table:table-cell table:formula="of:=[$timezones.C324]" office:value-type="float" office:value="-54.62" calcext:value-type="float">
            <text:p>-54.62</text:p>
          </table:table-cell>
          <table:table-cell office:value-type="string" calcext:value-type="string">
            <text:p>)},</text:p>
          </table:table-cell>
          <table:table-cell table:formula="of:=[.A324]&amp;[.B324]&amp;[.C324]&amp;[.D324]&amp;[.E324]&amp;[.F324]&amp;[.G324]" office:value-type="string" office:string-value="{“America/Campo_Grande“, timezone_location(-20.47,-54.62)}," calcext:value-type="string">
            <text:p>{“America/Campo_Grande“, timezone_location(-20.47,-54.6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25]" office:value-type="string" office:string-value="America/Cuiaba" calcext:value-type="string">
            <text:p>America/Cuiaba</text:p>
          </table:table-cell>
          <table:table-cell office:value-type="string" calcext:value-type="string">
            <text:p>“, timezone_location(</text:p>
          </table:table-cell>
          <table:table-cell table:formula="of:=[$timezones.B325]" office:value-type="float" office:value="-15.6" calcext:value-type="float">
            <text:p>-15.6</text:p>
          </table:table-cell>
          <table:table-cell office:value-type="string" calcext:value-type="string">
            <text:p>,</text:p>
          </table:table-cell>
          <table:table-cell table:formula="of:=[$timezones.C325]" office:value-type="float" office:value="-56.1" calcext:value-type="float">
            <text:p>-56.1</text:p>
          </table:table-cell>
          <table:table-cell office:value-type="string" calcext:value-type="string">
            <text:p>)},</text:p>
          </table:table-cell>
          <table:table-cell table:formula="of:=[.A325]&amp;[.B325]&amp;[.C325]&amp;[.D325]&amp;[.E325]&amp;[.F325]&amp;[.G325]" office:value-type="string" office:string-value="{“America/Cuiaba“, timezone_location(-15.6,-56.1)}," calcext:value-type="string">
            <text:p>{“America/Cuiaba“, timezone_location(-15.6,-56.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26]" office:value-type="string" office:string-value="America/Porto_Velho" calcext:value-type="string">
            <text:p>America/Porto_Velho</text:p>
          </table:table-cell>
          <table:table-cell office:value-type="string" calcext:value-type="string">
            <text:p>“, timezone_location(</text:p>
          </table:table-cell>
          <table:table-cell table:formula="of:=[$timezones.B326]" office:value-type="float" office:value="-8.76" calcext:value-type="float">
            <text:p>-8.76</text:p>
          </table:table-cell>
          <table:table-cell office:value-type="string" calcext:value-type="string">
            <text:p>,</text:p>
          </table:table-cell>
          <table:table-cell table:formula="of:=[$timezones.C326]" office:value-type="float" office:value="-63.9" calcext:value-type="float">
            <text:p>-63.9</text:p>
          </table:table-cell>
          <table:table-cell office:value-type="string" calcext:value-type="string">
            <text:p>)},</text:p>
          </table:table-cell>
          <table:table-cell table:formula="of:=[.A326]&amp;[.B326]&amp;[.C326]&amp;[.D326]&amp;[.E326]&amp;[.F326]&amp;[.G326]" office:value-type="string" office:string-value="{“America/Porto_Velho“, timezone_location(-8.76,-63.9)}," calcext:value-type="string">
            <text:p>{“America/Porto_Velho“, timezone_location(-8.76,-63.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27]" office:value-type="string" office:string-value="America/Boa_Vista" calcext:value-type="string">
            <text:p>America/Boa_Vista</text:p>
          </table:table-cell>
          <table:table-cell office:value-type="string" calcext:value-type="string">
            <text:p>“, timezone_location(</text:p>
          </table:table-cell>
          <table:table-cell table:formula="of:=[$timezones.B327]" office:value-type="float" office:value="-16.1" calcext:value-type="float">
            <text:p>-16.1</text:p>
          </table:table-cell>
          <table:table-cell office:value-type="string" calcext:value-type="string">
            <text:p>,</text:p>
          </table:table-cell>
          <table:table-cell table:formula="of:=[$timezones.C327]" office:value-type="float" office:value="-22.81" calcext:value-type="float">
            <text:p>-22.81</text:p>
          </table:table-cell>
          <table:table-cell office:value-type="string" calcext:value-type="string">
            <text:p>)},</text:p>
          </table:table-cell>
          <table:table-cell table:formula="of:=[.A327]&amp;[.B327]&amp;[.C327]&amp;[.D327]&amp;[.E327]&amp;[.F327]&amp;[.G327]" office:value-type="string" office:string-value="{“America/Boa_Vista“, timezone_location(-16.1,-22.81)}," calcext:value-type="string">
            <text:p>{“America/Boa_Vista“, timezone_location(-16.1,-22.8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28]" office:value-type="string" office:string-value="America/Manaus" calcext:value-type="string">
            <text:p>America/Manaus</text:p>
          </table:table-cell>
          <table:table-cell office:value-type="string" calcext:value-type="string">
            <text:p>“, timezone_location(</text:p>
          </table:table-cell>
          <table:table-cell table:formula="of:=[$timezones.B328]" office:value-type="float" office:value="-3.12" calcext:value-type="float">
            <text:p>-3.12</text:p>
          </table:table-cell>
          <table:table-cell office:value-type="string" calcext:value-type="string">
            <text:p>,</text:p>
          </table:table-cell>
          <table:table-cell table:formula="of:=[$timezones.C328]" office:value-type="float" office:value="-60.02" calcext:value-type="float">
            <text:p>-60.02</text:p>
          </table:table-cell>
          <table:table-cell office:value-type="string" calcext:value-type="string">
            <text:p>)},</text:p>
          </table:table-cell>
          <table:table-cell table:formula="of:=[.A328]&amp;[.B328]&amp;[.C328]&amp;[.D328]&amp;[.E328]&amp;[.F328]&amp;[.G328]" office:value-type="string" office:string-value="{“America/Manaus“, timezone_location(-3.12,-60.02)}," calcext:value-type="string">
            <text:p>{“America/Manaus“, timezone_location(-3.12,-60.0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29]" office:value-type="string" office:string-value="America/Eirunepe" calcext:value-type="string">
            <text:p>America/Eirunepe</text:p>
          </table:table-cell>
          <table:table-cell office:value-type="string" calcext:value-type="string">
            <text:p>“, timezone_location(</text:p>
          </table:table-cell>
          <table:table-cell table:formula="of:=[$timezones.B329]" office:value-type="float" office:value="-6.66" calcext:value-type="float">
            <text:p>-6.66</text:p>
          </table:table-cell>
          <table:table-cell office:value-type="string" calcext:value-type="string">
            <text:p>,</text:p>
          </table:table-cell>
          <table:table-cell table:formula="of:=[$timezones.C329]" office:value-type="float" office:value="-69.87" calcext:value-type="float">
            <text:p>-69.87</text:p>
          </table:table-cell>
          <table:table-cell office:value-type="string" calcext:value-type="string">
            <text:p>)},</text:p>
          </table:table-cell>
          <table:table-cell table:formula="of:=[.A329]&amp;[.B329]&amp;[.C329]&amp;[.D329]&amp;[.E329]&amp;[.F329]&amp;[.G329]" office:value-type="string" office:string-value="{“America/Eirunepe“, timezone_location(-6.66,-69.87)}," calcext:value-type="string">
            <text:p>{“America/Eirunepe“, timezone_location(-6.66,-69.8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30]" office:value-type="string" office:string-value="America/Rio_Branco" calcext:value-type="string">
            <text:p>America/Rio_Branco</text:p>
          </table:table-cell>
          <table:table-cell office:value-type="string" calcext:value-type="string">
            <text:p>“, timezone_location(</text:p>
          </table:table-cell>
          <table:table-cell table:formula="of:=[$timezones.B330]" office:value-type="float" office:value="-9.98" calcext:value-type="float">
            <text:p>-9.98</text:p>
          </table:table-cell>
          <table:table-cell office:value-type="string" calcext:value-type="string">
            <text:p>,</text:p>
          </table:table-cell>
          <table:table-cell table:formula="of:=[$timezones.C330]" office:value-type="float" office:value="-68.43" calcext:value-type="float">
            <text:p>-68.43</text:p>
          </table:table-cell>
          <table:table-cell office:value-type="string" calcext:value-type="string">
            <text:p>)},</text:p>
          </table:table-cell>
          <table:table-cell table:formula="of:=[.A330]&amp;[.B330]&amp;[.C330]&amp;[.D330]&amp;[.E330]&amp;[.F330]&amp;[.G330]" office:value-type="string" office:string-value="{“America/Rio_Branco“, timezone_location(-9.98,-68.43)}," calcext:value-type="string">
            <text:p>{“America/Rio_Branco“, timezone_location(-9.98,-68.4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31]" office:value-type="string" office:string-value="America/Santiago" calcext:value-type="string">
            <text:p>America/Santiago</text:p>
          </table:table-cell>
          <table:table-cell office:value-type="string" calcext:value-type="string">
            <text:p>“, timezone_location(</text:p>
          </table:table-cell>
          <table:table-cell table:formula="of:=[$timezones.B331]" office:value-type="float" office:value="-33.45" calcext:value-type="float">
            <text:p>-33.45</text:p>
          </table:table-cell>
          <table:table-cell office:value-type="string" calcext:value-type="string">
            <text:p>,</text:p>
          </table:table-cell>
          <table:table-cell table:formula="of:=[$timezones.C331]" office:value-type="float" office:value="-70.67" calcext:value-type="float">
            <text:p>-70.67</text:p>
          </table:table-cell>
          <table:table-cell office:value-type="string" calcext:value-type="string">
            <text:p>)},</text:p>
          </table:table-cell>
          <table:table-cell table:formula="of:=[.A331]&amp;[.B331]&amp;[.C331]&amp;[.D331]&amp;[.E331]&amp;[.F331]&amp;[.G331]" office:value-type="string" office:string-value="{“America/Santiago“, timezone_location(-33.45,-70.67)}," calcext:value-type="string">
            <text:p>{“America/Santiago“, timezone_location(-33.45,-70.6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32]" office:value-type="string" office:string-value="America/Punta_Arenas" calcext:value-type="string">
            <text:p>America/Punta_Arenas</text:p>
          </table:table-cell>
          <table:table-cell office:value-type="string" calcext:value-type="string">
            <text:p>“, timezone_location(</text:p>
          </table:table-cell>
          <table:table-cell table:formula="of:=[$timezones.B332]" office:value-type="float" office:value="-53.16" calcext:value-type="float">
            <text:p>-53.16</text:p>
          </table:table-cell>
          <table:table-cell office:value-type="string" calcext:value-type="string">
            <text:p>,</text:p>
          </table:table-cell>
          <table:table-cell table:formula="of:=[$timezones.C332]" office:value-type="float" office:value="-70.92" calcext:value-type="float">
            <text:p>-70.92</text:p>
          </table:table-cell>
          <table:table-cell office:value-type="string" calcext:value-type="string">
            <text:p>)},</text:p>
          </table:table-cell>
          <table:table-cell table:formula="of:=[.A332]&amp;[.B332]&amp;[.C332]&amp;[.D332]&amp;[.E332]&amp;[.F332]&amp;[.G332]" office:value-type="string" office:string-value="{“America/Punta_Arenas“, timezone_location(-53.16,-70.92)}," calcext:value-type="string">
            <text:p>{“America/Punta_Arenas“, timezone_location(-53.16,-70.9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33]" office:value-type="string" office:string-value="Pacific/Easter" calcext:value-type="string">
            <text:p>Pacific/Easter</text:p>
          </table:table-cell>
          <table:table-cell office:value-type="string" calcext:value-type="string">
            <text:p>“, timezone_location(</text:p>
          </table:table-cell>
          <table:table-cell table:formula="of:=[$timezones.B333]" office:value-type="float" office:value="-27.11" calcext:value-type="float">
            <text:p>-27.11</text:p>
          </table:table-cell>
          <table:table-cell office:value-type="string" calcext:value-type="string">
            <text:p>,</text:p>
          </table:table-cell>
          <table:table-cell table:formula="of:=[$timezones.C333]" office:value-type="float" office:value="-109.35" calcext:value-type="float">
            <text:p>-109.35</text:p>
          </table:table-cell>
          <table:table-cell office:value-type="string" calcext:value-type="string">
            <text:p>)},</text:p>
          </table:table-cell>
          <table:table-cell table:formula="of:=[.A333]&amp;[.B333]&amp;[.C333]&amp;[.D333]&amp;[.E333]&amp;[.F333]&amp;[.G333]" office:value-type="string" office:string-value="{“Pacific/Easter“, timezone_location(-27.11,-109.35)}," calcext:value-type="string">
            <text:p>{“Pacific/Easter“, timezone_location(-27.11,-109.3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34]" office:value-type="string" office:string-value="Antarctica/Palmer" calcext:value-type="string">
            <text:p>Antarctica/Palmer</text:p>
          </table:table-cell>
          <table:table-cell office:value-type="string" calcext:value-type="string">
            <text:p>“, timezone_location(</text:p>
          </table:table-cell>
          <table:table-cell table:formula="of:=[$timezones.B334]" office:value-type="float" office:value="-64.77" calcext:value-type="float">
            <text:p>-64.77</text:p>
          </table:table-cell>
          <table:table-cell office:value-type="string" calcext:value-type="string">
            <text:p>,</text:p>
          </table:table-cell>
          <table:table-cell table:formula="of:=[$timezones.C334]" office:value-type="float" office:value="-64.05" calcext:value-type="float">
            <text:p>-64.05</text:p>
          </table:table-cell>
          <table:table-cell office:value-type="string" calcext:value-type="string">
            <text:p>)},</text:p>
          </table:table-cell>
          <table:table-cell table:formula="of:=[.A334]&amp;[.B334]&amp;[.C334]&amp;[.D334]&amp;[.E334]&amp;[.F334]&amp;[.G334]" office:value-type="string" office:string-value="{“Antarctica/Palmer“, timezone_location(-64.77,-64.05)}," calcext:value-type="string">
            <text:p>{“Antarctica/Palmer“, timezone_location(-64.77,-64.0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35]" office:value-type="string" office:string-value="America/Bogota" calcext:value-type="string">
            <text:p>America/Bogota</text:p>
          </table:table-cell>
          <table:table-cell office:value-type="string" calcext:value-type="string">
            <text:p>“, timezone_location(</text:p>
          </table:table-cell>
          <table:table-cell table:formula="of:=[$timezones.B335]" office:value-type="float" office:value="4.7" calcext:value-type="float">
            <text:p>4.7</text:p>
          </table:table-cell>
          <table:table-cell office:value-type="string" calcext:value-type="string">
            <text:p>,</text:p>
          </table:table-cell>
          <table:table-cell table:formula="of:=[$timezones.C335]" office:value-type="float" office:value="-74.07" calcext:value-type="float">
            <text:p>-74.07</text:p>
          </table:table-cell>
          <table:table-cell office:value-type="string" calcext:value-type="string">
            <text:p>)},</text:p>
          </table:table-cell>
          <table:table-cell table:formula="of:=[.A335]&amp;[.B335]&amp;[.C335]&amp;[.D335]&amp;[.E335]&amp;[.F335]&amp;[.G335]" office:value-type="string" office:string-value="{“America/Bogota“, timezone_location(4.7,-74.07)}," calcext:value-type="string">
            <text:p>{“America/Bogota“, timezone_location(4.7,-74.0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36]" office:value-type="string" office:string-value="America/Curacao" calcext:value-type="string">
            <text:p>America/Curacao</text:p>
          </table:table-cell>
          <table:table-cell office:value-type="string" calcext:value-type="string">
            <text:p>“, timezone_location(</text:p>
          </table:table-cell>
          <table:table-cell table:formula="of:=[$timezones.B336]" office:value-type="float" office:value="12.17" calcext:value-type="float">
            <text:p>12.17</text:p>
          </table:table-cell>
          <table:table-cell office:value-type="string" calcext:value-type="string">
            <text:p>,</text:p>
          </table:table-cell>
          <table:table-cell table:formula="of:=[$timezones.C336]" office:value-type="float" office:value="-68.99" calcext:value-type="float">
            <text:p>-68.99</text:p>
          </table:table-cell>
          <table:table-cell office:value-type="string" calcext:value-type="string">
            <text:p>)},</text:p>
          </table:table-cell>
          <table:table-cell table:formula="of:=[.A336]&amp;[.B336]&amp;[.C336]&amp;[.D336]&amp;[.E336]&amp;[.F336]&amp;[.G336]" office:value-type="string" office:string-value="{“America/Curacao“, timezone_location(12.17,-68.99)}," calcext:value-type="string">
            <text:p>{“America/Curacao“, timezone_location(12.17,-68.9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37]" office:value-type="string" office:string-value="America/Guayaquil" calcext:value-type="string">
            <text:p>America/Guayaquil</text:p>
          </table:table-cell>
          <table:table-cell office:value-type="string" calcext:value-type="string">
            <text:p>“, timezone_location(</text:p>
          </table:table-cell>
          <table:table-cell table:formula="of:=[$timezones.B337]" office:value-type="float" office:value="-2.19" calcext:value-type="float">
            <text:p>-2.19</text:p>
          </table:table-cell>
          <table:table-cell office:value-type="string" calcext:value-type="string">
            <text:p>,</text:p>
          </table:table-cell>
          <table:table-cell table:formula="of:=[$timezones.C337]" office:value-type="float" office:value="-79.89" calcext:value-type="float">
            <text:p>-79.89</text:p>
          </table:table-cell>
          <table:table-cell office:value-type="string" calcext:value-type="string">
            <text:p>)},</text:p>
          </table:table-cell>
          <table:table-cell table:formula="of:=[.A337]&amp;[.B337]&amp;[.C337]&amp;[.D337]&amp;[.E337]&amp;[.F337]&amp;[.G337]" office:value-type="string" office:string-value="{“America/Guayaquil“, timezone_location(-2.19,-79.89)}," calcext:value-type="string">
            <text:p>{“America/Guayaquil“, timezone_location(-2.19,-79.8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38]" office:value-type="string" office:string-value="Pacific/Galapagos" calcext:value-type="string">
            <text:p>Pacific/Galapagos</text:p>
          </table:table-cell>
          <table:table-cell office:value-type="string" calcext:value-type="string">
            <text:p>“, timezone_location(</text:p>
          </table:table-cell>
          <table:table-cell table:formula="of:=[$timezones.B338]" office:value-type="float" office:value="-0.95" calcext:value-type="float">
            <text:p>-0.95</text:p>
          </table:table-cell>
          <table:table-cell office:value-type="string" calcext:value-type="string">
            <text:p>,</text:p>
          </table:table-cell>
          <table:table-cell table:formula="of:=[$timezones.C338]" office:value-type="float" office:value="-90.97" calcext:value-type="float">
            <text:p>-90.97</text:p>
          </table:table-cell>
          <table:table-cell office:value-type="string" calcext:value-type="string">
            <text:p>)},</text:p>
          </table:table-cell>
          <table:table-cell table:formula="of:=[.A338]&amp;[.B338]&amp;[.C338]&amp;[.D338]&amp;[.E338]&amp;[.F338]&amp;[.G338]" office:value-type="string" office:string-value="{“Pacific/Galapagos“, timezone_location(-0.95,-90.97)}," calcext:value-type="string">
            <text:p>{“Pacific/Galapagos“, timezone_location(-0.95,-90.9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39]" office:value-type="string" office:string-value="Atlantic/Stanley" calcext:value-type="string">
            <text:p>Atlantic/Stanley</text:p>
          </table:table-cell>
          <table:table-cell office:value-type="string" calcext:value-type="string">
            <text:p>“, timezone_location(</text:p>
          </table:table-cell>
          <table:table-cell table:formula="of:=[$timezones.B339]" office:value-type="float" office:value="-51.7" calcext:value-type="float">
            <text:p>-51.7</text:p>
          </table:table-cell>
          <table:table-cell office:value-type="string" calcext:value-type="string">
            <text:p>,</text:p>
          </table:table-cell>
          <table:table-cell table:formula="of:=[$timezones.C339]" office:value-type="float" office:value="-57.85" calcext:value-type="float">
            <text:p>-57.85</text:p>
          </table:table-cell>
          <table:table-cell office:value-type="string" calcext:value-type="string">
            <text:p>)},</text:p>
          </table:table-cell>
          <table:table-cell table:formula="of:=[.A339]&amp;[.B339]&amp;[.C339]&amp;[.D339]&amp;[.E339]&amp;[.F339]&amp;[.G339]" office:value-type="string" office:string-value="{“Atlantic/Stanley“, timezone_location(-51.7,-57.85)}," calcext:value-type="string">
            <text:p>{“Atlantic/Stanley“, timezone_location(-51.7,-57.8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40]" office:value-type="string" office:string-value="America/Cayenne" calcext:value-type="string">
            <text:p>America/Cayenne</text:p>
          </table:table-cell>
          <table:table-cell office:value-type="string" calcext:value-type="string">
            <text:p>“, timezone_location(</text:p>
          </table:table-cell>
          <table:table-cell table:formula="of:=[$timezones.B340]" office:value-type="float" office:value="4.92" calcext:value-type="float">
            <text:p>4.92</text:p>
          </table:table-cell>
          <table:table-cell office:value-type="string" calcext:value-type="string">
            <text:p>,</text:p>
          </table:table-cell>
          <table:table-cell table:formula="of:=[$timezones.C340]" office:value-type="float" office:value="-52.31" calcext:value-type="float">
            <text:p>-52.31</text:p>
          </table:table-cell>
          <table:table-cell office:value-type="string" calcext:value-type="string">
            <text:p>)},</text:p>
          </table:table-cell>
          <table:table-cell table:formula="of:=[.A340]&amp;[.B340]&amp;[.C340]&amp;[.D340]&amp;[.E340]&amp;[.F340]&amp;[.G340]" office:value-type="string" office:string-value="{“America/Cayenne“, timezone_location(4.92,-52.31)}," calcext:value-type="string">
            <text:p>{“America/Cayenne“, timezone_location(4.92,-52.3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41]" office:value-type="string" office:string-value="America/Guyana" calcext:value-type="string">
            <text:p>America/Guyana</text:p>
          </table:table-cell>
          <table:table-cell office:value-type="string" calcext:value-type="string">
            <text:p>“, timezone_location(</text:p>
          </table:table-cell>
          <table:table-cell table:formula="of:=[$timezones.B341]" office:value-type="float" office:value="4.86" calcext:value-type="float">
            <text:p>4.86</text:p>
          </table:table-cell>
          <table:table-cell office:value-type="string" calcext:value-type="string">
            <text:p>,</text:p>
          </table:table-cell>
          <table:table-cell table:formula="of:=[$timezones.C341]" office:value-type="float" office:value="-58.93" calcext:value-type="float">
            <text:p>-58.93</text:p>
          </table:table-cell>
          <table:table-cell office:value-type="string" calcext:value-type="string">
            <text:p>)},</text:p>
          </table:table-cell>
          <table:table-cell table:formula="of:=[.A341]&amp;[.B341]&amp;[.C341]&amp;[.D341]&amp;[.E341]&amp;[.F341]&amp;[.G341]" office:value-type="string" office:string-value="{“America/Guyana“, timezone_location(4.86,-58.93)}," calcext:value-type="string">
            <text:p>{“America/Guyana“, timezone_location(4.86,-58.9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42]" office:value-type="string" office:string-value="America/Asuncion" calcext:value-type="string">
            <text:p>America/Asuncion</text:p>
          </table:table-cell>
          <table:table-cell office:value-type="string" calcext:value-type="string">
            <text:p>“, timezone_location(</text:p>
          </table:table-cell>
          <table:table-cell table:formula="of:=[$timezones.B342]" office:value-type="float" office:value="-25.26" calcext:value-type="float">
            <text:p>-25.26</text:p>
          </table:table-cell>
          <table:table-cell office:value-type="string" calcext:value-type="string">
            <text:p>,</text:p>
          </table:table-cell>
          <table:table-cell table:formula="of:=[$timezones.C342]" office:value-type="float" office:value="-57.58" calcext:value-type="float">
            <text:p>-57.58</text:p>
          </table:table-cell>
          <table:table-cell office:value-type="string" calcext:value-type="string">
            <text:p>)},</text:p>
          </table:table-cell>
          <table:table-cell table:formula="of:=[.A342]&amp;[.B342]&amp;[.C342]&amp;[.D342]&amp;[.E342]&amp;[.F342]&amp;[.G342]" office:value-type="string" office:string-value="{“America/Asuncion“, timezone_location(-25.26,-57.58)}," calcext:value-type="string">
            <text:p>{“America/Asuncion“, timezone_location(-25.26,-57.5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43]" office:value-type="string" office:string-value="America/Lima" calcext:value-type="string">
            <text:p>America/Lima</text:p>
          </table:table-cell>
          <table:table-cell office:value-type="string" calcext:value-type="string">
            <text:p>“, timezone_location(</text:p>
          </table:table-cell>
          <table:table-cell table:formula="of:=[$timezones.B343]" office:value-type="float" office:value="-12.05" calcext:value-type="float">
            <text:p>-12.05</text:p>
          </table:table-cell>
          <table:table-cell office:value-type="string" calcext:value-type="string">
            <text:p>,</text:p>
          </table:table-cell>
          <table:table-cell table:formula="of:=[$timezones.C343]" office:value-type="float" office:value="-77.04" calcext:value-type="float">
            <text:p>-77.04</text:p>
          </table:table-cell>
          <table:table-cell office:value-type="string" calcext:value-type="string">
            <text:p>)},</text:p>
          </table:table-cell>
          <table:table-cell table:formula="of:=[.A343]&amp;[.B343]&amp;[.C343]&amp;[.D343]&amp;[.E343]&amp;[.F343]&amp;[.G343]" office:value-type="string" office:string-value="{“America/Lima“, timezone_location(-12.05,-77.04)}," calcext:value-type="string">
            <text:p>{“America/Lima“, timezone_location(-12.05,-77.0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44]" office:value-type="string" office:string-value="Atlantic/South_Georgia" calcext:value-type="string">
            <text:p>Atlantic/South_Georgia</text:p>
          </table:table-cell>
          <table:table-cell office:value-type="string" calcext:value-type="string">
            <text:p>“, timezone_location(</text:p>
          </table:table-cell>
          <table:table-cell table:formula="of:=[$timezones.B344]" office:value-type="float" office:value="-54.43" calcext:value-type="float">
            <text:p>-54.43</text:p>
          </table:table-cell>
          <table:table-cell office:value-type="string" calcext:value-type="string">
            <text:p>,</text:p>
          </table:table-cell>
          <table:table-cell table:formula="of:=[$timezones.C344]" office:value-type="float" office:value="-36.59" calcext:value-type="float">
            <text:p>-36.59</text:p>
          </table:table-cell>
          <table:table-cell office:value-type="string" calcext:value-type="string">
            <text:p>)},</text:p>
          </table:table-cell>
          <table:table-cell table:formula="of:=[.A344]&amp;[.B344]&amp;[.C344]&amp;[.D344]&amp;[.E344]&amp;[.F344]&amp;[.G344]" office:value-type="string" office:string-value="{“Atlantic/South_Georgia“, timezone_location(-54.43,-36.59)}," calcext:value-type="string">
            <text:p>{“Atlantic/South_Georgia“, timezone_location(-54.43,-36.5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45]" office:value-type="string" office:string-value="America/Paramaribo" calcext:value-type="string">
            <text:p>America/Paramaribo</text:p>
          </table:table-cell>
          <table:table-cell office:value-type="string" calcext:value-type="string">
            <text:p>“, timezone_location(</text:p>
          </table:table-cell>
          <table:table-cell table:formula="of:=[$timezones.B345]" office:value-type="float" office:value="5.85" calcext:value-type="float">
            <text:p>5.85</text:p>
          </table:table-cell>
          <table:table-cell office:value-type="string" calcext:value-type="string">
            <text:p>,</text:p>
          </table:table-cell>
          <table:table-cell table:formula="of:=[$timezones.C345]" office:value-type="float" office:value="-55.2" calcext:value-type="float">
            <text:p>-55.2</text:p>
          </table:table-cell>
          <table:table-cell office:value-type="string" calcext:value-type="string">
            <text:p>)},</text:p>
          </table:table-cell>
          <table:table-cell table:formula="of:=[.A345]&amp;[.B345]&amp;[.C345]&amp;[.D345]&amp;[.E345]&amp;[.F345]&amp;[.G345]" office:value-type="string" office:string-value="{“America/Paramaribo“, timezone_location(5.85,-55.2)}," calcext:value-type="string">
            <text:p>{“America/Paramaribo“, timezone_location(5.85,-55.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46]" office:value-type="string" office:string-value="America/Port_of_Spain" calcext:value-type="string">
            <text:p>America/Port_of_Spain</text:p>
          </table:table-cell>
          <table:table-cell office:value-type="string" calcext:value-type="string">
            <text:p>“, timezone_location(</text:p>
          </table:table-cell>
          <table:table-cell table:formula="of:=[$timezones.B346]" office:value-type="float" office:value="10.66" calcext:value-type="float">
            <text:p>10.66</text:p>
          </table:table-cell>
          <table:table-cell office:value-type="string" calcext:value-type="string">
            <text:p>,</text:p>
          </table:table-cell>
          <table:table-cell table:formula="of:=[$timezones.C346]" office:value-type="float" office:value="-61.51" calcext:value-type="float">
            <text:p>-61.51</text:p>
          </table:table-cell>
          <table:table-cell office:value-type="string" calcext:value-type="string">
            <text:p>)},</text:p>
          </table:table-cell>
          <table:table-cell table:formula="of:=[.A346]&amp;[.B346]&amp;[.C346]&amp;[.D346]&amp;[.E346]&amp;[.F346]&amp;[.G346]" office:value-type="string" office:string-value="{“America/Port_of_Spain“, timezone_location(10.66,-61.51)}," calcext:value-type="string">
            <text:p>{“America/Port_of_Spain“, timezone_location(10.66,-61.5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47]" office:value-type="string" office:string-value="America/Montevideo" calcext:value-type="string">
            <text:p>America/Montevideo</text:p>
          </table:table-cell>
          <table:table-cell office:value-type="string" calcext:value-type="string">
            <text:p>“, timezone_location(</text:p>
          </table:table-cell>
          <table:table-cell table:formula="of:=[$timezones.B347]" office:value-type="float" office:value="34.9" calcext:value-type="float">
            <text:p>34.9</text:p>
          </table:table-cell>
          <table:table-cell office:value-type="string" calcext:value-type="string">
            <text:p>,</text:p>
          </table:table-cell>
          <table:table-cell table:formula="of:=[$timezones.C347]" office:value-type="float" office:value="-56.16" calcext:value-type="float">
            <text:p>-56.16</text:p>
          </table:table-cell>
          <table:table-cell office:value-type="string" calcext:value-type="string">
            <text:p>)},</text:p>
          </table:table-cell>
          <table:table-cell table:formula="of:=[.A347]&amp;[.B347]&amp;[.C347]&amp;[.D347]&amp;[.E347]&amp;[.F347]&amp;[.G347]" office:value-type="string" office:string-value="{“America/Montevideo“, timezone_location(34.9,-56.16)}," calcext:value-type="string">
            <text:p>{“America/Montevideo“, timezone_location(34.9,-56.1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timezones.A348]" office:value-type="string" office:string-value="America/Caracas" calcext:value-type="string">
            <text:p>America/Caracas</text:p>
          </table:table-cell>
          <table:table-cell office:value-type="string" calcext:value-type="string">
            <text:p>“, timezone_location(</text:p>
          </table:table-cell>
          <table:table-cell table:formula="of:=[$timezones.B348]" office:value-type="float" office:value="10.48" calcext:value-type="float">
            <text:p>10.48</text:p>
          </table:table-cell>
          <table:table-cell office:value-type="string" calcext:value-type="string">
            <text:p>,</text:p>
          </table:table-cell>
          <table:table-cell table:formula="of:=[$timezones.C348]" office:value-type="float" office:value="-66.9" calcext:value-type="float">
            <text:p>-66.9</text:p>
          </table:table-cell>
          <table:table-cell office:value-type="string" calcext:value-type="string">
            <text:p>)},</text:p>
          </table:table-cell>
          <table:table-cell table:formula="of:=[.A348]&amp;[.B348]&amp;[.C348]&amp;[.D348]&amp;[.E348]&amp;[.F348]&amp;[.G348]" office:value-type="string" office:string-value="{“America/Caracas“, timezone_location(10.48,-66.9)}," calcext:value-type="string">
            <text:p>{“America/Caracas“, timezone_location(10.48,-66.9)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0T17:19:01.302717390</dc:date>
    <meta:editing-duration>PT17M15S</meta:editing-duration>
    <meta:editing-cycles>3</meta:editing-cycles>
    <meta:generator>LibreOffice/6.4.4.2$Linux_X86_64 LibreOffice_project/40$Build-2</meta:generator>
    <meta:document-statistic meta:table-count="2" meta:cell-count="3828" meta:object-count="0"/>
  </office:meta>
</office:document-meta>
</file>